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P1" style:family="paragraph">
      <loext:graphic-properties draw:fill="solid" draw:fill-color="#b4b4b4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4cm" svg:height="0.035cm" svg:x="14.45cm" svg:y="11.028cm" svg:viewBox="0 0 35 36" svg:d="M17 36c24 0 24-36 0-36-23 0-23 36 0 36z">
          <text:p/>
        </draw:path>
        <draw:path draw:style-name="gr1" draw:text-style-name="P1" draw:layer="layout" svg:width="0.034cm" svg:height="0.035cm" svg:x="14.45cm" svg:y="11.53cm" svg:viewBox="0 0 35 36" svg:d="M17 36c24 0 24-36 0-36-23 0-23 36 0 36z">
          <text:p/>
        </draw:path>
        <draw:path draw:style-name="gr1" draw:text-style-name="P1" draw:layer="layout" svg:width="0.034cm" svg:height="0.036cm" svg:x="14.45cm" svg:y="12.032cm" svg:viewBox="0 0 35 37" svg:d="M17 37c24 0 24-37 0-37-23 0-23 37 0 37z">
          <text:p/>
        </draw:path>
        <draw:path draw:style-name="gr1" draw:text-style-name="P1" draw:layer="layout" svg:width="0.034cm" svg:height="0.035cm" svg:x="14.45cm" svg:y="12.535cm" svg:viewBox="0 0 35 36" svg:d="M17 36c24 0 24-36 0-36-23 0-23 36 0 36z">
          <text:p/>
        </draw:path>
        <draw:path draw:style-name="gr1" draw:text-style-name="P1" draw:layer="layout" svg:width="0.034cm" svg:height="0.035cm" svg:x="14.45cm" svg:y="13.037cm" svg:viewBox="0 0 35 36" svg:d="M17 36c24 0 24-36 0-36-23 0-23 36 0 36z">
          <text:p/>
        </draw:path>
        <draw:path draw:style-name="gr1" draw:text-style-name="P1" draw:layer="layout" svg:width="0.034cm" svg:height="0.035cm" svg:x="14.45cm" svg:y="13.539cm" svg:viewBox="0 0 35 36" svg:d="M17 36c24 0 24-36 0-36-23 0-23 36 0 36z">
          <text:p/>
        </draw:path>
        <draw:path draw:style-name="gr1" draw:text-style-name="P1" draw:layer="layout" svg:width="0.034cm" svg:height="0.035cm" svg:x="14.45cm" svg:y="14.041cm" svg:viewBox="0 0 35 36" svg:d="M17 36c24 0 24-36 0-36-23 0-23 36 0 36z">
          <text:p/>
        </draw:path>
        <draw:path draw:style-name="gr1" draw:text-style-name="P1" draw:layer="layout" svg:width="0.034cm" svg:height="0.036cm" svg:x="14.45cm" svg:y="14.543cm" svg:viewBox="0 0 35 37" svg:d="M17 37c24 0 24-37 0-37-23 0-23 37 0 37z">
          <text:p/>
        </draw:path>
        <draw:path draw:style-name="gr1" draw:text-style-name="P1" draw:layer="layout" svg:width="0.034cm" svg:height="0.036cm" svg:x="14.45cm" svg:y="15.045cm" svg:viewBox="0 0 35 37" svg:d="M17 37c24 0 24-37 0-37-23 0-23 37 0 37z">
          <text:p/>
        </draw:path>
        <draw:path draw:style-name="gr1" draw:text-style-name="P1" draw:layer="layout" svg:width="0.034cm" svg:height="0.035cm" svg:x="14.45cm" svg:y="15.548cm" svg:viewBox="0 0 35 36" svg:d="M17 36c24 0 24-36 0-36-23 0-23 36 0 36z">
          <text:p/>
        </draw:path>
        <draw:path draw:style-name="gr1" draw:text-style-name="P1" draw:layer="layout" svg:width="0.034cm" svg:height="0.035cm" svg:x="14.45cm" svg:y="16.05cm" svg:viewBox="0 0 35 36" svg:d="M17 36c24 0 24-36 0-36-23 0-23 36 0 36z">
          <text:p/>
        </draw:path>
        <draw:path draw:style-name="gr1" draw:text-style-name="P1" draw:layer="layout" svg:width="0.034cm" svg:height="0.035cm" svg:x="14.45cm" svg:y="16.552cm" svg:viewBox="0 0 35 36" svg:d="M17 36c24 0 24-36 0-36-23 0-23 36 0 36z">
          <text:p/>
        </draw:path>
        <draw:path draw:style-name="gr1" draw:text-style-name="P1" draw:layer="layout" svg:width="0.034cm" svg:height="0.036cm" svg:x="14.45cm" svg:y="17.054cm" svg:viewBox="0 0 35 37" svg:d="M17 37c24 0 24-37 0-37-23 0-23 37 0 37z">
          <text:p/>
        </draw:path>
        <draw:path draw:style-name="gr1" draw:text-style-name="P1" draw:layer="layout" svg:width="0.034cm" svg:height="0.035cm" svg:x="14.45cm" svg:y="17.557cm" svg:viewBox="0 0 35 36" svg:d="M17 36c24 0 24-36 0-36-23 0-23 36 0 36z">
          <text:p/>
        </draw:path>
        <draw:path draw:style-name="gr1" draw:text-style-name="P1" draw:layer="layout" svg:width="0.034cm" svg:height="0.035cm" svg:x="14.45cm" svg:y="18.059cm" svg:viewBox="0 0 35 36" svg:d="M17 36c24 0 24-36 0-36-23 0-23 36 0 36z">
          <text:p/>
        </draw:path>
        <draw:path draw:style-name="gr1" draw:text-style-name="P1" draw:layer="layout" svg:width="0.034cm" svg:height="0.035cm" svg:x="14.45cm" svg:y="18.561cm" svg:viewBox="0 0 35 36" svg:d="M17 36c24 0 24-36 0-36-23 0-23 36 0 36z">
          <text:p/>
        </draw:path>
        <draw:path draw:style-name="gr1" draw:text-style-name="P1" draw:layer="layout" svg:width="0.034cm" svg:height="0.035cm" svg:x="14.45cm" svg:y="19.063cm" svg:viewBox="0 0 35 36" svg:d="M17 36c24 0 24-36 0-36-23 0-23 36 0 36z">
          <text:p/>
        </draw:path>
        <draw:path draw:style-name="gr1" draw:text-style-name="P1" draw:layer="layout" svg:width="0.034cm" svg:height="0.036cm" svg:x="14.45cm" svg:y="19.565cm" svg:viewBox="0 0 35 37" svg:d="M17 37c24 0 24-37 0-37-23 0-23 37 0 37z">
          <text:p/>
        </draw:path>
        <draw:path draw:style-name="gr1" draw:text-style-name="P1" draw:layer="layout" svg:width="0.034cm" svg:height="0.036cm" svg:x="14.45cm" svg:y="20.067cm" svg:viewBox="0 0 35 37" svg:d="M17 37c24 0 24-37 0-37-23 0-23 37 0 37z">
          <text:p/>
        </draw:path>
        <draw:path draw:style-name="gr1" draw:text-style-name="P1" draw:layer="layout" svg:width="0.034cm" svg:height="0.035cm" svg:x="14.45cm" svg:y="20.57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4.949cm" svg:y="11.028cm" svg:viewBox="0 0 36 36" svg:d="M18 36c24 0 24-36 0-36s-24 36 0 36z">
          <text:p/>
        </draw:path>
        <draw:path draw:style-name="gr1" draw:text-style-name="P1" draw:layer="layout" svg:width="0.035cm" svg:height="0.035cm" svg:x="14.949cm" svg:y="11.53cm" svg:viewBox="0 0 36 36" svg:d="M18 36c24 0 24-36 0-36s-24 36 0 36z">
          <text:p/>
        </draw:path>
        <draw:path draw:style-name="gr1" draw:text-style-name="P1" draw:layer="layout" svg:width="0.035cm" svg:height="0.036cm" svg:x="14.949cm" svg:y="12.032cm" svg:viewBox="0 0 36 37" svg:d="M18 37c24 0 24-37 0-37s-24 37 0 37z">
          <text:p/>
        </draw:path>
        <draw:path draw:style-name="gr1" draw:text-style-name="P1" draw:layer="layout" svg:width="0.035cm" svg:height="0.035cm" svg:x="14.949cm" svg:y="12.535cm" svg:viewBox="0 0 36 36" svg:d="M18 36c24 0 24-36 0-36s-24 36 0 36z">
          <text:p/>
        </draw:path>
        <draw:path draw:style-name="gr1" draw:text-style-name="P1" draw:layer="layout" svg:width="0.035cm" svg:height="0.035cm" svg:x="14.949cm" svg:y="13.037cm" svg:viewBox="0 0 36 36" svg:d="M18 36c24 0 24-36 0-36s-24 36 0 36z">
          <text:p/>
        </draw:path>
        <draw:path draw:style-name="gr1" draw:text-style-name="P1" draw:layer="layout" svg:width="0.035cm" svg:height="0.035cm" svg:x="14.949cm" svg:y="13.539cm" svg:viewBox="0 0 36 36" svg:d="M18 36c24 0 24-36 0-36s-24 36 0 36z">
          <text:p/>
        </draw:path>
        <draw:path draw:style-name="gr1" draw:text-style-name="P1" draw:layer="layout" svg:width="0.035cm" svg:height="0.035cm" svg:x="14.949cm" svg:y="14.041cm" svg:viewBox="0 0 36 36" svg:d="M18 36c24 0 24-36 0-36s-24 36 0 36z">
          <text:p/>
        </draw:path>
        <draw:path draw:style-name="gr1" draw:text-style-name="P1" draw:layer="layout" svg:width="0.035cm" svg:height="0.036cm" svg:x="14.949cm" svg:y="14.543cm" svg:viewBox="0 0 36 37" svg:d="M18 37c24 0 24-37 0-37s-24 37 0 37z">
          <text:p/>
        </draw:path>
        <draw:path draw:style-name="gr1" draw:text-style-name="P1" draw:layer="layout" svg:width="0.035cm" svg:height="0.036cm" svg:x="14.949cm" svg:y="15.045cm" svg:viewBox="0 0 36 37" svg:d="M18 37c24 0 24-37 0-37s-24 37 0 37z">
          <text:p/>
        </draw:path>
        <draw:path draw:style-name="gr1" draw:text-style-name="P1" draw:layer="layout" svg:width="0.035cm" svg:height="0.035cm" svg:x="14.949cm" svg:y="15.548cm" svg:viewBox="0 0 36 36" svg:d="M18 36c24 0 24-36 0-36s-24 36 0 36z">
          <text:p/>
        </draw:path>
        <draw:path draw:style-name="gr1" draw:text-style-name="P1" draw:layer="layout" svg:width="0.035cm" svg:height="0.035cm" svg:x="14.949cm" svg:y="16.05cm" svg:viewBox="0 0 36 36" svg:d="M18 36c24 0 24-36 0-36s-24 36 0 36z">
          <text:p/>
        </draw:path>
        <draw:path draw:style-name="gr1" draw:text-style-name="P1" draw:layer="layout" svg:width="0.035cm" svg:height="0.035cm" svg:x="14.949cm" svg:y="16.552cm" svg:viewBox="0 0 36 36" svg:d="M18 36c24 0 24-36 0-36s-24 36 0 36z">
          <text:p/>
        </draw:path>
        <draw:path draw:style-name="gr1" draw:text-style-name="P1" draw:layer="layout" svg:width="0.035cm" svg:height="0.036cm" svg:x="14.949cm" svg:y="17.054cm" svg:viewBox="0 0 36 37" svg:d="M18 37c24 0 24-37 0-37s-24 37 0 37z">
          <text:p/>
        </draw:path>
        <draw:path draw:style-name="gr1" draw:text-style-name="P1" draw:layer="layout" svg:width="0.035cm" svg:height="0.035cm" svg:x="14.949cm" svg:y="17.557cm" svg:viewBox="0 0 36 36" svg:d="M18 36c24 0 24-36 0-36s-24 36 0 36z">
          <text:p/>
        </draw:path>
        <draw:path draw:style-name="gr1" draw:text-style-name="P1" draw:layer="layout" svg:width="0.035cm" svg:height="0.035cm" svg:x="14.949cm" svg:y="18.059cm" svg:viewBox="0 0 36 36" svg:d="M18 36c24 0 24-36 0-36s-24 36 0 36z">
          <text:p/>
        </draw:path>
        <draw:path draw:style-name="gr1" draw:text-style-name="P1" draw:layer="layout" svg:width="0.035cm" svg:height="0.035cm" svg:x="14.949cm" svg:y="18.561cm" svg:viewBox="0 0 36 36" svg:d="M18 36c24 0 24-36 0-36s-24 36 0 36z">
          <text:p/>
        </draw:path>
        <draw:path draw:style-name="gr1" draw:text-style-name="P1" draw:layer="layout" svg:width="0.035cm" svg:height="0.035cm" svg:x="14.949cm" svg:y="19.063cm" svg:viewBox="0 0 36 36" svg:d="M18 36c24 0 24-36 0-36s-24 36 0 36z">
          <text:p/>
        </draw:path>
        <draw:path draw:style-name="gr1" draw:text-style-name="P1" draw:layer="layout" svg:width="0.035cm" svg:height="0.036cm" svg:x="14.949cm" svg:y="19.565cm" svg:viewBox="0 0 36 37" svg:d="M18 37c24 0 24-37 0-37s-24 37 0 37z">
          <text:p/>
        </draw:path>
        <draw:path draw:style-name="gr1" draw:text-style-name="P1" draw:layer="layout" svg:width="0.035cm" svg:height="0.036cm" svg:x="14.949cm" svg:y="20.067cm" svg:viewBox="0 0 36 37" svg:d="M18 37c24 0 24-37 0-37s-24 37 0 37z">
          <text:p/>
        </draw:path>
        <draw:path draw:style-name="gr1" draw:text-style-name="P1" draw:layer="layout" svg:width="0.035cm" svg:height="0.035cm" svg:x="14.949cm" svg:y="20.57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5cm" svg:height="0.035cm" svg:x="15.449cm" svg:y="11.028cm" svg:viewBox="0 0 36 36" svg:d="M18 36c24 0 24-36 0-36-23 0-24 36 0 36z">
          <text:p/>
        </draw:path>
        <draw:path draw:style-name="gr1" draw:text-style-name="P1" draw:layer="layout" svg:width="0.035cm" svg:height="0.035cm" svg:x="15.449cm" svg:y="11.53cm" svg:viewBox="0 0 36 36" svg:d="M18 36c24 0 24-36 0-36-23 0-24 36 0 36z">
          <text:p/>
        </draw:path>
        <draw:path draw:style-name="gr1" draw:text-style-name="P1" draw:layer="layout" svg:width="0.035cm" svg:height="0.036cm" svg:x="15.449cm" svg:y="12.032cm" svg:viewBox="0 0 36 37" svg:d="M18 37c24 0 24-37 0-37-23 0-24 37 0 37z">
          <text:p/>
        </draw:path>
        <draw:path draw:style-name="gr1" draw:text-style-name="P1" draw:layer="layout" svg:width="0.035cm" svg:height="0.035cm" svg:x="15.449cm" svg:y="12.535cm" svg:viewBox="0 0 36 36" svg:d="M18 36c24 0 24-36 0-36-23 0-24 36 0 36z">
          <text:p/>
        </draw:path>
        <draw:path draw:style-name="gr1" draw:text-style-name="P1" draw:layer="layout" svg:width="0.035cm" svg:height="0.035cm" svg:x="15.449cm" svg:y="13.037cm" svg:viewBox="0 0 36 36" svg:d="M18 36c24 0 24-36 0-36-23 0-24 36 0 36z">
          <text:p/>
        </draw:path>
        <draw:path draw:style-name="gr1" draw:text-style-name="P1" draw:layer="layout" svg:width="0.035cm" svg:height="0.035cm" svg:x="15.449cm" svg:y="13.539cm" svg:viewBox="0 0 36 36" svg:d="M18 36c24 0 24-36 0-36-23 0-24 36 0 36z">
          <text:p/>
        </draw:path>
        <draw:path draw:style-name="gr1" draw:text-style-name="P1" draw:layer="layout" svg:width="0.035cm" svg:height="0.035cm" svg:x="15.449cm" svg:y="14.041cm" svg:viewBox="0 0 36 36" svg:d="M18 36c24 0 24-36 0-36-23 0-24 36 0 36z">
          <text:p/>
        </draw:path>
        <draw:path draw:style-name="gr1" draw:text-style-name="P1" draw:layer="layout" svg:width="0.035cm" svg:height="0.036cm" svg:x="15.449cm" svg:y="14.543cm" svg:viewBox="0 0 36 37" svg:d="M18 37c24 0 24-37 0-37-23 0-24 37 0 37z">
          <text:p/>
        </draw:path>
        <draw:path draw:style-name="gr1" draw:text-style-name="P1" draw:layer="layout" svg:width="0.035cm" svg:height="0.036cm" svg:x="15.449cm" svg:y="15.045cm" svg:viewBox="0 0 36 37" svg:d="M18 37c24 0 24-37 0-37-23 0-24 37 0 37z">
          <text:p/>
        </draw:path>
        <draw:path draw:style-name="gr1" draw:text-style-name="P1" draw:layer="layout" svg:width="0.035cm" svg:height="0.035cm" svg:x="15.449cm" svg:y="15.548cm" svg:viewBox="0 0 36 36" svg:d="M18 36c24 0 24-36 0-36-23 0-24 36 0 36z">
          <text:p/>
        </draw:path>
        <draw:path draw:style-name="gr1" draw:text-style-name="P1" draw:layer="layout" svg:width="0.035cm" svg:height="0.035cm" svg:x="15.449cm" svg:y="16.05cm" svg:viewBox="0 0 36 36" svg:d="M18 36c24 0 24-36 0-36-23 0-24 36 0 36z">
          <text:p/>
        </draw:path>
        <draw:path draw:style-name="gr1" draw:text-style-name="P1" draw:layer="layout" svg:width="0.035cm" svg:height="0.035cm" svg:x="15.449cm" svg:y="16.552cm" svg:viewBox="0 0 36 36" svg:d="M18 36c24 0 24-36 0-36-23 0-24 36 0 36z">
          <text:p/>
        </draw:path>
        <draw:path draw:style-name="gr1" draw:text-style-name="P1" draw:layer="layout" svg:width="0.035cm" svg:height="0.036cm" svg:x="15.449cm" svg:y="17.054cm" svg:viewBox="0 0 36 37" svg:d="M18 37c24 0 24-37 0-37-23 0-24 37 0 37z">
          <text:p/>
        </draw:path>
        <draw:path draw:style-name="gr1" draw:text-style-name="P1" draw:layer="layout" svg:width="0.035cm" svg:height="0.035cm" svg:x="15.449cm" svg:y="17.557cm" svg:viewBox="0 0 36 36" svg:d="M18 36c24 0 24-36 0-36-23 0-24 36 0 36z">
          <text:p/>
        </draw:path>
        <draw:path draw:style-name="gr1" draw:text-style-name="P1" draw:layer="layout" svg:width="0.035cm" svg:height="0.035cm" svg:x="15.449cm" svg:y="18.059cm" svg:viewBox="0 0 36 36" svg:d="M18 36c24 0 24-36 0-36-23 0-24 36 0 36z">
          <text:p/>
        </draw:path>
        <draw:path draw:style-name="gr1" draw:text-style-name="P1" draw:layer="layout" svg:width="0.035cm" svg:height="0.035cm" svg:x="15.449cm" svg:y="18.561cm" svg:viewBox="0 0 36 36" svg:d="M18 36c24 0 24-36 0-36-23 0-24 36 0 36z">
          <text:p/>
        </draw:path>
        <draw:path draw:style-name="gr1" draw:text-style-name="P1" draw:layer="layout" svg:width="0.035cm" svg:height="0.035cm" svg:x="15.449cm" svg:y="19.063cm" svg:viewBox="0 0 36 36" svg:d="M18 36c24 0 24-36 0-36-23 0-24 36 0 36z">
          <text:p/>
        </draw:path>
        <draw:path draw:style-name="gr1" draw:text-style-name="P1" draw:layer="layout" svg:width="0.035cm" svg:height="0.036cm" svg:x="15.449cm" svg:y="19.565cm" svg:viewBox="0 0 36 37" svg:d="M18 37c24 0 24-37 0-37-23 0-24 37 0 37z">
          <text:p/>
        </draw:path>
        <draw:path draw:style-name="gr1" draw:text-style-name="P1" draw:layer="layout" svg:width="0.035cm" svg:height="0.036cm" svg:x="15.449cm" svg:y="20.067cm" svg:viewBox="0 0 36 37" svg:d="M18 37c24 0 24-37 0-37-23 0-24 37 0 37z">
          <text:p/>
        </draw:path>
        <draw:path draw:style-name="gr1" draw:text-style-name="P1" draw:layer="layout" svg:width="0.035cm" svg:height="0.035cm" svg:x="15.449cm" svg:y="20.57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5.948cm" svg:y="11.028cm" svg:viewBox="0 0 35 36" svg:d="M18 36c23 0 23-36 0-36s-24 36 0 36z">
          <text:p/>
        </draw:path>
        <draw:path draw:style-name="gr1" draw:text-style-name="P1" draw:layer="layout" svg:width="0.034cm" svg:height="0.035cm" svg:x="15.948cm" svg:y="11.53cm" svg:viewBox="0 0 35 36" svg:d="M18 36c23 0 23-36 0-36s-24 36 0 36z">
          <text:p/>
        </draw:path>
        <draw:path draw:style-name="gr1" draw:text-style-name="P1" draw:layer="layout" svg:width="0.034cm" svg:height="0.036cm" svg:x="15.948cm" svg:y="12.032cm" svg:viewBox="0 0 35 37" svg:d="M18 37c23 0 23-37 0-37s-24 37 0 37z">
          <text:p/>
        </draw:path>
        <draw:path draw:style-name="gr1" draw:text-style-name="P1" draw:layer="layout" svg:width="0.034cm" svg:height="0.035cm" svg:x="15.948cm" svg:y="12.535cm" svg:viewBox="0 0 35 36" svg:d="M18 36c23 0 23-36 0-36s-24 36 0 36z">
          <text:p/>
        </draw:path>
        <draw:path draw:style-name="gr1" draw:text-style-name="P1" draw:layer="layout" svg:width="0.034cm" svg:height="0.035cm" svg:x="15.948cm" svg:y="13.037cm" svg:viewBox="0 0 35 36" svg:d="M18 36c23 0 23-36 0-36s-24 36 0 36z">
          <text:p/>
        </draw:path>
        <draw:path draw:style-name="gr1" draw:text-style-name="P1" draw:layer="layout" svg:width="0.034cm" svg:height="0.035cm" svg:x="15.948cm" svg:y="13.539cm" svg:viewBox="0 0 35 36" svg:d="M18 36c23 0 23-36 0-36s-24 36 0 36z">
          <text:p/>
        </draw:path>
        <draw:path draw:style-name="gr1" draw:text-style-name="P1" draw:layer="layout" svg:width="0.034cm" svg:height="0.035cm" svg:x="15.948cm" svg:y="14.041cm" svg:viewBox="0 0 35 36" svg:d="M18 36c23 0 23-36 0-36s-24 36 0 36z">
          <text:p/>
        </draw:path>
        <draw:path draw:style-name="gr1" draw:text-style-name="P1" draw:layer="layout" svg:width="0.034cm" svg:height="0.036cm" svg:x="15.948cm" svg:y="14.543cm" svg:viewBox="0 0 35 37" svg:d="M18 37c23 0 23-37 0-37s-24 37 0 37z">
          <text:p/>
        </draw:path>
        <draw:path draw:style-name="gr1" draw:text-style-name="P1" draw:layer="layout" svg:width="0.034cm" svg:height="0.036cm" svg:x="15.948cm" svg:y="15.045cm" svg:viewBox="0 0 35 37" svg:d="M18 37c23 0 23-37 0-37s-24 37 0 37z">
          <text:p/>
        </draw:path>
        <draw:path draw:style-name="gr1" draw:text-style-name="P1" draw:layer="layout" svg:width="0.034cm" svg:height="0.035cm" svg:x="15.948cm" svg:y="15.548cm" svg:viewBox="0 0 35 36" svg:d="M18 36c23 0 23-36 0-36s-24 36 0 36z">
          <text:p/>
        </draw:path>
        <draw:path draw:style-name="gr1" draw:text-style-name="P1" draw:layer="layout" svg:width="0.034cm" svg:height="0.035cm" svg:x="15.948cm" svg:y="16.05cm" svg:viewBox="0 0 35 36" svg:d="M18 36c23 0 23-36 0-36s-24 36 0 36z">
          <text:p/>
        </draw:path>
        <draw:path draw:style-name="gr1" draw:text-style-name="P1" draw:layer="layout" svg:width="0.034cm" svg:height="0.035cm" svg:x="15.948cm" svg:y="16.552cm" svg:viewBox="0 0 35 36" svg:d="M18 36c23 0 23-36 0-36s-24 36 0 36z">
          <text:p/>
        </draw:path>
        <draw:path draw:style-name="gr1" draw:text-style-name="P1" draw:layer="layout" svg:width="0.034cm" svg:height="0.036cm" svg:x="15.948cm" svg:y="17.054cm" svg:viewBox="0 0 35 37" svg:d="M18 37c23 0 23-37 0-37s-24 37 0 37z">
          <text:p/>
        </draw:path>
        <draw:path draw:style-name="gr1" draw:text-style-name="P1" draw:layer="layout" svg:width="0.034cm" svg:height="0.035cm" svg:x="15.948cm" svg:y="17.557cm" svg:viewBox="0 0 35 36" svg:d="M18 36c23 0 23-36 0-36s-24 36 0 36z">
          <text:p/>
        </draw:path>
        <draw:path draw:style-name="gr1" draw:text-style-name="P1" draw:layer="layout" svg:width="0.034cm" svg:height="0.035cm" svg:x="15.948cm" svg:y="18.059cm" svg:viewBox="0 0 35 36" svg:d="M18 36c23 0 23-36 0-36s-24 36 0 36z">
          <text:p/>
        </draw:path>
        <draw:path draw:style-name="gr1" draw:text-style-name="P1" draw:layer="layout" svg:width="0.034cm" svg:height="0.035cm" svg:x="15.948cm" svg:y="18.561cm" svg:viewBox="0 0 35 36" svg:d="M18 36c23 0 23-36 0-36s-24 36 0 36z">
          <text:p/>
        </draw:path>
        <draw:path draw:style-name="gr1" draw:text-style-name="P1" draw:layer="layout" svg:width="0.034cm" svg:height="0.035cm" svg:x="15.948cm" svg:y="19.063cm" svg:viewBox="0 0 35 36" svg:d="M18 36c23 0 23-36 0-36s-24 36 0 36z">
          <text:p/>
        </draw:path>
        <draw:path draw:style-name="gr1" draw:text-style-name="P1" draw:layer="layout" svg:width="0.034cm" svg:height="0.036cm" svg:x="15.948cm" svg:y="19.565cm" svg:viewBox="0 0 35 37" svg:d="M18 37c23 0 23-37 0-37s-24 37 0 37z">
          <text:p/>
        </draw:path>
        <draw:path draw:style-name="gr1" draw:text-style-name="P1" draw:layer="layout" svg:width="0.034cm" svg:height="0.036cm" svg:x="15.948cm" svg:y="20.067cm" svg:viewBox="0 0 35 37" svg:d="M18 37c23 0 23-37 0-37s-24 37 0 37z">
          <text:p/>
        </draw:path>
        <draw:path draw:style-name="gr1" draw:text-style-name="P1" draw:layer="layout" svg:width="0.034cm" svg:height="0.035cm" svg:x="15.948cm" svg:y="20.57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4cm" svg:height="0.035cm" svg:x="16.447cm" svg:y="11.028cm" svg:viewBox="0 0 35 36" svg:d="M17 36c24 0 24-36 0-36-23 0-23 36 0 36z">
          <text:p/>
        </draw:path>
        <draw:path draw:style-name="gr1" draw:text-style-name="P1" draw:layer="layout" svg:width="0.034cm" svg:height="0.035cm" svg:x="16.447cm" svg:y="11.53cm" svg:viewBox="0 0 35 36" svg:d="M17 36c24 0 24-36 0-36-23 0-23 36 0 36z">
          <text:p/>
        </draw:path>
        <draw:path draw:style-name="gr1" draw:text-style-name="P1" draw:layer="layout" svg:width="0.034cm" svg:height="0.036cm" svg:x="16.447cm" svg:y="12.032cm" svg:viewBox="0 0 35 37" svg:d="M17 37c24 0 24-37 0-37-23 0-23 37 0 37z">
          <text:p/>
        </draw:path>
        <draw:path draw:style-name="gr1" draw:text-style-name="P1" draw:layer="layout" svg:width="0.034cm" svg:height="0.035cm" svg:x="16.447cm" svg:y="12.535cm" svg:viewBox="0 0 35 36" svg:d="M17 36c24 0 24-36 0-36-23 0-23 36 0 36z">
          <text:p/>
        </draw:path>
        <draw:path draw:style-name="gr1" draw:text-style-name="P1" draw:layer="layout" svg:width="0.034cm" svg:height="0.035cm" svg:x="16.447cm" svg:y="13.037cm" svg:viewBox="0 0 35 36" svg:d="M17 36c24 0 24-36 0-36-23 0-23 36 0 36z">
          <text:p/>
        </draw:path>
        <draw:path draw:style-name="gr1" draw:text-style-name="P1" draw:layer="layout" svg:width="0.034cm" svg:height="0.035cm" svg:x="16.447cm" svg:y="13.539cm" svg:viewBox="0 0 35 36" svg:d="M17 36c24 0 24-36 0-36-23 0-23 36 0 36z">
          <text:p/>
        </draw:path>
        <draw:path draw:style-name="gr1" draw:text-style-name="P1" draw:layer="layout" svg:width="0.034cm" svg:height="0.035cm" svg:x="16.447cm" svg:y="14.041cm" svg:viewBox="0 0 35 36" svg:d="M17 36c24 0 24-36 0-36-23 0-23 36 0 36z">
          <text:p/>
        </draw:path>
        <draw:path draw:style-name="gr1" draw:text-style-name="P1" draw:layer="layout" svg:width="0.034cm" svg:height="0.036cm" svg:x="16.447cm" svg:y="14.543cm" svg:viewBox="0 0 35 37" svg:d="M17 37c24 0 24-37 0-37-23 0-23 37 0 37z">
          <text:p/>
        </draw:path>
        <draw:path draw:style-name="gr1" draw:text-style-name="P1" draw:layer="layout" svg:width="0.034cm" svg:height="0.036cm" svg:x="16.447cm" svg:y="15.045cm" svg:viewBox="0 0 35 37" svg:d="M17 37c24 0 24-37 0-37-23 0-23 37 0 37z">
          <text:p/>
        </draw:path>
        <draw:path draw:style-name="gr1" draw:text-style-name="P1" draw:layer="layout" svg:width="0.034cm" svg:height="0.035cm" svg:x="16.447cm" svg:y="15.548cm" svg:viewBox="0 0 35 36" svg:d="M17 36c24 0 24-36 0-36-23 0-23 36 0 36z">
          <text:p/>
        </draw:path>
        <draw:path draw:style-name="gr1" draw:text-style-name="P1" draw:layer="layout" svg:width="0.034cm" svg:height="0.035cm" svg:x="16.447cm" svg:y="16.05cm" svg:viewBox="0 0 35 36" svg:d="M17 36c24 0 24-36 0-36-23 0-23 36 0 36z">
          <text:p/>
        </draw:path>
        <draw:path draw:style-name="gr1" draw:text-style-name="P1" draw:layer="layout" svg:width="0.034cm" svg:height="0.035cm" svg:x="16.447cm" svg:y="16.552cm" svg:viewBox="0 0 35 36" svg:d="M17 36c24 0 24-36 0-36-23 0-23 36 0 36z">
          <text:p/>
        </draw:path>
        <draw:path draw:style-name="gr1" draw:text-style-name="P1" draw:layer="layout" svg:width="0.034cm" svg:height="0.036cm" svg:x="16.447cm" svg:y="17.054cm" svg:viewBox="0 0 35 37" svg:d="M17 37c24 0 24-37 0-37-23 0-23 37 0 37z">
          <text:p/>
        </draw:path>
        <draw:path draw:style-name="gr1" draw:text-style-name="P1" draw:layer="layout" svg:width="0.034cm" svg:height="0.035cm" svg:x="16.447cm" svg:y="17.557cm" svg:viewBox="0 0 35 36" svg:d="M17 36c24 0 24-36 0-36-23 0-23 36 0 36z">
          <text:p/>
        </draw:path>
        <draw:path draw:style-name="gr1" draw:text-style-name="P1" draw:layer="layout" svg:width="0.034cm" svg:height="0.035cm" svg:x="16.447cm" svg:y="18.059cm" svg:viewBox="0 0 35 36" svg:d="M17 36c24 0 24-36 0-36-23 0-23 36 0 36z">
          <text:p/>
        </draw:path>
        <draw:path draw:style-name="gr1" draw:text-style-name="P1" draw:layer="layout" svg:width="0.034cm" svg:height="0.035cm" svg:x="16.447cm" svg:y="18.561cm" svg:viewBox="0 0 35 36" svg:d="M17 36c24 0 24-36 0-36-23 0-23 36 0 36z">
          <text:p/>
        </draw:path>
        <draw:path draw:style-name="gr1" draw:text-style-name="P1" draw:layer="layout" svg:width="0.034cm" svg:height="0.035cm" svg:x="16.447cm" svg:y="19.063cm" svg:viewBox="0 0 35 36" svg:d="M17 36c24 0 24-36 0-36-23 0-23 36 0 36z">
          <text:p/>
        </draw:path>
        <draw:path draw:style-name="gr1" draw:text-style-name="P1" draw:layer="layout" svg:width="0.034cm" svg:height="0.036cm" svg:x="16.447cm" svg:y="19.565cm" svg:viewBox="0 0 35 37" svg:d="M17 37c24 0 24-37 0-37-23 0-23 37 0 37z">
          <text:p/>
        </draw:path>
        <draw:path draw:style-name="gr1" draw:text-style-name="P1" draw:layer="layout" svg:width="0.034cm" svg:height="0.036cm" svg:x="16.447cm" svg:y="20.067cm" svg:viewBox="0 0 35 37" svg:d="M17 37c24 0 24-37 0-37-23 0-23 37 0 37z">
          <text:p/>
        </draw:path>
        <draw:path draw:style-name="gr1" draw:text-style-name="P1" draw:layer="layout" svg:width="0.034cm" svg:height="0.035cm" svg:x="16.447cm" svg:y="20.57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5cm" svg:height="0.035cm" svg:x="16.946cm" svg:y="11.028cm" svg:viewBox="0 0 36 36" svg:d="M18 36c24 0 24-36 0-36-23 0-24 36 0 36z">
          <text:p/>
        </draw:path>
        <draw:path draw:style-name="gr1" draw:text-style-name="P1" draw:layer="layout" svg:width="0.035cm" svg:height="0.035cm" svg:x="16.946cm" svg:y="11.53cm" svg:viewBox="0 0 36 36" svg:d="M18 36c24 0 24-36 0-36-23 0-24 36 0 36z">
          <text:p/>
        </draw:path>
        <draw:path draw:style-name="gr1" draw:text-style-name="P1" draw:layer="layout" svg:width="0.035cm" svg:height="0.036cm" svg:x="16.946cm" svg:y="12.032cm" svg:viewBox="0 0 36 37" svg:d="M18 37c24 0 24-37 0-37-23 0-24 37 0 37z">
          <text:p/>
        </draw:path>
        <draw:path draw:style-name="gr1" draw:text-style-name="P1" draw:layer="layout" svg:width="0.035cm" svg:height="0.035cm" svg:x="16.946cm" svg:y="12.535cm" svg:viewBox="0 0 36 36" svg:d="M18 36c24 0 24-36 0-36-23 0-24 36 0 36z">
          <text:p/>
        </draw:path>
        <draw:path draw:style-name="gr1" draw:text-style-name="P1" draw:layer="layout" svg:width="0.035cm" svg:height="0.035cm" svg:x="16.946cm" svg:y="13.037cm" svg:viewBox="0 0 36 36" svg:d="M18 36c24 0 24-36 0-36-23 0-24 36 0 36z">
          <text:p/>
        </draw:path>
        <draw:path draw:style-name="gr1" draw:text-style-name="P1" draw:layer="layout" svg:width="0.035cm" svg:height="0.035cm" svg:x="16.946cm" svg:y="13.539cm" svg:viewBox="0 0 36 36" svg:d="M18 36c24 0 24-36 0-36-23 0-24 36 0 36z">
          <text:p/>
        </draw:path>
        <draw:path draw:style-name="gr1" draw:text-style-name="P1" draw:layer="layout" svg:width="0.035cm" svg:height="0.035cm" svg:x="16.946cm" svg:y="14.041cm" svg:viewBox="0 0 36 36" svg:d="M18 36c24 0 24-36 0-36-23 0-24 36 0 36z">
          <text:p/>
        </draw:path>
        <draw:path draw:style-name="gr1" draw:text-style-name="P1" draw:layer="layout" svg:width="0.035cm" svg:height="0.036cm" svg:x="16.946cm" svg:y="14.543cm" svg:viewBox="0 0 36 37" svg:d="M18 37c24 0 24-37 0-37-23 0-24 37 0 37z">
          <text:p/>
        </draw:path>
        <draw:path draw:style-name="gr1" draw:text-style-name="P1" draw:layer="layout" svg:width="0.035cm" svg:height="0.036cm" svg:x="16.946cm" svg:y="15.045cm" svg:viewBox="0 0 36 37" svg:d="M18 37c24 0 24-37 0-37-23 0-24 37 0 37z">
          <text:p/>
        </draw:path>
        <draw:path draw:style-name="gr1" draw:text-style-name="P1" draw:layer="layout" svg:width="0.035cm" svg:height="0.035cm" svg:x="16.946cm" svg:y="15.548cm" svg:viewBox="0 0 36 36" svg:d="M18 36c24 0 24-36 0-36-23 0-24 36 0 36z">
          <text:p/>
        </draw:path>
        <draw:path draw:style-name="gr1" draw:text-style-name="P1" draw:layer="layout" svg:width="0.035cm" svg:height="0.035cm" svg:x="16.946cm" svg:y="16.05cm" svg:viewBox="0 0 36 36" svg:d="M18 36c24 0 24-36 0-36-23 0-24 36 0 36z">
          <text:p/>
        </draw:path>
        <draw:path draw:style-name="gr1" draw:text-style-name="P1" draw:layer="layout" svg:width="0.035cm" svg:height="0.035cm" svg:x="16.946cm" svg:y="16.552cm" svg:viewBox="0 0 36 36" svg:d="M18 36c24 0 24-36 0-36-23 0-24 36 0 36z">
          <text:p/>
        </draw:path>
        <draw:path draw:style-name="gr1" draw:text-style-name="P1" draw:layer="layout" svg:width="0.035cm" svg:height="0.036cm" svg:x="16.946cm" svg:y="17.054cm" svg:viewBox="0 0 36 37" svg:d="M18 37c24 0 24-37 0-37-23 0-24 37 0 37z">
          <text:p/>
        </draw:path>
        <draw:path draw:style-name="gr1" draw:text-style-name="P1" draw:layer="layout" svg:width="0.035cm" svg:height="0.035cm" svg:x="16.946cm" svg:y="17.557cm" svg:viewBox="0 0 36 36" svg:d="M18 36c24 0 24-36 0-36-23 0-24 36 0 36z">
          <text:p/>
        </draw:path>
        <draw:path draw:style-name="gr1" draw:text-style-name="P1" draw:layer="layout" svg:width="0.035cm" svg:height="0.035cm" svg:x="16.946cm" svg:y="18.059cm" svg:viewBox="0 0 36 36" svg:d="M18 36c24 0 24-36 0-36-23 0-24 36 0 36z">
          <text:p/>
        </draw:path>
        <draw:path draw:style-name="gr1" draw:text-style-name="P1" draw:layer="layout" svg:width="0.035cm" svg:height="0.035cm" svg:x="16.946cm" svg:y="18.561cm" svg:viewBox="0 0 36 36" svg:d="M18 36c24 0 24-36 0-36-23 0-24 36 0 36z">
          <text:p/>
        </draw:path>
        <draw:path draw:style-name="gr1" draw:text-style-name="P1" draw:layer="layout" svg:width="0.035cm" svg:height="0.035cm" svg:x="16.946cm" svg:y="19.063cm" svg:viewBox="0 0 36 36" svg:d="M18 36c24 0 24-36 0-36-23 0-24 36 0 36z">
          <text:p/>
        </draw:path>
        <draw:path draw:style-name="gr1" draw:text-style-name="P1" draw:layer="layout" svg:width="0.035cm" svg:height="0.036cm" svg:x="16.946cm" svg:y="19.565cm" svg:viewBox="0 0 36 37" svg:d="M18 37c24 0 24-37 0-37-23 0-24 37 0 37z">
          <text:p/>
        </draw:path>
        <draw:path draw:style-name="gr1" draw:text-style-name="P1" draw:layer="layout" svg:width="0.035cm" svg:height="0.036cm" svg:x="16.946cm" svg:y="20.067cm" svg:viewBox="0 0 36 37" svg:d="M18 37c24 0 24-37 0-37-23 0-24 37 0 37z">
          <text:p/>
        </draw:path>
        <draw:path draw:style-name="gr1" draw:text-style-name="P1" draw:layer="layout" svg:width="0.035cm" svg:height="0.035cm" svg:x="16.946cm" svg:y="20.57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445cm" svg:y="11.028cm" svg:viewBox="0 0 35 36" svg:d="M18 36c22 0 22-36 0-36-24 0-24 36 0 36z">
          <text:p/>
        </draw:path>
        <draw:path draw:style-name="gr1" draw:text-style-name="P1" draw:layer="layout" svg:width="0.034cm" svg:height="0.035cm" svg:x="17.445cm" svg:y="11.53cm" svg:viewBox="0 0 35 36" svg:d="M18 36c22 0 22-36 0-36-24 0-24 36 0 36z">
          <text:p/>
        </draw:path>
        <draw:path draw:style-name="gr1" draw:text-style-name="P1" draw:layer="layout" svg:width="0.034cm" svg:height="0.036cm" svg:x="17.445cm" svg:y="12.032cm" svg:viewBox="0 0 35 37" svg:d="M18 37c22 0 22-37 0-37-24 0-24 37 0 37z">
          <text:p/>
        </draw:path>
        <draw:path draw:style-name="gr1" draw:text-style-name="P1" draw:layer="layout" svg:width="0.034cm" svg:height="0.035cm" svg:x="17.445cm" svg:y="12.535cm" svg:viewBox="0 0 35 36" svg:d="M18 36c22 0 22-36 0-36-24 0-24 36 0 36z">
          <text:p/>
        </draw:path>
        <draw:path draw:style-name="gr1" draw:text-style-name="P1" draw:layer="layout" svg:width="0.034cm" svg:height="0.035cm" svg:x="17.445cm" svg:y="13.037cm" svg:viewBox="0 0 35 36" svg:d="M18 36c22 0 22-36 0-36-24 0-24 36 0 36z">
          <text:p/>
        </draw:path>
        <draw:path draw:style-name="gr1" draw:text-style-name="P1" draw:layer="layout" svg:width="0.034cm" svg:height="0.035cm" svg:x="17.445cm" svg:y="13.539cm" svg:viewBox="0 0 35 36" svg:d="M18 36c22 0 22-36 0-36-24 0-24 36 0 36z">
          <text:p/>
        </draw:path>
        <draw:path draw:style-name="gr1" draw:text-style-name="P1" draw:layer="layout" svg:width="0.034cm" svg:height="0.035cm" svg:x="17.445cm" svg:y="14.041cm" svg:viewBox="0 0 35 36" svg:d="M18 36c22 0 22-36 0-36-24 0-24 36 0 36z">
          <text:p/>
        </draw:path>
        <draw:path draw:style-name="gr1" draw:text-style-name="P1" draw:layer="layout" svg:width="0.034cm" svg:height="0.036cm" svg:x="17.445cm" svg:y="14.543cm" svg:viewBox="0 0 35 37" svg:d="M18 37c22 0 22-37 0-37-24 0-24 37 0 37z">
          <text:p/>
        </draw:path>
        <draw:path draw:style-name="gr1" draw:text-style-name="P1" draw:layer="layout" svg:width="0.034cm" svg:height="0.036cm" svg:x="17.445cm" svg:y="15.045cm" svg:viewBox="0 0 35 37" svg:d="M18 37c22 0 22-37 0-37-24 0-24 37 0 37z">
          <text:p/>
        </draw:path>
        <draw:path draw:style-name="gr1" draw:text-style-name="P1" draw:layer="layout" svg:width="0.034cm" svg:height="0.035cm" svg:x="17.445cm" svg:y="15.548cm" svg:viewBox="0 0 35 36" svg:d="M18 36c22 0 22-36 0-36-24 0-24 36 0 36z">
          <text:p/>
        </draw:path>
        <draw:path draw:style-name="gr1" draw:text-style-name="P1" draw:layer="layout" svg:width="0.034cm" svg:height="0.035cm" svg:x="17.445cm" svg:y="16.05cm" svg:viewBox="0 0 35 36" svg:d="M18 36c22 0 22-36 0-36-24 0-24 36 0 36z">
          <text:p/>
        </draw:path>
        <draw:path draw:style-name="gr1" draw:text-style-name="P1" draw:layer="layout" svg:width="0.034cm" svg:height="0.035cm" svg:x="17.445cm" svg:y="16.552cm" svg:viewBox="0 0 35 36" svg:d="M18 36c22 0 22-36 0-36-24 0-24 36 0 36z">
          <text:p/>
        </draw:path>
        <draw:path draw:style-name="gr1" draw:text-style-name="P1" draw:layer="layout" svg:width="0.034cm" svg:height="0.036cm" svg:x="17.445cm" svg:y="17.054cm" svg:viewBox="0 0 35 37" svg:d="M18 37c22 0 22-37 0-37-24 0-24 37 0 37z">
          <text:p/>
        </draw:path>
        <draw:path draw:style-name="gr1" draw:text-style-name="P1" draw:layer="layout" svg:width="0.034cm" svg:height="0.035cm" svg:x="17.445cm" svg:y="17.557cm" svg:viewBox="0 0 35 36" svg:d="M18 36c22 0 22-36 0-36-24 0-24 36 0 36z">
          <text:p/>
        </draw:path>
        <draw:path draw:style-name="gr1" draw:text-style-name="P1" draw:layer="layout" svg:width="0.034cm" svg:height="0.035cm" svg:x="17.445cm" svg:y="18.059cm" svg:viewBox="0 0 35 36" svg:d="M18 36c22 0 22-36 0-36-24 0-24 36 0 36z">
          <text:p/>
        </draw:path>
        <draw:path draw:style-name="gr1" draw:text-style-name="P1" draw:layer="layout" svg:width="0.034cm" svg:height="0.035cm" svg:x="17.445cm" svg:y="18.561cm" svg:viewBox="0 0 35 36" svg:d="M18 36c22 0 22-36 0-36-24 0-24 36 0 36z">
          <text:p/>
        </draw:path>
        <draw:path draw:style-name="gr1" draw:text-style-name="P1" draw:layer="layout" svg:width="0.034cm" svg:height="0.035cm" svg:x="17.445cm" svg:y="19.063cm" svg:viewBox="0 0 35 36" svg:d="M18 36c22 0 22-36 0-36-24 0-24 36 0 36z">
          <text:p/>
        </draw:path>
        <draw:path draw:style-name="gr1" draw:text-style-name="P1" draw:layer="layout" svg:width="0.034cm" svg:height="0.036cm" svg:x="17.445cm" svg:y="19.565cm" svg:viewBox="0 0 35 37" svg:d="M18 37c22 0 22-37 0-37-24 0-24 37 0 37z">
          <text:p/>
        </draw:path>
        <draw:path draw:style-name="gr1" draw:text-style-name="P1" draw:layer="layout" svg:width="0.034cm" svg:height="0.036cm" svg:x="17.445cm" svg:y="20.067cm" svg:viewBox="0 0 35 37" svg:d="M18 37c22 0 22-37 0-37-24 0-24 37 0 37z">
          <text:p/>
        </draw:path>
        <draw:path draw:style-name="gr1" draw:text-style-name="P1" draw:layer="layout" svg:width="0.034cm" svg:height="0.035cm" svg:x="17.445cm" svg:y="20.57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7.943cm" svg:y="11.028cm" svg:viewBox="0 0 35 36" svg:d="M17 36c24 0 24-36 0-36-23 0-23 36 0 36z">
          <text:p/>
        </draw:path>
        <draw:path draw:style-name="gr1" draw:text-style-name="P1" draw:layer="layout" svg:width="0.034cm" svg:height="0.035cm" svg:x="17.943cm" svg:y="11.53cm" svg:viewBox="0 0 35 36" svg:d="M17 36c24 0 24-36 0-36-23 0-23 36 0 36z">
          <text:p/>
        </draw:path>
        <draw:path draw:style-name="gr1" draw:text-style-name="P1" draw:layer="layout" svg:width="0.034cm" svg:height="0.036cm" svg:x="17.943cm" svg:y="12.032cm" svg:viewBox="0 0 35 37" svg:d="M17 37c24 0 24-37 0-37-23 0-23 37 0 37z">
          <text:p/>
        </draw:path>
        <draw:path draw:style-name="gr1" draw:text-style-name="P1" draw:layer="layout" svg:width="0.034cm" svg:height="0.035cm" svg:x="17.943cm" svg:y="12.535cm" svg:viewBox="0 0 35 36" svg:d="M17 36c24 0 24-36 0-36-23 0-23 36 0 36z">
          <text:p/>
        </draw:path>
        <draw:path draw:style-name="gr1" draw:text-style-name="P1" draw:layer="layout" svg:width="0.034cm" svg:height="0.035cm" svg:x="17.943cm" svg:y="13.037cm" svg:viewBox="0 0 35 36" svg:d="M17 36c24 0 24-36 0-36-23 0-23 36 0 36z">
          <text:p/>
        </draw:path>
        <draw:path draw:style-name="gr1" draw:text-style-name="P1" draw:layer="layout" svg:width="0.034cm" svg:height="0.035cm" svg:x="17.943cm" svg:y="13.539cm" svg:viewBox="0 0 35 36" svg:d="M17 36c24 0 24-36 0-36-23 0-23 36 0 36z">
          <text:p/>
        </draw:path>
        <draw:path draw:style-name="gr1" draw:text-style-name="P1" draw:layer="layout" svg:width="0.034cm" svg:height="0.035cm" svg:x="17.943cm" svg:y="14.041cm" svg:viewBox="0 0 35 36" svg:d="M17 36c24 0 24-36 0-36-23 0-23 36 0 36z">
          <text:p/>
        </draw:path>
        <draw:path draw:style-name="gr1" draw:text-style-name="P1" draw:layer="layout" svg:width="0.034cm" svg:height="0.036cm" svg:x="17.943cm" svg:y="14.543cm" svg:viewBox="0 0 35 37" svg:d="M17 37c24 0 24-37 0-37-23 0-23 37 0 37z">
          <text:p/>
        </draw:path>
        <draw:path draw:style-name="gr1" draw:text-style-name="P1" draw:layer="layout" svg:width="0.034cm" svg:height="0.036cm" svg:x="17.943cm" svg:y="15.045cm" svg:viewBox="0 0 35 37" svg:d="M17 37c24 0 24-37 0-37-23 0-23 37 0 37z">
          <text:p/>
        </draw:path>
        <draw:path draw:style-name="gr1" draw:text-style-name="P1" draw:layer="layout" svg:width="0.034cm" svg:height="0.035cm" svg:x="17.943cm" svg:y="15.548cm" svg:viewBox="0 0 35 36" svg:d="M17 36c24 0 24-36 0-36-23 0-23 36 0 36z">
          <text:p/>
        </draw:path>
        <draw:path draw:style-name="gr1" draw:text-style-name="P1" draw:layer="layout" svg:width="0.034cm" svg:height="0.035cm" svg:x="17.943cm" svg:y="16.05cm" svg:viewBox="0 0 35 36" svg:d="M17 36c24 0 24-36 0-36-23 0-23 36 0 36z">
          <text:p/>
        </draw:path>
        <draw:path draw:style-name="gr1" draw:text-style-name="P1" draw:layer="layout" svg:width="0.034cm" svg:height="0.035cm" svg:x="17.943cm" svg:y="16.552cm" svg:viewBox="0 0 35 36" svg:d="M17 36c24 0 24-36 0-36-23 0-23 36 0 36z">
          <text:p/>
        </draw:path>
        <draw:path draw:style-name="gr1" draw:text-style-name="P1" draw:layer="layout" svg:width="0.034cm" svg:height="0.036cm" svg:x="17.943cm" svg:y="17.054cm" svg:viewBox="0 0 35 37" svg:d="M17 37c24 0 24-37 0-37-23 0-23 37 0 37z">
          <text:p/>
        </draw:path>
        <draw:path draw:style-name="gr1" draw:text-style-name="P1" draw:layer="layout" svg:width="0.034cm" svg:height="0.035cm" svg:x="17.943cm" svg:y="17.557cm" svg:viewBox="0 0 35 36" svg:d="M17 36c24 0 24-36 0-36-23 0-23 36 0 36z">
          <text:p/>
        </draw:path>
        <draw:path draw:style-name="gr1" draw:text-style-name="P1" draw:layer="layout" svg:width="0.034cm" svg:height="0.035cm" svg:x="17.943cm" svg:y="18.059cm" svg:viewBox="0 0 35 36" svg:d="M17 36c24 0 24-36 0-36-23 0-23 36 0 36z">
          <text:p/>
        </draw:path>
        <draw:path draw:style-name="gr1" draw:text-style-name="P1" draw:layer="layout" svg:width="0.034cm" svg:height="0.035cm" svg:x="17.943cm" svg:y="18.561cm" svg:viewBox="0 0 35 36" svg:d="M17 36c24 0 24-36 0-36-23 0-23 36 0 36z">
          <text:p/>
        </draw:path>
        <draw:path draw:style-name="gr1" draw:text-style-name="P1" draw:layer="layout" svg:width="0.034cm" svg:height="0.035cm" svg:x="17.943cm" svg:y="19.063cm" svg:viewBox="0 0 35 36" svg:d="M17 36c24 0 24-36 0-36-23 0-23 36 0 36z">
          <text:p/>
        </draw:path>
        <draw:path draw:style-name="gr1" draw:text-style-name="P1" draw:layer="layout" svg:width="0.034cm" svg:height="0.036cm" svg:x="17.943cm" svg:y="19.565cm" svg:viewBox="0 0 35 37" svg:d="M17 37c24 0 24-37 0-37-23 0-23 37 0 37z">
          <text:p/>
        </draw:path>
        <draw:path draw:style-name="gr1" draw:text-style-name="P1" draw:layer="layout" svg:width="0.034cm" svg:height="0.036cm" svg:x="17.943cm" svg:y="20.067cm" svg:viewBox="0 0 35 37" svg:d="M17 37c24 0 24-37 0-37-23 0-23 37 0 37z">
          <text:p/>
        </draw:path>
        <draw:path draw:style-name="gr1" draw:text-style-name="P1" draw:layer="layout" svg:width="0.034cm" svg:height="0.035cm" svg:x="17.943cm" svg:y="20.57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11.028cm" svg:viewBox="0 0 35 36" svg:d="M17 36c24 0 24-36 0-36-23 0-23 36 0 36z">
          <text:p/>
        </draw:path>
        <draw:path draw:style-name="gr1" draw:text-style-name="P1" draw:layer="layout" svg:width="0.034cm" svg:height="0.035cm" svg:x="18.443cm" svg:y="11.53cm" svg:viewBox="0 0 35 36" svg:d="M17 36c24 0 24-36 0-36-23 0-23 36 0 36z">
          <text:p/>
        </draw:path>
        <draw:path draw:style-name="gr1" draw:text-style-name="P1" draw:layer="layout" svg:width="0.034cm" svg:height="0.036cm" svg:x="18.443cm" svg:y="12.032cm" svg:viewBox="0 0 35 37" svg:d="M17 37c24 0 24-37 0-37-23 0-23 37 0 37z">
          <text:p/>
        </draw:path>
        <draw:path draw:style-name="gr1" draw:text-style-name="P1" draw:layer="layout" svg:width="0.034cm" svg:height="0.035cm" svg:x="18.443cm" svg:y="12.535cm" svg:viewBox="0 0 35 36" svg:d="M17 36c24 0 24-36 0-36-23 0-23 36 0 36z">
          <text:p/>
        </draw:path>
        <draw:path draw:style-name="gr1" draw:text-style-name="P1" draw:layer="layout" svg:width="0.034cm" svg:height="0.035cm" svg:x="18.443cm" svg:y="13.037cm" svg:viewBox="0 0 35 36" svg:d="M17 36c24 0 24-36 0-36-23 0-23 36 0 36z">
          <text:p/>
        </draw:path>
        <draw:path draw:style-name="gr1" draw:text-style-name="P1" draw:layer="layout" svg:width="0.034cm" svg:height="0.035cm" svg:x="18.443cm" svg:y="13.539cm" svg:viewBox="0 0 35 36" svg:d="M17 36c24 0 24-36 0-36-23 0-23 36 0 36z">
          <text:p/>
        </draw:path>
        <draw:path draw:style-name="gr1" draw:text-style-name="P1" draw:layer="layout" svg:width="0.034cm" svg:height="0.035cm" svg:x="18.443cm" svg:y="14.041cm" svg:viewBox="0 0 35 36" svg:d="M17 36c24 0 24-36 0-36-23 0-23 36 0 36z">
          <text:p/>
        </draw:path>
        <draw:path draw:style-name="gr1" draw:text-style-name="P1" draw:layer="layout" svg:width="0.034cm" svg:height="0.036cm" svg:x="18.443cm" svg:y="14.543cm" svg:viewBox="0 0 35 37" svg:d="M17 37c24 0 24-37 0-37-23 0-23 37 0 37z">
          <text:p/>
        </draw:path>
        <draw:path draw:style-name="gr1" draw:text-style-name="P1" draw:layer="layout" svg:width="0.034cm" svg:height="0.036cm" svg:x="18.443cm" svg:y="15.045cm" svg:viewBox="0 0 35 37" svg:d="M17 37c24 0 24-37 0-37-23 0-23 37 0 37z">
          <text:p/>
        </draw:path>
        <draw:path draw:style-name="gr1" draw:text-style-name="P1" draw:layer="layout" svg:width="0.034cm" svg:height="0.035cm" svg:x="18.443cm" svg:y="15.548cm" svg:viewBox="0 0 35 36" svg:d="M17 36c24 0 24-36 0-36-23 0-23 36 0 36z">
          <text:p/>
        </draw:path>
        <draw:path draw:style-name="gr1" draw:text-style-name="P1" draw:layer="layout" svg:width="0.034cm" svg:height="0.035cm" svg:x="18.443cm" svg:y="16.05cm" svg:viewBox="0 0 35 36" svg:d="M17 36c24 0 24-36 0-36-23 0-23 36 0 36z">
          <text:p/>
        </draw:path>
        <draw:path draw:style-name="gr1" draw:text-style-name="P1" draw:layer="layout" svg:width="0.034cm" svg:height="0.035cm" svg:x="18.443cm" svg:y="16.552cm" svg:viewBox="0 0 35 36" svg:d="M17 36c24 0 24-36 0-36-23 0-23 36 0 36z">
          <text:p/>
        </draw:path>
        <draw:path draw:style-name="gr1" draw:text-style-name="P1" draw:layer="layout" svg:width="0.034cm" svg:height="0.036cm" svg:x="18.443cm" svg:y="17.054cm" svg:viewBox="0 0 35 37" svg:d="M17 37c24 0 24-37 0-37-23 0-23 37 0 37z">
          <text:p/>
        </draw:path>
        <draw:path draw:style-name="gr1" draw:text-style-name="P1" draw:layer="layout" svg:width="0.034cm" svg:height="0.035cm" svg:x="18.443cm" svg:y="17.557cm" svg:viewBox="0 0 35 36" svg:d="M17 36c24 0 24-36 0-36-23 0-23 36 0 36z">
          <text:p/>
        </draw:path>
        <draw:path draw:style-name="gr1" draw:text-style-name="P1" draw:layer="layout" svg:width="0.034cm" svg:height="0.035cm" svg:x="18.443cm" svg:y="18.059cm" svg:viewBox="0 0 35 36" svg:d="M17 36c24 0 24-36 0-36-23 0-23 36 0 36z">
          <text:p/>
        </draw:path>
        <draw:path draw:style-name="gr1" draw:text-style-name="P1" draw:layer="layout" svg:width="0.034cm" svg:height="0.035cm" svg:x="18.443cm" svg:y="18.561cm" svg:viewBox="0 0 35 36" svg:d="M17 36c24 0 24-36 0-36-23 0-23 36 0 36z">
          <text:p/>
        </draw:path>
        <draw:path draw:style-name="gr1" draw:text-style-name="P1" draw:layer="layout" svg:width="0.034cm" svg:height="0.035cm" svg:x="18.443cm" svg:y="19.063cm" svg:viewBox="0 0 35 36" svg:d="M17 36c24 0 24-36 0-36-23 0-23 36 0 36z">
          <text:p/>
        </draw:path>
        <draw:path draw:style-name="gr1" draw:text-style-name="P1" draw:layer="layout" svg:width="0.034cm" svg:height="0.036cm" svg:x="18.443cm" svg:y="19.565cm" svg:viewBox="0 0 35 37" svg:d="M17 37c24 0 24-37 0-37-23 0-23 37 0 37z">
          <text:p/>
        </draw:path>
        <draw:path draw:style-name="gr1" draw:text-style-name="P1" draw:layer="layout" svg:width="0.034cm" svg:height="0.036cm" svg:x="18.443cm" svg:y="20.067cm" svg:viewBox="0 0 35 37" svg:d="M17 37c24 0 24-37 0-37-23 0-23 37 0 37z">
          <text:p/>
        </draw:path>
        <draw:path draw:style-name="gr1" draw:text-style-name="P1" draw:layer="layout" svg:width="0.034cm" svg:height="0.035cm" svg:x="18.443cm" svg:y="20.57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8.942cm" svg:y="11.028cm" svg:viewBox="0 0 35 36" svg:d="M18 36c22 0 22-36 0-36-24 0-24 36 0 36z">
          <text:p/>
        </draw:path>
        <draw:path draw:style-name="gr1" draw:text-style-name="P1" draw:layer="layout" svg:width="0.034cm" svg:height="0.035cm" svg:x="18.942cm" svg:y="11.53cm" svg:viewBox="0 0 35 36" svg:d="M18 36c22 0 22-36 0-36-24 0-24 36 0 36z">
          <text:p/>
        </draw:path>
        <draw:path draw:style-name="gr1" draw:text-style-name="P1" draw:layer="layout" svg:width="0.034cm" svg:height="0.036cm" svg:x="18.942cm" svg:y="12.032cm" svg:viewBox="0 0 35 37" svg:d="M18 37c22 0 22-37 0-37-24 0-24 37 0 37z">
          <text:p/>
        </draw:path>
        <draw:path draw:style-name="gr1" draw:text-style-name="P1" draw:layer="layout" svg:width="0.034cm" svg:height="0.035cm" svg:x="18.942cm" svg:y="12.535cm" svg:viewBox="0 0 35 36" svg:d="M18 36c22 0 22-36 0-36-24 0-24 36 0 36z">
          <text:p/>
        </draw:path>
        <draw:path draw:style-name="gr1" draw:text-style-name="P1" draw:layer="layout" svg:width="0.034cm" svg:height="0.035cm" svg:x="18.942cm" svg:y="13.037cm" svg:viewBox="0 0 35 36" svg:d="M18 36c22 0 22-36 0-36-24 0-24 36 0 36z">
          <text:p/>
        </draw:path>
        <draw:path draw:style-name="gr1" draw:text-style-name="P1" draw:layer="layout" svg:width="0.034cm" svg:height="0.035cm" svg:x="18.942cm" svg:y="13.539cm" svg:viewBox="0 0 35 36" svg:d="M18 36c22 0 22-36 0-36-24 0-24 36 0 36z">
          <text:p/>
        </draw:path>
        <draw:path draw:style-name="gr1" draw:text-style-name="P1" draw:layer="layout" svg:width="0.034cm" svg:height="0.035cm" svg:x="18.942cm" svg:y="14.041cm" svg:viewBox="0 0 35 36" svg:d="M18 36c22 0 22-36 0-36-24 0-24 36 0 36z">
          <text:p/>
        </draw:path>
        <draw:path draw:style-name="gr1" draw:text-style-name="P1" draw:layer="layout" svg:width="0.034cm" svg:height="0.036cm" svg:x="18.942cm" svg:y="14.543cm" svg:viewBox="0 0 35 37" svg:d="M18 37c22 0 22-37 0-37-24 0-24 37 0 37z">
          <text:p/>
        </draw:path>
        <draw:path draw:style-name="gr1" draw:text-style-name="P1" draw:layer="layout" svg:width="0.034cm" svg:height="0.036cm" svg:x="18.942cm" svg:y="15.045cm" svg:viewBox="0 0 35 37" svg:d="M18 37c22 0 22-37 0-37-24 0-24 37 0 37z">
          <text:p/>
        </draw:path>
        <draw:path draw:style-name="gr1" draw:text-style-name="P1" draw:layer="layout" svg:width="0.034cm" svg:height="0.035cm" svg:x="18.942cm" svg:y="15.548cm" svg:viewBox="0 0 35 36" svg:d="M18 36c22 0 22-36 0-36-24 0-24 36 0 36z">
          <text:p/>
        </draw:path>
        <draw:path draw:style-name="gr1" draw:text-style-name="P1" draw:layer="layout" svg:width="0.034cm" svg:height="0.035cm" svg:x="18.942cm" svg:y="16.05cm" svg:viewBox="0 0 35 36" svg:d="M18 36c22 0 22-36 0-36-24 0-24 36 0 36z">
          <text:p/>
        </draw:path>
        <draw:path draw:style-name="gr1" draw:text-style-name="P1" draw:layer="layout" svg:width="0.034cm" svg:height="0.035cm" svg:x="18.942cm" svg:y="16.552cm" svg:viewBox="0 0 35 36" svg:d="M18 36c22 0 22-36 0-36-24 0-24 36 0 36z">
          <text:p/>
        </draw:path>
        <draw:path draw:style-name="gr1" draw:text-style-name="P1" draw:layer="layout" svg:width="0.034cm" svg:height="0.036cm" svg:x="18.942cm" svg:y="17.054cm" svg:viewBox="0 0 35 37" svg:d="M18 37c22 0 22-37 0-37-24 0-24 37 0 37z">
          <text:p/>
        </draw:path>
        <draw:path draw:style-name="gr1" draw:text-style-name="P1" draw:layer="layout" svg:width="0.034cm" svg:height="0.035cm" svg:x="18.942cm" svg:y="17.557cm" svg:viewBox="0 0 35 36" svg:d="M18 36c22 0 22-36 0-36-24 0-24 36 0 36z">
          <text:p/>
        </draw:path>
        <draw:path draw:style-name="gr1" draw:text-style-name="P1" draw:layer="layout" svg:width="0.034cm" svg:height="0.035cm" svg:x="18.942cm" svg:y="18.059cm" svg:viewBox="0 0 35 36" svg:d="M18 36c22 0 22-36 0-36-24 0-24 36 0 36z">
          <text:p/>
        </draw:path>
        <draw:path draw:style-name="gr1" draw:text-style-name="P1" draw:layer="layout" svg:width="0.034cm" svg:height="0.035cm" svg:x="18.942cm" svg:y="18.561cm" svg:viewBox="0 0 35 36" svg:d="M18 36c22 0 22-36 0-36-24 0-24 36 0 36z">
          <text:p/>
        </draw:path>
        <draw:path draw:style-name="gr1" draw:text-style-name="P1" draw:layer="layout" svg:width="0.034cm" svg:height="0.035cm" svg:x="18.942cm" svg:y="19.063cm" svg:viewBox="0 0 35 36" svg:d="M18 36c22 0 22-36 0-36-24 0-24 36 0 36z">
          <text:p/>
        </draw:path>
        <draw:path draw:style-name="gr1" draw:text-style-name="P1" draw:layer="layout" svg:width="0.034cm" svg:height="0.036cm" svg:x="18.942cm" svg:y="19.565cm" svg:viewBox="0 0 35 37" svg:d="M18 37c22 0 22-37 0-37-24 0-24 37 0 37z">
          <text:p/>
        </draw:path>
        <draw:path draw:style-name="gr1" draw:text-style-name="P1" draw:layer="layout" svg:width="0.034cm" svg:height="0.036cm" svg:x="18.942cm" svg:y="20.067cm" svg:viewBox="0 0 35 37" svg:d="M18 37c22 0 22-37 0-37-24 0-24 37 0 37z">
          <text:p/>
        </draw:path>
        <draw:path draw:style-name="gr1" draw:text-style-name="P1" draw:layer="layout" svg:width="0.034cm" svg:height="0.035cm" svg:x="18.942cm" svg:y="20.57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4cm" svg:height="0.035cm" svg:x="19.44cm" svg:y="11.028cm" svg:viewBox="0 0 35 36" svg:d="M17 36c23 0 24-36 0-36-23 0-23 36 0 36z">
          <text:p/>
        </draw:path>
        <draw:path draw:style-name="gr1" draw:text-style-name="P1" draw:layer="layout" svg:width="0.034cm" svg:height="0.035cm" svg:x="19.44cm" svg:y="11.53cm" svg:viewBox="0 0 35 36" svg:d="M17 36c23 0 24-36 0-36-23 0-23 36 0 36z">
          <text:p/>
        </draw:path>
        <draw:path draw:style-name="gr1" draw:text-style-name="P1" draw:layer="layout" svg:width="0.034cm" svg:height="0.036cm" svg:x="19.44cm" svg:y="12.032cm" svg:viewBox="0 0 35 37" svg:d="M17 37c23 0 24-37 0-37-23 0-23 37 0 37z">
          <text:p/>
        </draw:path>
        <draw:path draw:style-name="gr1" draw:text-style-name="P1" draw:layer="layout" svg:width="0.034cm" svg:height="0.035cm" svg:x="19.44cm" svg:y="12.535cm" svg:viewBox="0 0 35 36" svg:d="M17 36c23 0 24-36 0-36-23 0-23 36 0 36z">
          <text:p/>
        </draw:path>
        <draw:path draw:style-name="gr1" draw:text-style-name="P1" draw:layer="layout" svg:width="0.034cm" svg:height="0.035cm" svg:x="19.44cm" svg:y="13.037cm" svg:viewBox="0 0 35 36" svg:d="M17 36c23 0 24-36 0-36-23 0-23 36 0 36z">
          <text:p/>
        </draw:path>
        <draw:path draw:style-name="gr1" draw:text-style-name="P1" draw:layer="layout" svg:width="0.034cm" svg:height="0.035cm" svg:x="19.44cm" svg:y="13.539cm" svg:viewBox="0 0 35 36" svg:d="M17 36c23 0 24-36 0-36-23 0-23 36 0 36z">
          <text:p/>
        </draw:path>
        <draw:path draw:style-name="gr1" draw:text-style-name="P1" draw:layer="layout" svg:width="0.034cm" svg:height="0.035cm" svg:x="19.44cm" svg:y="14.041cm" svg:viewBox="0 0 35 36" svg:d="M17 36c23 0 24-36 0-36-23 0-23 36 0 36z">
          <text:p/>
        </draw:path>
        <draw:path draw:style-name="gr1" draw:text-style-name="P1" draw:layer="layout" svg:width="0.034cm" svg:height="0.036cm" svg:x="19.44cm" svg:y="14.543cm" svg:viewBox="0 0 35 37" svg:d="M17 37c23 0 24-37 0-37-23 0-23 37 0 37z">
          <text:p/>
        </draw:path>
        <draw:path draw:style-name="gr1" draw:text-style-name="P1" draw:layer="layout" svg:width="0.034cm" svg:height="0.036cm" svg:x="19.44cm" svg:y="15.045cm" svg:viewBox="0 0 35 37" svg:d="M17 37c23 0 24-37 0-37-23 0-23 37 0 37z">
          <text:p/>
        </draw:path>
        <draw:path draw:style-name="gr1" draw:text-style-name="P1" draw:layer="layout" svg:width="0.034cm" svg:height="0.035cm" svg:x="19.44cm" svg:y="15.548cm" svg:viewBox="0 0 35 36" svg:d="M17 36c23 0 24-36 0-36-23 0-23 36 0 36z">
          <text:p/>
        </draw:path>
        <draw:path draw:style-name="gr1" draw:text-style-name="P1" draw:layer="layout" svg:width="0.034cm" svg:height="0.035cm" svg:x="19.44cm" svg:y="16.05cm" svg:viewBox="0 0 35 36" svg:d="M17 36c23 0 24-36 0-36-23 0-23 36 0 36z">
          <text:p/>
        </draw:path>
        <draw:path draw:style-name="gr1" draw:text-style-name="P1" draw:layer="layout" svg:width="0.034cm" svg:height="0.035cm" svg:x="19.44cm" svg:y="16.552cm" svg:viewBox="0 0 35 36" svg:d="M17 36c23 0 24-36 0-36-23 0-23 36 0 36z">
          <text:p/>
        </draw:path>
        <draw:path draw:style-name="gr1" draw:text-style-name="P1" draw:layer="layout" svg:width="0.034cm" svg:height="0.036cm" svg:x="19.44cm" svg:y="17.054cm" svg:viewBox="0 0 35 37" svg:d="M17 37c23 0 24-37 0-37-23 0-23 37 0 37z">
          <text:p/>
        </draw:path>
        <draw:path draw:style-name="gr1" draw:text-style-name="P1" draw:layer="layout" svg:width="0.034cm" svg:height="0.035cm" svg:x="19.44cm" svg:y="17.557cm" svg:viewBox="0 0 35 36" svg:d="M17 36c23 0 24-36 0-36-23 0-23 36 0 36z">
          <text:p/>
        </draw:path>
        <draw:path draw:style-name="gr1" draw:text-style-name="P1" draw:layer="layout" svg:width="0.034cm" svg:height="0.035cm" svg:x="19.44cm" svg:y="18.059cm" svg:viewBox="0 0 35 36" svg:d="M17 36c23 0 24-36 0-36-23 0-23 36 0 36z">
          <text:p/>
        </draw:path>
        <draw:path draw:style-name="gr1" draw:text-style-name="P1" draw:layer="layout" svg:width="0.034cm" svg:height="0.035cm" svg:x="19.44cm" svg:y="18.561cm" svg:viewBox="0 0 35 36" svg:d="M17 36c23 0 24-36 0-36-23 0-23 36 0 36z">
          <text:p/>
        </draw:path>
        <draw:path draw:style-name="gr1" draw:text-style-name="P1" draw:layer="layout" svg:width="0.034cm" svg:height="0.035cm" svg:x="19.44cm" svg:y="19.063cm" svg:viewBox="0 0 35 36" svg:d="M17 36c23 0 24-36 0-36-23 0-23 36 0 36z">
          <text:p/>
        </draw:path>
        <draw:path draw:style-name="gr1" draw:text-style-name="P1" draw:layer="layout" svg:width="0.034cm" svg:height="0.036cm" svg:x="19.44cm" svg:y="19.565cm" svg:viewBox="0 0 35 37" svg:d="M17 37c23 0 24-37 0-37-23 0-23 37 0 37z">
          <text:p/>
        </draw:path>
        <draw:path draw:style-name="gr1" draw:text-style-name="P1" draw:layer="layout" svg:width="0.034cm" svg:height="0.036cm" svg:x="19.44cm" svg:y="20.067cm" svg:viewBox="0 0 35 37" svg:d="M17 37c23 0 24-37 0-37-23 0-23 37 0 37z">
          <text:p/>
        </draw:path>
        <draw:path draw:style-name="gr1" draw:text-style-name="P1" draw:layer="layout" svg:width="0.034cm" svg:height="0.035cm" svg:x="19.44cm" svg:y="20.57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5cm" svg:height="0.035cm" svg:x="19.939cm" svg:y="11.028cm" svg:viewBox="0 0 36 36" svg:d="M18 36c24 0 24-36 0-36s-24 36 0 36z">
          <text:p/>
        </draw:path>
        <draw:path draw:style-name="gr1" draw:text-style-name="P1" draw:layer="layout" svg:width="0.035cm" svg:height="0.035cm" svg:x="19.939cm" svg:y="11.53cm" svg:viewBox="0 0 36 36" svg:d="M18 36c24 0 24-36 0-36s-24 36 0 36z">
          <text:p/>
        </draw:path>
        <draw:path draw:style-name="gr1" draw:text-style-name="P1" draw:layer="layout" svg:width="0.035cm" svg:height="0.036cm" svg:x="19.939cm" svg:y="12.032cm" svg:viewBox="0 0 36 37" svg:d="M18 37c24 0 24-37 0-37s-24 37 0 37z">
          <text:p/>
        </draw:path>
        <draw:path draw:style-name="gr1" draw:text-style-name="P1" draw:layer="layout" svg:width="0.035cm" svg:height="0.035cm" svg:x="19.939cm" svg:y="12.535cm" svg:viewBox="0 0 36 36" svg:d="M18 36c24 0 24-36 0-36s-24 36 0 36z">
          <text:p/>
        </draw:path>
        <draw:path draw:style-name="gr1" draw:text-style-name="P1" draw:layer="layout" svg:width="0.035cm" svg:height="0.035cm" svg:x="19.939cm" svg:y="13.037cm" svg:viewBox="0 0 36 36" svg:d="M18 36c24 0 24-36 0-36s-24 36 0 36z">
          <text:p/>
        </draw:path>
        <draw:path draw:style-name="gr1" draw:text-style-name="P1" draw:layer="layout" svg:width="0.035cm" svg:height="0.035cm" svg:x="19.939cm" svg:y="13.539cm" svg:viewBox="0 0 36 36" svg:d="M18 36c24 0 24-36 0-36s-24 36 0 36z">
          <text:p/>
        </draw:path>
        <draw:path draw:style-name="gr1" draw:text-style-name="P1" draw:layer="layout" svg:width="0.035cm" svg:height="0.035cm" svg:x="19.939cm" svg:y="14.041cm" svg:viewBox="0 0 36 36" svg:d="M18 36c24 0 24-36 0-36s-24 36 0 36z">
          <text:p/>
        </draw:path>
        <draw:path draw:style-name="gr1" draw:text-style-name="P1" draw:layer="layout" svg:width="0.035cm" svg:height="0.036cm" svg:x="19.939cm" svg:y="14.543cm" svg:viewBox="0 0 36 37" svg:d="M18 37c24 0 24-37 0-37s-24 37 0 37z">
          <text:p/>
        </draw:path>
        <draw:path draw:style-name="gr1" draw:text-style-name="P1" draw:layer="layout" svg:width="0.035cm" svg:height="0.036cm" svg:x="19.939cm" svg:y="15.045cm" svg:viewBox="0 0 36 37" svg:d="M18 37c24 0 24-37 0-37s-24 37 0 37z">
          <text:p/>
        </draw:path>
        <draw:path draw:style-name="gr1" draw:text-style-name="P1" draw:layer="layout" svg:width="0.035cm" svg:height="0.035cm" svg:x="19.939cm" svg:y="15.548cm" svg:viewBox="0 0 36 36" svg:d="M18 36c24 0 24-36 0-36s-24 36 0 36z">
          <text:p/>
        </draw:path>
        <draw:path draw:style-name="gr1" draw:text-style-name="P1" draw:layer="layout" svg:width="0.035cm" svg:height="0.035cm" svg:x="19.939cm" svg:y="16.05cm" svg:viewBox="0 0 36 36" svg:d="M18 36c24 0 24-36 0-36s-24 36 0 36z">
          <text:p/>
        </draw:path>
        <draw:path draw:style-name="gr1" draw:text-style-name="P1" draw:layer="layout" svg:width="0.035cm" svg:height="0.035cm" svg:x="19.939cm" svg:y="16.552cm" svg:viewBox="0 0 36 36" svg:d="M18 36c24 0 24-36 0-36s-24 36 0 36z">
          <text:p/>
        </draw:path>
        <draw:path draw:style-name="gr1" draw:text-style-name="P1" draw:layer="layout" svg:width="0.035cm" svg:height="0.036cm" svg:x="19.939cm" svg:y="17.054cm" svg:viewBox="0 0 36 37" svg:d="M18 37c24 0 24-37 0-37s-24 37 0 37z">
          <text:p/>
        </draw:path>
        <draw:path draw:style-name="gr1" draw:text-style-name="P1" draw:layer="layout" svg:width="0.035cm" svg:height="0.035cm" svg:x="19.939cm" svg:y="17.557cm" svg:viewBox="0 0 36 36" svg:d="M18 36c24 0 24-36 0-36s-24 36 0 36z">
          <text:p/>
        </draw:path>
        <draw:path draw:style-name="gr1" draw:text-style-name="P1" draw:layer="layout" svg:width="0.035cm" svg:height="0.035cm" svg:x="19.939cm" svg:y="18.059cm" svg:viewBox="0 0 36 36" svg:d="M18 36c24 0 24-36 0-36s-24 36 0 36z">
          <text:p/>
        </draw:path>
        <draw:path draw:style-name="gr1" draw:text-style-name="P1" draw:layer="layout" svg:width="0.035cm" svg:height="0.035cm" svg:x="19.939cm" svg:y="18.561cm" svg:viewBox="0 0 36 36" svg:d="M18 36c24 0 24-36 0-36s-24 36 0 36z">
          <text:p/>
        </draw:path>
        <draw:path draw:style-name="gr1" draw:text-style-name="P1" draw:layer="layout" svg:width="0.035cm" svg:height="0.035cm" svg:x="19.939cm" svg:y="19.063cm" svg:viewBox="0 0 36 36" svg:d="M18 36c24 0 24-36 0-36s-24 36 0 36z">
          <text:p/>
        </draw:path>
        <draw:path draw:style-name="gr1" draw:text-style-name="P1" draw:layer="layout" svg:width="0.035cm" svg:height="0.036cm" svg:x="19.939cm" svg:y="19.565cm" svg:viewBox="0 0 36 37" svg:d="M18 37c24 0 24-37 0-37s-24 37 0 37z">
          <text:p/>
        </draw:path>
        <draw:path draw:style-name="gr1" draw:text-style-name="P1" draw:layer="layout" svg:width="0.035cm" svg:height="0.036cm" svg:x="19.939cm" svg:y="20.067cm" svg:viewBox="0 0 36 37" svg:d="M18 37c24 0 24-37 0-37s-24 37 0 37z">
          <text:p/>
        </draw:path>
        <draw:path draw:style-name="gr1" draw:text-style-name="P1" draw:layer="layout" svg:width="0.035cm" svg:height="0.035cm" svg:x="19.939cm" svg:y="20.57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439cm" svg:y="11.028cm" svg:viewBox="0 0 35 36" svg:d="M18 36c22 0 23-36 0-36-24 0-24 36 0 36z">
          <text:p/>
        </draw:path>
        <draw:path draw:style-name="gr1" draw:text-style-name="P1" draw:layer="layout" svg:width="0.034cm" svg:height="0.035cm" svg:x="20.439cm" svg:y="11.53cm" svg:viewBox="0 0 35 36" svg:d="M18 36c22 0 23-36 0-36-24 0-24 36 0 36z">
          <text:p/>
        </draw:path>
        <draw:path draw:style-name="gr1" draw:text-style-name="P1" draw:layer="layout" svg:width="0.034cm" svg:height="0.036cm" svg:x="20.439cm" svg:y="12.032cm" svg:viewBox="0 0 35 37" svg:d="M18 37c22 0 23-37 0-37-24 0-24 37 0 37z">
          <text:p/>
        </draw:path>
        <draw:path draw:style-name="gr1" draw:text-style-name="P1" draw:layer="layout" svg:width="0.034cm" svg:height="0.035cm" svg:x="20.439cm" svg:y="12.535cm" svg:viewBox="0 0 35 36" svg:d="M18 36c22 0 23-36 0-36-24 0-24 36 0 36z">
          <text:p/>
        </draw:path>
        <draw:path draw:style-name="gr1" draw:text-style-name="P1" draw:layer="layout" svg:width="0.034cm" svg:height="0.035cm" svg:x="20.439cm" svg:y="13.037cm" svg:viewBox="0 0 35 36" svg:d="M18 36c22 0 23-36 0-36-24 0-24 36 0 36z">
          <text:p/>
        </draw:path>
        <draw:path draw:style-name="gr1" draw:text-style-name="P1" draw:layer="layout" svg:width="0.034cm" svg:height="0.035cm" svg:x="20.439cm" svg:y="13.539cm" svg:viewBox="0 0 35 36" svg:d="M18 36c22 0 23-36 0-36-24 0-24 36 0 36z">
          <text:p/>
        </draw:path>
        <draw:path draw:style-name="gr1" draw:text-style-name="P1" draw:layer="layout" svg:width="0.034cm" svg:height="0.035cm" svg:x="20.439cm" svg:y="14.041cm" svg:viewBox="0 0 35 36" svg:d="M18 36c22 0 23-36 0-36-24 0-24 36 0 36z">
          <text:p/>
        </draw:path>
        <draw:path draw:style-name="gr1" draw:text-style-name="P1" draw:layer="layout" svg:width="0.034cm" svg:height="0.036cm" svg:x="20.439cm" svg:y="14.543cm" svg:viewBox="0 0 35 37" svg:d="M18 37c22 0 23-37 0-37-24 0-24 37 0 37z">
          <text:p/>
        </draw:path>
        <draw:path draw:style-name="gr1" draw:text-style-name="P1" draw:layer="layout" svg:width="0.034cm" svg:height="0.036cm" svg:x="20.439cm" svg:y="15.045cm" svg:viewBox="0 0 35 37" svg:d="M18 37c22 0 23-37 0-37-24 0-24 37 0 37z">
          <text:p/>
        </draw:path>
        <draw:path draw:style-name="gr1" draw:text-style-name="P1" draw:layer="layout" svg:width="0.034cm" svg:height="0.035cm" svg:x="20.439cm" svg:y="15.548cm" svg:viewBox="0 0 35 36" svg:d="M18 36c22 0 23-36 0-36-24 0-24 36 0 36z">
          <text:p/>
        </draw:path>
        <draw:path draw:style-name="gr1" draw:text-style-name="P1" draw:layer="layout" svg:width="0.034cm" svg:height="0.035cm" svg:x="20.439cm" svg:y="16.05cm" svg:viewBox="0 0 35 36" svg:d="M18 36c22 0 23-36 0-36-24 0-24 36 0 36z">
          <text:p/>
        </draw:path>
        <draw:path draw:style-name="gr1" draw:text-style-name="P1" draw:layer="layout" svg:width="0.034cm" svg:height="0.035cm" svg:x="20.439cm" svg:y="16.552cm" svg:viewBox="0 0 35 36" svg:d="M18 36c22 0 23-36 0-36-24 0-24 36 0 36z">
          <text:p/>
        </draw:path>
        <draw:path draw:style-name="gr1" draw:text-style-name="P1" draw:layer="layout" svg:width="0.034cm" svg:height="0.036cm" svg:x="20.439cm" svg:y="17.054cm" svg:viewBox="0 0 35 37" svg:d="M18 37c22 0 23-37 0-37-24 0-24 37 0 37z">
          <text:p/>
        </draw:path>
        <draw:path draw:style-name="gr1" draw:text-style-name="P1" draw:layer="layout" svg:width="0.034cm" svg:height="0.035cm" svg:x="20.439cm" svg:y="17.557cm" svg:viewBox="0 0 35 36" svg:d="M18 36c22 0 23-36 0-36-24 0-24 36 0 36z">
          <text:p/>
        </draw:path>
        <draw:path draw:style-name="gr1" draw:text-style-name="P1" draw:layer="layout" svg:width="0.034cm" svg:height="0.035cm" svg:x="20.439cm" svg:y="18.059cm" svg:viewBox="0 0 35 36" svg:d="M18 36c22 0 23-36 0-36-24 0-24 36 0 36z">
          <text:p/>
        </draw:path>
        <draw:path draw:style-name="gr1" draw:text-style-name="P1" draw:layer="layout" svg:width="0.034cm" svg:height="0.035cm" svg:x="20.439cm" svg:y="18.561cm" svg:viewBox="0 0 35 36" svg:d="M18 36c22 0 23-36 0-36-24 0-24 36 0 36z">
          <text:p/>
        </draw:path>
        <draw:path draw:style-name="gr1" draw:text-style-name="P1" draw:layer="layout" svg:width="0.034cm" svg:height="0.035cm" svg:x="20.439cm" svg:y="19.063cm" svg:viewBox="0 0 35 36" svg:d="M18 36c22 0 23-36 0-36-24 0-24 36 0 36z">
          <text:p/>
        </draw:path>
        <draw:path draw:style-name="gr1" draw:text-style-name="P1" draw:layer="layout" svg:width="0.034cm" svg:height="0.036cm" svg:x="20.439cm" svg:y="19.565cm" svg:viewBox="0 0 35 37" svg:d="M18 37c22 0 23-37 0-37-24 0-24 37 0 37z">
          <text:p/>
        </draw:path>
        <draw:path draw:style-name="gr1" draw:text-style-name="P1" draw:layer="layout" svg:width="0.034cm" svg:height="0.036cm" svg:x="20.439cm" svg:y="20.067cm" svg:viewBox="0 0 35 37" svg:d="M18 37c22 0 23-37 0-37-24 0-24 37 0 37z">
          <text:p/>
        </draw:path>
        <draw:path draw:style-name="gr1" draw:text-style-name="P1" draw:layer="layout" svg:width="0.034cm" svg:height="0.035cm" svg:x="20.439cm" svg:y="20.57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4cm" svg:height="0.035cm" svg:x="20.937cm" svg:y="11.028cm" svg:viewBox="0 0 35 36" svg:d="M17 36c24 0 24-36 0-36-22 0-23 36 0 36z">
          <text:p/>
        </draw:path>
        <draw:path draw:style-name="gr1" draw:text-style-name="P1" draw:layer="layout" svg:width="0.034cm" svg:height="0.035cm" svg:x="20.937cm" svg:y="11.53cm" svg:viewBox="0 0 35 36" svg:d="M17 36c24 0 24-36 0-36-22 0-23 36 0 36z">
          <text:p/>
        </draw:path>
        <draw:path draw:style-name="gr1" draw:text-style-name="P1" draw:layer="layout" svg:width="0.034cm" svg:height="0.036cm" svg:x="20.937cm" svg:y="12.032cm" svg:viewBox="0 0 35 37" svg:d="M17 37c24 0 24-37 0-37-22 0-23 37 0 37z">
          <text:p/>
        </draw:path>
        <draw:path draw:style-name="gr1" draw:text-style-name="P1" draw:layer="layout" svg:width="0.034cm" svg:height="0.035cm" svg:x="20.937cm" svg:y="12.535cm" svg:viewBox="0 0 35 36" svg:d="M17 36c24 0 24-36 0-36-22 0-23 36 0 36z">
          <text:p/>
        </draw:path>
        <draw:path draw:style-name="gr1" draw:text-style-name="P1" draw:layer="layout" svg:width="0.034cm" svg:height="0.035cm" svg:x="20.937cm" svg:y="13.037cm" svg:viewBox="0 0 35 36" svg:d="M17 36c24 0 24-36 0-36-22 0-23 36 0 36z">
          <text:p/>
        </draw:path>
        <draw:path draw:style-name="gr1" draw:text-style-name="P1" draw:layer="layout" svg:width="0.034cm" svg:height="0.035cm" svg:x="20.937cm" svg:y="13.539cm" svg:viewBox="0 0 35 36" svg:d="M17 36c24 0 24-36 0-36-22 0-23 36 0 36z">
          <text:p/>
        </draw:path>
        <draw:path draw:style-name="gr1" draw:text-style-name="P1" draw:layer="layout" svg:width="0.034cm" svg:height="0.035cm" svg:x="20.937cm" svg:y="14.041cm" svg:viewBox="0 0 35 36" svg:d="M17 36c24 0 24-36 0-36-22 0-23 36 0 36z">
          <text:p/>
        </draw:path>
        <draw:path draw:style-name="gr1" draw:text-style-name="P1" draw:layer="layout" svg:width="0.034cm" svg:height="0.036cm" svg:x="20.937cm" svg:y="14.543cm" svg:viewBox="0 0 35 37" svg:d="M17 37c24 0 24-37 0-37-22 0-23 37 0 37z">
          <text:p/>
        </draw:path>
        <draw:path draw:style-name="gr1" draw:text-style-name="P1" draw:layer="layout" svg:width="0.034cm" svg:height="0.036cm" svg:x="20.937cm" svg:y="15.045cm" svg:viewBox="0 0 35 37" svg:d="M17 37c24 0 24-37 0-37-22 0-23 37 0 37z">
          <text:p/>
        </draw:path>
        <draw:path draw:style-name="gr1" draw:text-style-name="P1" draw:layer="layout" svg:width="0.034cm" svg:height="0.035cm" svg:x="20.937cm" svg:y="15.548cm" svg:viewBox="0 0 35 36" svg:d="M17 36c24 0 24-36 0-36-22 0-23 36 0 36z">
          <text:p/>
        </draw:path>
        <draw:path draw:style-name="gr1" draw:text-style-name="P1" draw:layer="layout" svg:width="0.034cm" svg:height="0.035cm" svg:x="20.937cm" svg:y="16.05cm" svg:viewBox="0 0 35 36" svg:d="M17 36c24 0 24-36 0-36-22 0-23 36 0 36z">
          <text:p/>
        </draw:path>
        <draw:path draw:style-name="gr1" draw:text-style-name="P1" draw:layer="layout" svg:width="0.034cm" svg:height="0.035cm" svg:x="20.937cm" svg:y="16.552cm" svg:viewBox="0 0 35 36" svg:d="M17 36c24 0 24-36 0-36-22 0-23 36 0 36z">
          <text:p/>
        </draw:path>
        <draw:path draw:style-name="gr1" draw:text-style-name="P1" draw:layer="layout" svg:width="0.034cm" svg:height="0.036cm" svg:x="20.937cm" svg:y="17.054cm" svg:viewBox="0 0 35 37" svg:d="M17 37c24 0 24-37 0-37-22 0-23 37 0 37z">
          <text:p/>
        </draw:path>
        <draw:path draw:style-name="gr1" draw:text-style-name="P1" draw:layer="layout" svg:width="0.034cm" svg:height="0.035cm" svg:x="20.937cm" svg:y="17.557cm" svg:viewBox="0 0 35 36" svg:d="M17 36c24 0 24-36 0-36-22 0-23 36 0 36z">
          <text:p/>
        </draw:path>
        <draw:path draw:style-name="gr1" draw:text-style-name="P1" draw:layer="layout" svg:width="0.034cm" svg:height="0.035cm" svg:x="20.937cm" svg:y="18.059cm" svg:viewBox="0 0 35 36" svg:d="M17 36c24 0 24-36 0-36-22 0-23 36 0 36z">
          <text:p/>
        </draw:path>
        <draw:path draw:style-name="gr1" draw:text-style-name="P1" draw:layer="layout" svg:width="0.034cm" svg:height="0.035cm" svg:x="20.937cm" svg:y="18.561cm" svg:viewBox="0 0 35 36" svg:d="M17 36c24 0 24-36 0-36-22 0-23 36 0 36z">
          <text:p/>
        </draw:path>
        <draw:path draw:style-name="gr1" draw:text-style-name="P1" draw:layer="layout" svg:width="0.034cm" svg:height="0.035cm" svg:x="20.937cm" svg:y="19.063cm" svg:viewBox="0 0 35 36" svg:d="M17 36c24 0 24-36 0-36-22 0-23 36 0 36z">
          <text:p/>
        </draw:path>
        <draw:path draw:style-name="gr1" draw:text-style-name="P1" draw:layer="layout" svg:width="0.034cm" svg:height="0.036cm" svg:x="20.937cm" svg:y="19.565cm" svg:viewBox="0 0 35 37" svg:d="M17 37c24 0 24-37 0-37-22 0-23 37 0 37z">
          <text:p/>
        </draw:path>
        <draw:path draw:style-name="gr1" draw:text-style-name="P1" draw:layer="layout" svg:width="0.034cm" svg:height="0.036cm" svg:x="20.937cm" svg:y="20.067cm" svg:viewBox="0 0 35 37" svg:d="M17 37c24 0 24-37 0-37-22 0-23 37 0 37z">
          <text:p/>
        </draw:path>
        <draw:path draw:style-name="gr1" draw:text-style-name="P1" draw:layer="layout" svg:width="0.034cm" svg:height="0.035cm" svg:x="20.937cm" svg:y="20.57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5cm" svg:height="0.035cm" svg:x="21.436cm" svg:y="11.028cm" svg:viewBox="0 0 36 36" svg:d="M18 36c24 0 24-36 0-36s-24 36 0 36z">
          <text:p/>
        </draw:path>
        <draw:path draw:style-name="gr1" draw:text-style-name="P1" draw:layer="layout" svg:width="0.035cm" svg:height="0.035cm" svg:x="21.436cm" svg:y="11.53cm" svg:viewBox="0 0 36 36" svg:d="M18 36c24 0 24-36 0-36s-24 36 0 36z">
          <text:p/>
        </draw:path>
        <draw:path draw:style-name="gr1" draw:text-style-name="P1" draw:layer="layout" svg:width="0.035cm" svg:height="0.036cm" svg:x="21.436cm" svg:y="12.032cm" svg:viewBox="0 0 36 37" svg:d="M18 37c24 0 24-37 0-37s-24 37 0 37z">
          <text:p/>
        </draw:path>
        <draw:path draw:style-name="gr1" draw:text-style-name="P1" draw:layer="layout" svg:width="0.035cm" svg:height="0.035cm" svg:x="21.436cm" svg:y="12.535cm" svg:viewBox="0 0 36 36" svg:d="M18 36c24 0 24-36 0-36s-24 36 0 36z">
          <text:p/>
        </draw:path>
        <draw:path draw:style-name="gr1" draw:text-style-name="P1" draw:layer="layout" svg:width="0.035cm" svg:height="0.035cm" svg:x="21.436cm" svg:y="13.037cm" svg:viewBox="0 0 36 36" svg:d="M18 36c24 0 24-36 0-36s-24 36 0 36z">
          <text:p/>
        </draw:path>
        <draw:path draw:style-name="gr1" draw:text-style-name="P1" draw:layer="layout" svg:width="0.035cm" svg:height="0.035cm" svg:x="21.436cm" svg:y="13.539cm" svg:viewBox="0 0 36 36" svg:d="M18 36c24 0 24-36 0-36s-24 36 0 36z">
          <text:p/>
        </draw:path>
        <draw:path draw:style-name="gr1" draw:text-style-name="P1" draw:layer="layout" svg:width="0.035cm" svg:height="0.035cm" svg:x="21.436cm" svg:y="14.041cm" svg:viewBox="0 0 36 36" svg:d="M18 36c24 0 24-36 0-36s-24 36 0 36z">
          <text:p/>
        </draw:path>
        <draw:path draw:style-name="gr1" draw:text-style-name="P1" draw:layer="layout" svg:width="0.035cm" svg:height="0.036cm" svg:x="21.436cm" svg:y="14.543cm" svg:viewBox="0 0 36 37" svg:d="M18 37c24 0 24-37 0-37s-24 37 0 37z">
          <text:p/>
        </draw:path>
        <draw:path draw:style-name="gr1" draw:text-style-name="P1" draw:layer="layout" svg:width="0.035cm" svg:height="0.036cm" svg:x="21.436cm" svg:y="15.045cm" svg:viewBox="0 0 36 37" svg:d="M18 37c24 0 24-37 0-37s-24 37 0 37z">
          <text:p/>
        </draw:path>
        <draw:path draw:style-name="gr1" draw:text-style-name="P1" draw:layer="layout" svg:width="0.035cm" svg:height="0.035cm" svg:x="21.436cm" svg:y="15.548cm" svg:viewBox="0 0 36 36" svg:d="M18 36c24 0 24-36 0-36s-24 36 0 36z">
          <text:p/>
        </draw:path>
        <draw:path draw:style-name="gr1" draw:text-style-name="P1" draw:layer="layout" svg:width="0.035cm" svg:height="0.035cm" svg:x="21.436cm" svg:y="16.05cm" svg:viewBox="0 0 36 36" svg:d="M18 36c24 0 24-36 0-36s-24 36 0 36z">
          <text:p/>
        </draw:path>
        <draw:path draw:style-name="gr1" draw:text-style-name="P1" draw:layer="layout" svg:width="0.035cm" svg:height="0.035cm" svg:x="21.436cm" svg:y="16.552cm" svg:viewBox="0 0 36 36" svg:d="M18 36c24 0 24-36 0-36s-24 36 0 36z">
          <text:p/>
        </draw:path>
        <draw:path draw:style-name="gr1" draw:text-style-name="P1" draw:layer="layout" svg:width="0.035cm" svg:height="0.036cm" svg:x="21.436cm" svg:y="17.054cm" svg:viewBox="0 0 36 37" svg:d="M18 37c24 0 24-37 0-37s-24 37 0 37z">
          <text:p/>
        </draw:path>
        <draw:path draw:style-name="gr1" draw:text-style-name="P1" draw:layer="layout" svg:width="0.035cm" svg:height="0.035cm" svg:x="21.436cm" svg:y="17.557cm" svg:viewBox="0 0 36 36" svg:d="M18 36c24 0 24-36 0-36s-24 36 0 36z">
          <text:p/>
        </draw:path>
        <draw:path draw:style-name="gr1" draw:text-style-name="P1" draw:layer="layout" svg:width="0.035cm" svg:height="0.035cm" svg:x="21.436cm" svg:y="18.059cm" svg:viewBox="0 0 36 36" svg:d="M18 36c24 0 24-36 0-36s-24 36 0 36z">
          <text:p/>
        </draw:path>
        <draw:path draw:style-name="gr1" draw:text-style-name="P1" draw:layer="layout" svg:width="0.035cm" svg:height="0.035cm" svg:x="21.436cm" svg:y="18.561cm" svg:viewBox="0 0 36 36" svg:d="M18 36c24 0 24-36 0-36s-24 36 0 36z">
          <text:p/>
        </draw:path>
        <draw:path draw:style-name="gr1" draw:text-style-name="P1" draw:layer="layout" svg:width="0.035cm" svg:height="0.035cm" svg:x="21.436cm" svg:y="19.063cm" svg:viewBox="0 0 36 36" svg:d="M18 36c24 0 24-36 0-36s-24 36 0 36z">
          <text:p/>
        </draw:path>
        <draw:path draw:style-name="gr1" draw:text-style-name="P1" draw:layer="layout" svg:width="0.035cm" svg:height="0.036cm" svg:x="21.436cm" svg:y="19.565cm" svg:viewBox="0 0 36 37" svg:d="M18 37c24 0 24-37 0-37s-24 37 0 37z">
          <text:p/>
        </draw:path>
        <draw:path draw:style-name="gr1" draw:text-style-name="P1" draw:layer="layout" svg:width="0.035cm" svg:height="0.036cm" svg:x="21.436cm" svg:y="20.067cm" svg:viewBox="0 0 36 37" svg:d="M18 37c24 0 24-37 0-37s-24 37 0 37z">
          <text:p/>
        </draw:path>
        <draw:path draw:style-name="gr1" draw:text-style-name="P1" draw:layer="layout" svg:width="0.035cm" svg:height="0.035cm" svg:x="21.436cm" svg:y="20.57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1.935cm" svg:y="11.028cm" svg:viewBox="0 0 35 36" svg:d="M18 36c23 0 23-36 0-36-24 0-24 36 0 36z">
          <text:p/>
        </draw:path>
        <draw:path draw:style-name="gr1" draw:text-style-name="P1" draw:layer="layout" svg:width="0.034cm" svg:height="0.035cm" svg:x="21.935cm" svg:y="11.53cm" svg:viewBox="0 0 35 36" svg:d="M18 36c23 0 23-36 0-36-24 0-24 36 0 36z">
          <text:p/>
        </draw:path>
        <draw:path draw:style-name="gr1" draw:text-style-name="P1" draw:layer="layout" svg:width="0.034cm" svg:height="0.036cm" svg:x="21.935cm" svg:y="12.032cm" svg:viewBox="0 0 35 37" svg:d="M18 37c23 0 23-37 0-37-24 0-24 37 0 37z">
          <text:p/>
        </draw:path>
        <draw:path draw:style-name="gr1" draw:text-style-name="P1" draw:layer="layout" svg:width="0.034cm" svg:height="0.035cm" svg:x="21.935cm" svg:y="12.535cm" svg:viewBox="0 0 35 36" svg:d="M18 36c23 0 23-36 0-36-24 0-24 36 0 36z">
          <text:p/>
        </draw:path>
        <draw:path draw:style-name="gr1" draw:text-style-name="P1" draw:layer="layout" svg:width="0.034cm" svg:height="0.035cm" svg:x="21.935cm" svg:y="13.037cm" svg:viewBox="0 0 35 36" svg:d="M18 36c23 0 23-36 0-36-24 0-24 36 0 36z">
          <text:p/>
        </draw:path>
        <draw:path draw:style-name="gr1" draw:text-style-name="P1" draw:layer="layout" svg:width="0.034cm" svg:height="0.035cm" svg:x="21.935cm" svg:y="13.539cm" svg:viewBox="0 0 35 36" svg:d="M18 36c23 0 23-36 0-36-24 0-24 36 0 36z">
          <text:p/>
        </draw:path>
        <draw:path draw:style-name="gr1" draw:text-style-name="P1" draw:layer="layout" svg:width="0.034cm" svg:height="0.035cm" svg:x="21.935cm" svg:y="14.041cm" svg:viewBox="0 0 35 36" svg:d="M18 36c23 0 23-36 0-36-24 0-24 36 0 36z">
          <text:p/>
        </draw:path>
        <draw:path draw:style-name="gr1" draw:text-style-name="P1" draw:layer="layout" svg:width="0.034cm" svg:height="0.036cm" svg:x="21.935cm" svg:y="14.543cm" svg:viewBox="0 0 35 37" svg:d="M18 37c23 0 23-37 0-37-24 0-24 37 0 37z">
          <text:p/>
        </draw:path>
        <draw:path draw:style-name="gr1" draw:text-style-name="P1" draw:layer="layout" svg:width="0.034cm" svg:height="0.036cm" svg:x="21.935cm" svg:y="15.045cm" svg:viewBox="0 0 35 37" svg:d="M18 37c23 0 23-37 0-37-24 0-24 37 0 37z">
          <text:p/>
        </draw:path>
        <draw:path draw:style-name="gr1" draw:text-style-name="P1" draw:layer="layout" svg:width="0.034cm" svg:height="0.035cm" svg:x="21.935cm" svg:y="15.548cm" svg:viewBox="0 0 35 36" svg:d="M18 36c23 0 23-36 0-36-24 0-24 36 0 36z">
          <text:p/>
        </draw:path>
        <draw:path draw:style-name="gr1" draw:text-style-name="P1" draw:layer="layout" svg:width="0.034cm" svg:height="0.035cm" svg:x="21.935cm" svg:y="16.05cm" svg:viewBox="0 0 35 36" svg:d="M18 36c23 0 23-36 0-36-24 0-24 36 0 36z">
          <text:p/>
        </draw:path>
        <draw:path draw:style-name="gr1" draw:text-style-name="P1" draw:layer="layout" svg:width="0.034cm" svg:height="0.035cm" svg:x="21.935cm" svg:y="16.552cm" svg:viewBox="0 0 35 36" svg:d="M18 36c23 0 23-36 0-36-24 0-24 36 0 36z">
          <text:p/>
        </draw:path>
        <draw:path draw:style-name="gr1" draw:text-style-name="P1" draw:layer="layout" svg:width="0.034cm" svg:height="0.036cm" svg:x="21.935cm" svg:y="17.054cm" svg:viewBox="0 0 35 37" svg:d="M18 37c23 0 23-37 0-37-24 0-24 37 0 37z">
          <text:p/>
        </draw:path>
        <draw:path draw:style-name="gr1" draw:text-style-name="P1" draw:layer="layout" svg:width="0.034cm" svg:height="0.035cm" svg:x="21.935cm" svg:y="17.557cm" svg:viewBox="0 0 35 36" svg:d="M18 36c23 0 23-36 0-36-24 0-24 36 0 36z">
          <text:p/>
        </draw:path>
        <draw:path draw:style-name="gr1" draw:text-style-name="P1" draw:layer="layout" svg:width="0.034cm" svg:height="0.035cm" svg:x="21.935cm" svg:y="18.059cm" svg:viewBox="0 0 35 36" svg:d="M18 36c23 0 23-36 0-36-24 0-24 36 0 36z">
          <text:p/>
        </draw:path>
        <draw:path draw:style-name="gr1" draw:text-style-name="P1" draw:layer="layout" svg:width="0.034cm" svg:height="0.035cm" svg:x="21.935cm" svg:y="18.561cm" svg:viewBox="0 0 35 36" svg:d="M18 36c23 0 23-36 0-36-24 0-24 36 0 36z">
          <text:p/>
        </draw:path>
        <draw:path draw:style-name="gr1" draw:text-style-name="P1" draw:layer="layout" svg:width="0.034cm" svg:height="0.035cm" svg:x="21.935cm" svg:y="19.063cm" svg:viewBox="0 0 35 36" svg:d="M18 36c23 0 23-36 0-36-24 0-24 36 0 36z">
          <text:p/>
        </draw:path>
        <draw:path draw:style-name="gr1" draw:text-style-name="P1" draw:layer="layout" svg:width="0.034cm" svg:height="0.036cm" svg:x="21.935cm" svg:y="19.565cm" svg:viewBox="0 0 35 37" svg:d="M18 37c23 0 23-37 0-37-24 0-24 37 0 37z">
          <text:p/>
        </draw:path>
        <draw:path draw:style-name="gr1" draw:text-style-name="P1" draw:layer="layout" svg:width="0.034cm" svg:height="0.036cm" svg:x="21.935cm" svg:y="20.067cm" svg:viewBox="0 0 35 37" svg:d="M18 37c23 0 23-37 0-37-24 0-24 37 0 37z">
          <text:p/>
        </draw:path>
        <draw:path draw:style-name="gr1" draw:text-style-name="P1" draw:layer="layout" svg:width="0.034cm" svg:height="0.035cm" svg:x="21.935cm" svg:y="20.57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4cm" svg:height="0.035cm" svg:x="22.434cm" svg:y="11.028cm" svg:viewBox="0 0 35 36" svg:d="M17 36c24 0 24-36 0-36-23 0-23 36 0 36z">
          <text:p/>
        </draw:path>
        <draw:path draw:style-name="gr1" draw:text-style-name="P1" draw:layer="layout" svg:width="0.034cm" svg:height="0.035cm" svg:x="22.434cm" svg:y="11.53cm" svg:viewBox="0 0 35 36" svg:d="M17 36c24 0 24-36 0-36-23 0-23 36 0 36z">
          <text:p/>
        </draw:path>
        <draw:path draw:style-name="gr1" draw:text-style-name="P1" draw:layer="layout" svg:width="0.034cm" svg:height="0.036cm" svg:x="22.434cm" svg:y="12.032cm" svg:viewBox="0 0 35 37" svg:d="M17 37c24 0 24-37 0-37-23 0-23 37 0 37z">
          <text:p/>
        </draw:path>
        <draw:path draw:style-name="gr1" draw:text-style-name="P1" draw:layer="layout" svg:width="0.034cm" svg:height="0.035cm" svg:x="22.434cm" svg:y="12.535cm" svg:viewBox="0 0 35 36" svg:d="M17 36c24 0 24-36 0-36-23 0-23 36 0 36z">
          <text:p/>
        </draw:path>
        <draw:path draw:style-name="gr1" draw:text-style-name="P1" draw:layer="layout" svg:width="0.034cm" svg:height="0.035cm" svg:x="22.434cm" svg:y="13.037cm" svg:viewBox="0 0 35 36" svg:d="M17 36c24 0 24-36 0-36-23 0-23 36 0 36z">
          <text:p/>
        </draw:path>
        <draw:path draw:style-name="gr1" draw:text-style-name="P1" draw:layer="layout" svg:width="0.034cm" svg:height="0.035cm" svg:x="22.434cm" svg:y="13.539cm" svg:viewBox="0 0 35 36" svg:d="M17 36c24 0 24-36 0-36-23 0-23 36 0 36z">
          <text:p/>
        </draw:path>
        <draw:path draw:style-name="gr1" draw:text-style-name="P1" draw:layer="layout" svg:width="0.034cm" svg:height="0.035cm" svg:x="22.434cm" svg:y="14.041cm" svg:viewBox="0 0 35 36" svg:d="M17 36c24 0 24-36 0-36-23 0-23 36 0 36z">
          <text:p/>
        </draw:path>
        <draw:path draw:style-name="gr1" draw:text-style-name="P1" draw:layer="layout" svg:width="0.034cm" svg:height="0.036cm" svg:x="22.434cm" svg:y="14.543cm" svg:viewBox="0 0 35 37" svg:d="M17 37c24 0 24-37 0-37-23 0-23 37 0 37z">
          <text:p/>
        </draw:path>
        <draw:path draw:style-name="gr1" draw:text-style-name="P1" draw:layer="layout" svg:width="0.034cm" svg:height="0.036cm" svg:x="22.434cm" svg:y="15.045cm" svg:viewBox="0 0 35 37" svg:d="M17 37c24 0 24-37 0-37-23 0-23 37 0 37z">
          <text:p/>
        </draw:path>
        <draw:path draw:style-name="gr1" draw:text-style-name="P1" draw:layer="layout" svg:width="0.034cm" svg:height="0.035cm" svg:x="22.434cm" svg:y="15.548cm" svg:viewBox="0 0 35 36" svg:d="M17 36c24 0 24-36 0-36-23 0-23 36 0 36z">
          <text:p/>
        </draw:path>
        <draw:path draw:style-name="gr1" draw:text-style-name="P1" draw:layer="layout" svg:width="0.034cm" svg:height="0.035cm" svg:x="22.434cm" svg:y="16.05cm" svg:viewBox="0 0 35 36" svg:d="M17 36c24 0 24-36 0-36-23 0-23 36 0 36z">
          <text:p/>
        </draw:path>
        <draw:path draw:style-name="gr1" draw:text-style-name="P1" draw:layer="layout" svg:width="0.034cm" svg:height="0.035cm" svg:x="22.434cm" svg:y="16.552cm" svg:viewBox="0 0 35 36" svg:d="M17 36c24 0 24-36 0-36-23 0-23 36 0 36z">
          <text:p/>
        </draw:path>
        <draw:path draw:style-name="gr1" draw:text-style-name="P1" draw:layer="layout" svg:width="0.034cm" svg:height="0.036cm" svg:x="22.434cm" svg:y="17.054cm" svg:viewBox="0 0 35 37" svg:d="M17 37c24 0 24-37 0-37-23 0-23 37 0 37z">
          <text:p/>
        </draw:path>
        <draw:path draw:style-name="gr1" draw:text-style-name="P1" draw:layer="layout" svg:width="0.034cm" svg:height="0.035cm" svg:x="22.434cm" svg:y="17.557cm" svg:viewBox="0 0 35 36" svg:d="M17 36c24 0 24-36 0-36-23 0-23 36 0 36z">
          <text:p/>
        </draw:path>
        <draw:path draw:style-name="gr1" draw:text-style-name="P1" draw:layer="layout" svg:width="0.034cm" svg:height="0.035cm" svg:x="22.434cm" svg:y="18.059cm" svg:viewBox="0 0 35 36" svg:d="M17 36c24 0 24-36 0-36-23 0-23 36 0 36z">
          <text:p/>
        </draw:path>
        <draw:path draw:style-name="gr1" draw:text-style-name="P1" draw:layer="layout" svg:width="0.034cm" svg:height="0.035cm" svg:x="22.434cm" svg:y="18.561cm" svg:viewBox="0 0 35 36" svg:d="M17 36c24 0 24-36 0-36-23 0-23 36 0 36z">
          <text:p/>
        </draw:path>
        <draw:path draw:style-name="gr1" draw:text-style-name="P1" draw:layer="layout" svg:width="0.034cm" svg:height="0.035cm" svg:x="22.434cm" svg:y="19.063cm" svg:viewBox="0 0 35 36" svg:d="M17 36c24 0 24-36 0-36-23 0-23 36 0 36z">
          <text:p/>
        </draw:path>
        <draw:path draw:style-name="gr1" draw:text-style-name="P1" draw:layer="layout" svg:width="0.034cm" svg:height="0.036cm" svg:x="22.434cm" svg:y="19.565cm" svg:viewBox="0 0 35 37" svg:d="M17 37c24 0 24-37 0-37-23 0-23 37 0 37z">
          <text:p/>
        </draw:path>
        <draw:path draw:style-name="gr1" draw:text-style-name="P1" draw:layer="layout" svg:width="0.034cm" svg:height="0.036cm" svg:x="22.434cm" svg:y="20.067cm" svg:viewBox="0 0 35 37" svg:d="M17 37c24 0 24-37 0-37-23 0-23 37 0 37z">
          <text:p/>
        </draw:path>
        <draw:path draw:style-name="gr1" draw:text-style-name="P1" draw:layer="layout" svg:width="0.034cm" svg:height="0.035cm" svg:x="22.434cm" svg:y="20.57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5cm" svg:height="0.035cm" svg:x="22.933cm" svg:y="11.028cm" svg:viewBox="0 0 36 36" svg:d="M18 36c24 0 24-36 0-36s-24 36 0 36z">
          <text:p/>
        </draw:path>
        <draw:path draw:style-name="gr1" draw:text-style-name="P1" draw:layer="layout" svg:width="0.035cm" svg:height="0.035cm" svg:x="22.933cm" svg:y="11.53cm" svg:viewBox="0 0 36 36" svg:d="M18 36c24 0 24-36 0-36s-24 36 0 36z">
          <text:p/>
        </draw:path>
        <draw:path draw:style-name="gr1" draw:text-style-name="P1" draw:layer="layout" svg:width="0.035cm" svg:height="0.036cm" svg:x="22.933cm" svg:y="12.032cm" svg:viewBox="0 0 36 37" svg:d="M18 37c24 0 24-37 0-37s-24 37 0 37z">
          <text:p/>
        </draw:path>
        <draw:path draw:style-name="gr1" draw:text-style-name="P1" draw:layer="layout" svg:width="0.035cm" svg:height="0.035cm" svg:x="22.933cm" svg:y="12.535cm" svg:viewBox="0 0 36 36" svg:d="M18 36c24 0 24-36 0-36s-24 36 0 36z">
          <text:p/>
        </draw:path>
        <draw:path draw:style-name="gr1" draw:text-style-name="P1" draw:layer="layout" svg:width="0.035cm" svg:height="0.035cm" svg:x="22.933cm" svg:y="13.037cm" svg:viewBox="0 0 36 36" svg:d="M18 36c24 0 24-36 0-36s-24 36 0 36z">
          <text:p/>
        </draw:path>
        <draw:path draw:style-name="gr1" draw:text-style-name="P1" draw:layer="layout" svg:width="0.035cm" svg:height="0.035cm" svg:x="22.933cm" svg:y="13.539cm" svg:viewBox="0 0 36 36" svg:d="M18 36c24 0 24-36 0-36s-24 36 0 36z">
          <text:p/>
        </draw:path>
        <draw:path draw:style-name="gr1" draw:text-style-name="P1" draw:layer="layout" svg:width="0.035cm" svg:height="0.035cm" svg:x="22.933cm" svg:y="14.041cm" svg:viewBox="0 0 36 36" svg:d="M18 36c24 0 24-36 0-36s-24 36 0 36z">
          <text:p/>
        </draw:path>
        <draw:path draw:style-name="gr1" draw:text-style-name="P1" draw:layer="layout" svg:width="0.035cm" svg:height="0.036cm" svg:x="22.933cm" svg:y="14.543cm" svg:viewBox="0 0 36 37" svg:d="M18 37c24 0 24-37 0-37s-24 37 0 37z">
          <text:p/>
        </draw:path>
        <draw:path draw:style-name="gr1" draw:text-style-name="P1" draw:layer="layout" svg:width="0.035cm" svg:height="0.036cm" svg:x="22.933cm" svg:y="15.045cm" svg:viewBox="0 0 36 37" svg:d="M18 37c24 0 24-37 0-37s-24 37 0 37z">
          <text:p/>
        </draw:path>
        <draw:path draw:style-name="gr1" draw:text-style-name="P1" draw:layer="layout" svg:width="0.035cm" svg:height="0.035cm" svg:x="22.933cm" svg:y="15.548cm" svg:viewBox="0 0 36 36" svg:d="M18 36c24 0 24-36 0-36s-24 36 0 36z">
          <text:p/>
        </draw:path>
        <draw:path draw:style-name="gr1" draw:text-style-name="P1" draw:layer="layout" svg:width="0.035cm" svg:height="0.035cm" svg:x="22.933cm" svg:y="16.05cm" svg:viewBox="0 0 36 36" svg:d="M18 36c24 0 24-36 0-36s-24 36 0 36z">
          <text:p/>
        </draw:path>
        <draw:path draw:style-name="gr1" draw:text-style-name="P1" draw:layer="layout" svg:width="0.035cm" svg:height="0.035cm" svg:x="22.933cm" svg:y="16.552cm" svg:viewBox="0 0 36 36" svg:d="M18 36c24 0 24-36 0-36s-24 36 0 36z">
          <text:p/>
        </draw:path>
        <draw:path draw:style-name="gr1" draw:text-style-name="P1" draw:layer="layout" svg:width="0.035cm" svg:height="0.036cm" svg:x="22.933cm" svg:y="17.054cm" svg:viewBox="0 0 36 37" svg:d="M18 37c24 0 24-37 0-37s-24 37 0 37z">
          <text:p/>
        </draw:path>
        <draw:path draw:style-name="gr1" draw:text-style-name="P1" draw:layer="layout" svg:width="0.035cm" svg:height="0.035cm" svg:x="22.933cm" svg:y="17.557cm" svg:viewBox="0 0 36 36" svg:d="M18 36c24 0 24-36 0-36s-24 36 0 36z">
          <text:p/>
        </draw:path>
        <draw:path draw:style-name="gr1" draw:text-style-name="P1" draw:layer="layout" svg:width="0.035cm" svg:height="0.035cm" svg:x="22.933cm" svg:y="18.059cm" svg:viewBox="0 0 36 36" svg:d="M18 36c24 0 24-36 0-36s-24 36 0 36z">
          <text:p/>
        </draw:path>
        <draw:path draw:style-name="gr1" draw:text-style-name="P1" draw:layer="layout" svg:width="0.035cm" svg:height="0.035cm" svg:x="22.933cm" svg:y="18.561cm" svg:viewBox="0 0 36 36" svg:d="M18 36c24 0 24-36 0-36s-24 36 0 36z">
          <text:p/>
        </draw:path>
        <draw:path draw:style-name="gr1" draw:text-style-name="P1" draw:layer="layout" svg:width="0.035cm" svg:height="0.035cm" svg:x="22.933cm" svg:y="19.063cm" svg:viewBox="0 0 36 36" svg:d="M18 36c24 0 24-36 0-36s-24 36 0 36z">
          <text:p/>
        </draw:path>
        <draw:path draw:style-name="gr1" draw:text-style-name="P1" draw:layer="layout" svg:width="0.035cm" svg:height="0.036cm" svg:x="22.933cm" svg:y="19.565cm" svg:viewBox="0 0 36 37" svg:d="M18 37c24 0 24-37 0-37s-24 37 0 37z">
          <text:p/>
        </draw:path>
        <draw:path draw:style-name="gr1" draw:text-style-name="P1" draw:layer="layout" svg:width="0.035cm" svg:height="0.036cm" svg:x="22.933cm" svg:y="20.067cm" svg:viewBox="0 0 36 37" svg:d="M18 37c24 0 24-37 0-37s-24 37 0 37z">
          <text:p/>
        </draw:path>
        <draw:path draw:style-name="gr1" draw:text-style-name="P1" draw:layer="layout" svg:width="0.035cm" svg:height="0.035cm" svg:x="22.933cm" svg:y="20.57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431cm" svg:y="11.028cm" svg:viewBox="0 0 35 36" svg:d="M17 36c23 0 23-36 0-36s-23 36 0 36z">
          <text:p/>
        </draw:path>
        <draw:path draw:style-name="gr1" draw:text-style-name="P1" draw:layer="layout" svg:width="0.034cm" svg:height="0.035cm" svg:x="23.431cm" svg:y="11.53cm" svg:viewBox="0 0 35 36" svg:d="M17 36c23 0 23-36 0-36s-23 36 0 36z">
          <text:p/>
        </draw:path>
        <draw:path draw:style-name="gr1" draw:text-style-name="P1" draw:layer="layout" svg:width="0.034cm" svg:height="0.036cm" svg:x="23.431cm" svg:y="12.032cm" svg:viewBox="0 0 35 37" svg:d="M17 37c23 0 23-37 0-37s-23 37 0 37z">
          <text:p/>
        </draw:path>
        <draw:path draw:style-name="gr1" draw:text-style-name="P1" draw:layer="layout" svg:width="0.034cm" svg:height="0.035cm" svg:x="23.431cm" svg:y="12.535cm" svg:viewBox="0 0 35 36" svg:d="M17 36c23 0 23-36 0-36s-23 36 0 36z">
          <text:p/>
        </draw:path>
        <draw:path draw:style-name="gr1" draw:text-style-name="P1" draw:layer="layout" svg:width="0.034cm" svg:height="0.035cm" svg:x="23.431cm" svg:y="13.037cm" svg:viewBox="0 0 35 36" svg:d="M17 36c23 0 23-36 0-36s-23 36 0 36z">
          <text:p/>
        </draw:path>
        <draw:path draw:style-name="gr1" draw:text-style-name="P1" draw:layer="layout" svg:width="0.034cm" svg:height="0.035cm" svg:x="23.431cm" svg:y="13.539cm" svg:viewBox="0 0 35 36" svg:d="M17 36c23 0 23-36 0-36s-23 36 0 36z">
          <text:p/>
        </draw:path>
        <draw:path draw:style-name="gr1" draw:text-style-name="P1" draw:layer="layout" svg:width="0.034cm" svg:height="0.035cm" svg:x="23.431cm" svg:y="14.041cm" svg:viewBox="0 0 35 36" svg:d="M17 36c23 0 23-36 0-36s-23 36 0 36z">
          <text:p/>
        </draw:path>
        <draw:path draw:style-name="gr1" draw:text-style-name="P1" draw:layer="layout" svg:width="0.034cm" svg:height="0.036cm" svg:x="23.431cm" svg:y="14.543cm" svg:viewBox="0 0 35 37" svg:d="M17 37c23 0 23-37 0-37s-23 37 0 37z">
          <text:p/>
        </draw:path>
        <draw:path draw:style-name="gr1" draw:text-style-name="P1" draw:layer="layout" svg:width="0.034cm" svg:height="0.036cm" svg:x="23.431cm" svg:y="15.045cm" svg:viewBox="0 0 35 37" svg:d="M17 37c23 0 23-37 0-37s-23 37 0 37z">
          <text:p/>
        </draw:path>
        <draw:path draw:style-name="gr1" draw:text-style-name="P1" draw:layer="layout" svg:width="0.034cm" svg:height="0.035cm" svg:x="23.431cm" svg:y="15.548cm" svg:viewBox="0 0 35 36" svg:d="M17 36c23 0 23-36 0-36s-23 36 0 36z">
          <text:p/>
        </draw:path>
        <draw:path draw:style-name="gr1" draw:text-style-name="P1" draw:layer="layout" svg:width="0.034cm" svg:height="0.035cm" svg:x="23.431cm" svg:y="16.05cm" svg:viewBox="0 0 35 36" svg:d="M17 36c23 0 23-36 0-36s-23 36 0 36z">
          <text:p/>
        </draw:path>
        <draw:path draw:style-name="gr1" draw:text-style-name="P1" draw:layer="layout" svg:width="0.034cm" svg:height="0.035cm" svg:x="23.431cm" svg:y="16.552cm" svg:viewBox="0 0 35 36" svg:d="M17 36c23 0 23-36 0-36s-23 36 0 36z">
          <text:p/>
        </draw:path>
        <draw:path draw:style-name="gr1" draw:text-style-name="P1" draw:layer="layout" svg:width="0.034cm" svg:height="0.036cm" svg:x="23.431cm" svg:y="17.054cm" svg:viewBox="0 0 35 37" svg:d="M17 37c23 0 23-37 0-37s-23 37 0 37z">
          <text:p/>
        </draw:path>
        <draw:path draw:style-name="gr1" draw:text-style-name="P1" draw:layer="layout" svg:width="0.034cm" svg:height="0.035cm" svg:x="23.431cm" svg:y="17.557cm" svg:viewBox="0 0 35 36" svg:d="M17 36c23 0 23-36 0-36s-23 36 0 36z">
          <text:p/>
        </draw:path>
        <draw:path draw:style-name="gr1" draw:text-style-name="P1" draw:layer="layout" svg:width="0.034cm" svg:height="0.035cm" svg:x="23.431cm" svg:y="18.059cm" svg:viewBox="0 0 35 36" svg:d="M17 36c23 0 23-36 0-36s-23 36 0 36z">
          <text:p/>
        </draw:path>
        <draw:path draw:style-name="gr1" draw:text-style-name="P1" draw:layer="layout" svg:width="0.034cm" svg:height="0.035cm" svg:x="23.431cm" svg:y="18.561cm" svg:viewBox="0 0 35 36" svg:d="M17 36c23 0 23-36 0-36s-23 36 0 36z">
          <text:p/>
        </draw:path>
        <draw:path draw:style-name="gr1" draw:text-style-name="P1" draw:layer="layout" svg:width="0.034cm" svg:height="0.035cm" svg:x="23.431cm" svg:y="19.063cm" svg:viewBox="0 0 35 36" svg:d="M17 36c23 0 23-36 0-36s-23 36 0 36z">
          <text:p/>
        </draw:path>
        <draw:path draw:style-name="gr1" draw:text-style-name="P1" draw:layer="layout" svg:width="0.034cm" svg:height="0.036cm" svg:x="23.431cm" svg:y="19.565cm" svg:viewBox="0 0 35 37" svg:d="M17 37c23 0 23-37 0-37s-23 37 0 37z">
          <text:p/>
        </draw:path>
        <draw:path draw:style-name="gr1" draw:text-style-name="P1" draw:layer="layout" svg:width="0.034cm" svg:height="0.036cm" svg:x="23.431cm" svg:y="20.067cm" svg:viewBox="0 0 35 37" svg:d="M17 37c23 0 23-37 0-37s-23 37 0 37z">
          <text:p/>
        </draw:path>
        <draw:path draw:style-name="gr1" draw:text-style-name="P1" draw:layer="layout" svg:width="0.034cm" svg:height="0.035cm" svg:x="23.431cm" svg:y="20.57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4cm" svg:height="0.035cm" svg:x="23.931cm" svg:y="11.028cm" svg:viewBox="0 0 35 36" svg:d="M17 36c24 0 24-36 0-36-23 0-23 36 0 36z">
          <text:p/>
        </draw:path>
        <draw:path draw:style-name="gr1" draw:text-style-name="P1" draw:layer="layout" svg:width="0.034cm" svg:height="0.035cm" svg:x="23.931cm" svg:y="11.53cm" svg:viewBox="0 0 35 36" svg:d="M17 36c24 0 24-36 0-36-23 0-23 36 0 36z">
          <text:p/>
        </draw:path>
        <draw:path draw:style-name="gr1" draw:text-style-name="P1" draw:layer="layout" svg:width="0.034cm" svg:height="0.036cm" svg:x="23.931cm" svg:y="12.032cm" svg:viewBox="0 0 35 37" svg:d="M17 37c24 0 24-37 0-37-23 0-23 37 0 37z">
          <text:p/>
        </draw:path>
        <draw:path draw:style-name="gr1" draw:text-style-name="P1" draw:layer="layout" svg:width="0.034cm" svg:height="0.035cm" svg:x="23.931cm" svg:y="12.535cm" svg:viewBox="0 0 35 36" svg:d="M17 36c24 0 24-36 0-36-23 0-23 36 0 36z">
          <text:p/>
        </draw:path>
        <draw:path draw:style-name="gr1" draw:text-style-name="P1" draw:layer="layout" svg:width="0.034cm" svg:height="0.035cm" svg:x="23.931cm" svg:y="13.037cm" svg:viewBox="0 0 35 36" svg:d="M17 36c24 0 24-36 0-36-23 0-23 36 0 36z">
          <text:p/>
        </draw:path>
        <draw:path draw:style-name="gr1" draw:text-style-name="P1" draw:layer="layout" svg:width="0.034cm" svg:height="0.035cm" svg:x="23.931cm" svg:y="13.539cm" svg:viewBox="0 0 35 36" svg:d="M17 36c24 0 24-36 0-36-23 0-23 36 0 36z">
          <text:p/>
        </draw:path>
        <draw:path draw:style-name="gr1" draw:text-style-name="P1" draw:layer="layout" svg:width="0.034cm" svg:height="0.035cm" svg:x="23.931cm" svg:y="14.041cm" svg:viewBox="0 0 35 36" svg:d="M17 36c24 0 24-36 0-36-23 0-23 36 0 36z">
          <text:p/>
        </draw:path>
        <draw:path draw:style-name="gr1" draw:text-style-name="P1" draw:layer="layout" svg:width="0.034cm" svg:height="0.036cm" svg:x="23.931cm" svg:y="14.543cm" svg:viewBox="0 0 35 37" svg:d="M17 37c24 0 24-37 0-37-23 0-23 37 0 37z">
          <text:p/>
        </draw:path>
        <draw:path draw:style-name="gr1" draw:text-style-name="P1" draw:layer="layout" svg:width="0.034cm" svg:height="0.036cm" svg:x="23.931cm" svg:y="15.045cm" svg:viewBox="0 0 35 37" svg:d="M17 37c24 0 24-37 0-37-23 0-23 37 0 37z">
          <text:p/>
        </draw:path>
        <draw:path draw:style-name="gr1" draw:text-style-name="P1" draw:layer="layout" svg:width="0.034cm" svg:height="0.035cm" svg:x="23.931cm" svg:y="15.548cm" svg:viewBox="0 0 35 36" svg:d="M17 36c24 0 24-36 0-36-23 0-23 36 0 36z">
          <text:p/>
        </draw:path>
        <draw:path draw:style-name="gr1" draw:text-style-name="P1" draw:layer="layout" svg:width="0.034cm" svg:height="0.035cm" svg:x="23.931cm" svg:y="16.05cm" svg:viewBox="0 0 35 36" svg:d="M17 36c24 0 24-36 0-36-23 0-23 36 0 36z">
          <text:p/>
        </draw:path>
        <draw:path draw:style-name="gr1" draw:text-style-name="P1" draw:layer="layout" svg:width="0.034cm" svg:height="0.035cm" svg:x="23.931cm" svg:y="16.552cm" svg:viewBox="0 0 35 36" svg:d="M17 36c24 0 24-36 0-36-23 0-23 36 0 36z">
          <text:p/>
        </draw:path>
        <draw:path draw:style-name="gr1" draw:text-style-name="P1" draw:layer="layout" svg:width="0.034cm" svg:height="0.036cm" svg:x="23.931cm" svg:y="17.054cm" svg:viewBox="0 0 35 37" svg:d="M17 37c24 0 24-37 0-37-23 0-23 37 0 37z">
          <text:p/>
        </draw:path>
        <draw:path draw:style-name="gr1" draw:text-style-name="P1" draw:layer="layout" svg:width="0.034cm" svg:height="0.035cm" svg:x="23.931cm" svg:y="17.557cm" svg:viewBox="0 0 35 36" svg:d="M17 36c24 0 24-36 0-36-23 0-23 36 0 36z">
          <text:p/>
        </draw:path>
        <draw:path draw:style-name="gr1" draw:text-style-name="P1" draw:layer="layout" svg:width="0.034cm" svg:height="0.035cm" svg:x="23.931cm" svg:y="18.059cm" svg:viewBox="0 0 35 36" svg:d="M17 36c24 0 24-36 0-36-23 0-23 36 0 36z">
          <text:p/>
        </draw:path>
        <draw:path draw:style-name="gr1" draw:text-style-name="P1" draw:layer="layout" svg:width="0.034cm" svg:height="0.035cm" svg:x="23.931cm" svg:y="18.561cm" svg:viewBox="0 0 35 36" svg:d="M17 36c24 0 24-36 0-36-23 0-23 36 0 36z">
          <text:p/>
        </draw:path>
        <draw:path draw:style-name="gr1" draw:text-style-name="P1" draw:layer="layout" svg:width="0.034cm" svg:height="0.035cm" svg:x="23.931cm" svg:y="19.063cm" svg:viewBox="0 0 35 36" svg:d="M17 36c24 0 24-36 0-36-23 0-23 36 0 36z">
          <text:p/>
        </draw:path>
        <draw:path draw:style-name="gr1" draw:text-style-name="P1" draw:layer="layout" svg:width="0.034cm" svg:height="0.036cm" svg:x="23.931cm" svg:y="19.565cm" svg:viewBox="0 0 35 37" svg:d="M17 37c24 0 24-37 0-37-23 0-23 37 0 37z">
          <text:p/>
        </draw:path>
        <draw:path draw:style-name="gr1" draw:text-style-name="P1" draw:layer="layout" svg:width="0.034cm" svg:height="0.036cm" svg:x="23.931cm" svg:y="20.067cm" svg:viewBox="0 0 35 37" svg:d="M17 37c24 0 24-37 0-37-23 0-23 37 0 37z">
          <text:p/>
        </draw:path>
        <draw:path draw:style-name="gr1" draw:text-style-name="P1" draw:layer="layout" svg:width="0.034cm" svg:height="0.035cm" svg:x="23.931cm" svg:y="20.57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5cm" svg:height="0.035cm" svg:x="24.43cm" svg:y="11.028cm" svg:viewBox="0 0 36 36" svg:d="M18 36c24 0 24-36 0-36s-24 36 0 36z">
          <text:p/>
        </draw:path>
        <draw:path draw:style-name="gr1" draw:text-style-name="P1" draw:layer="layout" svg:width="0.035cm" svg:height="0.035cm" svg:x="24.43cm" svg:y="11.53cm" svg:viewBox="0 0 36 36" svg:d="M18 36c24 0 24-36 0-36s-24 36 0 36z">
          <text:p/>
        </draw:path>
        <draw:path draw:style-name="gr1" draw:text-style-name="P1" draw:layer="layout" svg:width="0.035cm" svg:height="0.036cm" svg:x="24.43cm" svg:y="12.032cm" svg:viewBox="0 0 36 37" svg:d="M18 37c24 0 24-37 0-37s-24 37 0 37z">
          <text:p/>
        </draw:path>
        <draw:path draw:style-name="gr1" draw:text-style-name="P1" draw:layer="layout" svg:width="0.035cm" svg:height="0.035cm" svg:x="24.43cm" svg:y="12.535cm" svg:viewBox="0 0 36 36" svg:d="M18 36c24 0 24-36 0-36s-24 36 0 36z">
          <text:p/>
        </draw:path>
        <draw:path draw:style-name="gr1" draw:text-style-name="P1" draw:layer="layout" svg:width="0.035cm" svg:height="0.035cm" svg:x="24.43cm" svg:y="13.037cm" svg:viewBox="0 0 36 36" svg:d="M18 36c24 0 24-36 0-36s-24 36 0 36z">
          <text:p/>
        </draw:path>
        <draw:path draw:style-name="gr1" draw:text-style-name="P1" draw:layer="layout" svg:width="0.035cm" svg:height="0.035cm" svg:x="24.43cm" svg:y="13.539cm" svg:viewBox="0 0 36 36" svg:d="M18 36c24 0 24-36 0-36s-24 36 0 36z">
          <text:p/>
        </draw:path>
        <draw:path draw:style-name="gr1" draw:text-style-name="P1" draw:layer="layout" svg:width="0.035cm" svg:height="0.035cm" svg:x="24.43cm" svg:y="14.041cm" svg:viewBox="0 0 36 36" svg:d="M18 36c24 0 24-36 0-36s-24 36 0 36z">
          <text:p/>
        </draw:path>
        <draw:path draw:style-name="gr1" draw:text-style-name="P1" draw:layer="layout" svg:width="0.035cm" svg:height="0.036cm" svg:x="24.43cm" svg:y="14.543cm" svg:viewBox="0 0 36 37" svg:d="M18 37c24 0 24-37 0-37s-24 37 0 37z">
          <text:p/>
        </draw:path>
        <draw:path draw:style-name="gr1" draw:text-style-name="P1" draw:layer="layout" svg:width="0.035cm" svg:height="0.036cm" svg:x="24.43cm" svg:y="15.045cm" svg:viewBox="0 0 36 37" svg:d="M18 37c24 0 24-37 0-37s-24 37 0 37z">
          <text:p/>
        </draw:path>
        <draw:path draw:style-name="gr1" draw:text-style-name="P1" draw:layer="layout" svg:width="0.035cm" svg:height="0.035cm" svg:x="24.43cm" svg:y="15.548cm" svg:viewBox="0 0 36 36" svg:d="M18 36c24 0 24-36 0-36s-24 36 0 36z">
          <text:p/>
        </draw:path>
        <draw:path draw:style-name="gr1" draw:text-style-name="P1" draw:layer="layout" svg:width="0.035cm" svg:height="0.035cm" svg:x="24.43cm" svg:y="16.05cm" svg:viewBox="0 0 36 36" svg:d="M18 36c24 0 24-36 0-36s-24 36 0 36z">
          <text:p/>
        </draw:path>
        <draw:path draw:style-name="gr1" draw:text-style-name="P1" draw:layer="layout" svg:width="0.035cm" svg:height="0.035cm" svg:x="24.43cm" svg:y="16.552cm" svg:viewBox="0 0 36 36" svg:d="M18 36c24 0 24-36 0-36s-24 36 0 36z">
          <text:p/>
        </draw:path>
        <draw:path draw:style-name="gr1" draw:text-style-name="P1" draw:layer="layout" svg:width="0.035cm" svg:height="0.036cm" svg:x="24.43cm" svg:y="17.054cm" svg:viewBox="0 0 36 37" svg:d="M18 37c24 0 24-37 0-37s-24 37 0 37z">
          <text:p/>
        </draw:path>
        <draw:path draw:style-name="gr1" draw:text-style-name="P1" draw:layer="layout" svg:width="0.035cm" svg:height="0.035cm" svg:x="24.43cm" svg:y="17.557cm" svg:viewBox="0 0 36 36" svg:d="M18 36c24 0 24-36 0-36s-24 36 0 36z">
          <text:p/>
        </draw:path>
        <draw:path draw:style-name="gr1" draw:text-style-name="P1" draw:layer="layout" svg:width="0.035cm" svg:height="0.035cm" svg:x="24.43cm" svg:y="18.059cm" svg:viewBox="0 0 36 36" svg:d="M18 36c24 0 24-36 0-36s-24 36 0 36z">
          <text:p/>
        </draw:path>
        <draw:path draw:style-name="gr1" draw:text-style-name="P1" draw:layer="layout" svg:width="0.035cm" svg:height="0.035cm" svg:x="24.43cm" svg:y="18.561cm" svg:viewBox="0 0 36 36" svg:d="M18 36c24 0 24-36 0-36s-24 36 0 36z">
          <text:p/>
        </draw:path>
        <draw:path draw:style-name="gr1" draw:text-style-name="P1" draw:layer="layout" svg:width="0.035cm" svg:height="0.035cm" svg:x="24.43cm" svg:y="19.063cm" svg:viewBox="0 0 36 36" svg:d="M18 36c24 0 24-36 0-36s-24 36 0 36z">
          <text:p/>
        </draw:path>
        <draw:path draw:style-name="gr1" draw:text-style-name="P1" draw:layer="layout" svg:width="0.035cm" svg:height="0.036cm" svg:x="24.43cm" svg:y="19.565cm" svg:viewBox="0 0 36 37" svg:d="M18 37c24 0 24-37 0-37s-24 37 0 37z">
          <text:p/>
        </draw:path>
        <draw:path draw:style-name="gr1" draw:text-style-name="P1" draw:layer="layout" svg:width="0.035cm" svg:height="0.036cm" svg:x="24.43cm" svg:y="20.067cm" svg:viewBox="0 0 36 37" svg:d="M18 37c24 0 24-37 0-37s-24 37 0 37z">
          <text:p/>
        </draw:path>
        <draw:path draw:style-name="gr1" draw:text-style-name="P1" draw:layer="layout" svg:width="0.035cm" svg:height="0.035cm" svg:x="24.43cm" svg:y="20.57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4.928cm" svg:y="11.028cm" svg:viewBox="0 0 35 36" svg:d="M17 36c23 0 23-36 0-36s-23 36 0 36z">
          <text:p/>
        </draw:path>
        <draw:path draw:style-name="gr1" draw:text-style-name="P1" draw:layer="layout" svg:width="0.034cm" svg:height="0.035cm" svg:x="24.928cm" svg:y="11.53cm" svg:viewBox="0 0 35 36" svg:d="M17 36c23 0 23-36 0-36s-23 36 0 36z">
          <text:p/>
        </draw:path>
        <draw:path draw:style-name="gr1" draw:text-style-name="P1" draw:layer="layout" svg:width="0.034cm" svg:height="0.036cm" svg:x="24.928cm" svg:y="12.032cm" svg:viewBox="0 0 35 37" svg:d="M17 37c23 0 23-37 0-37s-23 37 0 37z">
          <text:p/>
        </draw:path>
        <draw:path draw:style-name="gr1" draw:text-style-name="P1" draw:layer="layout" svg:width="0.034cm" svg:height="0.035cm" svg:x="24.928cm" svg:y="12.535cm" svg:viewBox="0 0 35 36" svg:d="M17 36c23 0 23-36 0-36s-23 36 0 36z">
          <text:p/>
        </draw:path>
        <draw:path draw:style-name="gr1" draw:text-style-name="P1" draw:layer="layout" svg:width="0.034cm" svg:height="0.035cm" svg:x="24.928cm" svg:y="13.037cm" svg:viewBox="0 0 35 36" svg:d="M17 36c23 0 23-36 0-36s-23 36 0 36z">
          <text:p/>
        </draw:path>
        <draw:path draw:style-name="gr1" draw:text-style-name="P1" draw:layer="layout" svg:width="0.034cm" svg:height="0.035cm" svg:x="24.928cm" svg:y="13.539cm" svg:viewBox="0 0 35 36" svg:d="M17 36c23 0 23-36 0-36s-23 36 0 36z">
          <text:p/>
        </draw:path>
        <draw:path draw:style-name="gr1" draw:text-style-name="P1" draw:layer="layout" svg:width="0.034cm" svg:height="0.035cm" svg:x="24.928cm" svg:y="14.041cm" svg:viewBox="0 0 35 36" svg:d="M17 36c23 0 23-36 0-36s-23 36 0 36z">
          <text:p/>
        </draw:path>
        <draw:path draw:style-name="gr1" draw:text-style-name="P1" draw:layer="layout" svg:width="0.034cm" svg:height="0.036cm" svg:x="24.928cm" svg:y="14.543cm" svg:viewBox="0 0 35 37" svg:d="M17 37c23 0 23-37 0-37s-23 37 0 37z">
          <text:p/>
        </draw:path>
        <draw:path draw:style-name="gr1" draw:text-style-name="P1" draw:layer="layout" svg:width="0.034cm" svg:height="0.036cm" svg:x="24.928cm" svg:y="15.045cm" svg:viewBox="0 0 35 37" svg:d="M17 37c23 0 23-37 0-37s-23 37 0 37z">
          <text:p/>
        </draw:path>
        <draw:path draw:style-name="gr1" draw:text-style-name="P1" draw:layer="layout" svg:width="0.034cm" svg:height="0.035cm" svg:x="24.928cm" svg:y="15.548cm" svg:viewBox="0 0 35 36" svg:d="M17 36c23 0 23-36 0-36s-23 36 0 36z">
          <text:p/>
        </draw:path>
        <draw:path draw:style-name="gr1" draw:text-style-name="P1" draw:layer="layout" svg:width="0.034cm" svg:height="0.035cm" svg:x="24.928cm" svg:y="16.05cm" svg:viewBox="0 0 35 36" svg:d="M17 36c23 0 23-36 0-36s-23 36 0 36z">
          <text:p/>
        </draw:path>
        <draw:path draw:style-name="gr1" draw:text-style-name="P1" draw:layer="layout" svg:width="0.034cm" svg:height="0.035cm" svg:x="24.928cm" svg:y="16.552cm" svg:viewBox="0 0 35 36" svg:d="M17 36c23 0 23-36 0-36s-23 36 0 36z">
          <text:p/>
        </draw:path>
        <draw:path draw:style-name="gr1" draw:text-style-name="P1" draw:layer="layout" svg:width="0.034cm" svg:height="0.036cm" svg:x="24.928cm" svg:y="17.054cm" svg:viewBox="0 0 35 37" svg:d="M17 37c23 0 23-37 0-37s-23 37 0 37z">
          <text:p/>
        </draw:path>
        <draw:path draw:style-name="gr1" draw:text-style-name="P1" draw:layer="layout" svg:width="0.034cm" svg:height="0.035cm" svg:x="24.928cm" svg:y="17.557cm" svg:viewBox="0 0 35 36" svg:d="M17 36c23 0 23-36 0-36s-23 36 0 36z">
          <text:p/>
        </draw:path>
        <draw:path draw:style-name="gr1" draw:text-style-name="P1" draw:layer="layout" svg:width="0.034cm" svg:height="0.035cm" svg:x="24.928cm" svg:y="18.059cm" svg:viewBox="0 0 35 36" svg:d="M17 36c23 0 23-36 0-36s-23 36 0 36z">
          <text:p/>
        </draw:path>
        <draw:path draw:style-name="gr1" draw:text-style-name="P1" draw:layer="layout" svg:width="0.034cm" svg:height="0.035cm" svg:x="24.928cm" svg:y="18.561cm" svg:viewBox="0 0 35 36" svg:d="M17 36c23 0 23-36 0-36s-23 36 0 36z">
          <text:p/>
        </draw:path>
        <draw:path draw:style-name="gr1" draw:text-style-name="P1" draw:layer="layout" svg:width="0.034cm" svg:height="0.035cm" svg:x="24.928cm" svg:y="19.063cm" svg:viewBox="0 0 35 36" svg:d="M17 36c23 0 23-36 0-36s-23 36 0 36z">
          <text:p/>
        </draw:path>
        <draw:path draw:style-name="gr1" draw:text-style-name="P1" draw:layer="layout" svg:width="0.034cm" svg:height="0.036cm" svg:x="24.928cm" svg:y="19.565cm" svg:viewBox="0 0 35 37" svg:d="M17 37c23 0 23-37 0-37s-23 37 0 37z">
          <text:p/>
        </draw:path>
        <draw:path draw:style-name="gr1" draw:text-style-name="P1" draw:layer="layout" svg:width="0.034cm" svg:height="0.036cm" svg:x="24.928cm" svg:y="20.067cm" svg:viewBox="0 0 35 37" svg:d="M17 37c23 0 23-37 0-37s-23 37 0 37z">
          <text:p/>
        </draw:path>
        <draw:path draw:style-name="gr1" draw:text-style-name="P1" draw:layer="layout" svg:width="0.034cm" svg:height="0.035cm" svg:x="24.928cm" svg:y="20.57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11.028cm" svg:viewBox="0 0 35 36" svg:d="M17 36c23 0 23-36 0-36s-23 36 0 36z">
          <text:p/>
        </draw:path>
        <draw:path draw:style-name="gr1" draw:text-style-name="P1" draw:layer="layout" svg:width="0.034cm" svg:height="0.035cm" svg:x="25.428cm" svg:y="11.53cm" svg:viewBox="0 0 35 36" svg:d="M17 36c23 0 23-36 0-36s-23 36 0 36z">
          <text:p/>
        </draw:path>
        <draw:path draw:style-name="gr1" draw:text-style-name="P1" draw:layer="layout" svg:width="0.034cm" svg:height="0.036cm" svg:x="25.428cm" svg:y="12.032cm" svg:viewBox="0 0 35 37" svg:d="M17 37c23 0 23-37 0-37s-23 37 0 37z">
          <text:p/>
        </draw:path>
        <draw:path draw:style-name="gr1" draw:text-style-name="P1" draw:layer="layout" svg:width="0.034cm" svg:height="0.035cm" svg:x="25.428cm" svg:y="12.535cm" svg:viewBox="0 0 35 36" svg:d="M17 36c23 0 23-36 0-36s-23 36 0 36z">
          <text:p/>
        </draw:path>
        <draw:path draw:style-name="gr1" draw:text-style-name="P1" draw:layer="layout" svg:width="0.034cm" svg:height="0.035cm" svg:x="25.428cm" svg:y="13.037cm" svg:viewBox="0 0 35 36" svg:d="M17 36c23 0 23-36 0-36s-23 36 0 36z">
          <text:p/>
        </draw:path>
        <draw:path draw:style-name="gr1" draw:text-style-name="P1" draw:layer="layout" svg:width="0.034cm" svg:height="0.035cm" svg:x="25.428cm" svg:y="13.539cm" svg:viewBox="0 0 35 36" svg:d="M17 36c23 0 23-36 0-36s-23 36 0 36z">
          <text:p/>
        </draw:path>
        <draw:path draw:style-name="gr1" draw:text-style-name="P1" draw:layer="layout" svg:width="0.034cm" svg:height="0.035cm" svg:x="25.428cm" svg:y="14.041cm" svg:viewBox="0 0 35 36" svg:d="M17 36c23 0 23-36 0-36s-23 36 0 36z">
          <text:p/>
        </draw:path>
        <draw:path draw:style-name="gr1" draw:text-style-name="P1" draw:layer="layout" svg:width="0.034cm" svg:height="0.036cm" svg:x="25.428cm" svg:y="14.543cm" svg:viewBox="0 0 35 37" svg:d="M17 37c23 0 23-37 0-37s-23 37 0 37z">
          <text:p/>
        </draw:path>
        <draw:path draw:style-name="gr1" draw:text-style-name="P1" draw:layer="layout" svg:width="0.034cm" svg:height="0.036cm" svg:x="25.428cm" svg:y="15.045cm" svg:viewBox="0 0 35 37" svg:d="M17 37c23 0 23-37 0-37s-23 37 0 37z">
          <text:p/>
        </draw:path>
        <draw:path draw:style-name="gr1" draw:text-style-name="P1" draw:layer="layout" svg:width="0.034cm" svg:height="0.035cm" svg:x="25.428cm" svg:y="15.548cm" svg:viewBox="0 0 35 36" svg:d="M17 36c23 0 23-36 0-36s-23 36 0 36z">
          <text:p/>
        </draw:path>
        <draw:path draw:style-name="gr1" draw:text-style-name="P1" draw:layer="layout" svg:width="0.034cm" svg:height="0.035cm" svg:x="25.428cm" svg:y="16.05cm" svg:viewBox="0 0 35 36" svg:d="M17 36c23 0 23-36 0-36s-23 36 0 36z">
          <text:p/>
        </draw:path>
        <draw:path draw:style-name="gr1" draw:text-style-name="P1" draw:layer="layout" svg:width="0.034cm" svg:height="0.035cm" svg:x="25.428cm" svg:y="16.552cm" svg:viewBox="0 0 35 36" svg:d="M17 36c23 0 23-36 0-36s-23 36 0 36z">
          <text:p/>
        </draw:path>
        <draw:path draw:style-name="gr1" draw:text-style-name="P1" draw:layer="layout" svg:width="0.034cm" svg:height="0.036cm" svg:x="25.428cm" svg:y="17.054cm" svg:viewBox="0 0 35 37" svg:d="M17 37c23 0 23-37 0-37s-23 37 0 37z">
          <text:p/>
        </draw:path>
        <draw:path draw:style-name="gr1" draw:text-style-name="P1" draw:layer="layout" svg:width="0.034cm" svg:height="0.035cm" svg:x="25.428cm" svg:y="17.557cm" svg:viewBox="0 0 35 36" svg:d="M17 36c23 0 23-36 0-36s-23 36 0 36z">
          <text:p/>
        </draw:path>
        <draw:path draw:style-name="gr1" draw:text-style-name="P1" draw:layer="layout" svg:width="0.034cm" svg:height="0.035cm" svg:x="25.428cm" svg:y="18.059cm" svg:viewBox="0 0 35 36" svg:d="M17 36c23 0 23-36 0-36s-23 36 0 36z">
          <text:p/>
        </draw:path>
        <draw:path draw:style-name="gr1" draw:text-style-name="P1" draw:layer="layout" svg:width="0.034cm" svg:height="0.035cm" svg:x="25.428cm" svg:y="18.561cm" svg:viewBox="0 0 35 36" svg:d="M17 36c23 0 23-36 0-36s-23 36 0 36z">
          <text:p/>
        </draw:path>
        <draw:path draw:style-name="gr1" draw:text-style-name="P1" draw:layer="layout" svg:width="0.034cm" svg:height="0.035cm" svg:x="25.428cm" svg:y="19.063cm" svg:viewBox="0 0 35 36" svg:d="M17 36c23 0 23-36 0-36s-23 36 0 36z">
          <text:p/>
        </draw:path>
        <draw:path draw:style-name="gr1" draw:text-style-name="P1" draw:layer="layout" svg:width="0.034cm" svg:height="0.036cm" svg:x="25.428cm" svg:y="19.565cm" svg:viewBox="0 0 35 37" svg:d="M17 37c23 0 23-37 0-37s-23 37 0 37z">
          <text:p/>
        </draw:path>
        <draw:path draw:style-name="gr1" draw:text-style-name="P1" draw:layer="layout" svg:width="0.034cm" svg:height="0.036cm" svg:x="25.428cm" svg:y="20.067cm" svg:viewBox="0 0 35 37" svg:d="M17 37c23 0 23-37 0-37s-23 37 0 37z">
          <text:p/>
        </draw:path>
        <draw:path draw:style-name="gr1" draw:text-style-name="P1" draw:layer="layout" svg:width="0.034cm" svg:height="0.035cm" svg:x="25.428cm" svg:y="20.57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5.926cm" svg:y="11.028cm" svg:viewBox="0 0 35 36" svg:d="M18 36c23 0 23-36 0-36-24 0-24 36 0 36z">
          <text:p/>
        </draw:path>
        <draw:path draw:style-name="gr1" draw:text-style-name="P1" draw:layer="layout" svg:width="0.034cm" svg:height="0.035cm" svg:x="25.926cm" svg:y="11.53cm" svg:viewBox="0 0 35 36" svg:d="M18 36c23 0 23-36 0-36-24 0-24 36 0 36z">
          <text:p/>
        </draw:path>
        <draw:path draw:style-name="gr1" draw:text-style-name="P1" draw:layer="layout" svg:width="0.034cm" svg:height="0.036cm" svg:x="25.926cm" svg:y="12.032cm" svg:viewBox="0 0 35 37" svg:d="M18 37c23 0 23-37 0-37-24 0-24 37 0 37z">
          <text:p/>
        </draw:path>
        <draw:path draw:style-name="gr1" draw:text-style-name="P1" draw:layer="layout" svg:width="0.034cm" svg:height="0.035cm" svg:x="25.926cm" svg:y="12.535cm" svg:viewBox="0 0 35 36" svg:d="M18 36c23 0 23-36 0-36-24 0-24 36 0 36z">
          <text:p/>
        </draw:path>
        <draw:path draw:style-name="gr1" draw:text-style-name="P1" draw:layer="layout" svg:width="0.034cm" svg:height="0.035cm" svg:x="25.926cm" svg:y="13.037cm" svg:viewBox="0 0 35 36" svg:d="M18 36c23 0 23-36 0-36-24 0-24 36 0 36z">
          <text:p/>
        </draw:path>
        <draw:path draw:style-name="gr1" draw:text-style-name="P1" draw:layer="layout" svg:width="0.034cm" svg:height="0.035cm" svg:x="25.926cm" svg:y="13.539cm" svg:viewBox="0 0 35 36" svg:d="M18 36c23 0 23-36 0-36-24 0-24 36 0 36z">
          <text:p/>
        </draw:path>
        <draw:path draw:style-name="gr1" draw:text-style-name="P1" draw:layer="layout" svg:width="0.034cm" svg:height="0.035cm" svg:x="25.926cm" svg:y="14.041cm" svg:viewBox="0 0 35 36" svg:d="M18 36c23 0 23-36 0-36-24 0-24 36 0 36z">
          <text:p/>
        </draw:path>
        <draw:path draw:style-name="gr1" draw:text-style-name="P1" draw:layer="layout" svg:width="0.034cm" svg:height="0.036cm" svg:x="25.926cm" svg:y="14.543cm" svg:viewBox="0 0 35 37" svg:d="M18 37c23 0 23-37 0-37-24 0-24 37 0 37z">
          <text:p/>
        </draw:path>
        <draw:path draw:style-name="gr1" draw:text-style-name="P1" draw:layer="layout" svg:width="0.034cm" svg:height="0.036cm" svg:x="25.926cm" svg:y="15.045cm" svg:viewBox="0 0 35 37" svg:d="M18 37c23 0 23-37 0-37-24 0-24 37 0 37z">
          <text:p/>
        </draw:path>
        <draw:path draw:style-name="gr1" draw:text-style-name="P1" draw:layer="layout" svg:width="0.034cm" svg:height="0.035cm" svg:x="25.926cm" svg:y="15.548cm" svg:viewBox="0 0 35 36" svg:d="M18 36c23 0 23-36 0-36-24 0-24 36 0 36z">
          <text:p/>
        </draw:path>
        <draw:path draw:style-name="gr1" draw:text-style-name="P1" draw:layer="layout" svg:width="0.034cm" svg:height="0.035cm" svg:x="25.926cm" svg:y="16.05cm" svg:viewBox="0 0 35 36" svg:d="M18 36c23 0 23-36 0-36-24 0-24 36 0 36z">
          <text:p/>
        </draw:path>
        <draw:path draw:style-name="gr1" draw:text-style-name="P1" draw:layer="layout" svg:width="0.034cm" svg:height="0.035cm" svg:x="25.926cm" svg:y="16.552cm" svg:viewBox="0 0 35 36" svg:d="M18 36c23 0 23-36 0-36-24 0-24 36 0 36z">
          <text:p/>
        </draw:path>
        <draw:path draw:style-name="gr1" draw:text-style-name="P1" draw:layer="layout" svg:width="0.034cm" svg:height="0.036cm" svg:x="25.926cm" svg:y="17.054cm" svg:viewBox="0 0 35 37" svg:d="M18 37c23 0 23-37 0-37-24 0-24 37 0 37z">
          <text:p/>
        </draw:path>
        <draw:path draw:style-name="gr1" draw:text-style-name="P1" draw:layer="layout" svg:width="0.034cm" svg:height="0.035cm" svg:x="25.926cm" svg:y="17.557cm" svg:viewBox="0 0 35 36" svg:d="M18 36c23 0 23-36 0-36-24 0-24 36 0 36z">
          <text:p/>
        </draw:path>
        <draw:path draw:style-name="gr1" draw:text-style-name="P1" draw:layer="layout" svg:width="0.034cm" svg:height="0.035cm" svg:x="25.926cm" svg:y="18.059cm" svg:viewBox="0 0 35 36" svg:d="M18 36c23 0 23-36 0-36-24 0-24 36 0 36z">
          <text:p/>
        </draw:path>
        <draw:path draw:style-name="gr1" draw:text-style-name="P1" draw:layer="layout" svg:width="0.034cm" svg:height="0.035cm" svg:x="25.926cm" svg:y="18.561cm" svg:viewBox="0 0 35 36" svg:d="M18 36c23 0 23-36 0-36-24 0-24 36 0 36z">
          <text:p/>
        </draw:path>
        <draw:path draw:style-name="gr1" draw:text-style-name="P1" draw:layer="layout" svg:width="0.034cm" svg:height="0.035cm" svg:x="25.926cm" svg:y="19.063cm" svg:viewBox="0 0 35 36" svg:d="M18 36c23 0 23-36 0-36-24 0-24 36 0 36z">
          <text:p/>
        </draw:path>
        <draw:path draw:style-name="gr1" draw:text-style-name="P1" draw:layer="layout" svg:width="0.034cm" svg:height="0.036cm" svg:x="25.926cm" svg:y="19.565cm" svg:viewBox="0 0 35 37" svg:d="M18 37c23 0 23-37 0-37-24 0-24 37 0 37z">
          <text:p/>
        </draw:path>
        <draw:path draw:style-name="gr1" draw:text-style-name="P1" draw:layer="layout" svg:width="0.034cm" svg:height="0.036cm" svg:x="25.926cm" svg:y="20.067cm" svg:viewBox="0 0 35 37" svg:d="M18 37c23 0 23-37 0-37-24 0-24 37 0 37z">
          <text:p/>
        </draw:path>
        <draw:path draw:style-name="gr1" draw:text-style-name="P1" draw:layer="layout" svg:width="0.034cm" svg:height="0.035cm" svg:x="25.926cm" svg:y="20.57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425cm" svg:y="11.028cm" svg:viewBox="0 0 35 36" svg:d="M18 36c22 0 22-36 0-36-24 0-24 36 0 36z">
          <text:p/>
        </draw:path>
        <draw:path draw:style-name="gr1" draw:text-style-name="P1" draw:layer="layout" svg:width="0.034cm" svg:height="0.035cm" svg:x="26.425cm" svg:y="11.53cm" svg:viewBox="0 0 35 36" svg:d="M18 36c22 0 22-36 0-36-24 0-24 36 0 36z">
          <text:p/>
        </draw:path>
        <draw:path draw:style-name="gr1" draw:text-style-name="P1" draw:layer="layout" svg:width="0.034cm" svg:height="0.036cm" svg:x="26.425cm" svg:y="12.032cm" svg:viewBox="0 0 35 37" svg:d="M18 37c22 0 22-37 0-37-24 0-24 37 0 37z">
          <text:p/>
        </draw:path>
        <draw:path draw:style-name="gr1" draw:text-style-name="P1" draw:layer="layout" svg:width="0.034cm" svg:height="0.035cm" svg:x="26.425cm" svg:y="12.535cm" svg:viewBox="0 0 35 36" svg:d="M18 36c22 0 22-36 0-36-24 0-24 36 0 36z">
          <text:p/>
        </draw:path>
        <draw:path draw:style-name="gr1" draw:text-style-name="P1" draw:layer="layout" svg:width="0.034cm" svg:height="0.035cm" svg:x="26.425cm" svg:y="13.037cm" svg:viewBox="0 0 35 36" svg:d="M18 36c22 0 22-36 0-36-24 0-24 36 0 36z">
          <text:p/>
        </draw:path>
        <draw:path draw:style-name="gr1" draw:text-style-name="P1" draw:layer="layout" svg:width="0.034cm" svg:height="0.035cm" svg:x="26.425cm" svg:y="13.539cm" svg:viewBox="0 0 35 36" svg:d="M18 36c22 0 22-36 0-36-24 0-24 36 0 36z">
          <text:p/>
        </draw:path>
        <draw:path draw:style-name="gr1" draw:text-style-name="P1" draw:layer="layout" svg:width="0.034cm" svg:height="0.035cm" svg:x="26.425cm" svg:y="14.041cm" svg:viewBox="0 0 35 36" svg:d="M18 36c22 0 22-36 0-36-24 0-24 36 0 36z">
          <text:p/>
        </draw:path>
        <draw:path draw:style-name="gr1" draw:text-style-name="P1" draw:layer="layout" svg:width="0.034cm" svg:height="0.036cm" svg:x="26.425cm" svg:y="14.543cm" svg:viewBox="0 0 35 37" svg:d="M18 37c22 0 22-37 0-37-24 0-24 37 0 37z">
          <text:p/>
        </draw:path>
        <draw:path draw:style-name="gr1" draw:text-style-name="P1" draw:layer="layout" svg:width="0.034cm" svg:height="0.036cm" svg:x="26.425cm" svg:y="15.045cm" svg:viewBox="0 0 35 37" svg:d="M18 37c22 0 22-37 0-37-24 0-24 37 0 37z">
          <text:p/>
        </draw:path>
        <draw:path draw:style-name="gr1" draw:text-style-name="P1" draw:layer="layout" svg:width="0.034cm" svg:height="0.035cm" svg:x="26.425cm" svg:y="15.548cm" svg:viewBox="0 0 35 36" svg:d="M18 36c22 0 22-36 0-36-24 0-24 36 0 36z">
          <text:p/>
        </draw:path>
        <draw:path draw:style-name="gr1" draw:text-style-name="P1" draw:layer="layout" svg:width="0.034cm" svg:height="0.035cm" svg:x="26.425cm" svg:y="16.05cm" svg:viewBox="0 0 35 36" svg:d="M18 36c22 0 22-36 0-36-24 0-24 36 0 36z">
          <text:p/>
        </draw:path>
        <draw:path draw:style-name="gr1" draw:text-style-name="P1" draw:layer="layout" svg:width="0.034cm" svg:height="0.035cm" svg:x="26.425cm" svg:y="16.552cm" svg:viewBox="0 0 35 36" svg:d="M18 36c22 0 22-36 0-36-24 0-24 36 0 36z">
          <text:p/>
        </draw:path>
        <draw:path draw:style-name="gr1" draw:text-style-name="P1" draw:layer="layout" svg:width="0.034cm" svg:height="0.036cm" svg:x="26.425cm" svg:y="17.054cm" svg:viewBox="0 0 35 37" svg:d="M18 37c22 0 22-37 0-37-24 0-24 37 0 37z">
          <text:p/>
        </draw:path>
        <draw:path draw:style-name="gr1" draw:text-style-name="P1" draw:layer="layout" svg:width="0.034cm" svg:height="0.035cm" svg:x="26.425cm" svg:y="17.557cm" svg:viewBox="0 0 35 36" svg:d="M18 36c22 0 22-36 0-36-24 0-24 36 0 36z">
          <text:p/>
        </draw:path>
        <draw:path draw:style-name="gr1" draw:text-style-name="P1" draw:layer="layout" svg:width="0.034cm" svg:height="0.035cm" svg:x="26.425cm" svg:y="18.059cm" svg:viewBox="0 0 35 36" svg:d="M18 36c22 0 22-36 0-36-24 0-24 36 0 36z">
          <text:p/>
        </draw:path>
        <draw:path draw:style-name="gr1" draw:text-style-name="P1" draw:layer="layout" svg:width="0.034cm" svg:height="0.035cm" svg:x="26.425cm" svg:y="18.561cm" svg:viewBox="0 0 35 36" svg:d="M18 36c22 0 22-36 0-36-24 0-24 36 0 36z">
          <text:p/>
        </draw:path>
        <draw:path draw:style-name="gr1" draw:text-style-name="P1" draw:layer="layout" svg:width="0.034cm" svg:height="0.035cm" svg:x="26.425cm" svg:y="19.063cm" svg:viewBox="0 0 35 36" svg:d="M18 36c22 0 22-36 0-36-24 0-24 36 0 36z">
          <text:p/>
        </draw:path>
        <draw:path draw:style-name="gr1" draw:text-style-name="P1" draw:layer="layout" svg:width="0.034cm" svg:height="0.036cm" svg:x="26.425cm" svg:y="19.565cm" svg:viewBox="0 0 35 37" svg:d="M18 37c22 0 22-37 0-37-24 0-24 37 0 37z">
          <text:p/>
        </draw:path>
        <draw:path draw:style-name="gr1" draw:text-style-name="P1" draw:layer="layout" svg:width="0.034cm" svg:height="0.036cm" svg:x="26.425cm" svg:y="20.067cm" svg:viewBox="0 0 35 37" svg:d="M18 37c22 0 22-37 0-37-24 0-24 37 0 37z">
          <text:p/>
        </draw:path>
        <draw:path draw:style-name="gr1" draw:text-style-name="P1" draw:layer="layout" svg:width="0.034cm" svg:height="0.035cm" svg:x="26.425cm" svg:y="20.57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11.028cm" svg:viewBox="0 0 35 36" svg:d="M17 36c24 0 24-36 0-36-22 0-23 36 0 36z">
          <text:p/>
        </draw:path>
        <draw:path draw:style-name="gr1" draw:text-style-name="P1" draw:layer="layout" svg:width="0.034cm" svg:height="0.035cm" svg:x="0.981cm" svg:y="11.53cm" svg:viewBox="0 0 35 36" svg:d="M17 36c24 0 24-36 0-36-22 0-23 36 0 36z">
          <text:p/>
        </draw:path>
        <draw:path draw:style-name="gr1" draw:text-style-name="P1" draw:layer="layout" svg:width="0.034cm" svg:height="0.036cm" svg:x="0.981cm" svg:y="12.032cm" svg:viewBox="0 0 35 37" svg:d="M17 37c24 0 24-37 0-37-22 0-23 37 0 37z">
          <text:p/>
        </draw:path>
        <draw:path draw:style-name="gr1" draw:text-style-name="P1" draw:layer="layout" svg:width="0.034cm" svg:height="0.035cm" svg:x="0.981cm" svg:y="12.535cm" svg:viewBox="0 0 35 36" svg:d="M17 36c24 0 24-36 0-36-22 0-23 36 0 36z">
          <text:p/>
        </draw:path>
        <draw:path draw:style-name="gr1" draw:text-style-name="P1" draw:layer="layout" svg:width="0.034cm" svg:height="0.035cm" svg:x="0.981cm" svg:y="13.037cm" svg:viewBox="0 0 35 36" svg:d="M17 36c24 0 24-36 0-36-22 0-23 36 0 36z">
          <text:p/>
        </draw:path>
        <draw:path draw:style-name="gr1" draw:text-style-name="P1" draw:layer="layout" svg:width="0.034cm" svg:height="0.035cm" svg:x="0.981cm" svg:y="13.539cm" svg:viewBox="0 0 35 36" svg:d="M17 36c24 0 24-36 0-36-22 0-23 36 0 36z">
          <text:p/>
        </draw:path>
        <draw:path draw:style-name="gr1" draw:text-style-name="P1" draw:layer="layout" svg:width="0.034cm" svg:height="0.035cm" svg:x="0.981cm" svg:y="14.041cm" svg:viewBox="0 0 35 36" svg:d="M17 36c24 0 24-36 0-36-22 0-23 36 0 36z">
          <text:p/>
        </draw:path>
        <draw:path draw:style-name="gr1" draw:text-style-name="P1" draw:layer="layout" svg:width="0.034cm" svg:height="0.036cm" svg:x="0.981cm" svg:y="14.543cm" svg:viewBox="0 0 35 37" svg:d="M17 37c24 0 24-37 0-37-22 0-23 37 0 37z">
          <text:p/>
        </draw:path>
        <draw:path draw:style-name="gr1" draw:text-style-name="P1" draw:layer="layout" svg:width="0.034cm" svg:height="0.036cm" svg:x="0.981cm" svg:y="15.045cm" svg:viewBox="0 0 35 37" svg:d="M17 37c24 0 24-37 0-37-22 0-23 37 0 37z">
          <text:p/>
        </draw:path>
        <draw:path draw:style-name="gr1" draw:text-style-name="P1" draw:layer="layout" svg:width="0.034cm" svg:height="0.035cm" svg:x="0.981cm" svg:y="15.548cm" svg:viewBox="0 0 35 36" svg:d="M17 36c24 0 24-36 0-36-22 0-23 36 0 36z">
          <text:p/>
        </draw:path>
        <draw:path draw:style-name="gr1" draw:text-style-name="P1" draw:layer="layout" svg:width="0.034cm" svg:height="0.035cm" svg:x="0.981cm" svg:y="16.05cm" svg:viewBox="0 0 35 36" svg:d="M17 36c24 0 24-36 0-36-22 0-23 36 0 36z">
          <text:p/>
        </draw:path>
        <draw:path draw:style-name="gr1" draw:text-style-name="P1" draw:layer="layout" svg:width="0.034cm" svg:height="0.035cm" svg:x="0.981cm" svg:y="16.552cm" svg:viewBox="0 0 35 36" svg:d="M17 36c24 0 24-36 0-36-22 0-23 36 0 36z">
          <text:p/>
        </draw:path>
        <draw:path draw:style-name="gr1" draw:text-style-name="P1" draw:layer="layout" svg:width="0.034cm" svg:height="0.036cm" svg:x="0.981cm" svg:y="17.054cm" svg:viewBox="0 0 35 37" svg:d="M17 37c24 0 24-37 0-37-22 0-23 37 0 37z">
          <text:p/>
        </draw:path>
        <draw:path draw:style-name="gr1" draw:text-style-name="P1" draw:layer="layout" svg:width="0.034cm" svg:height="0.035cm" svg:x="0.981cm" svg:y="17.557cm" svg:viewBox="0 0 35 36" svg:d="M17 36c24 0 24-36 0-36-22 0-23 36 0 36z">
          <text:p/>
        </draw:path>
        <draw:path draw:style-name="gr1" draw:text-style-name="P1" draw:layer="layout" svg:width="0.034cm" svg:height="0.035cm" svg:x="0.981cm" svg:y="18.059cm" svg:viewBox="0 0 35 36" svg:d="M17 36c24 0 24-36 0-36-22 0-23 36 0 36z">
          <text:p/>
        </draw:path>
        <draw:path draw:style-name="gr1" draw:text-style-name="P1" draw:layer="layout" svg:width="0.034cm" svg:height="0.035cm" svg:x="0.981cm" svg:y="18.561cm" svg:viewBox="0 0 35 36" svg:d="M17 36c24 0 24-36 0-36-22 0-23 36 0 36z">
          <text:p/>
        </draw:path>
        <draw:path draw:style-name="gr1" draw:text-style-name="P1" draw:layer="layout" svg:width="0.034cm" svg:height="0.035cm" svg:x="0.981cm" svg:y="19.063cm" svg:viewBox="0 0 35 36" svg:d="M17 36c24 0 24-36 0-36-22 0-23 36 0 36z">
          <text:p/>
        </draw:path>
        <draw:path draw:style-name="gr1" draw:text-style-name="P1" draw:layer="layout" svg:width="0.034cm" svg:height="0.036cm" svg:x="0.981cm" svg:y="19.565cm" svg:viewBox="0 0 35 37" svg:d="M17 37c24 0 24-37 0-37-22 0-23 37 0 37z">
          <text:p/>
        </draw:path>
        <draw:path draw:style-name="gr1" draw:text-style-name="P1" draw:layer="layout" svg:width="0.034cm" svg:height="0.036cm" svg:x="0.981cm" svg:y="20.067cm" svg:viewBox="0 0 35 37" svg:d="M17 37c24 0 24-37 0-37-22 0-23 37 0 37z">
          <text:p/>
        </draw:path>
        <draw:path draw:style-name="gr1" draw:text-style-name="P1" draw:layer="layout" svg:width="0.034cm" svg:height="0.035cm" svg:x="0.981cm" svg:y="20.57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5cm" svg:height="0.035cm" svg:x="1.48cm" svg:y="11.028cm" svg:viewBox="0 0 36 36" svg:d="M18 36c24 0 24-36 0-36-23 0-24 36 0 36z">
          <text:p/>
        </draw:path>
        <draw:path draw:style-name="gr1" draw:text-style-name="P1" draw:layer="layout" svg:width="0.035cm" svg:height="0.035cm" svg:x="1.48cm" svg:y="11.53cm" svg:viewBox="0 0 36 36" svg:d="M18 36c24 0 24-36 0-36-23 0-24 36 0 36z">
          <text:p/>
        </draw:path>
        <draw:path draw:style-name="gr1" draw:text-style-name="P1" draw:layer="layout" svg:width="0.035cm" svg:height="0.036cm" svg:x="1.48cm" svg:y="12.032cm" svg:viewBox="0 0 36 37" svg:d="M18 37c24 0 24-37 0-37-23 0-24 37 0 37z">
          <text:p/>
        </draw:path>
        <draw:path draw:style-name="gr1" draw:text-style-name="P1" draw:layer="layout" svg:width="0.035cm" svg:height="0.035cm" svg:x="1.48cm" svg:y="12.535cm" svg:viewBox="0 0 36 36" svg:d="M18 36c24 0 24-36 0-36-23 0-24 36 0 36z">
          <text:p/>
        </draw:path>
        <draw:path draw:style-name="gr1" draw:text-style-name="P1" draw:layer="layout" svg:width="0.035cm" svg:height="0.035cm" svg:x="1.48cm" svg:y="13.037cm" svg:viewBox="0 0 36 36" svg:d="M18 36c24 0 24-36 0-36-23 0-24 36 0 36z">
          <text:p/>
        </draw:path>
        <draw:path draw:style-name="gr1" draw:text-style-name="P1" draw:layer="layout" svg:width="0.035cm" svg:height="0.035cm" svg:x="1.48cm" svg:y="13.539cm" svg:viewBox="0 0 36 36" svg:d="M18 36c24 0 24-36 0-36-23 0-24 36 0 36z">
          <text:p/>
        </draw:path>
        <draw:path draw:style-name="gr1" draw:text-style-name="P1" draw:layer="layout" svg:width="0.035cm" svg:height="0.035cm" svg:x="1.48cm" svg:y="14.041cm" svg:viewBox="0 0 36 36" svg:d="M18 36c24 0 24-36 0-36-23 0-24 36 0 36z">
          <text:p/>
        </draw:path>
        <draw:path draw:style-name="gr1" draw:text-style-name="P1" draw:layer="layout" svg:width="0.035cm" svg:height="0.036cm" svg:x="1.48cm" svg:y="14.543cm" svg:viewBox="0 0 36 37" svg:d="M18 37c24 0 24-37 0-37-23 0-24 37 0 37z">
          <text:p/>
        </draw:path>
        <draw:path draw:style-name="gr1" draw:text-style-name="P1" draw:layer="layout" svg:width="0.035cm" svg:height="0.036cm" svg:x="1.48cm" svg:y="15.045cm" svg:viewBox="0 0 36 37" svg:d="M18 37c24 0 24-37 0-37-23 0-24 37 0 37z">
          <text:p/>
        </draw:path>
        <draw:path draw:style-name="gr1" draw:text-style-name="P1" draw:layer="layout" svg:width="0.035cm" svg:height="0.035cm" svg:x="1.48cm" svg:y="15.548cm" svg:viewBox="0 0 36 36" svg:d="M18 36c24 0 24-36 0-36-23 0-24 36 0 36z">
          <text:p/>
        </draw:path>
        <draw:path draw:style-name="gr1" draw:text-style-name="P1" draw:layer="layout" svg:width="0.035cm" svg:height="0.035cm" svg:x="1.48cm" svg:y="16.05cm" svg:viewBox="0 0 36 36" svg:d="M18 36c24 0 24-36 0-36-23 0-24 36 0 36z">
          <text:p/>
        </draw:path>
        <draw:path draw:style-name="gr1" draw:text-style-name="P1" draw:layer="layout" svg:width="0.035cm" svg:height="0.035cm" svg:x="1.48cm" svg:y="16.552cm" svg:viewBox="0 0 36 36" svg:d="M18 36c24 0 24-36 0-36-23 0-24 36 0 36z">
          <text:p/>
        </draw:path>
        <draw:path draw:style-name="gr1" draw:text-style-name="P1" draw:layer="layout" svg:width="0.035cm" svg:height="0.036cm" svg:x="1.48cm" svg:y="17.054cm" svg:viewBox="0 0 36 37" svg:d="M18 37c24 0 24-37 0-37-23 0-24 37 0 37z">
          <text:p/>
        </draw:path>
        <draw:path draw:style-name="gr1" draw:text-style-name="P1" draw:layer="layout" svg:width="0.035cm" svg:height="0.035cm" svg:x="1.48cm" svg:y="17.557cm" svg:viewBox="0 0 36 36" svg:d="M18 36c24 0 24-36 0-36-23 0-24 36 0 36z">
          <text:p/>
        </draw:path>
        <draw:path draw:style-name="gr1" draw:text-style-name="P1" draw:layer="layout" svg:width="0.035cm" svg:height="0.035cm" svg:x="1.48cm" svg:y="18.059cm" svg:viewBox="0 0 36 36" svg:d="M18 36c24 0 24-36 0-36-23 0-24 36 0 36z">
          <text:p/>
        </draw:path>
        <draw:path draw:style-name="gr1" draw:text-style-name="P1" draw:layer="layout" svg:width="0.035cm" svg:height="0.035cm" svg:x="1.48cm" svg:y="18.561cm" svg:viewBox="0 0 36 36" svg:d="M18 36c24 0 24-36 0-36-23 0-24 36 0 36z">
          <text:p/>
        </draw:path>
        <draw:path draw:style-name="gr1" draw:text-style-name="P1" draw:layer="layout" svg:width="0.035cm" svg:height="0.035cm" svg:x="1.48cm" svg:y="19.063cm" svg:viewBox="0 0 36 36" svg:d="M18 36c24 0 24-36 0-36-23 0-24 36 0 36z">
          <text:p/>
        </draw:path>
        <draw:path draw:style-name="gr1" draw:text-style-name="P1" draw:layer="layout" svg:width="0.035cm" svg:height="0.036cm" svg:x="1.48cm" svg:y="19.565cm" svg:viewBox="0 0 36 37" svg:d="M18 37c24 0 24-37 0-37-23 0-24 37 0 37z">
          <text:p/>
        </draw:path>
        <draw:path draw:style-name="gr1" draw:text-style-name="P1" draw:layer="layout" svg:width="0.035cm" svg:height="0.036cm" svg:x="1.48cm" svg:y="20.067cm" svg:viewBox="0 0 36 37" svg:d="M18 37c24 0 24-37 0-37-23 0-24 37 0 37z">
          <text:p/>
        </draw:path>
        <draw:path draw:style-name="gr1" draw:text-style-name="P1" draw:layer="layout" svg:width="0.035cm" svg:height="0.035cm" svg:x="1.48cm" svg:y="20.57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1.979cm" svg:y="11.028cm" svg:viewBox="0 0 35 36" svg:d="M18 36c23 0 23-36 0-36-24 0-24 36 0 36z">
          <text:p/>
        </draw:path>
        <draw:path draw:style-name="gr1" draw:text-style-name="P1" draw:layer="layout" svg:width="0.034cm" svg:height="0.035cm" svg:x="1.979cm" svg:y="11.53cm" svg:viewBox="0 0 35 36" svg:d="M18 36c23 0 23-36 0-36-24 0-24 36 0 36z">
          <text:p/>
        </draw:path>
        <draw:path draw:style-name="gr1" draw:text-style-name="P1" draw:layer="layout" svg:width="0.034cm" svg:height="0.036cm" svg:x="1.979cm" svg:y="12.032cm" svg:viewBox="0 0 35 37" svg:d="M18 37c23 0 23-37 0-37-24 0-24 37 0 37z">
          <text:p/>
        </draw:path>
        <draw:path draw:style-name="gr1" draw:text-style-name="P1" draw:layer="layout" svg:width="0.034cm" svg:height="0.035cm" svg:x="1.979cm" svg:y="12.535cm" svg:viewBox="0 0 35 36" svg:d="M18 36c23 0 23-36 0-36-24 0-24 36 0 36z">
          <text:p/>
        </draw:path>
        <draw:path draw:style-name="gr1" draw:text-style-name="P1" draw:layer="layout" svg:width="0.034cm" svg:height="0.035cm" svg:x="1.979cm" svg:y="13.037cm" svg:viewBox="0 0 35 36" svg:d="M18 36c23 0 23-36 0-36-24 0-24 36 0 36z">
          <text:p/>
        </draw:path>
        <draw:path draw:style-name="gr1" draw:text-style-name="P1" draw:layer="layout" svg:width="0.034cm" svg:height="0.035cm" svg:x="1.979cm" svg:y="13.539cm" svg:viewBox="0 0 35 36" svg:d="M18 36c23 0 23-36 0-36-24 0-24 36 0 36z">
          <text:p/>
        </draw:path>
        <draw:path draw:style-name="gr1" draw:text-style-name="P1" draw:layer="layout" svg:width="0.034cm" svg:height="0.035cm" svg:x="1.979cm" svg:y="14.041cm" svg:viewBox="0 0 35 36" svg:d="M18 36c23 0 23-36 0-36-24 0-24 36 0 36z">
          <text:p/>
        </draw:path>
        <draw:path draw:style-name="gr1" draw:text-style-name="P1" draw:layer="layout" svg:width="0.034cm" svg:height="0.036cm" svg:x="1.979cm" svg:y="14.543cm" svg:viewBox="0 0 35 37" svg:d="M18 37c23 0 23-37 0-37-24 0-24 37 0 37z">
          <text:p/>
        </draw:path>
        <draw:path draw:style-name="gr1" draw:text-style-name="P1" draw:layer="layout" svg:width="0.034cm" svg:height="0.036cm" svg:x="1.979cm" svg:y="15.045cm" svg:viewBox="0 0 35 37" svg:d="M18 37c23 0 23-37 0-37-24 0-24 37 0 37z">
          <text:p/>
        </draw:path>
        <draw:path draw:style-name="gr1" draw:text-style-name="P1" draw:layer="layout" svg:width="0.034cm" svg:height="0.035cm" svg:x="1.979cm" svg:y="15.548cm" svg:viewBox="0 0 35 36" svg:d="M18 36c23 0 23-36 0-36-24 0-24 36 0 36z">
          <text:p/>
        </draw:path>
        <draw:path draw:style-name="gr1" draw:text-style-name="P1" draw:layer="layout" svg:width="0.034cm" svg:height="0.035cm" svg:x="1.979cm" svg:y="16.05cm" svg:viewBox="0 0 35 36" svg:d="M18 36c23 0 23-36 0-36-24 0-24 36 0 36z">
          <text:p/>
        </draw:path>
        <draw:path draw:style-name="gr1" draw:text-style-name="P1" draw:layer="layout" svg:width="0.034cm" svg:height="0.035cm" svg:x="1.979cm" svg:y="16.552cm" svg:viewBox="0 0 35 36" svg:d="M18 36c23 0 23-36 0-36-24 0-24 36 0 36z">
          <text:p/>
        </draw:path>
        <draw:path draw:style-name="gr1" draw:text-style-name="P1" draw:layer="layout" svg:width="0.034cm" svg:height="0.036cm" svg:x="1.979cm" svg:y="17.054cm" svg:viewBox="0 0 35 37" svg:d="M18 37c23 0 23-37 0-37-24 0-24 37 0 37z">
          <text:p/>
        </draw:path>
        <draw:path draw:style-name="gr1" draw:text-style-name="P1" draw:layer="layout" svg:width="0.034cm" svg:height="0.035cm" svg:x="1.979cm" svg:y="17.557cm" svg:viewBox="0 0 35 36" svg:d="M18 36c23 0 23-36 0-36-24 0-24 36 0 36z">
          <text:p/>
        </draw:path>
        <draw:path draw:style-name="gr1" draw:text-style-name="P1" draw:layer="layout" svg:width="0.034cm" svg:height="0.035cm" svg:x="1.979cm" svg:y="18.059cm" svg:viewBox="0 0 35 36" svg:d="M18 36c23 0 23-36 0-36-24 0-24 36 0 36z">
          <text:p/>
        </draw:path>
        <draw:path draw:style-name="gr1" draw:text-style-name="P1" draw:layer="layout" svg:width="0.034cm" svg:height="0.035cm" svg:x="1.979cm" svg:y="18.561cm" svg:viewBox="0 0 35 36" svg:d="M18 36c23 0 23-36 0-36-24 0-24 36 0 36z">
          <text:p/>
        </draw:path>
        <draw:path draw:style-name="gr1" draw:text-style-name="P1" draw:layer="layout" svg:width="0.034cm" svg:height="0.035cm" svg:x="1.979cm" svg:y="19.063cm" svg:viewBox="0 0 35 36" svg:d="M18 36c23 0 23-36 0-36-24 0-24 36 0 36z">
          <text:p/>
        </draw:path>
        <draw:path draw:style-name="gr1" draw:text-style-name="P1" draw:layer="layout" svg:width="0.034cm" svg:height="0.036cm" svg:x="1.979cm" svg:y="19.565cm" svg:viewBox="0 0 35 37" svg:d="M18 37c23 0 23-37 0-37-24 0-24 37 0 37z">
          <text:p/>
        </draw:path>
        <draw:path draw:style-name="gr1" draw:text-style-name="P1" draw:layer="layout" svg:width="0.034cm" svg:height="0.036cm" svg:x="1.979cm" svg:y="20.067cm" svg:viewBox="0 0 35 37" svg:d="M18 37c23 0 23-37 0-37-24 0-24 37 0 37z">
          <text:p/>
        </draw:path>
        <draw:path draw:style-name="gr1" draw:text-style-name="P1" draw:layer="layout" svg:width="0.034cm" svg:height="0.035cm" svg:x="1.979cm" svg:y="20.57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478cm" svg:y="11.028cm" svg:viewBox="0 0 35 36" svg:d="M17 36c24 0 24-36 0-36-22 0-23 36 0 36z">
          <text:p/>
        </draw:path>
        <draw:path draw:style-name="gr1" draw:text-style-name="P1" draw:layer="layout" svg:width="0.034cm" svg:height="0.035cm" svg:x="2.478cm" svg:y="11.53cm" svg:viewBox="0 0 35 36" svg:d="M17 36c24 0 24-36 0-36-22 0-23 36 0 36z">
          <text:p/>
        </draw:path>
        <draw:path draw:style-name="gr1" draw:text-style-name="P1" draw:layer="layout" svg:width="0.034cm" svg:height="0.036cm" svg:x="2.478cm" svg:y="12.032cm" svg:viewBox="0 0 35 37" svg:d="M17 37c24 0 24-37 0-37-22 0-23 37 0 37z">
          <text:p/>
        </draw:path>
        <draw:path draw:style-name="gr1" draw:text-style-name="P1" draw:layer="layout" svg:width="0.034cm" svg:height="0.035cm" svg:x="2.478cm" svg:y="12.535cm" svg:viewBox="0 0 35 36" svg:d="M17 36c24 0 24-36 0-36-22 0-23 36 0 36z">
          <text:p/>
        </draw:path>
        <draw:path draw:style-name="gr1" draw:text-style-name="P1" draw:layer="layout" svg:width="0.034cm" svg:height="0.035cm" svg:x="2.478cm" svg:y="13.037cm" svg:viewBox="0 0 35 36" svg:d="M17 36c24 0 24-36 0-36-22 0-23 36 0 36z">
          <text:p/>
        </draw:path>
        <draw:path draw:style-name="gr1" draw:text-style-name="P1" draw:layer="layout" svg:width="0.034cm" svg:height="0.035cm" svg:x="2.478cm" svg:y="13.539cm" svg:viewBox="0 0 35 36" svg:d="M17 36c24 0 24-36 0-36-22 0-23 36 0 36z">
          <text:p/>
        </draw:path>
        <draw:path draw:style-name="gr1" draw:text-style-name="P1" draw:layer="layout" svg:width="0.034cm" svg:height="0.035cm" svg:x="2.478cm" svg:y="14.041cm" svg:viewBox="0 0 35 36" svg:d="M17 36c24 0 24-36 0-36-22 0-23 36 0 36z">
          <text:p/>
        </draw:path>
        <draw:path draw:style-name="gr1" draw:text-style-name="P1" draw:layer="layout" svg:width="0.034cm" svg:height="0.036cm" svg:x="2.478cm" svg:y="14.543cm" svg:viewBox="0 0 35 37" svg:d="M17 37c24 0 24-37 0-37-22 0-23 37 0 37z">
          <text:p/>
        </draw:path>
        <draw:path draw:style-name="gr1" draw:text-style-name="P1" draw:layer="layout" svg:width="0.034cm" svg:height="0.036cm" svg:x="2.478cm" svg:y="15.045cm" svg:viewBox="0 0 35 37" svg:d="M17 37c24 0 24-37 0-37-22 0-23 37 0 37z">
          <text:p/>
        </draw:path>
        <draw:path draw:style-name="gr1" draw:text-style-name="P1" draw:layer="layout" svg:width="0.034cm" svg:height="0.035cm" svg:x="2.478cm" svg:y="15.548cm" svg:viewBox="0 0 35 36" svg:d="M17 36c24 0 24-36 0-36-22 0-23 36 0 36z">
          <text:p/>
        </draw:path>
        <draw:path draw:style-name="gr1" draw:text-style-name="P1" draw:layer="layout" svg:width="0.034cm" svg:height="0.035cm" svg:x="2.478cm" svg:y="16.05cm" svg:viewBox="0 0 35 36" svg:d="M17 36c24 0 24-36 0-36-22 0-23 36 0 36z">
          <text:p/>
        </draw:path>
        <draw:path draw:style-name="gr1" draw:text-style-name="P1" draw:layer="layout" svg:width="0.034cm" svg:height="0.035cm" svg:x="2.478cm" svg:y="16.552cm" svg:viewBox="0 0 35 36" svg:d="M17 36c24 0 24-36 0-36-22 0-23 36 0 36z">
          <text:p/>
        </draw:path>
        <draw:path draw:style-name="gr1" draw:text-style-name="P1" draw:layer="layout" svg:width="0.034cm" svg:height="0.036cm" svg:x="2.478cm" svg:y="17.054cm" svg:viewBox="0 0 35 37" svg:d="M17 37c24 0 24-37 0-37-22 0-23 37 0 37z">
          <text:p/>
        </draw:path>
        <draw:path draw:style-name="gr1" draw:text-style-name="P1" draw:layer="layout" svg:width="0.034cm" svg:height="0.035cm" svg:x="2.478cm" svg:y="17.557cm" svg:viewBox="0 0 35 36" svg:d="M17 36c24 0 24-36 0-36-22 0-23 36 0 36z">
          <text:p/>
        </draw:path>
        <draw:path draw:style-name="gr1" draw:text-style-name="P1" draw:layer="layout" svg:width="0.034cm" svg:height="0.035cm" svg:x="2.478cm" svg:y="18.059cm" svg:viewBox="0 0 35 36" svg:d="M17 36c24 0 24-36 0-36-22 0-23 36 0 36z">
          <text:p/>
        </draw:path>
        <draw:path draw:style-name="gr1" draw:text-style-name="P1" draw:layer="layout" svg:width="0.034cm" svg:height="0.035cm" svg:x="2.478cm" svg:y="18.561cm" svg:viewBox="0 0 35 36" svg:d="M17 36c24 0 24-36 0-36-22 0-23 36 0 36z">
          <text:p/>
        </draw:path>
        <draw:path draw:style-name="gr1" draw:text-style-name="P1" draw:layer="layout" svg:width="0.034cm" svg:height="0.035cm" svg:x="2.478cm" svg:y="19.063cm" svg:viewBox="0 0 35 36" svg:d="M17 36c24 0 24-36 0-36-22 0-23 36 0 36z">
          <text:p/>
        </draw:path>
        <draw:path draw:style-name="gr1" draw:text-style-name="P1" draw:layer="layout" svg:width="0.034cm" svg:height="0.036cm" svg:x="2.478cm" svg:y="19.565cm" svg:viewBox="0 0 35 37" svg:d="M17 37c24 0 24-37 0-37-22 0-23 37 0 37z">
          <text:p/>
        </draw:path>
        <draw:path draw:style-name="gr1" draw:text-style-name="P1" draw:layer="layout" svg:width="0.034cm" svg:height="0.036cm" svg:x="2.478cm" svg:y="20.067cm" svg:viewBox="0 0 35 37" svg:d="M17 37c24 0 24-37 0-37-22 0-23 37 0 37z">
          <text:p/>
        </draw:path>
        <draw:path draw:style-name="gr1" draw:text-style-name="P1" draw:layer="layout" svg:width="0.034cm" svg:height="0.035cm" svg:x="2.478cm" svg:y="20.57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2.977cm" svg:y="11.028cm" svg:viewBox="0 0 35 36" svg:d="M18 36c23 0 23-36 0-36-24 0-24 36 0 36z">
          <text:p/>
        </draw:path>
        <draw:path draw:style-name="gr1" draw:text-style-name="P1" draw:layer="layout" svg:width="0.034cm" svg:height="0.035cm" svg:x="2.977cm" svg:y="11.53cm" svg:viewBox="0 0 35 36" svg:d="M18 36c23 0 23-36 0-36-24 0-24 36 0 36z">
          <text:p/>
        </draw:path>
        <draw:path draw:style-name="gr1" draw:text-style-name="P1" draw:layer="layout" svg:width="0.034cm" svg:height="0.036cm" svg:x="2.977cm" svg:y="12.032cm" svg:viewBox="0 0 35 37" svg:d="M18 37c23 0 23-37 0-37-24 0-24 37 0 37z">
          <text:p/>
        </draw:path>
        <draw:path draw:style-name="gr1" draw:text-style-name="P1" draw:layer="layout" svg:width="0.034cm" svg:height="0.035cm" svg:x="2.977cm" svg:y="12.535cm" svg:viewBox="0 0 35 36" svg:d="M18 36c23 0 23-36 0-36-24 0-24 36 0 36z">
          <text:p/>
        </draw:path>
        <draw:path draw:style-name="gr1" draw:text-style-name="P1" draw:layer="layout" svg:width="0.034cm" svg:height="0.035cm" svg:x="2.977cm" svg:y="13.037cm" svg:viewBox="0 0 35 36" svg:d="M18 36c23 0 23-36 0-36-24 0-24 36 0 36z">
          <text:p/>
        </draw:path>
        <draw:path draw:style-name="gr1" draw:text-style-name="P1" draw:layer="layout" svg:width="0.034cm" svg:height="0.035cm" svg:x="2.977cm" svg:y="13.539cm" svg:viewBox="0 0 35 36" svg:d="M18 36c23 0 23-36 0-36-24 0-24 36 0 36z">
          <text:p/>
        </draw:path>
        <draw:path draw:style-name="gr1" draw:text-style-name="P1" draw:layer="layout" svg:width="0.034cm" svg:height="0.035cm" svg:x="2.977cm" svg:y="14.041cm" svg:viewBox="0 0 35 36" svg:d="M18 36c23 0 23-36 0-36-24 0-24 36 0 36z">
          <text:p/>
        </draw:path>
        <draw:path draw:style-name="gr1" draw:text-style-name="P1" draw:layer="layout" svg:width="0.034cm" svg:height="0.036cm" svg:x="2.977cm" svg:y="14.543cm" svg:viewBox="0 0 35 37" svg:d="M18 37c23 0 23-37 0-37-24 0-24 37 0 37z">
          <text:p/>
        </draw:path>
        <draw:path draw:style-name="gr1" draw:text-style-name="P1" draw:layer="layout" svg:width="0.034cm" svg:height="0.036cm" svg:x="2.977cm" svg:y="15.045cm" svg:viewBox="0 0 35 37" svg:d="M18 37c23 0 23-37 0-37-24 0-24 37 0 37z">
          <text:p/>
        </draw:path>
        <draw:path draw:style-name="gr1" draw:text-style-name="P1" draw:layer="layout" svg:width="0.034cm" svg:height="0.035cm" svg:x="2.977cm" svg:y="15.548cm" svg:viewBox="0 0 35 36" svg:d="M18 36c23 0 23-36 0-36-24 0-24 36 0 36z">
          <text:p/>
        </draw:path>
        <draw:path draw:style-name="gr1" draw:text-style-name="P1" draw:layer="layout" svg:width="0.034cm" svg:height="0.035cm" svg:x="2.977cm" svg:y="16.05cm" svg:viewBox="0 0 35 36" svg:d="M18 36c23 0 23-36 0-36-24 0-24 36 0 36z">
          <text:p/>
        </draw:path>
        <draw:path draw:style-name="gr1" draw:text-style-name="P1" draw:layer="layout" svg:width="0.034cm" svg:height="0.035cm" svg:x="2.977cm" svg:y="16.552cm" svg:viewBox="0 0 35 36" svg:d="M18 36c23 0 23-36 0-36-24 0-24 36 0 36z">
          <text:p/>
        </draw:path>
        <draw:path draw:style-name="gr1" draw:text-style-name="P1" draw:layer="layout" svg:width="0.034cm" svg:height="0.036cm" svg:x="2.977cm" svg:y="17.054cm" svg:viewBox="0 0 35 37" svg:d="M18 37c23 0 23-37 0-37-24 0-24 37 0 37z">
          <text:p/>
        </draw:path>
        <draw:path draw:style-name="gr1" draw:text-style-name="P1" draw:layer="layout" svg:width="0.034cm" svg:height="0.035cm" svg:x="2.977cm" svg:y="17.557cm" svg:viewBox="0 0 35 36" svg:d="M18 36c23 0 23-36 0-36-24 0-24 36 0 36z">
          <text:p/>
        </draw:path>
        <draw:path draw:style-name="gr1" draw:text-style-name="P1" draw:layer="layout" svg:width="0.034cm" svg:height="0.035cm" svg:x="2.977cm" svg:y="18.059cm" svg:viewBox="0 0 35 36" svg:d="M18 36c23 0 23-36 0-36-24 0-24 36 0 36z">
          <text:p/>
        </draw:path>
        <draw:path draw:style-name="gr1" draw:text-style-name="P1" draw:layer="layout" svg:width="0.034cm" svg:height="0.035cm" svg:x="2.977cm" svg:y="18.561cm" svg:viewBox="0 0 35 36" svg:d="M18 36c23 0 23-36 0-36-24 0-24 36 0 36z">
          <text:p/>
        </draw:path>
        <draw:path draw:style-name="gr1" draw:text-style-name="P1" draw:layer="layout" svg:width="0.034cm" svg:height="0.035cm" svg:x="2.977cm" svg:y="19.063cm" svg:viewBox="0 0 35 36" svg:d="M18 36c23 0 23-36 0-36-24 0-24 36 0 36z">
          <text:p/>
        </draw:path>
        <draw:path draw:style-name="gr1" draw:text-style-name="P1" draw:layer="layout" svg:width="0.034cm" svg:height="0.036cm" svg:x="2.977cm" svg:y="19.565cm" svg:viewBox="0 0 35 37" svg:d="M18 37c23 0 23-37 0-37-24 0-24 37 0 37z">
          <text:p/>
        </draw:path>
        <draw:path draw:style-name="gr1" draw:text-style-name="P1" draw:layer="layout" svg:width="0.034cm" svg:height="0.036cm" svg:x="2.977cm" svg:y="20.067cm" svg:viewBox="0 0 35 37" svg:d="M18 37c23 0 23-37 0-37-24 0-24 37 0 37z">
          <text:p/>
        </draw:path>
        <draw:path draw:style-name="gr1" draw:text-style-name="P1" draw:layer="layout" svg:width="0.034cm" svg:height="0.035cm" svg:x="2.977cm" svg:y="20.57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475cm" svg:y="11.028cm" svg:viewBox="0 0 35 36" svg:d="M17 36c23 0 23-36 0-36s-23 36 0 36z">
          <text:p/>
        </draw:path>
        <draw:path draw:style-name="gr1" draw:text-style-name="P1" draw:layer="layout" svg:width="0.034cm" svg:height="0.035cm" svg:x="3.475cm" svg:y="11.53cm" svg:viewBox="0 0 35 36" svg:d="M17 36c23 0 23-36 0-36s-23 36 0 36z">
          <text:p/>
        </draw:path>
        <draw:path draw:style-name="gr1" draw:text-style-name="P1" draw:layer="layout" svg:width="0.034cm" svg:height="0.036cm" svg:x="3.475cm" svg:y="12.032cm" svg:viewBox="0 0 35 37" svg:d="M17 37c23 0 23-37 0-37s-23 37 0 37z">
          <text:p/>
        </draw:path>
        <draw:path draw:style-name="gr1" draw:text-style-name="P1" draw:layer="layout" svg:width="0.034cm" svg:height="0.035cm" svg:x="3.475cm" svg:y="12.535cm" svg:viewBox="0 0 35 36" svg:d="M17 36c23 0 23-36 0-36s-23 36 0 36z">
          <text:p/>
        </draw:path>
        <draw:path draw:style-name="gr1" draw:text-style-name="P1" draw:layer="layout" svg:width="0.034cm" svg:height="0.035cm" svg:x="3.475cm" svg:y="13.037cm" svg:viewBox="0 0 35 36" svg:d="M17 36c23 0 23-36 0-36s-23 36 0 36z">
          <text:p/>
        </draw:path>
        <draw:path draw:style-name="gr1" draw:text-style-name="P1" draw:layer="layout" svg:width="0.034cm" svg:height="0.035cm" svg:x="3.475cm" svg:y="13.539cm" svg:viewBox="0 0 35 36" svg:d="M17 36c23 0 23-36 0-36s-23 36 0 36z">
          <text:p/>
        </draw:path>
        <draw:path draw:style-name="gr1" draw:text-style-name="P1" draw:layer="layout" svg:width="0.034cm" svg:height="0.035cm" svg:x="3.475cm" svg:y="14.041cm" svg:viewBox="0 0 35 36" svg:d="M17 36c23 0 23-36 0-36s-23 36 0 36z">
          <text:p/>
        </draw:path>
        <draw:path draw:style-name="gr1" draw:text-style-name="P1" draw:layer="layout" svg:width="0.034cm" svg:height="0.036cm" svg:x="3.475cm" svg:y="14.543cm" svg:viewBox="0 0 35 37" svg:d="M17 37c23 0 23-37 0-37s-23 37 0 37z">
          <text:p/>
        </draw:path>
        <draw:path draw:style-name="gr1" draw:text-style-name="P1" draw:layer="layout" svg:width="0.034cm" svg:height="0.036cm" svg:x="3.475cm" svg:y="15.045cm" svg:viewBox="0 0 35 37" svg:d="M17 37c23 0 23-37 0-37s-23 37 0 37z">
          <text:p/>
        </draw:path>
        <draw:path draw:style-name="gr1" draw:text-style-name="P1" draw:layer="layout" svg:width="0.034cm" svg:height="0.035cm" svg:x="3.475cm" svg:y="15.548cm" svg:viewBox="0 0 35 36" svg:d="M17 36c23 0 23-36 0-36s-23 36 0 36z">
          <text:p/>
        </draw:path>
        <draw:path draw:style-name="gr1" draw:text-style-name="P1" draw:layer="layout" svg:width="0.034cm" svg:height="0.035cm" svg:x="3.475cm" svg:y="16.05cm" svg:viewBox="0 0 35 36" svg:d="M17 36c23 0 23-36 0-36s-23 36 0 36z">
          <text:p/>
        </draw:path>
        <draw:path draw:style-name="gr1" draw:text-style-name="P1" draw:layer="layout" svg:width="0.034cm" svg:height="0.035cm" svg:x="3.475cm" svg:y="16.552cm" svg:viewBox="0 0 35 36" svg:d="M17 36c23 0 23-36 0-36s-23 36 0 36z">
          <text:p/>
        </draw:path>
        <draw:path draw:style-name="gr1" draw:text-style-name="P1" draw:layer="layout" svg:width="0.034cm" svg:height="0.036cm" svg:x="3.475cm" svg:y="17.054cm" svg:viewBox="0 0 35 37" svg:d="M17 37c23 0 23-37 0-37s-23 37 0 37z">
          <text:p/>
        </draw:path>
        <draw:path draw:style-name="gr1" draw:text-style-name="P1" draw:layer="layout" svg:width="0.034cm" svg:height="0.035cm" svg:x="3.475cm" svg:y="17.557cm" svg:viewBox="0 0 35 36" svg:d="M17 36c23 0 23-36 0-36s-23 36 0 36z">
          <text:p/>
        </draw:path>
        <draw:path draw:style-name="gr1" draw:text-style-name="P1" draw:layer="layout" svg:width="0.034cm" svg:height="0.035cm" svg:x="3.475cm" svg:y="18.059cm" svg:viewBox="0 0 35 36" svg:d="M17 36c23 0 23-36 0-36s-23 36 0 36z">
          <text:p/>
        </draw:path>
        <draw:path draw:style-name="gr1" draw:text-style-name="P1" draw:layer="layout" svg:width="0.034cm" svg:height="0.035cm" svg:x="3.475cm" svg:y="18.561cm" svg:viewBox="0 0 35 36" svg:d="M17 36c23 0 23-36 0-36s-23 36 0 36z">
          <text:p/>
        </draw:path>
        <draw:path draw:style-name="gr1" draw:text-style-name="P1" draw:layer="layout" svg:width="0.034cm" svg:height="0.035cm" svg:x="3.475cm" svg:y="19.063cm" svg:viewBox="0 0 35 36" svg:d="M17 36c23 0 23-36 0-36s-23 36 0 36z">
          <text:p/>
        </draw:path>
        <draw:path draw:style-name="gr1" draw:text-style-name="P1" draw:layer="layout" svg:width="0.034cm" svg:height="0.036cm" svg:x="3.475cm" svg:y="19.565cm" svg:viewBox="0 0 35 37" svg:d="M17 37c23 0 23-37 0-37s-23 37 0 37z">
          <text:p/>
        </draw:path>
        <draw:path draw:style-name="gr1" draw:text-style-name="P1" draw:layer="layout" svg:width="0.034cm" svg:height="0.036cm" svg:x="3.475cm" svg:y="20.067cm" svg:viewBox="0 0 35 37" svg:d="M17 37c23 0 23-37 0-37s-23 37 0 37z">
          <text:p/>
        </draw:path>
        <draw:path draw:style-name="gr1" draw:text-style-name="P1" draw:layer="layout" svg:width="0.034cm" svg:height="0.035cm" svg:x="3.475cm" svg:y="20.57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3.975cm" svg:y="11.028cm" svg:viewBox="0 0 35 36" svg:d="M17 36c24 0 24-36 0-36-23 0-23 36 0 36z">
          <text:p/>
        </draw:path>
        <draw:path draw:style-name="gr1" draw:text-style-name="P1" draw:layer="layout" svg:width="0.034cm" svg:height="0.035cm" svg:x="3.975cm" svg:y="11.53cm" svg:viewBox="0 0 35 36" svg:d="M17 36c24 0 24-36 0-36-23 0-23 36 0 36z">
          <text:p/>
        </draw:path>
        <draw:path draw:style-name="gr1" draw:text-style-name="P1" draw:layer="layout" svg:width="0.034cm" svg:height="0.036cm" svg:x="3.975cm" svg:y="12.032cm" svg:viewBox="0 0 35 37" svg:d="M17 37c24 0 24-37 0-37-23 0-23 37 0 37z">
          <text:p/>
        </draw:path>
        <draw:path draw:style-name="gr1" draw:text-style-name="P1" draw:layer="layout" svg:width="0.034cm" svg:height="0.035cm" svg:x="3.975cm" svg:y="12.535cm" svg:viewBox="0 0 35 36" svg:d="M17 36c24 0 24-36 0-36-23 0-23 36 0 36z">
          <text:p/>
        </draw:path>
        <draw:path draw:style-name="gr1" draw:text-style-name="P1" draw:layer="layout" svg:width="0.034cm" svg:height="0.035cm" svg:x="3.975cm" svg:y="13.037cm" svg:viewBox="0 0 35 36" svg:d="M17 36c24 0 24-36 0-36-23 0-23 36 0 36z">
          <text:p/>
        </draw:path>
        <draw:path draw:style-name="gr1" draw:text-style-name="P1" draw:layer="layout" svg:width="0.034cm" svg:height="0.035cm" svg:x="3.975cm" svg:y="13.539cm" svg:viewBox="0 0 35 36" svg:d="M17 36c24 0 24-36 0-36-23 0-23 36 0 36z">
          <text:p/>
        </draw:path>
        <draw:path draw:style-name="gr1" draw:text-style-name="P1" draw:layer="layout" svg:width="0.034cm" svg:height="0.035cm" svg:x="3.975cm" svg:y="14.041cm" svg:viewBox="0 0 35 36" svg:d="M17 36c24 0 24-36 0-36-23 0-23 36 0 36z">
          <text:p/>
        </draw:path>
        <draw:path draw:style-name="gr1" draw:text-style-name="P1" draw:layer="layout" svg:width="0.034cm" svg:height="0.036cm" svg:x="3.975cm" svg:y="14.543cm" svg:viewBox="0 0 35 37" svg:d="M17 37c24 0 24-37 0-37-23 0-23 37 0 37z">
          <text:p/>
        </draw:path>
        <draw:path draw:style-name="gr1" draw:text-style-name="P1" draw:layer="layout" svg:width="0.034cm" svg:height="0.036cm" svg:x="3.975cm" svg:y="15.045cm" svg:viewBox="0 0 35 37" svg:d="M17 37c24 0 24-37 0-37-23 0-23 37 0 37z">
          <text:p/>
        </draw:path>
        <draw:path draw:style-name="gr1" draw:text-style-name="P1" draw:layer="layout" svg:width="0.034cm" svg:height="0.035cm" svg:x="3.975cm" svg:y="15.548cm" svg:viewBox="0 0 35 36" svg:d="M17 36c24 0 24-36 0-36-23 0-23 36 0 36z">
          <text:p/>
        </draw:path>
        <draw:path draw:style-name="gr1" draw:text-style-name="P1" draw:layer="layout" svg:width="0.034cm" svg:height="0.035cm" svg:x="3.975cm" svg:y="16.05cm" svg:viewBox="0 0 35 36" svg:d="M17 36c24 0 24-36 0-36-23 0-23 36 0 36z">
          <text:p/>
        </draw:path>
        <draw:path draw:style-name="gr1" draw:text-style-name="P1" draw:layer="layout" svg:width="0.034cm" svg:height="0.035cm" svg:x="3.975cm" svg:y="16.552cm" svg:viewBox="0 0 35 36" svg:d="M17 36c24 0 24-36 0-36-23 0-23 36 0 36z">
          <text:p/>
        </draw:path>
        <draw:path draw:style-name="gr1" draw:text-style-name="P1" draw:layer="layout" svg:width="0.034cm" svg:height="0.036cm" svg:x="3.975cm" svg:y="17.054cm" svg:viewBox="0 0 35 37" svg:d="M17 37c24 0 24-37 0-37-23 0-23 37 0 37z">
          <text:p/>
        </draw:path>
        <draw:path draw:style-name="gr1" draw:text-style-name="P1" draw:layer="layout" svg:width="0.034cm" svg:height="0.035cm" svg:x="3.975cm" svg:y="17.557cm" svg:viewBox="0 0 35 36" svg:d="M17 36c24 0 24-36 0-36-23 0-23 36 0 36z">
          <text:p/>
        </draw:path>
        <draw:path draw:style-name="gr1" draw:text-style-name="P1" draw:layer="layout" svg:width="0.034cm" svg:height="0.035cm" svg:x="3.975cm" svg:y="18.059cm" svg:viewBox="0 0 35 36" svg:d="M17 36c24 0 24-36 0-36-23 0-23 36 0 36z">
          <text:p/>
        </draw:path>
        <draw:path draw:style-name="gr1" draw:text-style-name="P1" draw:layer="layout" svg:width="0.034cm" svg:height="0.035cm" svg:x="3.975cm" svg:y="18.561cm" svg:viewBox="0 0 35 36" svg:d="M17 36c24 0 24-36 0-36-23 0-23 36 0 36z">
          <text:p/>
        </draw:path>
        <draw:path draw:style-name="gr1" draw:text-style-name="P1" draw:layer="layout" svg:width="0.034cm" svg:height="0.035cm" svg:x="3.975cm" svg:y="19.063cm" svg:viewBox="0 0 35 36" svg:d="M17 36c24 0 24-36 0-36-23 0-23 36 0 36z">
          <text:p/>
        </draw:path>
        <draw:path draw:style-name="gr1" draw:text-style-name="P1" draw:layer="layout" svg:width="0.034cm" svg:height="0.036cm" svg:x="3.975cm" svg:y="19.565cm" svg:viewBox="0 0 35 37" svg:d="M17 37c24 0 24-37 0-37-23 0-23 37 0 37z">
          <text:p/>
        </draw:path>
        <draw:path draw:style-name="gr1" draw:text-style-name="P1" draw:layer="layout" svg:width="0.034cm" svg:height="0.036cm" svg:x="3.975cm" svg:y="20.067cm" svg:viewBox="0 0 35 37" svg:d="M17 37c24 0 24-37 0-37-23 0-23 37 0 37z">
          <text:p/>
        </draw:path>
        <draw:path draw:style-name="gr1" draw:text-style-name="P1" draw:layer="layout" svg:width="0.034cm" svg:height="0.035cm" svg:x="3.975cm" svg:y="20.57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473cm" svg:y="11.028cm" svg:viewBox="0 0 35 36" svg:d="M18 36c23 0 23-36 0-36-24 0-24 36 0 36z">
          <text:p/>
        </draw:path>
        <draw:path draw:style-name="gr1" draw:text-style-name="P1" draw:layer="layout" svg:width="0.034cm" svg:height="0.035cm" svg:x="4.473cm" svg:y="11.53cm" svg:viewBox="0 0 35 36" svg:d="M18 36c23 0 23-36 0-36-24 0-24 36 0 36z">
          <text:p/>
        </draw:path>
        <draw:path draw:style-name="gr1" draw:text-style-name="P1" draw:layer="layout" svg:width="0.034cm" svg:height="0.036cm" svg:x="4.473cm" svg:y="12.032cm" svg:viewBox="0 0 35 37" svg:d="M18 37c23 0 23-37 0-37-24 0-24 37 0 37z">
          <text:p/>
        </draw:path>
        <draw:path draw:style-name="gr1" draw:text-style-name="P1" draw:layer="layout" svg:width="0.034cm" svg:height="0.035cm" svg:x="4.473cm" svg:y="12.535cm" svg:viewBox="0 0 35 36" svg:d="M18 36c23 0 23-36 0-36-24 0-24 36 0 36z">
          <text:p/>
        </draw:path>
        <draw:path draw:style-name="gr1" draw:text-style-name="P1" draw:layer="layout" svg:width="0.034cm" svg:height="0.035cm" svg:x="4.473cm" svg:y="13.037cm" svg:viewBox="0 0 35 36" svg:d="M18 36c23 0 23-36 0-36-24 0-24 36 0 36z">
          <text:p/>
        </draw:path>
        <draw:path draw:style-name="gr1" draw:text-style-name="P1" draw:layer="layout" svg:width="0.034cm" svg:height="0.035cm" svg:x="4.473cm" svg:y="13.539cm" svg:viewBox="0 0 35 36" svg:d="M18 36c23 0 23-36 0-36-24 0-24 36 0 36z">
          <text:p/>
        </draw:path>
        <draw:path draw:style-name="gr1" draw:text-style-name="P1" draw:layer="layout" svg:width="0.034cm" svg:height="0.035cm" svg:x="4.473cm" svg:y="14.041cm" svg:viewBox="0 0 35 36" svg:d="M18 36c23 0 23-36 0-36-24 0-24 36 0 36z">
          <text:p/>
        </draw:path>
        <draw:path draw:style-name="gr1" draw:text-style-name="P1" draw:layer="layout" svg:width="0.034cm" svg:height="0.036cm" svg:x="4.473cm" svg:y="14.543cm" svg:viewBox="0 0 35 37" svg:d="M18 37c23 0 23-37 0-37-24 0-24 37 0 37z">
          <text:p/>
        </draw:path>
        <draw:path draw:style-name="gr1" draw:text-style-name="P1" draw:layer="layout" svg:width="0.034cm" svg:height="0.036cm" svg:x="4.473cm" svg:y="15.045cm" svg:viewBox="0 0 35 37" svg:d="M18 37c23 0 23-37 0-37-24 0-24 37 0 37z">
          <text:p/>
        </draw:path>
        <draw:path draw:style-name="gr1" draw:text-style-name="P1" draw:layer="layout" svg:width="0.034cm" svg:height="0.035cm" svg:x="4.473cm" svg:y="15.548cm" svg:viewBox="0 0 35 36" svg:d="M18 36c23 0 23-36 0-36-24 0-24 36 0 36z">
          <text:p/>
        </draw:path>
        <draw:path draw:style-name="gr1" draw:text-style-name="P1" draw:layer="layout" svg:width="0.034cm" svg:height="0.035cm" svg:x="4.473cm" svg:y="16.05cm" svg:viewBox="0 0 35 36" svg:d="M18 36c23 0 23-36 0-36-24 0-24 36 0 36z">
          <text:p/>
        </draw:path>
        <draw:path draw:style-name="gr1" draw:text-style-name="P1" draw:layer="layout" svg:width="0.034cm" svg:height="0.035cm" svg:x="4.473cm" svg:y="16.552cm" svg:viewBox="0 0 35 36" svg:d="M18 36c23 0 23-36 0-36-24 0-24 36 0 36z">
          <text:p/>
        </draw:path>
        <draw:path draw:style-name="gr1" draw:text-style-name="P1" draw:layer="layout" svg:width="0.034cm" svg:height="0.036cm" svg:x="4.473cm" svg:y="17.054cm" svg:viewBox="0 0 35 37" svg:d="M18 37c23 0 23-37 0-37-24 0-24 37 0 37z">
          <text:p/>
        </draw:path>
        <draw:path draw:style-name="gr1" draw:text-style-name="P1" draw:layer="layout" svg:width="0.034cm" svg:height="0.035cm" svg:x="4.473cm" svg:y="17.557cm" svg:viewBox="0 0 35 36" svg:d="M18 36c23 0 23-36 0-36-24 0-24 36 0 36z">
          <text:p/>
        </draw:path>
        <draw:path draw:style-name="gr1" draw:text-style-name="P1" draw:layer="layout" svg:width="0.034cm" svg:height="0.035cm" svg:x="4.473cm" svg:y="18.059cm" svg:viewBox="0 0 35 36" svg:d="M18 36c23 0 23-36 0-36-24 0-24 36 0 36z">
          <text:p/>
        </draw:path>
        <draw:path draw:style-name="gr1" draw:text-style-name="P1" draw:layer="layout" svg:width="0.034cm" svg:height="0.035cm" svg:x="4.473cm" svg:y="18.561cm" svg:viewBox="0 0 35 36" svg:d="M18 36c23 0 23-36 0-36-24 0-24 36 0 36z">
          <text:p/>
        </draw:path>
        <draw:path draw:style-name="gr1" draw:text-style-name="P1" draw:layer="layout" svg:width="0.034cm" svg:height="0.035cm" svg:x="4.473cm" svg:y="19.063cm" svg:viewBox="0 0 35 36" svg:d="M18 36c23 0 23-36 0-36-24 0-24 36 0 36z">
          <text:p/>
        </draw:path>
        <draw:path draw:style-name="gr1" draw:text-style-name="P1" draw:layer="layout" svg:width="0.034cm" svg:height="0.036cm" svg:x="4.473cm" svg:y="19.565cm" svg:viewBox="0 0 35 37" svg:d="M18 37c23 0 23-37 0-37-24 0-24 37 0 37z">
          <text:p/>
        </draw:path>
        <draw:path draw:style-name="gr1" draw:text-style-name="P1" draw:layer="layout" svg:width="0.034cm" svg:height="0.036cm" svg:x="4.473cm" svg:y="20.067cm" svg:viewBox="0 0 35 37" svg:d="M18 37c23 0 23-37 0-37-24 0-24 37 0 37z">
          <text:p/>
        </draw:path>
        <draw:path draw:style-name="gr1" draw:text-style-name="P1" draw:layer="layout" svg:width="0.034cm" svg:height="0.035cm" svg:x="4.473cm" svg:y="20.57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4.972cm" svg:y="11.028cm" svg:viewBox="0 0 35 36" svg:d="M18 36c22 0 23-36 0-36-24 0-24 36 0 36z">
          <text:p/>
        </draw:path>
        <draw:path draw:style-name="gr1" draw:text-style-name="P1" draw:layer="layout" svg:width="0.034cm" svg:height="0.035cm" svg:x="4.972cm" svg:y="11.53cm" svg:viewBox="0 0 35 36" svg:d="M18 36c22 0 23-36 0-36-24 0-24 36 0 36z">
          <text:p/>
        </draw:path>
        <draw:path draw:style-name="gr1" draw:text-style-name="P1" draw:layer="layout" svg:width="0.034cm" svg:height="0.036cm" svg:x="4.972cm" svg:y="12.032cm" svg:viewBox="0 0 35 37" svg:d="M18 37c22 0 23-37 0-37-24 0-24 37 0 37z">
          <text:p/>
        </draw:path>
        <draw:path draw:style-name="gr1" draw:text-style-name="P1" draw:layer="layout" svg:width="0.034cm" svg:height="0.035cm" svg:x="4.972cm" svg:y="12.535cm" svg:viewBox="0 0 35 36" svg:d="M18 36c22 0 23-36 0-36-24 0-24 36 0 36z">
          <text:p/>
        </draw:path>
        <draw:path draw:style-name="gr1" draw:text-style-name="P1" draw:layer="layout" svg:width="0.034cm" svg:height="0.035cm" svg:x="4.972cm" svg:y="13.037cm" svg:viewBox="0 0 35 36" svg:d="M18 36c22 0 23-36 0-36-24 0-24 36 0 36z">
          <text:p/>
        </draw:path>
        <draw:path draw:style-name="gr1" draw:text-style-name="P1" draw:layer="layout" svg:width="0.034cm" svg:height="0.035cm" svg:x="4.972cm" svg:y="13.539cm" svg:viewBox="0 0 35 36" svg:d="M18 36c22 0 23-36 0-36-24 0-24 36 0 36z">
          <text:p/>
        </draw:path>
        <draw:path draw:style-name="gr1" draw:text-style-name="P1" draw:layer="layout" svg:width="0.034cm" svg:height="0.035cm" svg:x="4.972cm" svg:y="14.041cm" svg:viewBox="0 0 35 36" svg:d="M18 36c22 0 23-36 0-36-24 0-24 36 0 36z">
          <text:p/>
        </draw:path>
        <draw:path draw:style-name="gr1" draw:text-style-name="P1" draw:layer="layout" svg:width="0.034cm" svg:height="0.036cm" svg:x="4.972cm" svg:y="14.543cm" svg:viewBox="0 0 35 37" svg:d="M18 37c22 0 23-37 0-37-24 0-24 37 0 37z">
          <text:p/>
        </draw:path>
        <draw:path draw:style-name="gr1" draw:text-style-name="P1" draw:layer="layout" svg:width="0.034cm" svg:height="0.036cm" svg:x="4.972cm" svg:y="15.045cm" svg:viewBox="0 0 35 37" svg:d="M18 37c22 0 23-37 0-37-24 0-24 37 0 37z">
          <text:p/>
        </draw:path>
        <draw:path draw:style-name="gr1" draw:text-style-name="P1" draw:layer="layout" svg:width="0.034cm" svg:height="0.035cm" svg:x="4.972cm" svg:y="15.548cm" svg:viewBox="0 0 35 36" svg:d="M18 36c22 0 23-36 0-36-24 0-24 36 0 36z">
          <text:p/>
        </draw:path>
        <draw:path draw:style-name="gr1" draw:text-style-name="P1" draw:layer="layout" svg:width="0.034cm" svg:height="0.035cm" svg:x="4.972cm" svg:y="16.05cm" svg:viewBox="0 0 35 36" svg:d="M18 36c22 0 23-36 0-36-24 0-24 36 0 36z">
          <text:p/>
        </draw:path>
        <draw:path draw:style-name="gr1" draw:text-style-name="P1" draw:layer="layout" svg:width="0.034cm" svg:height="0.035cm" svg:x="4.972cm" svg:y="16.552cm" svg:viewBox="0 0 35 36" svg:d="M18 36c22 0 23-36 0-36-24 0-24 36 0 36z">
          <text:p/>
        </draw:path>
        <draw:path draw:style-name="gr1" draw:text-style-name="P1" draw:layer="layout" svg:width="0.034cm" svg:height="0.036cm" svg:x="4.972cm" svg:y="17.054cm" svg:viewBox="0 0 35 37" svg:d="M18 37c22 0 23-37 0-37-24 0-24 37 0 37z">
          <text:p/>
        </draw:path>
        <draw:path draw:style-name="gr1" draw:text-style-name="P1" draw:layer="layout" svg:width="0.034cm" svg:height="0.035cm" svg:x="4.972cm" svg:y="17.557cm" svg:viewBox="0 0 35 36" svg:d="M18 36c22 0 23-36 0-36-24 0-24 36 0 36z">
          <text:p/>
        </draw:path>
        <draw:path draw:style-name="gr1" draw:text-style-name="P1" draw:layer="layout" svg:width="0.034cm" svg:height="0.035cm" svg:x="4.972cm" svg:y="18.059cm" svg:viewBox="0 0 35 36" svg:d="M18 36c22 0 23-36 0-36-24 0-24 36 0 36z">
          <text:p/>
        </draw:path>
        <draw:path draw:style-name="gr1" draw:text-style-name="P1" draw:layer="layout" svg:width="0.034cm" svg:height="0.035cm" svg:x="4.972cm" svg:y="18.561cm" svg:viewBox="0 0 35 36" svg:d="M18 36c22 0 23-36 0-36-24 0-24 36 0 36z">
          <text:p/>
        </draw:path>
        <draw:path draw:style-name="gr1" draw:text-style-name="P1" draw:layer="layout" svg:width="0.034cm" svg:height="0.035cm" svg:x="4.972cm" svg:y="19.063cm" svg:viewBox="0 0 35 36" svg:d="M18 36c22 0 23-36 0-36-24 0-24 36 0 36z">
          <text:p/>
        </draw:path>
        <draw:path draw:style-name="gr1" draw:text-style-name="P1" draw:layer="layout" svg:width="0.034cm" svg:height="0.036cm" svg:x="4.972cm" svg:y="19.565cm" svg:viewBox="0 0 35 37" svg:d="M18 37c22 0 23-37 0-37-24 0-24 37 0 37z">
          <text:p/>
        </draw:path>
        <draw:path draw:style-name="gr1" draw:text-style-name="P1" draw:layer="layout" svg:width="0.034cm" svg:height="0.036cm" svg:x="4.972cm" svg:y="20.067cm" svg:viewBox="0 0 35 37" svg:d="M18 37c22 0 23-37 0-37-24 0-24 37 0 37z">
          <text:p/>
        </draw:path>
        <draw:path draw:style-name="gr1" draw:text-style-name="P1" draw:layer="layout" svg:width="0.034cm" svg:height="0.035cm" svg:x="4.972cm" svg:y="20.57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4cm" svg:height="0.035cm" svg:x="5.471cm" svg:y="11.028cm" svg:viewBox="0 0 35 36" svg:d="M17 36c24 0 24-36 0-36-23 0-23 36 0 36z">
          <text:p/>
        </draw:path>
        <draw:path draw:style-name="gr1" draw:text-style-name="P1" draw:layer="layout" svg:width="0.034cm" svg:height="0.035cm" svg:x="5.471cm" svg:y="11.53cm" svg:viewBox="0 0 35 36" svg:d="M17 36c24 0 24-36 0-36-23 0-23 36 0 36z">
          <text:p/>
        </draw:path>
        <draw:path draw:style-name="gr1" draw:text-style-name="P1" draw:layer="layout" svg:width="0.034cm" svg:height="0.036cm" svg:x="5.471cm" svg:y="12.032cm" svg:viewBox="0 0 35 37" svg:d="M17 37c24 0 24-37 0-37-23 0-23 37 0 37z">
          <text:p/>
        </draw:path>
        <draw:path draw:style-name="gr1" draw:text-style-name="P1" draw:layer="layout" svg:width="0.034cm" svg:height="0.035cm" svg:x="5.471cm" svg:y="12.535cm" svg:viewBox="0 0 35 36" svg:d="M17 36c24 0 24-36 0-36-23 0-23 36 0 36z">
          <text:p/>
        </draw:path>
        <draw:path draw:style-name="gr1" draw:text-style-name="P1" draw:layer="layout" svg:width="0.034cm" svg:height="0.035cm" svg:x="5.471cm" svg:y="13.037cm" svg:viewBox="0 0 35 36" svg:d="M17 36c24 0 24-36 0-36-23 0-23 36 0 36z">
          <text:p/>
        </draw:path>
        <draw:path draw:style-name="gr1" draw:text-style-name="P1" draw:layer="layout" svg:width="0.034cm" svg:height="0.035cm" svg:x="5.471cm" svg:y="13.539cm" svg:viewBox="0 0 35 36" svg:d="M17 36c24 0 24-36 0-36-23 0-23 36 0 36z">
          <text:p/>
        </draw:path>
        <draw:path draw:style-name="gr1" draw:text-style-name="P1" draw:layer="layout" svg:width="0.034cm" svg:height="0.035cm" svg:x="5.471cm" svg:y="14.041cm" svg:viewBox="0 0 35 36" svg:d="M17 36c24 0 24-36 0-36-23 0-23 36 0 36z">
          <text:p/>
        </draw:path>
        <draw:path draw:style-name="gr1" draw:text-style-name="P1" draw:layer="layout" svg:width="0.034cm" svg:height="0.036cm" svg:x="5.471cm" svg:y="14.543cm" svg:viewBox="0 0 35 37" svg:d="M17 37c24 0 24-37 0-37-23 0-23 37 0 37z">
          <text:p/>
        </draw:path>
        <draw:path draw:style-name="gr1" draw:text-style-name="P1" draw:layer="layout" svg:width="0.034cm" svg:height="0.036cm" svg:x="5.471cm" svg:y="15.045cm" svg:viewBox="0 0 35 37" svg:d="M17 37c24 0 24-37 0-37-23 0-23 37 0 37z">
          <text:p/>
        </draw:path>
        <draw:path draw:style-name="gr1" draw:text-style-name="P1" draw:layer="layout" svg:width="0.034cm" svg:height="0.035cm" svg:x="5.471cm" svg:y="15.548cm" svg:viewBox="0 0 35 36" svg:d="M17 36c24 0 24-36 0-36-23 0-23 36 0 36z">
          <text:p/>
        </draw:path>
        <draw:path draw:style-name="gr1" draw:text-style-name="P1" draw:layer="layout" svg:width="0.034cm" svg:height="0.035cm" svg:x="5.471cm" svg:y="16.05cm" svg:viewBox="0 0 35 36" svg:d="M17 36c24 0 24-36 0-36-23 0-23 36 0 36z">
          <text:p/>
        </draw:path>
        <draw:path draw:style-name="gr1" draw:text-style-name="P1" draw:layer="layout" svg:width="0.034cm" svg:height="0.035cm" svg:x="5.471cm" svg:y="16.552cm" svg:viewBox="0 0 35 36" svg:d="M17 36c24 0 24-36 0-36-23 0-23 36 0 36z">
          <text:p/>
        </draw:path>
        <draw:path draw:style-name="gr1" draw:text-style-name="P1" draw:layer="layout" svg:width="0.034cm" svg:height="0.036cm" svg:x="5.471cm" svg:y="17.054cm" svg:viewBox="0 0 35 37" svg:d="M17 37c24 0 24-37 0-37-23 0-23 37 0 37z">
          <text:p/>
        </draw:path>
        <draw:path draw:style-name="gr1" draw:text-style-name="P1" draw:layer="layout" svg:width="0.034cm" svg:height="0.035cm" svg:x="5.471cm" svg:y="17.557cm" svg:viewBox="0 0 35 36" svg:d="M17 36c24 0 24-36 0-36-23 0-23 36 0 36z">
          <text:p/>
        </draw:path>
        <draw:path draw:style-name="gr1" draw:text-style-name="P1" draw:layer="layout" svg:width="0.034cm" svg:height="0.035cm" svg:x="5.471cm" svg:y="18.059cm" svg:viewBox="0 0 35 36" svg:d="M17 36c24 0 24-36 0-36-23 0-23 36 0 36z">
          <text:p/>
        </draw:path>
        <draw:path draw:style-name="gr1" draw:text-style-name="P1" draw:layer="layout" svg:width="0.034cm" svg:height="0.035cm" svg:x="5.471cm" svg:y="18.561cm" svg:viewBox="0 0 35 36" svg:d="M17 36c24 0 24-36 0-36-23 0-23 36 0 36z">
          <text:p/>
        </draw:path>
        <draw:path draw:style-name="gr1" draw:text-style-name="P1" draw:layer="layout" svg:width="0.034cm" svg:height="0.035cm" svg:x="5.471cm" svg:y="19.063cm" svg:viewBox="0 0 35 36" svg:d="M17 36c24 0 24-36 0-36-23 0-23 36 0 36z">
          <text:p/>
        </draw:path>
        <draw:path draw:style-name="gr1" draw:text-style-name="P1" draw:layer="layout" svg:width="0.034cm" svg:height="0.036cm" svg:x="5.471cm" svg:y="19.565cm" svg:viewBox="0 0 35 37" svg:d="M17 37c24 0 24-37 0-37-23 0-23 37 0 37z">
          <text:p/>
        </draw:path>
        <draw:path draw:style-name="gr1" draw:text-style-name="P1" draw:layer="layout" svg:width="0.034cm" svg:height="0.036cm" svg:x="5.471cm" svg:y="20.067cm" svg:viewBox="0 0 35 37" svg:d="M17 37c24 0 24-37 0-37-23 0-23 37 0 37z">
          <text:p/>
        </draw:path>
        <draw:path draw:style-name="gr1" draw:text-style-name="P1" draw:layer="layout" svg:width="0.034cm" svg:height="0.035cm" svg:x="5.471cm" svg:y="20.57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5cm" svg:height="0.035cm" svg:x="5.971cm" svg:y="11.028cm" svg:viewBox="0 0 36 36" svg:d="M18 36c23 0 24-36 0-36s-24 36 0 36z">
          <text:p/>
        </draw:path>
        <draw:path draw:style-name="gr1" draw:text-style-name="P1" draw:layer="layout" svg:width="0.035cm" svg:height="0.035cm" svg:x="5.971cm" svg:y="11.53cm" svg:viewBox="0 0 36 36" svg:d="M18 36c23 0 24-36 0-36s-24 36 0 36z">
          <text:p/>
        </draw:path>
        <draw:path draw:style-name="gr1" draw:text-style-name="P1" draw:layer="layout" svg:width="0.035cm" svg:height="0.036cm" svg:x="5.971cm" svg:y="12.032cm" svg:viewBox="0 0 36 37" svg:d="M18 37c23 0 24-37 0-37s-24 37 0 37z">
          <text:p/>
        </draw:path>
        <draw:path draw:style-name="gr1" draw:text-style-name="P1" draw:layer="layout" svg:width="0.035cm" svg:height="0.035cm" svg:x="5.971cm" svg:y="12.535cm" svg:viewBox="0 0 36 36" svg:d="M18 36c23 0 24-36 0-36s-24 36 0 36z">
          <text:p/>
        </draw:path>
        <draw:path draw:style-name="gr1" draw:text-style-name="P1" draw:layer="layout" svg:width="0.035cm" svg:height="0.035cm" svg:x="5.971cm" svg:y="13.037cm" svg:viewBox="0 0 36 36" svg:d="M18 36c23 0 24-36 0-36s-24 36 0 36z">
          <text:p/>
        </draw:path>
        <draw:path draw:style-name="gr1" draw:text-style-name="P1" draw:layer="layout" svg:width="0.035cm" svg:height="0.035cm" svg:x="5.971cm" svg:y="13.539cm" svg:viewBox="0 0 36 36" svg:d="M18 36c23 0 24-36 0-36s-24 36 0 36z">
          <text:p/>
        </draw:path>
        <draw:path draw:style-name="gr1" draw:text-style-name="P1" draw:layer="layout" svg:width="0.035cm" svg:height="0.035cm" svg:x="5.971cm" svg:y="14.041cm" svg:viewBox="0 0 36 36" svg:d="M18 36c23 0 24-36 0-36s-24 36 0 36z">
          <text:p/>
        </draw:path>
        <draw:path draw:style-name="gr1" draw:text-style-name="P1" draw:layer="layout" svg:width="0.035cm" svg:height="0.036cm" svg:x="5.971cm" svg:y="14.543cm" svg:viewBox="0 0 36 37" svg:d="M18 37c23 0 24-37 0-37s-24 37 0 37z">
          <text:p/>
        </draw:path>
        <draw:path draw:style-name="gr1" draw:text-style-name="P1" draw:layer="layout" svg:width="0.035cm" svg:height="0.036cm" svg:x="5.971cm" svg:y="15.045cm" svg:viewBox="0 0 36 37" svg:d="M18 37c23 0 24-37 0-37s-24 37 0 37z">
          <text:p/>
        </draw:path>
        <draw:path draw:style-name="gr1" draw:text-style-name="P1" draw:layer="layout" svg:width="0.035cm" svg:height="0.035cm" svg:x="5.971cm" svg:y="15.548cm" svg:viewBox="0 0 36 36" svg:d="M18 36c23 0 24-36 0-36s-24 36 0 36z">
          <text:p/>
        </draw:path>
        <draw:path draw:style-name="gr1" draw:text-style-name="P1" draw:layer="layout" svg:width="0.035cm" svg:height="0.035cm" svg:x="5.971cm" svg:y="16.05cm" svg:viewBox="0 0 36 36" svg:d="M18 36c23 0 24-36 0-36s-24 36 0 36z">
          <text:p/>
        </draw:path>
        <draw:path draw:style-name="gr1" draw:text-style-name="P1" draw:layer="layout" svg:width="0.035cm" svg:height="0.035cm" svg:x="5.971cm" svg:y="16.552cm" svg:viewBox="0 0 36 36" svg:d="M18 36c23 0 24-36 0-36s-24 36 0 36z">
          <text:p/>
        </draw:path>
        <draw:path draw:style-name="gr1" draw:text-style-name="P1" draw:layer="layout" svg:width="0.035cm" svg:height="0.036cm" svg:x="5.971cm" svg:y="17.054cm" svg:viewBox="0 0 36 37" svg:d="M18 37c23 0 24-37 0-37s-24 37 0 37z">
          <text:p/>
        </draw:path>
        <draw:path draw:style-name="gr1" draw:text-style-name="P1" draw:layer="layout" svg:width="0.035cm" svg:height="0.035cm" svg:x="5.971cm" svg:y="17.557cm" svg:viewBox="0 0 36 36" svg:d="M18 36c23 0 24-36 0-36s-24 36 0 36z">
          <text:p/>
        </draw:path>
        <draw:path draw:style-name="gr1" draw:text-style-name="P1" draw:layer="layout" svg:width="0.035cm" svg:height="0.035cm" svg:x="5.971cm" svg:y="18.059cm" svg:viewBox="0 0 36 36" svg:d="M18 36c23 0 24-36 0-36s-24 36 0 36z">
          <text:p/>
        </draw:path>
        <draw:path draw:style-name="gr1" draw:text-style-name="P1" draw:layer="layout" svg:width="0.035cm" svg:height="0.035cm" svg:x="5.971cm" svg:y="18.561cm" svg:viewBox="0 0 36 36" svg:d="M18 36c23 0 24-36 0-36s-24 36 0 36z">
          <text:p/>
        </draw:path>
        <draw:path draw:style-name="gr1" draw:text-style-name="P1" draw:layer="layout" svg:width="0.035cm" svg:height="0.035cm" svg:x="5.971cm" svg:y="19.063cm" svg:viewBox="0 0 36 36" svg:d="M18 36c23 0 24-36 0-36s-24 36 0 36z">
          <text:p/>
        </draw:path>
        <draw:path draw:style-name="gr1" draw:text-style-name="P1" draw:layer="layout" svg:width="0.035cm" svg:height="0.036cm" svg:x="5.971cm" svg:y="19.565cm" svg:viewBox="0 0 36 37" svg:d="M18 37c23 0 24-37 0-37s-24 37 0 37z">
          <text:p/>
        </draw:path>
        <draw:path draw:style-name="gr1" draw:text-style-name="P1" draw:layer="layout" svg:width="0.035cm" svg:height="0.036cm" svg:x="5.971cm" svg:y="20.067cm" svg:viewBox="0 0 36 37" svg:d="M18 37c23 0 24-37 0-37s-24 37 0 37z">
          <text:p/>
        </draw:path>
        <draw:path draw:style-name="gr1" draw:text-style-name="P1" draw:layer="layout" svg:width="0.035cm" svg:height="0.035cm" svg:x="5.971cm" svg:y="20.57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469cm" svg:y="11.028cm" svg:viewBox="0 0 35 36" svg:d="M18 36c23 0 23-36 0-36s-24 36 0 36z">
          <text:p/>
        </draw:path>
        <draw:path draw:style-name="gr1" draw:text-style-name="P1" draw:layer="layout" svg:width="0.034cm" svg:height="0.035cm" svg:x="6.469cm" svg:y="11.53cm" svg:viewBox="0 0 35 36" svg:d="M18 36c23 0 23-36 0-36s-24 36 0 36z">
          <text:p/>
        </draw:path>
        <draw:path draw:style-name="gr1" draw:text-style-name="P1" draw:layer="layout" svg:width="0.034cm" svg:height="0.036cm" svg:x="6.469cm" svg:y="12.032cm" svg:viewBox="0 0 35 37" svg:d="M18 37c23 0 23-37 0-37s-24 37 0 37z">
          <text:p/>
        </draw:path>
        <draw:path draw:style-name="gr1" draw:text-style-name="P1" draw:layer="layout" svg:width="0.034cm" svg:height="0.035cm" svg:x="6.469cm" svg:y="12.535cm" svg:viewBox="0 0 35 36" svg:d="M18 36c23 0 23-36 0-36s-24 36 0 36z">
          <text:p/>
        </draw:path>
        <draw:path draw:style-name="gr1" draw:text-style-name="P1" draw:layer="layout" svg:width="0.034cm" svg:height="0.035cm" svg:x="6.469cm" svg:y="13.037cm" svg:viewBox="0 0 35 36" svg:d="M18 36c23 0 23-36 0-36s-24 36 0 36z">
          <text:p/>
        </draw:path>
        <draw:path draw:style-name="gr1" draw:text-style-name="P1" draw:layer="layout" svg:width="0.034cm" svg:height="0.035cm" svg:x="6.469cm" svg:y="13.539cm" svg:viewBox="0 0 35 36" svg:d="M18 36c23 0 23-36 0-36s-24 36 0 36z">
          <text:p/>
        </draw:path>
        <draw:path draw:style-name="gr1" draw:text-style-name="P1" draw:layer="layout" svg:width="0.034cm" svg:height="0.035cm" svg:x="6.469cm" svg:y="14.041cm" svg:viewBox="0 0 35 36" svg:d="M18 36c23 0 23-36 0-36s-24 36 0 36z">
          <text:p/>
        </draw:path>
        <draw:path draw:style-name="gr1" draw:text-style-name="P1" draw:layer="layout" svg:width="0.034cm" svg:height="0.036cm" svg:x="6.469cm" svg:y="14.543cm" svg:viewBox="0 0 35 37" svg:d="M18 37c23 0 23-37 0-37s-24 37 0 37z">
          <text:p/>
        </draw:path>
        <draw:path draw:style-name="gr1" draw:text-style-name="P1" draw:layer="layout" svg:width="0.034cm" svg:height="0.036cm" svg:x="6.469cm" svg:y="15.045cm" svg:viewBox="0 0 35 37" svg:d="M18 37c23 0 23-37 0-37s-24 37 0 37z">
          <text:p/>
        </draw:path>
        <draw:path draw:style-name="gr1" draw:text-style-name="P1" draw:layer="layout" svg:width="0.034cm" svg:height="0.035cm" svg:x="6.469cm" svg:y="15.548cm" svg:viewBox="0 0 35 36" svg:d="M18 36c23 0 23-36 0-36s-24 36 0 36z">
          <text:p/>
        </draw:path>
        <draw:path draw:style-name="gr1" draw:text-style-name="P1" draw:layer="layout" svg:width="0.034cm" svg:height="0.035cm" svg:x="6.469cm" svg:y="16.05cm" svg:viewBox="0 0 35 36" svg:d="M18 36c23 0 23-36 0-36s-24 36 0 36z">
          <text:p/>
        </draw:path>
        <draw:path draw:style-name="gr1" draw:text-style-name="P1" draw:layer="layout" svg:width="0.034cm" svg:height="0.035cm" svg:x="6.469cm" svg:y="16.552cm" svg:viewBox="0 0 35 36" svg:d="M18 36c23 0 23-36 0-36s-24 36 0 36z">
          <text:p/>
        </draw:path>
        <draw:path draw:style-name="gr1" draw:text-style-name="P1" draw:layer="layout" svg:width="0.034cm" svg:height="0.036cm" svg:x="6.469cm" svg:y="17.054cm" svg:viewBox="0 0 35 37" svg:d="M18 37c23 0 23-37 0-37s-24 37 0 37z">
          <text:p/>
        </draw:path>
        <draw:path draw:style-name="gr1" draw:text-style-name="P1" draw:layer="layout" svg:width="0.034cm" svg:height="0.035cm" svg:x="6.469cm" svg:y="17.557cm" svg:viewBox="0 0 35 36" svg:d="M18 36c23 0 23-36 0-36s-24 36 0 36z">
          <text:p/>
        </draw:path>
        <draw:path draw:style-name="gr1" draw:text-style-name="P1" draw:layer="layout" svg:width="0.034cm" svg:height="0.035cm" svg:x="6.469cm" svg:y="18.059cm" svg:viewBox="0 0 35 36" svg:d="M18 36c23 0 23-36 0-36s-24 36 0 36z">
          <text:p/>
        </draw:path>
        <draw:path draw:style-name="gr1" draw:text-style-name="P1" draw:layer="layout" svg:width="0.034cm" svg:height="0.035cm" svg:x="6.469cm" svg:y="18.561cm" svg:viewBox="0 0 35 36" svg:d="M18 36c23 0 23-36 0-36s-24 36 0 36z">
          <text:p/>
        </draw:path>
        <draw:path draw:style-name="gr1" draw:text-style-name="P1" draw:layer="layout" svg:width="0.034cm" svg:height="0.035cm" svg:x="6.469cm" svg:y="19.063cm" svg:viewBox="0 0 35 36" svg:d="M18 36c23 0 23-36 0-36s-24 36 0 36z">
          <text:p/>
        </draw:path>
        <draw:path draw:style-name="gr1" draw:text-style-name="P1" draw:layer="layout" svg:width="0.034cm" svg:height="0.036cm" svg:x="6.469cm" svg:y="19.565cm" svg:viewBox="0 0 35 37" svg:d="M18 37c23 0 23-37 0-37s-24 37 0 37z">
          <text:p/>
        </draw:path>
        <draw:path draw:style-name="gr1" draw:text-style-name="P1" draw:layer="layout" svg:width="0.034cm" svg:height="0.036cm" svg:x="6.469cm" svg:y="20.067cm" svg:viewBox="0 0 35 37" svg:d="M18 37c23 0 23-37 0-37s-24 37 0 37z">
          <text:p/>
        </draw:path>
        <draw:path draw:style-name="gr1" draw:text-style-name="P1" draw:layer="layout" svg:width="0.034cm" svg:height="0.035cm" svg:x="6.469cm" svg:y="20.57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4cm" svg:height="0.035cm" svg:x="6.968cm" svg:y="11.028cm" svg:viewBox="0 0 35 36" svg:d="M17 36c24 0 24-36 0-36-23 0-23 36 0 36z">
          <text:p/>
        </draw:path>
        <draw:path draw:style-name="gr1" draw:text-style-name="P1" draw:layer="layout" svg:width="0.034cm" svg:height="0.035cm" svg:x="6.968cm" svg:y="11.53cm" svg:viewBox="0 0 35 36" svg:d="M17 36c24 0 24-36 0-36-23 0-23 36 0 36z">
          <text:p/>
        </draw:path>
        <draw:path draw:style-name="gr1" draw:text-style-name="P1" draw:layer="layout" svg:width="0.034cm" svg:height="0.036cm" svg:x="6.968cm" svg:y="12.032cm" svg:viewBox="0 0 35 37" svg:d="M17 37c24 0 24-37 0-37-23 0-23 37 0 37z">
          <text:p/>
        </draw:path>
        <draw:path draw:style-name="gr1" draw:text-style-name="P1" draw:layer="layout" svg:width="0.034cm" svg:height="0.035cm" svg:x="6.968cm" svg:y="12.535cm" svg:viewBox="0 0 35 36" svg:d="M17 36c24 0 24-36 0-36-23 0-23 36 0 36z">
          <text:p/>
        </draw:path>
        <draw:path draw:style-name="gr1" draw:text-style-name="P1" draw:layer="layout" svg:width="0.034cm" svg:height="0.035cm" svg:x="6.968cm" svg:y="13.037cm" svg:viewBox="0 0 35 36" svg:d="M17 36c24 0 24-36 0-36-23 0-23 36 0 36z">
          <text:p/>
        </draw:path>
        <draw:path draw:style-name="gr1" draw:text-style-name="P1" draw:layer="layout" svg:width="0.034cm" svg:height="0.035cm" svg:x="6.968cm" svg:y="13.539cm" svg:viewBox="0 0 35 36" svg:d="M17 36c24 0 24-36 0-36-23 0-23 36 0 36z">
          <text:p/>
        </draw:path>
        <draw:path draw:style-name="gr1" draw:text-style-name="P1" draw:layer="layout" svg:width="0.034cm" svg:height="0.035cm" svg:x="6.968cm" svg:y="14.041cm" svg:viewBox="0 0 35 36" svg:d="M17 36c24 0 24-36 0-36-23 0-23 36 0 36z">
          <text:p/>
        </draw:path>
        <draw:path draw:style-name="gr1" draw:text-style-name="P1" draw:layer="layout" svg:width="0.034cm" svg:height="0.036cm" svg:x="6.968cm" svg:y="14.543cm" svg:viewBox="0 0 35 37" svg:d="M17 37c24 0 24-37 0-37-23 0-23 37 0 37z">
          <text:p/>
        </draw:path>
        <draw:path draw:style-name="gr1" draw:text-style-name="P1" draw:layer="layout" svg:width="0.034cm" svg:height="0.036cm" svg:x="6.968cm" svg:y="15.045cm" svg:viewBox="0 0 35 37" svg:d="M17 37c24 0 24-37 0-37-23 0-23 37 0 37z">
          <text:p/>
        </draw:path>
        <draw:path draw:style-name="gr1" draw:text-style-name="P1" draw:layer="layout" svg:width="0.034cm" svg:height="0.035cm" svg:x="6.968cm" svg:y="15.548cm" svg:viewBox="0 0 35 36" svg:d="M17 36c24 0 24-36 0-36-23 0-23 36 0 36z">
          <text:p/>
        </draw:path>
        <draw:path draw:style-name="gr1" draw:text-style-name="P1" draw:layer="layout" svg:width="0.034cm" svg:height="0.035cm" svg:x="6.968cm" svg:y="16.05cm" svg:viewBox="0 0 35 36" svg:d="M17 36c24 0 24-36 0-36-23 0-23 36 0 36z">
          <text:p/>
        </draw:path>
        <draw:path draw:style-name="gr1" draw:text-style-name="P1" draw:layer="layout" svg:width="0.034cm" svg:height="0.035cm" svg:x="6.968cm" svg:y="16.552cm" svg:viewBox="0 0 35 36" svg:d="M17 36c24 0 24-36 0-36-23 0-23 36 0 36z">
          <text:p/>
        </draw:path>
        <draw:path draw:style-name="gr1" draw:text-style-name="P1" draw:layer="layout" svg:width="0.034cm" svg:height="0.036cm" svg:x="6.968cm" svg:y="17.054cm" svg:viewBox="0 0 35 37" svg:d="M17 37c24 0 24-37 0-37-23 0-23 37 0 37z">
          <text:p/>
        </draw:path>
        <draw:path draw:style-name="gr1" draw:text-style-name="P1" draw:layer="layout" svg:width="0.034cm" svg:height="0.035cm" svg:x="6.968cm" svg:y="17.557cm" svg:viewBox="0 0 35 36" svg:d="M17 36c24 0 24-36 0-36-23 0-23 36 0 36z">
          <text:p/>
        </draw:path>
        <draw:path draw:style-name="gr1" draw:text-style-name="P1" draw:layer="layout" svg:width="0.034cm" svg:height="0.035cm" svg:x="6.968cm" svg:y="18.059cm" svg:viewBox="0 0 35 36" svg:d="M17 36c24 0 24-36 0-36-23 0-23 36 0 36z">
          <text:p/>
        </draw:path>
        <draw:path draw:style-name="gr1" draw:text-style-name="P1" draw:layer="layout" svg:width="0.034cm" svg:height="0.035cm" svg:x="6.968cm" svg:y="18.561cm" svg:viewBox="0 0 35 36" svg:d="M17 36c24 0 24-36 0-36-23 0-23 36 0 36z">
          <text:p/>
        </draw:path>
        <draw:path draw:style-name="gr1" draw:text-style-name="P1" draw:layer="layout" svg:width="0.034cm" svg:height="0.035cm" svg:x="6.968cm" svg:y="19.063cm" svg:viewBox="0 0 35 36" svg:d="M17 36c24 0 24-36 0-36-23 0-23 36 0 36z">
          <text:p/>
        </draw:path>
        <draw:path draw:style-name="gr1" draw:text-style-name="P1" draw:layer="layout" svg:width="0.034cm" svg:height="0.036cm" svg:x="6.968cm" svg:y="19.565cm" svg:viewBox="0 0 35 37" svg:d="M17 37c24 0 24-37 0-37-23 0-23 37 0 37z">
          <text:p/>
        </draw:path>
        <draw:path draw:style-name="gr1" draw:text-style-name="P1" draw:layer="layout" svg:width="0.034cm" svg:height="0.036cm" svg:x="6.968cm" svg:y="20.067cm" svg:viewBox="0 0 35 37" svg:d="M17 37c24 0 24-37 0-37-23 0-23 37 0 37z">
          <text:p/>
        </draw:path>
        <draw:path draw:style-name="gr1" draw:text-style-name="P1" draw:layer="layout" svg:width="0.034cm" svg:height="0.035cm" svg:x="6.968cm" svg:y="20.57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5cm" svg:height="0.035cm" svg:x="7.467cm" svg:y="11.028cm" svg:viewBox="0 0 36 36" svg:d="M18 36c24 0 24-36 0-36s-24 36 0 36z">
          <text:p/>
        </draw:path>
        <draw:path draw:style-name="gr1" draw:text-style-name="P1" draw:layer="layout" svg:width="0.035cm" svg:height="0.035cm" svg:x="7.467cm" svg:y="11.53cm" svg:viewBox="0 0 36 36" svg:d="M18 36c24 0 24-36 0-36s-24 36 0 36z">
          <text:p/>
        </draw:path>
        <draw:path draw:style-name="gr1" draw:text-style-name="P1" draw:layer="layout" svg:width="0.035cm" svg:height="0.036cm" svg:x="7.467cm" svg:y="12.032cm" svg:viewBox="0 0 36 37" svg:d="M18 37c24 0 24-37 0-37s-24 37 0 37z">
          <text:p/>
        </draw:path>
        <draw:path draw:style-name="gr1" draw:text-style-name="P1" draw:layer="layout" svg:width="0.035cm" svg:height="0.035cm" svg:x="7.467cm" svg:y="12.535cm" svg:viewBox="0 0 36 36" svg:d="M18 36c24 0 24-36 0-36s-24 36 0 36z">
          <text:p/>
        </draw:path>
        <draw:path draw:style-name="gr1" draw:text-style-name="P1" draw:layer="layout" svg:width="0.035cm" svg:height="0.035cm" svg:x="7.467cm" svg:y="13.037cm" svg:viewBox="0 0 36 36" svg:d="M18 36c24 0 24-36 0-36s-24 36 0 36z">
          <text:p/>
        </draw:path>
        <draw:path draw:style-name="gr1" draw:text-style-name="P1" draw:layer="layout" svg:width="0.035cm" svg:height="0.035cm" svg:x="7.467cm" svg:y="13.539cm" svg:viewBox="0 0 36 36" svg:d="M18 36c24 0 24-36 0-36s-24 36 0 36z">
          <text:p/>
        </draw:path>
        <draw:path draw:style-name="gr1" draw:text-style-name="P1" draw:layer="layout" svg:width="0.035cm" svg:height="0.035cm" svg:x="7.467cm" svg:y="14.041cm" svg:viewBox="0 0 36 36" svg:d="M18 36c24 0 24-36 0-36s-24 36 0 36z">
          <text:p/>
        </draw:path>
        <draw:path draw:style-name="gr1" draw:text-style-name="P1" draw:layer="layout" svg:width="0.035cm" svg:height="0.036cm" svg:x="7.467cm" svg:y="14.543cm" svg:viewBox="0 0 36 37" svg:d="M18 37c24 0 24-37 0-37s-24 37 0 37z">
          <text:p/>
        </draw:path>
        <draw:path draw:style-name="gr1" draw:text-style-name="P1" draw:layer="layout" svg:width="0.035cm" svg:height="0.036cm" svg:x="7.467cm" svg:y="15.045cm" svg:viewBox="0 0 36 37" svg:d="M18 37c24 0 24-37 0-37s-24 37 0 37z">
          <text:p/>
        </draw:path>
        <draw:path draw:style-name="gr1" draw:text-style-name="P1" draw:layer="layout" svg:width="0.035cm" svg:height="0.035cm" svg:x="7.467cm" svg:y="15.548cm" svg:viewBox="0 0 36 36" svg:d="M18 36c24 0 24-36 0-36s-24 36 0 36z">
          <text:p/>
        </draw:path>
        <draw:path draw:style-name="gr1" draw:text-style-name="P1" draw:layer="layout" svg:width="0.035cm" svg:height="0.035cm" svg:x="7.467cm" svg:y="16.05cm" svg:viewBox="0 0 36 36" svg:d="M18 36c24 0 24-36 0-36s-24 36 0 36z">
          <text:p/>
        </draw:path>
        <draw:path draw:style-name="gr1" draw:text-style-name="P1" draw:layer="layout" svg:width="0.035cm" svg:height="0.035cm" svg:x="7.467cm" svg:y="16.552cm" svg:viewBox="0 0 36 36" svg:d="M18 36c24 0 24-36 0-36s-24 36 0 36z">
          <text:p/>
        </draw:path>
        <draw:path draw:style-name="gr1" draw:text-style-name="P1" draw:layer="layout" svg:width="0.035cm" svg:height="0.036cm" svg:x="7.467cm" svg:y="17.054cm" svg:viewBox="0 0 36 37" svg:d="M18 37c24 0 24-37 0-37s-24 37 0 37z">
          <text:p/>
        </draw:path>
        <draw:path draw:style-name="gr1" draw:text-style-name="P1" draw:layer="layout" svg:width="0.035cm" svg:height="0.035cm" svg:x="7.467cm" svg:y="17.557cm" svg:viewBox="0 0 36 36" svg:d="M18 36c24 0 24-36 0-36s-24 36 0 36z">
          <text:p/>
        </draw:path>
        <draw:path draw:style-name="gr1" draw:text-style-name="P1" draw:layer="layout" svg:width="0.035cm" svg:height="0.035cm" svg:x="7.467cm" svg:y="18.059cm" svg:viewBox="0 0 36 36" svg:d="M18 36c24 0 24-36 0-36s-24 36 0 36z">
          <text:p/>
        </draw:path>
        <draw:path draw:style-name="gr1" draw:text-style-name="P1" draw:layer="layout" svg:width="0.035cm" svg:height="0.035cm" svg:x="7.467cm" svg:y="18.561cm" svg:viewBox="0 0 36 36" svg:d="M18 36c24 0 24-36 0-36s-24 36 0 36z">
          <text:p/>
        </draw:path>
        <draw:path draw:style-name="gr1" draw:text-style-name="P1" draw:layer="layout" svg:width="0.035cm" svg:height="0.035cm" svg:x="7.467cm" svg:y="19.063cm" svg:viewBox="0 0 36 36" svg:d="M18 36c24 0 24-36 0-36s-24 36 0 36z">
          <text:p/>
        </draw:path>
        <draw:path draw:style-name="gr1" draw:text-style-name="P1" draw:layer="layout" svg:width="0.035cm" svg:height="0.036cm" svg:x="7.467cm" svg:y="19.565cm" svg:viewBox="0 0 36 37" svg:d="M18 37c24 0 24-37 0-37s-24 37 0 37z">
          <text:p/>
        </draw:path>
        <draw:path draw:style-name="gr1" draw:text-style-name="P1" draw:layer="layout" svg:width="0.035cm" svg:height="0.036cm" svg:x="7.467cm" svg:y="20.067cm" svg:viewBox="0 0 36 37" svg:d="M18 37c24 0 24-37 0-37s-24 37 0 37z">
          <text:p/>
        </draw:path>
        <draw:path draw:style-name="gr1" draw:text-style-name="P1" draw:layer="layout" svg:width="0.035cm" svg:height="0.035cm" svg:x="7.467cm" svg:y="20.57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7.966cm" svg:y="11.028cm" svg:viewBox="0 0 35 36" svg:d="M18 36c22 0 22-36 0-36-24 0-24 36 0 36z">
          <text:p/>
        </draw:path>
        <draw:path draw:style-name="gr1" draw:text-style-name="P1" draw:layer="layout" svg:width="0.034cm" svg:height="0.035cm" svg:x="7.966cm" svg:y="11.53cm" svg:viewBox="0 0 35 36" svg:d="M18 36c22 0 22-36 0-36-24 0-24 36 0 36z">
          <text:p/>
        </draw:path>
        <draw:path draw:style-name="gr1" draw:text-style-name="P1" draw:layer="layout" svg:width="0.034cm" svg:height="0.036cm" svg:x="7.966cm" svg:y="12.032cm" svg:viewBox="0 0 35 37" svg:d="M18 37c22 0 22-37 0-37-24 0-24 37 0 37z">
          <text:p/>
        </draw:path>
        <draw:path draw:style-name="gr1" draw:text-style-name="P1" draw:layer="layout" svg:width="0.034cm" svg:height="0.035cm" svg:x="7.966cm" svg:y="12.535cm" svg:viewBox="0 0 35 36" svg:d="M18 36c22 0 22-36 0-36-24 0-24 36 0 36z">
          <text:p/>
        </draw:path>
        <draw:path draw:style-name="gr1" draw:text-style-name="P1" draw:layer="layout" svg:width="0.034cm" svg:height="0.035cm" svg:x="7.966cm" svg:y="13.037cm" svg:viewBox="0 0 35 36" svg:d="M18 36c22 0 22-36 0-36-24 0-24 36 0 36z">
          <text:p/>
        </draw:path>
        <draw:path draw:style-name="gr1" draw:text-style-name="P1" draw:layer="layout" svg:width="0.034cm" svg:height="0.035cm" svg:x="7.966cm" svg:y="13.539cm" svg:viewBox="0 0 35 36" svg:d="M18 36c22 0 22-36 0-36-24 0-24 36 0 36z">
          <text:p/>
        </draw:path>
        <draw:path draw:style-name="gr1" draw:text-style-name="P1" draw:layer="layout" svg:width="0.034cm" svg:height="0.035cm" svg:x="7.966cm" svg:y="14.041cm" svg:viewBox="0 0 35 36" svg:d="M18 36c22 0 22-36 0-36-24 0-24 36 0 36z">
          <text:p/>
        </draw:path>
        <draw:path draw:style-name="gr1" draw:text-style-name="P1" draw:layer="layout" svg:width="0.034cm" svg:height="0.036cm" svg:x="7.966cm" svg:y="14.543cm" svg:viewBox="0 0 35 37" svg:d="M18 37c22 0 22-37 0-37-24 0-24 37 0 37z">
          <text:p/>
        </draw:path>
        <draw:path draw:style-name="gr1" draw:text-style-name="P1" draw:layer="layout" svg:width="0.034cm" svg:height="0.036cm" svg:x="7.966cm" svg:y="15.045cm" svg:viewBox="0 0 35 37" svg:d="M18 37c22 0 22-37 0-37-24 0-24 37 0 37z">
          <text:p/>
        </draw:path>
        <draw:path draw:style-name="gr1" draw:text-style-name="P1" draw:layer="layout" svg:width="0.034cm" svg:height="0.035cm" svg:x="7.966cm" svg:y="15.548cm" svg:viewBox="0 0 35 36" svg:d="M18 36c22 0 22-36 0-36-24 0-24 36 0 36z">
          <text:p/>
        </draw:path>
        <draw:path draw:style-name="gr1" draw:text-style-name="P1" draw:layer="layout" svg:width="0.034cm" svg:height="0.035cm" svg:x="7.966cm" svg:y="16.05cm" svg:viewBox="0 0 35 36" svg:d="M18 36c22 0 22-36 0-36-24 0-24 36 0 36z">
          <text:p/>
        </draw:path>
        <draw:path draw:style-name="gr1" draw:text-style-name="P1" draw:layer="layout" svg:width="0.034cm" svg:height="0.035cm" svg:x="7.966cm" svg:y="16.552cm" svg:viewBox="0 0 35 36" svg:d="M18 36c22 0 22-36 0-36-24 0-24 36 0 36z">
          <text:p/>
        </draw:path>
        <draw:path draw:style-name="gr1" draw:text-style-name="P1" draw:layer="layout" svg:width="0.034cm" svg:height="0.036cm" svg:x="7.966cm" svg:y="17.054cm" svg:viewBox="0 0 35 37" svg:d="M18 37c22 0 22-37 0-37-24 0-24 37 0 37z">
          <text:p/>
        </draw:path>
        <draw:path draw:style-name="gr1" draw:text-style-name="P1" draw:layer="layout" svg:width="0.034cm" svg:height="0.035cm" svg:x="7.966cm" svg:y="17.557cm" svg:viewBox="0 0 35 36" svg:d="M18 36c22 0 22-36 0-36-24 0-24 36 0 36z">
          <text:p/>
        </draw:path>
        <draw:path draw:style-name="gr1" draw:text-style-name="P1" draw:layer="layout" svg:width="0.034cm" svg:height="0.035cm" svg:x="7.966cm" svg:y="18.059cm" svg:viewBox="0 0 35 36" svg:d="M18 36c22 0 22-36 0-36-24 0-24 36 0 36z">
          <text:p/>
        </draw:path>
        <draw:path draw:style-name="gr1" draw:text-style-name="P1" draw:layer="layout" svg:width="0.034cm" svg:height="0.035cm" svg:x="7.966cm" svg:y="18.561cm" svg:viewBox="0 0 35 36" svg:d="M18 36c22 0 22-36 0-36-24 0-24 36 0 36z">
          <text:p/>
        </draw:path>
        <draw:path draw:style-name="gr1" draw:text-style-name="P1" draw:layer="layout" svg:width="0.034cm" svg:height="0.035cm" svg:x="7.966cm" svg:y="19.063cm" svg:viewBox="0 0 35 36" svg:d="M18 36c22 0 22-36 0-36-24 0-24 36 0 36z">
          <text:p/>
        </draw:path>
        <draw:path draw:style-name="gr1" draw:text-style-name="P1" draw:layer="layout" svg:width="0.034cm" svg:height="0.036cm" svg:x="7.966cm" svg:y="19.565cm" svg:viewBox="0 0 35 37" svg:d="M18 37c22 0 22-37 0-37-24 0-24 37 0 37z">
          <text:p/>
        </draw:path>
        <draw:path draw:style-name="gr1" draw:text-style-name="P1" draw:layer="layout" svg:width="0.034cm" svg:height="0.036cm" svg:x="7.966cm" svg:y="20.067cm" svg:viewBox="0 0 35 37" svg:d="M18 37c22 0 22-37 0-37-24 0-24 37 0 37z">
          <text:p/>
        </draw:path>
        <draw:path draw:style-name="gr1" draw:text-style-name="P1" draw:layer="layout" svg:width="0.034cm" svg:height="0.035cm" svg:x="7.966cm" svg:y="20.57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465cm" svg:y="11.028cm" svg:viewBox="0 0 35 36" svg:d="M17 36c24 0 24-36 0-36-23 0-23 36 0 36z">
          <text:p/>
        </draw:path>
        <draw:path draw:style-name="gr1" draw:text-style-name="P1" draw:layer="layout" svg:width="0.034cm" svg:height="0.035cm" svg:x="8.465cm" svg:y="11.53cm" svg:viewBox="0 0 35 36" svg:d="M17 36c24 0 24-36 0-36-23 0-23 36 0 36z">
          <text:p/>
        </draw:path>
        <draw:path draw:style-name="gr1" draw:text-style-name="P1" draw:layer="layout" svg:width="0.034cm" svg:height="0.036cm" svg:x="8.465cm" svg:y="12.032cm" svg:viewBox="0 0 35 37" svg:d="M17 37c24 0 24-37 0-37-23 0-23 37 0 37z">
          <text:p/>
        </draw:path>
        <draw:path draw:style-name="gr1" draw:text-style-name="P1" draw:layer="layout" svg:width="0.034cm" svg:height="0.035cm" svg:x="8.465cm" svg:y="12.535cm" svg:viewBox="0 0 35 36" svg:d="M17 36c24 0 24-36 0-36-23 0-23 36 0 36z">
          <text:p/>
        </draw:path>
        <draw:path draw:style-name="gr1" draw:text-style-name="P1" draw:layer="layout" svg:width="0.034cm" svg:height="0.035cm" svg:x="8.465cm" svg:y="13.037cm" svg:viewBox="0 0 35 36" svg:d="M17 36c24 0 24-36 0-36-23 0-23 36 0 36z">
          <text:p/>
        </draw:path>
        <draw:path draw:style-name="gr1" draw:text-style-name="P1" draw:layer="layout" svg:width="0.034cm" svg:height="0.035cm" svg:x="8.465cm" svg:y="13.539cm" svg:viewBox="0 0 35 36" svg:d="M17 36c24 0 24-36 0-36-23 0-23 36 0 36z">
          <text:p/>
        </draw:path>
        <draw:path draw:style-name="gr1" draw:text-style-name="P1" draw:layer="layout" svg:width="0.034cm" svg:height="0.035cm" svg:x="8.465cm" svg:y="14.041cm" svg:viewBox="0 0 35 36" svg:d="M17 36c24 0 24-36 0-36-23 0-23 36 0 36z">
          <text:p/>
        </draw:path>
        <draw:path draw:style-name="gr1" draw:text-style-name="P1" draw:layer="layout" svg:width="0.034cm" svg:height="0.036cm" svg:x="8.465cm" svg:y="14.543cm" svg:viewBox="0 0 35 37" svg:d="M17 37c24 0 24-37 0-37-23 0-23 37 0 37z">
          <text:p/>
        </draw:path>
        <draw:path draw:style-name="gr1" draw:text-style-name="P1" draw:layer="layout" svg:width="0.034cm" svg:height="0.036cm" svg:x="8.465cm" svg:y="15.045cm" svg:viewBox="0 0 35 37" svg:d="M17 37c24 0 24-37 0-37-23 0-23 37 0 37z">
          <text:p/>
        </draw:path>
        <draw:path draw:style-name="gr1" draw:text-style-name="P1" draw:layer="layout" svg:width="0.034cm" svg:height="0.035cm" svg:x="8.465cm" svg:y="15.548cm" svg:viewBox="0 0 35 36" svg:d="M17 36c24 0 24-36 0-36-23 0-23 36 0 36z">
          <text:p/>
        </draw:path>
        <draw:path draw:style-name="gr1" draw:text-style-name="P1" draw:layer="layout" svg:width="0.034cm" svg:height="0.035cm" svg:x="8.465cm" svg:y="16.05cm" svg:viewBox="0 0 35 36" svg:d="M17 36c24 0 24-36 0-36-23 0-23 36 0 36z">
          <text:p/>
        </draw:path>
        <draw:path draw:style-name="gr1" draw:text-style-name="P1" draw:layer="layout" svg:width="0.034cm" svg:height="0.035cm" svg:x="8.465cm" svg:y="16.552cm" svg:viewBox="0 0 35 36" svg:d="M17 36c24 0 24-36 0-36-23 0-23 36 0 36z">
          <text:p/>
        </draw:path>
        <draw:path draw:style-name="gr1" draw:text-style-name="P1" draw:layer="layout" svg:width="0.034cm" svg:height="0.036cm" svg:x="8.465cm" svg:y="17.054cm" svg:viewBox="0 0 35 37" svg:d="M17 37c24 0 24-37 0-37-23 0-23 37 0 37z">
          <text:p/>
        </draw:path>
        <draw:path draw:style-name="gr1" draw:text-style-name="P1" draw:layer="layout" svg:width="0.034cm" svg:height="0.035cm" svg:x="8.465cm" svg:y="17.557cm" svg:viewBox="0 0 35 36" svg:d="M17 36c24 0 24-36 0-36-23 0-23 36 0 36z">
          <text:p/>
        </draw:path>
        <draw:path draw:style-name="gr1" draw:text-style-name="P1" draw:layer="layout" svg:width="0.034cm" svg:height="0.035cm" svg:x="8.465cm" svg:y="18.059cm" svg:viewBox="0 0 35 36" svg:d="M17 36c24 0 24-36 0-36-23 0-23 36 0 36z">
          <text:p/>
        </draw:path>
        <draw:path draw:style-name="gr1" draw:text-style-name="P1" draw:layer="layout" svg:width="0.034cm" svg:height="0.035cm" svg:x="8.465cm" svg:y="18.561cm" svg:viewBox="0 0 35 36" svg:d="M17 36c24 0 24-36 0-36-23 0-23 36 0 36z">
          <text:p/>
        </draw:path>
        <draw:path draw:style-name="gr1" draw:text-style-name="P1" draw:layer="layout" svg:width="0.034cm" svg:height="0.035cm" svg:x="8.465cm" svg:y="19.063cm" svg:viewBox="0 0 35 36" svg:d="M17 36c24 0 24-36 0-36-23 0-23 36 0 36z">
          <text:p/>
        </draw:path>
        <draw:path draw:style-name="gr1" draw:text-style-name="P1" draw:layer="layout" svg:width="0.034cm" svg:height="0.036cm" svg:x="8.465cm" svg:y="19.565cm" svg:viewBox="0 0 35 37" svg:d="M17 37c24 0 24-37 0-37-23 0-23 37 0 37z">
          <text:p/>
        </draw:path>
        <draw:path draw:style-name="gr1" draw:text-style-name="P1" draw:layer="layout" svg:width="0.034cm" svg:height="0.036cm" svg:x="8.465cm" svg:y="20.067cm" svg:viewBox="0 0 35 37" svg:d="M17 37c24 0 24-37 0-37-23 0-23 37 0 37z">
          <text:p/>
        </draw:path>
        <draw:path draw:style-name="gr1" draw:text-style-name="P1" draw:layer="layout" svg:width="0.034cm" svg:height="0.035cm" svg:x="8.465cm" svg:y="20.57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11.028cm" svg:viewBox="0 0 35 36" svg:d="M17 36c24 0 24-36 0-36-23 0-23 36 0 36z">
          <text:p/>
        </draw:path>
        <draw:path draw:style-name="gr1" draw:text-style-name="P1" draw:layer="layout" svg:width="0.034cm" svg:height="0.035cm" svg:x="8.963cm" svg:y="11.53cm" svg:viewBox="0 0 35 36" svg:d="M17 36c24 0 24-36 0-36-23 0-23 36 0 36z">
          <text:p/>
        </draw:path>
        <draw:path draw:style-name="gr1" draw:text-style-name="P1" draw:layer="layout" svg:width="0.034cm" svg:height="0.036cm" svg:x="8.963cm" svg:y="12.032cm" svg:viewBox="0 0 35 37" svg:d="M17 37c24 0 24-37 0-37-23 0-23 37 0 37z">
          <text:p/>
        </draw:path>
        <draw:path draw:style-name="gr1" draw:text-style-name="P1" draw:layer="layout" svg:width="0.034cm" svg:height="0.035cm" svg:x="8.963cm" svg:y="12.535cm" svg:viewBox="0 0 35 36" svg:d="M17 36c24 0 24-36 0-36-23 0-23 36 0 36z">
          <text:p/>
        </draw:path>
        <draw:path draw:style-name="gr1" draw:text-style-name="P1" draw:layer="layout" svg:width="0.034cm" svg:height="0.035cm" svg:x="8.963cm" svg:y="13.037cm" svg:viewBox="0 0 35 36" svg:d="M17 36c24 0 24-36 0-36-23 0-23 36 0 36z">
          <text:p/>
        </draw:path>
        <draw:path draw:style-name="gr1" draw:text-style-name="P1" draw:layer="layout" svg:width="0.034cm" svg:height="0.035cm" svg:x="8.963cm" svg:y="13.539cm" svg:viewBox="0 0 35 36" svg:d="M17 36c24 0 24-36 0-36-23 0-23 36 0 36z">
          <text:p/>
        </draw:path>
        <draw:path draw:style-name="gr1" draw:text-style-name="P1" draw:layer="layout" svg:width="0.034cm" svg:height="0.035cm" svg:x="8.963cm" svg:y="14.041cm" svg:viewBox="0 0 35 36" svg:d="M17 36c24 0 24-36 0-36-23 0-23 36 0 36z">
          <text:p/>
        </draw:path>
        <draw:path draw:style-name="gr1" draw:text-style-name="P1" draw:layer="layout" svg:width="0.034cm" svg:height="0.036cm" svg:x="8.963cm" svg:y="14.543cm" svg:viewBox="0 0 35 37" svg:d="M17 37c24 0 24-37 0-37-23 0-23 37 0 37z">
          <text:p/>
        </draw:path>
        <draw:path draw:style-name="gr1" draw:text-style-name="P1" draw:layer="layout" svg:width="0.034cm" svg:height="0.036cm" svg:x="8.963cm" svg:y="15.045cm" svg:viewBox="0 0 35 37" svg:d="M17 37c24 0 24-37 0-37-23 0-23 37 0 37z">
          <text:p/>
        </draw:path>
        <draw:path draw:style-name="gr1" draw:text-style-name="P1" draw:layer="layout" svg:width="0.034cm" svg:height="0.035cm" svg:x="8.963cm" svg:y="15.548cm" svg:viewBox="0 0 35 36" svg:d="M17 36c24 0 24-36 0-36-23 0-23 36 0 36z">
          <text:p/>
        </draw:path>
        <draw:path draw:style-name="gr1" draw:text-style-name="P1" draw:layer="layout" svg:width="0.034cm" svg:height="0.035cm" svg:x="8.963cm" svg:y="16.05cm" svg:viewBox="0 0 35 36" svg:d="M17 36c24 0 24-36 0-36-23 0-23 36 0 36z">
          <text:p/>
        </draw:path>
        <draw:path draw:style-name="gr1" draw:text-style-name="P1" draw:layer="layout" svg:width="0.034cm" svg:height="0.035cm" svg:x="8.963cm" svg:y="16.552cm" svg:viewBox="0 0 35 36" svg:d="M17 36c24 0 24-36 0-36-23 0-23 36 0 36z">
          <text:p/>
        </draw:path>
        <draw:path draw:style-name="gr1" draw:text-style-name="P1" draw:layer="layout" svg:width="0.034cm" svg:height="0.036cm" svg:x="8.963cm" svg:y="17.054cm" svg:viewBox="0 0 35 37" svg:d="M17 37c24 0 24-37 0-37-23 0-23 37 0 37z">
          <text:p/>
        </draw:path>
        <draw:path draw:style-name="gr1" draw:text-style-name="P1" draw:layer="layout" svg:width="0.034cm" svg:height="0.035cm" svg:x="8.963cm" svg:y="17.557cm" svg:viewBox="0 0 35 36" svg:d="M17 36c24 0 24-36 0-36-23 0-23 36 0 36z">
          <text:p/>
        </draw:path>
        <draw:path draw:style-name="gr1" draw:text-style-name="P1" draw:layer="layout" svg:width="0.034cm" svg:height="0.035cm" svg:x="8.963cm" svg:y="18.059cm" svg:viewBox="0 0 35 36" svg:d="M17 36c24 0 24-36 0-36-23 0-23 36 0 36z">
          <text:p/>
        </draw:path>
        <draw:path draw:style-name="gr1" draw:text-style-name="P1" draw:layer="layout" svg:width="0.034cm" svg:height="0.035cm" svg:x="8.963cm" svg:y="18.561cm" svg:viewBox="0 0 35 36" svg:d="M17 36c24 0 24-36 0-36-23 0-23 36 0 36z">
          <text:p/>
        </draw:path>
        <draw:path draw:style-name="gr1" draw:text-style-name="P1" draw:layer="layout" svg:width="0.034cm" svg:height="0.035cm" svg:x="8.963cm" svg:y="19.063cm" svg:viewBox="0 0 35 36" svg:d="M17 36c24 0 24-36 0-36-23 0-23 36 0 36z">
          <text:p/>
        </draw:path>
        <draw:path draw:style-name="gr1" draw:text-style-name="P1" draw:layer="layout" svg:width="0.034cm" svg:height="0.036cm" svg:x="8.963cm" svg:y="19.565cm" svg:viewBox="0 0 35 37" svg:d="M17 37c24 0 24-37 0-37-23 0-23 37 0 37z">
          <text:p/>
        </draw:path>
        <draw:path draw:style-name="gr1" draw:text-style-name="P1" draw:layer="layout" svg:width="0.034cm" svg:height="0.036cm" svg:x="8.963cm" svg:y="20.067cm" svg:viewBox="0 0 35 37" svg:d="M17 37c24 0 24-37 0-37-23 0-23 37 0 37z">
          <text:p/>
        </draw:path>
        <draw:path draw:style-name="gr1" draw:text-style-name="P1" draw:layer="layout" svg:width="0.034cm" svg:height="0.035cm" svg:x="8.963cm" svg:y="20.57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463cm" svg:y="11.028cm" svg:viewBox="0 0 35 36" svg:d="M18 36c22 0 24-36 0-36s-24 36 0 36z">
          <text:p/>
        </draw:path>
        <draw:path draw:style-name="gr1" draw:text-style-name="P1" draw:layer="layout" svg:width="0.034cm" svg:height="0.035cm" svg:x="9.463cm" svg:y="11.53cm" svg:viewBox="0 0 35 36" svg:d="M18 36c22 0 24-36 0-36s-24 36 0 36z">
          <text:p/>
        </draw:path>
        <draw:path draw:style-name="gr1" draw:text-style-name="P1" draw:layer="layout" svg:width="0.034cm" svg:height="0.036cm" svg:x="9.463cm" svg:y="12.032cm" svg:viewBox="0 0 35 37" svg:d="M18 37c22 0 24-37 0-37s-24 37 0 37z">
          <text:p/>
        </draw:path>
        <draw:path draw:style-name="gr1" draw:text-style-name="P1" draw:layer="layout" svg:width="0.034cm" svg:height="0.035cm" svg:x="9.463cm" svg:y="12.535cm" svg:viewBox="0 0 35 36" svg:d="M18 36c22 0 24-36 0-36s-24 36 0 36z">
          <text:p/>
        </draw:path>
        <draw:path draw:style-name="gr1" draw:text-style-name="P1" draw:layer="layout" svg:width="0.034cm" svg:height="0.035cm" svg:x="9.463cm" svg:y="13.037cm" svg:viewBox="0 0 35 36" svg:d="M18 36c22 0 24-36 0-36s-24 36 0 36z">
          <text:p/>
        </draw:path>
        <draw:path draw:style-name="gr1" draw:text-style-name="P1" draw:layer="layout" svg:width="0.034cm" svg:height="0.035cm" svg:x="9.463cm" svg:y="13.539cm" svg:viewBox="0 0 35 36" svg:d="M18 36c22 0 24-36 0-36s-24 36 0 36z">
          <text:p/>
        </draw:path>
        <draw:path draw:style-name="gr1" draw:text-style-name="P1" draw:layer="layout" svg:width="0.034cm" svg:height="0.035cm" svg:x="9.463cm" svg:y="14.041cm" svg:viewBox="0 0 35 36" svg:d="M18 36c22 0 24-36 0-36s-24 36 0 36z">
          <text:p/>
        </draw:path>
        <draw:path draw:style-name="gr1" draw:text-style-name="P1" draw:layer="layout" svg:width="0.034cm" svg:height="0.036cm" svg:x="9.463cm" svg:y="14.543cm" svg:viewBox="0 0 35 37" svg:d="M18 37c22 0 24-37 0-37s-24 37 0 37z">
          <text:p/>
        </draw:path>
        <draw:path draw:style-name="gr1" draw:text-style-name="P1" draw:layer="layout" svg:width="0.034cm" svg:height="0.036cm" svg:x="9.463cm" svg:y="15.045cm" svg:viewBox="0 0 35 37" svg:d="M18 37c22 0 24-37 0-37s-24 37 0 37z">
          <text:p/>
        </draw:path>
        <draw:path draw:style-name="gr1" draw:text-style-name="P1" draw:layer="layout" svg:width="0.034cm" svg:height="0.035cm" svg:x="9.463cm" svg:y="15.548cm" svg:viewBox="0 0 35 36" svg:d="M18 36c22 0 24-36 0-36s-24 36 0 36z">
          <text:p/>
        </draw:path>
        <draw:path draw:style-name="gr1" draw:text-style-name="P1" draw:layer="layout" svg:width="0.034cm" svg:height="0.035cm" svg:x="9.463cm" svg:y="16.05cm" svg:viewBox="0 0 35 36" svg:d="M18 36c22 0 24-36 0-36s-24 36 0 36z">
          <text:p/>
        </draw:path>
        <draw:path draw:style-name="gr1" draw:text-style-name="P1" draw:layer="layout" svg:width="0.034cm" svg:height="0.035cm" svg:x="9.463cm" svg:y="16.552cm" svg:viewBox="0 0 35 36" svg:d="M18 36c22 0 24-36 0-36s-24 36 0 36z">
          <text:p/>
        </draw:path>
        <draw:path draw:style-name="gr1" draw:text-style-name="P1" draw:layer="layout" svg:width="0.034cm" svg:height="0.036cm" svg:x="9.463cm" svg:y="17.054cm" svg:viewBox="0 0 35 37" svg:d="M18 37c22 0 24-37 0-37s-24 37 0 37z">
          <text:p/>
        </draw:path>
        <draw:path draw:style-name="gr1" draw:text-style-name="P1" draw:layer="layout" svg:width="0.034cm" svg:height="0.035cm" svg:x="9.463cm" svg:y="17.557cm" svg:viewBox="0 0 35 36" svg:d="M18 36c22 0 24-36 0-36s-24 36 0 36z">
          <text:p/>
        </draw:path>
        <draw:path draw:style-name="gr1" draw:text-style-name="P1" draw:layer="layout" svg:width="0.034cm" svg:height="0.035cm" svg:x="9.463cm" svg:y="18.059cm" svg:viewBox="0 0 35 36" svg:d="M18 36c22 0 24-36 0-36s-24 36 0 36z">
          <text:p/>
        </draw:path>
        <draw:path draw:style-name="gr1" draw:text-style-name="P1" draw:layer="layout" svg:width="0.034cm" svg:height="0.035cm" svg:x="9.463cm" svg:y="18.561cm" svg:viewBox="0 0 35 36" svg:d="M18 36c22 0 24-36 0-36s-24 36 0 36z">
          <text:p/>
        </draw:path>
        <draw:path draw:style-name="gr1" draw:text-style-name="P1" draw:layer="layout" svg:width="0.034cm" svg:height="0.035cm" svg:x="9.463cm" svg:y="19.063cm" svg:viewBox="0 0 35 36" svg:d="M18 36c22 0 24-36 0-36s-24 36 0 36z">
          <text:p/>
        </draw:path>
        <draw:path draw:style-name="gr1" draw:text-style-name="P1" draw:layer="layout" svg:width="0.034cm" svg:height="0.036cm" svg:x="9.463cm" svg:y="19.565cm" svg:viewBox="0 0 35 37" svg:d="M18 37c22 0 24-37 0-37s-24 37 0 37z">
          <text:p/>
        </draw:path>
        <draw:path draw:style-name="gr1" draw:text-style-name="P1" draw:layer="layout" svg:width="0.034cm" svg:height="0.036cm" svg:x="9.463cm" svg:y="20.067cm" svg:viewBox="0 0 35 37" svg:d="M18 37c22 0 24-37 0-37s-24 37 0 37z">
          <text:p/>
        </draw:path>
        <draw:path draw:style-name="gr1" draw:text-style-name="P1" draw:layer="layout" svg:width="0.034cm" svg:height="0.035cm" svg:x="9.463cm" svg:y="20.57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9.962cm" svg:y="11.028cm" svg:viewBox="0 0 35 36" svg:d="M17 36c24 0 24-36 0-36-23 0-23 36 0 36z">
          <text:p/>
        </draw:path>
        <draw:path draw:style-name="gr1" draw:text-style-name="P1" draw:layer="layout" svg:width="0.034cm" svg:height="0.035cm" svg:x="9.962cm" svg:y="11.53cm" svg:viewBox="0 0 35 36" svg:d="M17 36c24 0 24-36 0-36-23 0-23 36 0 36z">
          <text:p/>
        </draw:path>
        <draw:path draw:style-name="gr1" draw:text-style-name="P1" draw:layer="layout" svg:width="0.034cm" svg:height="0.036cm" svg:x="9.962cm" svg:y="12.032cm" svg:viewBox="0 0 35 37" svg:d="M17 37c24 0 24-37 0-37-23 0-23 37 0 37z">
          <text:p/>
        </draw:path>
        <draw:path draw:style-name="gr1" draw:text-style-name="P1" draw:layer="layout" svg:width="0.034cm" svg:height="0.035cm" svg:x="9.962cm" svg:y="12.535cm" svg:viewBox="0 0 35 36" svg:d="M17 36c24 0 24-36 0-36-23 0-23 36 0 36z">
          <text:p/>
        </draw:path>
        <draw:path draw:style-name="gr1" draw:text-style-name="P1" draw:layer="layout" svg:width="0.034cm" svg:height="0.035cm" svg:x="9.962cm" svg:y="13.037cm" svg:viewBox="0 0 35 36" svg:d="M17 36c24 0 24-36 0-36-23 0-23 36 0 36z">
          <text:p/>
        </draw:path>
        <draw:path draw:style-name="gr1" draw:text-style-name="P1" draw:layer="layout" svg:width="0.034cm" svg:height="0.035cm" svg:x="9.962cm" svg:y="13.539cm" svg:viewBox="0 0 35 36" svg:d="M17 36c24 0 24-36 0-36-23 0-23 36 0 36z">
          <text:p/>
        </draw:path>
        <draw:path draw:style-name="gr1" draw:text-style-name="P1" draw:layer="layout" svg:width="0.034cm" svg:height="0.035cm" svg:x="9.962cm" svg:y="14.041cm" svg:viewBox="0 0 35 36" svg:d="M17 36c24 0 24-36 0-36-23 0-23 36 0 36z">
          <text:p/>
        </draw:path>
        <draw:path draw:style-name="gr1" draw:text-style-name="P1" draw:layer="layout" svg:width="0.034cm" svg:height="0.036cm" svg:x="9.962cm" svg:y="14.543cm" svg:viewBox="0 0 35 37" svg:d="M17 37c24 0 24-37 0-37-23 0-23 37 0 37z">
          <text:p/>
        </draw:path>
        <draw:path draw:style-name="gr1" draw:text-style-name="P1" draw:layer="layout" svg:width="0.034cm" svg:height="0.036cm" svg:x="9.962cm" svg:y="15.045cm" svg:viewBox="0 0 35 37" svg:d="M17 37c24 0 24-37 0-37-23 0-23 37 0 37z">
          <text:p/>
        </draw:path>
        <draw:path draw:style-name="gr1" draw:text-style-name="P1" draw:layer="layout" svg:width="0.034cm" svg:height="0.035cm" svg:x="9.962cm" svg:y="15.548cm" svg:viewBox="0 0 35 36" svg:d="M17 36c24 0 24-36 0-36-23 0-23 36 0 36z">
          <text:p/>
        </draw:path>
        <draw:path draw:style-name="gr1" draw:text-style-name="P1" draw:layer="layout" svg:width="0.034cm" svg:height="0.035cm" svg:x="9.962cm" svg:y="16.05cm" svg:viewBox="0 0 35 36" svg:d="M17 36c24 0 24-36 0-36-23 0-23 36 0 36z">
          <text:p/>
        </draw:path>
        <draw:path draw:style-name="gr1" draw:text-style-name="P1" draw:layer="layout" svg:width="0.034cm" svg:height="0.035cm" svg:x="9.962cm" svg:y="16.552cm" svg:viewBox="0 0 35 36" svg:d="M17 36c24 0 24-36 0-36-23 0-23 36 0 36z">
          <text:p/>
        </draw:path>
        <draw:path draw:style-name="gr1" draw:text-style-name="P1" draw:layer="layout" svg:width="0.034cm" svg:height="0.036cm" svg:x="9.962cm" svg:y="17.054cm" svg:viewBox="0 0 35 37" svg:d="M17 37c24 0 24-37 0-37-23 0-23 37 0 37z">
          <text:p/>
        </draw:path>
        <draw:path draw:style-name="gr1" draw:text-style-name="P1" draw:layer="layout" svg:width="0.034cm" svg:height="0.035cm" svg:x="9.962cm" svg:y="17.557cm" svg:viewBox="0 0 35 36" svg:d="M17 36c24 0 24-36 0-36-23 0-23 36 0 36z">
          <text:p/>
        </draw:path>
        <draw:path draw:style-name="gr1" draw:text-style-name="P1" draw:layer="layout" svg:width="0.034cm" svg:height="0.035cm" svg:x="9.962cm" svg:y="18.059cm" svg:viewBox="0 0 35 36" svg:d="M17 36c24 0 24-36 0-36-23 0-23 36 0 36z">
          <text:p/>
        </draw:path>
        <draw:path draw:style-name="gr1" draw:text-style-name="P1" draw:layer="layout" svg:width="0.034cm" svg:height="0.035cm" svg:x="9.962cm" svg:y="18.561cm" svg:viewBox="0 0 35 36" svg:d="M17 36c24 0 24-36 0-36-23 0-23 36 0 36z">
          <text:p/>
        </draw:path>
        <draw:path draw:style-name="gr1" draw:text-style-name="P1" draw:layer="layout" svg:width="0.034cm" svg:height="0.035cm" svg:x="9.962cm" svg:y="19.063cm" svg:viewBox="0 0 35 36" svg:d="M17 36c24 0 24-36 0-36-23 0-23 36 0 36z">
          <text:p/>
        </draw:path>
        <draw:path draw:style-name="gr1" draw:text-style-name="P1" draw:layer="layout" svg:width="0.034cm" svg:height="0.036cm" svg:x="9.962cm" svg:y="19.565cm" svg:viewBox="0 0 35 37" svg:d="M17 37c24 0 24-37 0-37-23 0-23 37 0 37z">
          <text:p/>
        </draw:path>
        <draw:path draw:style-name="gr1" draw:text-style-name="P1" draw:layer="layout" svg:width="0.034cm" svg:height="0.036cm" svg:x="9.962cm" svg:y="20.067cm" svg:viewBox="0 0 35 37" svg:d="M17 37c24 0 24-37 0-37-23 0-23 37 0 37z">
          <text:p/>
        </draw:path>
        <draw:path draw:style-name="gr1" draw:text-style-name="P1" draw:layer="layout" svg:width="0.034cm" svg:height="0.035cm" svg:x="9.962cm" svg:y="20.57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11.028cm" svg:viewBox="0 0 35 36" svg:d="M17 36c24 0 24-36 0-36-23 0-23 36 0 36z">
          <text:p/>
        </draw:path>
        <draw:path draw:style-name="gr1" draw:text-style-name="P1" draw:layer="layout" svg:width="0.034cm" svg:height="0.035cm" svg:x="10.46cm" svg:y="11.53cm" svg:viewBox="0 0 35 36" svg:d="M17 36c24 0 24-36 0-36-23 0-23 36 0 36z">
          <text:p/>
        </draw:path>
        <draw:path draw:style-name="gr1" draw:text-style-name="P1" draw:layer="layout" svg:width="0.034cm" svg:height="0.036cm" svg:x="10.46cm" svg:y="12.032cm" svg:viewBox="0 0 35 37" svg:d="M17 37c24 0 24-37 0-37-23 0-23 37 0 37z">
          <text:p/>
        </draw:path>
        <draw:path draw:style-name="gr1" draw:text-style-name="P1" draw:layer="layout" svg:width="0.034cm" svg:height="0.035cm" svg:x="10.46cm" svg:y="12.535cm" svg:viewBox="0 0 35 36" svg:d="M17 36c24 0 24-36 0-36-23 0-23 36 0 36z">
          <text:p/>
        </draw:path>
        <draw:path draw:style-name="gr1" draw:text-style-name="P1" draw:layer="layout" svg:width="0.034cm" svg:height="0.035cm" svg:x="10.46cm" svg:y="13.037cm" svg:viewBox="0 0 35 36" svg:d="M17 36c24 0 24-36 0-36-23 0-23 36 0 36z">
          <text:p/>
        </draw:path>
        <draw:path draw:style-name="gr1" draw:text-style-name="P1" draw:layer="layout" svg:width="0.034cm" svg:height="0.035cm" svg:x="10.46cm" svg:y="13.539cm" svg:viewBox="0 0 35 36" svg:d="M17 36c24 0 24-36 0-36-23 0-23 36 0 36z">
          <text:p/>
        </draw:path>
        <draw:path draw:style-name="gr1" draw:text-style-name="P1" draw:layer="layout" svg:width="0.034cm" svg:height="0.035cm" svg:x="10.46cm" svg:y="14.041cm" svg:viewBox="0 0 35 36" svg:d="M17 36c24 0 24-36 0-36-23 0-23 36 0 36z">
          <text:p/>
        </draw:path>
        <draw:path draw:style-name="gr1" draw:text-style-name="P1" draw:layer="layout" svg:width="0.034cm" svg:height="0.036cm" svg:x="10.46cm" svg:y="14.543cm" svg:viewBox="0 0 35 37" svg:d="M17 37c24 0 24-37 0-37-23 0-23 37 0 37z">
          <text:p/>
        </draw:path>
        <draw:path draw:style-name="gr1" draw:text-style-name="P1" draw:layer="layout" svg:width="0.034cm" svg:height="0.036cm" svg:x="10.46cm" svg:y="15.045cm" svg:viewBox="0 0 35 37" svg:d="M17 37c24 0 24-37 0-37-23 0-23 37 0 37z">
          <text:p/>
        </draw:path>
        <draw:path draw:style-name="gr1" draw:text-style-name="P1" draw:layer="layout" svg:width="0.034cm" svg:height="0.035cm" svg:x="10.46cm" svg:y="15.548cm" svg:viewBox="0 0 35 36" svg:d="M17 36c24 0 24-36 0-36-23 0-23 36 0 36z">
          <text:p/>
        </draw:path>
        <draw:path draw:style-name="gr1" draw:text-style-name="P1" draw:layer="layout" svg:width="0.034cm" svg:height="0.035cm" svg:x="10.46cm" svg:y="16.05cm" svg:viewBox="0 0 35 36" svg:d="M17 36c24 0 24-36 0-36-23 0-23 36 0 36z">
          <text:p/>
        </draw:path>
        <draw:path draw:style-name="gr1" draw:text-style-name="P1" draw:layer="layout" svg:width="0.034cm" svg:height="0.035cm" svg:x="10.46cm" svg:y="16.552cm" svg:viewBox="0 0 35 36" svg:d="M17 36c24 0 24-36 0-36-23 0-23 36 0 36z">
          <text:p/>
        </draw:path>
        <draw:path draw:style-name="gr1" draw:text-style-name="P1" draw:layer="layout" svg:width="0.034cm" svg:height="0.036cm" svg:x="10.46cm" svg:y="17.054cm" svg:viewBox="0 0 35 37" svg:d="M17 37c24 0 24-37 0-37-23 0-23 37 0 37z">
          <text:p/>
        </draw:path>
        <draw:path draw:style-name="gr1" draw:text-style-name="P1" draw:layer="layout" svg:width="0.034cm" svg:height="0.035cm" svg:x="10.46cm" svg:y="17.557cm" svg:viewBox="0 0 35 36" svg:d="M17 36c24 0 24-36 0-36-23 0-23 36 0 36z">
          <text:p/>
        </draw:path>
        <draw:path draw:style-name="gr1" draw:text-style-name="P1" draw:layer="layout" svg:width="0.034cm" svg:height="0.035cm" svg:x="10.46cm" svg:y="18.059cm" svg:viewBox="0 0 35 36" svg:d="M17 36c24 0 24-36 0-36-23 0-23 36 0 36z">
          <text:p/>
        </draw:path>
        <draw:path draw:style-name="gr1" draw:text-style-name="P1" draw:layer="layout" svg:width="0.034cm" svg:height="0.035cm" svg:x="10.46cm" svg:y="18.561cm" svg:viewBox="0 0 35 36" svg:d="M17 36c24 0 24-36 0-36-23 0-23 36 0 36z">
          <text:p/>
        </draw:path>
        <draw:path draw:style-name="gr1" draw:text-style-name="P1" draw:layer="layout" svg:width="0.034cm" svg:height="0.035cm" svg:x="10.46cm" svg:y="19.063cm" svg:viewBox="0 0 35 36" svg:d="M17 36c24 0 24-36 0-36-23 0-23 36 0 36z">
          <text:p/>
        </draw:path>
        <draw:path draw:style-name="gr1" draw:text-style-name="P1" draw:layer="layout" svg:width="0.034cm" svg:height="0.036cm" svg:x="10.46cm" svg:y="19.565cm" svg:viewBox="0 0 35 37" svg:d="M17 37c24 0 24-37 0-37-23 0-23 37 0 37z">
          <text:p/>
        </draw:path>
        <draw:path draw:style-name="gr1" draw:text-style-name="P1" draw:layer="layout" svg:width="0.034cm" svg:height="0.036cm" svg:x="10.46cm" svg:y="20.067cm" svg:viewBox="0 0 35 37" svg:d="M17 37c24 0 24-37 0-37-23 0-23 37 0 37z">
          <text:p/>
        </draw:path>
        <draw:path draw:style-name="gr1" draw:text-style-name="P1" draw:layer="layout" svg:width="0.034cm" svg:height="0.035cm" svg:x="10.46cm" svg:y="20.57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0.96cm" svg:y="11.028cm" svg:viewBox="0 0 35 36" svg:d="M18 36c23 0 23-36 0-36-24 0-24 36 0 36z">
          <text:p/>
        </draw:path>
        <draw:path draw:style-name="gr1" draw:text-style-name="P1" draw:layer="layout" svg:width="0.034cm" svg:height="0.035cm" svg:x="10.96cm" svg:y="11.53cm" svg:viewBox="0 0 35 36" svg:d="M18 36c23 0 23-36 0-36-24 0-24 36 0 36z">
          <text:p/>
        </draw:path>
        <draw:path draw:style-name="gr1" draw:text-style-name="P1" draw:layer="layout" svg:width="0.034cm" svg:height="0.036cm" svg:x="10.96cm" svg:y="12.032cm" svg:viewBox="0 0 35 37" svg:d="M18 37c23 0 23-37 0-37-24 0-24 37 0 37z">
          <text:p/>
        </draw:path>
        <draw:path draw:style-name="gr1" draw:text-style-name="P1" draw:layer="layout" svg:width="0.034cm" svg:height="0.035cm" svg:x="10.96cm" svg:y="12.535cm" svg:viewBox="0 0 35 36" svg:d="M18 36c23 0 23-36 0-36-24 0-24 36 0 36z">
          <text:p/>
        </draw:path>
        <draw:path draw:style-name="gr1" draw:text-style-name="P1" draw:layer="layout" svg:width="0.034cm" svg:height="0.035cm" svg:x="10.96cm" svg:y="13.037cm" svg:viewBox="0 0 35 36" svg:d="M18 36c23 0 23-36 0-36-24 0-24 36 0 36z">
          <text:p/>
        </draw:path>
        <draw:path draw:style-name="gr1" draw:text-style-name="P1" draw:layer="layout" svg:width="0.034cm" svg:height="0.035cm" svg:x="10.96cm" svg:y="13.539cm" svg:viewBox="0 0 35 36" svg:d="M18 36c23 0 23-36 0-36-24 0-24 36 0 36z">
          <text:p/>
        </draw:path>
        <draw:path draw:style-name="gr1" draw:text-style-name="P1" draw:layer="layout" svg:width="0.034cm" svg:height="0.035cm" svg:x="10.96cm" svg:y="14.041cm" svg:viewBox="0 0 35 36" svg:d="M18 36c23 0 23-36 0-36-24 0-24 36 0 36z">
          <text:p/>
        </draw:path>
        <draw:path draw:style-name="gr1" draw:text-style-name="P1" draw:layer="layout" svg:width="0.034cm" svg:height="0.036cm" svg:x="10.96cm" svg:y="14.543cm" svg:viewBox="0 0 35 37" svg:d="M18 37c23 0 23-37 0-37-24 0-24 37 0 37z">
          <text:p/>
        </draw:path>
        <draw:path draw:style-name="gr1" draw:text-style-name="P1" draw:layer="layout" svg:width="0.034cm" svg:height="0.036cm" svg:x="10.96cm" svg:y="15.045cm" svg:viewBox="0 0 35 37" svg:d="M18 37c23 0 23-37 0-37-24 0-24 37 0 37z">
          <text:p/>
        </draw:path>
        <draw:path draw:style-name="gr1" draw:text-style-name="P1" draw:layer="layout" svg:width="0.034cm" svg:height="0.035cm" svg:x="10.96cm" svg:y="15.548cm" svg:viewBox="0 0 35 36" svg:d="M18 36c23 0 23-36 0-36-24 0-24 36 0 36z">
          <text:p/>
        </draw:path>
        <draw:path draw:style-name="gr1" draw:text-style-name="P1" draw:layer="layout" svg:width="0.034cm" svg:height="0.035cm" svg:x="10.96cm" svg:y="16.05cm" svg:viewBox="0 0 35 36" svg:d="M18 36c23 0 23-36 0-36-24 0-24 36 0 36z">
          <text:p/>
        </draw:path>
        <draw:path draw:style-name="gr1" draw:text-style-name="P1" draw:layer="layout" svg:width="0.034cm" svg:height="0.035cm" svg:x="10.96cm" svg:y="16.552cm" svg:viewBox="0 0 35 36" svg:d="M18 36c23 0 23-36 0-36-24 0-24 36 0 36z">
          <text:p/>
        </draw:path>
        <draw:path draw:style-name="gr1" draw:text-style-name="P1" draw:layer="layout" svg:width="0.034cm" svg:height="0.036cm" svg:x="10.96cm" svg:y="17.054cm" svg:viewBox="0 0 35 37" svg:d="M18 37c23 0 23-37 0-37-24 0-24 37 0 37z">
          <text:p/>
        </draw:path>
        <draw:path draw:style-name="gr1" draw:text-style-name="P1" draw:layer="layout" svg:width="0.034cm" svg:height="0.035cm" svg:x="10.96cm" svg:y="17.557cm" svg:viewBox="0 0 35 36" svg:d="M18 36c23 0 23-36 0-36-24 0-24 36 0 36z">
          <text:p/>
        </draw:path>
        <draw:path draw:style-name="gr1" draw:text-style-name="P1" draw:layer="layout" svg:width="0.034cm" svg:height="0.035cm" svg:x="10.96cm" svg:y="18.059cm" svg:viewBox="0 0 35 36" svg:d="M18 36c23 0 23-36 0-36-24 0-24 36 0 36z">
          <text:p/>
        </draw:path>
        <draw:path draw:style-name="gr1" draw:text-style-name="P1" draw:layer="layout" svg:width="0.034cm" svg:height="0.035cm" svg:x="10.96cm" svg:y="18.561cm" svg:viewBox="0 0 35 36" svg:d="M18 36c23 0 23-36 0-36-24 0-24 36 0 36z">
          <text:p/>
        </draw:path>
        <draw:path draw:style-name="gr1" draw:text-style-name="P1" draw:layer="layout" svg:width="0.034cm" svg:height="0.035cm" svg:x="10.96cm" svg:y="19.063cm" svg:viewBox="0 0 35 36" svg:d="M18 36c23 0 23-36 0-36-24 0-24 36 0 36z">
          <text:p/>
        </draw:path>
        <draw:path draw:style-name="gr1" draw:text-style-name="P1" draw:layer="layout" svg:width="0.034cm" svg:height="0.036cm" svg:x="10.96cm" svg:y="19.565cm" svg:viewBox="0 0 35 37" svg:d="M18 37c23 0 23-37 0-37-24 0-24 37 0 37z">
          <text:p/>
        </draw:path>
        <draw:path draw:style-name="gr1" draw:text-style-name="P1" draw:layer="layout" svg:width="0.034cm" svg:height="0.036cm" svg:x="10.96cm" svg:y="20.067cm" svg:viewBox="0 0 35 37" svg:d="M18 37c23 0 23-37 0-37-24 0-24 37 0 37z">
          <text:p/>
        </draw:path>
        <draw:path draw:style-name="gr1" draw:text-style-name="P1" draw:layer="layout" svg:width="0.034cm" svg:height="0.035cm" svg:x="10.96cm" svg:y="20.57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458cm" svg:y="11.028cm" svg:viewBox="0 0 35 36" svg:d="M18 36c22 0 22-36 0-36-24 0-24 36 0 36z">
          <text:p/>
        </draw:path>
        <draw:path draw:style-name="gr1" draw:text-style-name="P1" draw:layer="layout" svg:width="0.034cm" svg:height="0.035cm" svg:x="11.458cm" svg:y="11.53cm" svg:viewBox="0 0 35 36" svg:d="M18 36c22 0 22-36 0-36-24 0-24 36 0 36z">
          <text:p/>
        </draw:path>
        <draw:path draw:style-name="gr1" draw:text-style-name="P1" draw:layer="layout" svg:width="0.034cm" svg:height="0.036cm" svg:x="11.458cm" svg:y="12.032cm" svg:viewBox="0 0 35 37" svg:d="M18 37c22 0 22-37 0-37-24 0-24 37 0 37z">
          <text:p/>
        </draw:path>
        <draw:path draw:style-name="gr1" draw:text-style-name="P1" draw:layer="layout" svg:width="0.034cm" svg:height="0.035cm" svg:x="11.458cm" svg:y="12.535cm" svg:viewBox="0 0 35 36" svg:d="M18 36c22 0 22-36 0-36-24 0-24 36 0 36z">
          <text:p/>
        </draw:path>
        <draw:path draw:style-name="gr1" draw:text-style-name="P1" draw:layer="layout" svg:width="0.034cm" svg:height="0.035cm" svg:x="11.458cm" svg:y="13.037cm" svg:viewBox="0 0 35 36" svg:d="M18 36c22 0 22-36 0-36-24 0-24 36 0 36z">
          <text:p/>
        </draw:path>
        <draw:path draw:style-name="gr1" draw:text-style-name="P1" draw:layer="layout" svg:width="0.034cm" svg:height="0.035cm" svg:x="11.458cm" svg:y="13.539cm" svg:viewBox="0 0 35 36" svg:d="M18 36c22 0 22-36 0-36-24 0-24 36 0 36z">
          <text:p/>
        </draw:path>
        <draw:path draw:style-name="gr1" draw:text-style-name="P1" draw:layer="layout" svg:width="0.034cm" svg:height="0.035cm" svg:x="11.458cm" svg:y="14.041cm" svg:viewBox="0 0 35 36" svg:d="M18 36c22 0 22-36 0-36-24 0-24 36 0 36z">
          <text:p/>
        </draw:path>
        <draw:path draw:style-name="gr1" draw:text-style-name="P1" draw:layer="layout" svg:width="0.034cm" svg:height="0.036cm" svg:x="11.458cm" svg:y="14.543cm" svg:viewBox="0 0 35 37" svg:d="M18 37c22 0 22-37 0-37-24 0-24 37 0 37z">
          <text:p/>
        </draw:path>
        <draw:path draw:style-name="gr1" draw:text-style-name="P1" draw:layer="layout" svg:width="0.034cm" svg:height="0.036cm" svg:x="11.458cm" svg:y="15.045cm" svg:viewBox="0 0 35 37" svg:d="M18 37c22 0 22-37 0-37-24 0-24 37 0 37z">
          <text:p/>
        </draw:path>
        <draw:path draw:style-name="gr1" draw:text-style-name="P1" draw:layer="layout" svg:width="0.034cm" svg:height="0.035cm" svg:x="11.458cm" svg:y="15.548cm" svg:viewBox="0 0 35 36" svg:d="M18 36c22 0 22-36 0-36-24 0-24 36 0 36z">
          <text:p/>
        </draw:path>
        <draw:path draw:style-name="gr1" draw:text-style-name="P1" draw:layer="layout" svg:width="0.034cm" svg:height="0.035cm" svg:x="11.458cm" svg:y="16.05cm" svg:viewBox="0 0 35 36" svg:d="M18 36c22 0 22-36 0-36-24 0-24 36 0 36z">
          <text:p/>
        </draw:path>
        <draw:path draw:style-name="gr1" draw:text-style-name="P1" draw:layer="layout" svg:width="0.034cm" svg:height="0.035cm" svg:x="11.458cm" svg:y="16.552cm" svg:viewBox="0 0 35 36" svg:d="M18 36c22 0 22-36 0-36-24 0-24 36 0 36z">
          <text:p/>
        </draw:path>
        <draw:path draw:style-name="gr1" draw:text-style-name="P1" draw:layer="layout" svg:width="0.034cm" svg:height="0.036cm" svg:x="11.458cm" svg:y="17.054cm" svg:viewBox="0 0 35 37" svg:d="M18 37c22 0 22-37 0-37-24 0-24 37 0 37z">
          <text:p/>
        </draw:path>
        <draw:path draw:style-name="gr1" draw:text-style-name="P1" draw:layer="layout" svg:width="0.034cm" svg:height="0.035cm" svg:x="11.458cm" svg:y="17.557cm" svg:viewBox="0 0 35 36" svg:d="M18 36c22 0 22-36 0-36-24 0-24 36 0 36z">
          <text:p/>
        </draw:path>
        <draw:path draw:style-name="gr1" draw:text-style-name="P1" draw:layer="layout" svg:width="0.034cm" svg:height="0.035cm" svg:x="11.458cm" svg:y="18.059cm" svg:viewBox="0 0 35 36" svg:d="M18 36c22 0 22-36 0-36-24 0-24 36 0 36z">
          <text:p/>
        </draw:path>
        <draw:path draw:style-name="gr1" draw:text-style-name="P1" draw:layer="layout" svg:width="0.034cm" svg:height="0.035cm" svg:x="11.458cm" svg:y="18.561cm" svg:viewBox="0 0 35 36" svg:d="M18 36c22 0 22-36 0-36-24 0-24 36 0 36z">
          <text:p/>
        </draw:path>
        <draw:path draw:style-name="gr1" draw:text-style-name="P1" draw:layer="layout" svg:width="0.034cm" svg:height="0.035cm" svg:x="11.458cm" svg:y="19.063cm" svg:viewBox="0 0 35 36" svg:d="M18 36c22 0 22-36 0-36-24 0-24 36 0 36z">
          <text:p/>
        </draw:path>
        <draw:path draw:style-name="gr1" draw:text-style-name="P1" draw:layer="layout" svg:width="0.034cm" svg:height="0.036cm" svg:x="11.458cm" svg:y="19.565cm" svg:viewBox="0 0 35 37" svg:d="M18 37c22 0 22-37 0-37-24 0-24 37 0 37z">
          <text:p/>
        </draw:path>
        <draw:path draw:style-name="gr1" draw:text-style-name="P1" draw:layer="layout" svg:width="0.034cm" svg:height="0.036cm" svg:x="11.458cm" svg:y="20.067cm" svg:viewBox="0 0 35 37" svg:d="M18 37c22 0 22-37 0-37-24 0-24 37 0 37z">
          <text:p/>
        </draw:path>
        <draw:path draw:style-name="gr1" draw:text-style-name="P1" draw:layer="layout" svg:width="0.034cm" svg:height="0.035cm" svg:x="11.458cm" svg:y="20.57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4cm" svg:height="0.035cm" svg:x="11.957cm" svg:y="11.028cm" svg:viewBox="0 0 35 36" svg:d="M17 36c24 0 24-36 0-36-23 0-23 36 0 36z">
          <text:p/>
        </draw:path>
        <draw:path draw:style-name="gr1" draw:text-style-name="P1" draw:layer="layout" svg:width="0.034cm" svg:height="0.035cm" svg:x="11.957cm" svg:y="11.53cm" svg:viewBox="0 0 35 36" svg:d="M17 36c24 0 24-36 0-36-23 0-23 36 0 36z">
          <text:p/>
        </draw:path>
        <draw:path draw:style-name="gr1" draw:text-style-name="P1" draw:layer="layout" svg:width="0.034cm" svg:height="0.036cm" svg:x="11.957cm" svg:y="12.032cm" svg:viewBox="0 0 35 37" svg:d="M17 37c24 0 24-37 0-37-23 0-23 37 0 37z">
          <text:p/>
        </draw:path>
        <draw:path draw:style-name="gr1" draw:text-style-name="P1" draw:layer="layout" svg:width="0.034cm" svg:height="0.035cm" svg:x="11.957cm" svg:y="12.535cm" svg:viewBox="0 0 35 36" svg:d="M17 36c24 0 24-36 0-36-23 0-23 36 0 36z">
          <text:p/>
        </draw:path>
        <draw:path draw:style-name="gr1" draw:text-style-name="P1" draw:layer="layout" svg:width="0.034cm" svg:height="0.035cm" svg:x="11.957cm" svg:y="13.037cm" svg:viewBox="0 0 35 36" svg:d="M17 36c24 0 24-36 0-36-23 0-23 36 0 36z">
          <text:p/>
        </draw:path>
        <draw:path draw:style-name="gr1" draw:text-style-name="P1" draw:layer="layout" svg:width="0.034cm" svg:height="0.035cm" svg:x="11.957cm" svg:y="13.539cm" svg:viewBox="0 0 35 36" svg:d="M17 36c24 0 24-36 0-36-23 0-23 36 0 36z">
          <text:p/>
        </draw:path>
        <draw:path draw:style-name="gr1" draw:text-style-name="P1" draw:layer="layout" svg:width="0.034cm" svg:height="0.035cm" svg:x="11.957cm" svg:y="14.041cm" svg:viewBox="0 0 35 36" svg:d="M17 36c24 0 24-36 0-36-23 0-23 36 0 36z">
          <text:p/>
        </draw:path>
        <draw:path draw:style-name="gr1" draw:text-style-name="P1" draw:layer="layout" svg:width="0.034cm" svg:height="0.036cm" svg:x="11.957cm" svg:y="14.543cm" svg:viewBox="0 0 35 37" svg:d="M17 37c24 0 24-37 0-37-23 0-23 37 0 37z">
          <text:p/>
        </draw:path>
        <draw:path draw:style-name="gr1" draw:text-style-name="P1" draw:layer="layout" svg:width="0.034cm" svg:height="0.036cm" svg:x="11.957cm" svg:y="15.045cm" svg:viewBox="0 0 35 37" svg:d="M17 37c24 0 24-37 0-37-23 0-23 37 0 37z">
          <text:p/>
        </draw:path>
        <draw:path draw:style-name="gr1" draw:text-style-name="P1" draw:layer="layout" svg:width="0.034cm" svg:height="0.035cm" svg:x="11.957cm" svg:y="15.548cm" svg:viewBox="0 0 35 36" svg:d="M17 36c24 0 24-36 0-36-23 0-23 36 0 36z">
          <text:p/>
        </draw:path>
        <draw:path draw:style-name="gr1" draw:text-style-name="P1" draw:layer="layout" svg:width="0.034cm" svg:height="0.035cm" svg:x="11.957cm" svg:y="16.05cm" svg:viewBox="0 0 35 36" svg:d="M17 36c24 0 24-36 0-36-23 0-23 36 0 36z">
          <text:p/>
        </draw:path>
        <draw:path draw:style-name="gr1" draw:text-style-name="P1" draw:layer="layout" svg:width="0.034cm" svg:height="0.035cm" svg:x="11.957cm" svg:y="16.552cm" svg:viewBox="0 0 35 36" svg:d="M17 36c24 0 24-36 0-36-23 0-23 36 0 36z">
          <text:p/>
        </draw:path>
        <draw:path draw:style-name="gr1" draw:text-style-name="P1" draw:layer="layout" svg:width="0.034cm" svg:height="0.036cm" svg:x="11.957cm" svg:y="17.054cm" svg:viewBox="0 0 35 37" svg:d="M17 37c24 0 24-37 0-37-23 0-23 37 0 37z">
          <text:p/>
        </draw:path>
        <draw:path draw:style-name="gr1" draw:text-style-name="P1" draw:layer="layout" svg:width="0.034cm" svg:height="0.035cm" svg:x="11.957cm" svg:y="17.557cm" svg:viewBox="0 0 35 36" svg:d="M17 36c24 0 24-36 0-36-23 0-23 36 0 36z">
          <text:p/>
        </draw:path>
        <draw:path draw:style-name="gr1" draw:text-style-name="P1" draw:layer="layout" svg:width="0.034cm" svg:height="0.035cm" svg:x="11.957cm" svg:y="18.059cm" svg:viewBox="0 0 35 36" svg:d="M17 36c24 0 24-36 0-36-23 0-23 36 0 36z">
          <text:p/>
        </draw:path>
        <draw:path draw:style-name="gr1" draw:text-style-name="P1" draw:layer="layout" svg:width="0.034cm" svg:height="0.035cm" svg:x="11.957cm" svg:y="18.561cm" svg:viewBox="0 0 35 36" svg:d="M17 36c24 0 24-36 0-36-23 0-23 36 0 36z">
          <text:p/>
        </draw:path>
        <draw:path draw:style-name="gr1" draw:text-style-name="P1" draw:layer="layout" svg:width="0.034cm" svg:height="0.035cm" svg:x="11.957cm" svg:y="19.063cm" svg:viewBox="0 0 35 36" svg:d="M17 36c24 0 24-36 0-36-23 0-23 36 0 36z">
          <text:p/>
        </draw:path>
        <draw:path draw:style-name="gr1" draw:text-style-name="P1" draw:layer="layout" svg:width="0.034cm" svg:height="0.036cm" svg:x="11.957cm" svg:y="19.565cm" svg:viewBox="0 0 35 37" svg:d="M17 37c24 0 24-37 0-37-23 0-23 37 0 37z">
          <text:p/>
        </draw:path>
        <draw:path draw:style-name="gr1" draw:text-style-name="P1" draw:layer="layout" svg:width="0.034cm" svg:height="0.036cm" svg:x="11.957cm" svg:y="20.067cm" svg:viewBox="0 0 35 37" svg:d="M17 37c24 0 24-37 0-37-23 0-23 37 0 37z">
          <text:p/>
        </draw:path>
        <draw:path draw:style-name="gr1" draw:text-style-name="P1" draw:layer="layout" svg:width="0.034cm" svg:height="0.035cm" svg:x="11.957cm" svg:y="20.57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5cm" svg:height="0.035cm" svg:x="12.456cm" svg:y="11.028cm" svg:viewBox="0 0 36 36" svg:d="M18 36c24 0 24-36 0-36s-24 36 0 36z">
          <text:p/>
        </draw:path>
        <draw:path draw:style-name="gr1" draw:text-style-name="P1" draw:layer="layout" svg:width="0.035cm" svg:height="0.035cm" svg:x="12.456cm" svg:y="11.53cm" svg:viewBox="0 0 36 36" svg:d="M18 36c24 0 24-36 0-36s-24 36 0 36z">
          <text:p/>
        </draw:path>
        <draw:path draw:style-name="gr1" draw:text-style-name="P1" draw:layer="layout" svg:width="0.035cm" svg:height="0.036cm" svg:x="12.456cm" svg:y="12.032cm" svg:viewBox="0 0 36 37" svg:d="M18 37c24 0 24-37 0-37s-24 37 0 37z">
          <text:p/>
        </draw:path>
        <draw:path draw:style-name="gr1" draw:text-style-name="P1" draw:layer="layout" svg:width="0.035cm" svg:height="0.035cm" svg:x="12.456cm" svg:y="12.535cm" svg:viewBox="0 0 36 36" svg:d="M18 36c24 0 24-36 0-36s-24 36 0 36z">
          <text:p/>
        </draw:path>
        <draw:path draw:style-name="gr1" draw:text-style-name="P1" draw:layer="layout" svg:width="0.035cm" svg:height="0.035cm" svg:x="12.456cm" svg:y="13.037cm" svg:viewBox="0 0 36 36" svg:d="M18 36c24 0 24-36 0-36s-24 36 0 36z">
          <text:p/>
        </draw:path>
        <draw:path draw:style-name="gr1" draw:text-style-name="P1" draw:layer="layout" svg:width="0.035cm" svg:height="0.035cm" svg:x="12.456cm" svg:y="13.539cm" svg:viewBox="0 0 36 36" svg:d="M18 36c24 0 24-36 0-36s-24 36 0 36z">
          <text:p/>
        </draw:path>
        <draw:path draw:style-name="gr1" draw:text-style-name="P1" draw:layer="layout" svg:width="0.035cm" svg:height="0.035cm" svg:x="12.456cm" svg:y="14.041cm" svg:viewBox="0 0 36 36" svg:d="M18 36c24 0 24-36 0-36s-24 36 0 36z">
          <text:p/>
        </draw:path>
        <draw:path draw:style-name="gr1" draw:text-style-name="P1" draw:layer="layout" svg:width="0.035cm" svg:height="0.036cm" svg:x="12.456cm" svg:y="14.543cm" svg:viewBox="0 0 36 37" svg:d="M18 37c24 0 24-37 0-37s-24 37 0 37z">
          <text:p/>
        </draw:path>
        <draw:path draw:style-name="gr1" draw:text-style-name="P1" draw:layer="layout" svg:width="0.035cm" svg:height="0.036cm" svg:x="12.456cm" svg:y="15.045cm" svg:viewBox="0 0 36 37" svg:d="M18 37c24 0 24-37 0-37s-24 37 0 37z">
          <text:p/>
        </draw:path>
        <draw:path draw:style-name="gr1" draw:text-style-name="P1" draw:layer="layout" svg:width="0.035cm" svg:height="0.035cm" svg:x="12.456cm" svg:y="15.548cm" svg:viewBox="0 0 36 36" svg:d="M18 36c24 0 24-36 0-36s-24 36 0 36z">
          <text:p/>
        </draw:path>
        <draw:path draw:style-name="gr1" draw:text-style-name="P1" draw:layer="layout" svg:width="0.035cm" svg:height="0.035cm" svg:x="12.456cm" svg:y="16.05cm" svg:viewBox="0 0 36 36" svg:d="M18 36c24 0 24-36 0-36s-24 36 0 36z">
          <text:p/>
        </draw:path>
        <draw:path draw:style-name="gr1" draw:text-style-name="P1" draw:layer="layout" svg:width="0.035cm" svg:height="0.035cm" svg:x="12.456cm" svg:y="16.552cm" svg:viewBox="0 0 36 36" svg:d="M18 36c24 0 24-36 0-36s-24 36 0 36z">
          <text:p/>
        </draw:path>
        <draw:path draw:style-name="gr1" draw:text-style-name="P1" draw:layer="layout" svg:width="0.035cm" svg:height="0.036cm" svg:x="12.456cm" svg:y="17.054cm" svg:viewBox="0 0 36 37" svg:d="M18 37c24 0 24-37 0-37s-24 37 0 37z">
          <text:p/>
        </draw:path>
        <draw:path draw:style-name="gr1" draw:text-style-name="P1" draw:layer="layout" svg:width="0.035cm" svg:height="0.035cm" svg:x="12.456cm" svg:y="17.557cm" svg:viewBox="0 0 36 36" svg:d="M18 36c24 0 24-36 0-36s-24 36 0 36z">
          <text:p/>
        </draw:path>
        <draw:path draw:style-name="gr1" draw:text-style-name="P1" draw:layer="layout" svg:width="0.035cm" svg:height="0.035cm" svg:x="12.456cm" svg:y="18.059cm" svg:viewBox="0 0 36 36" svg:d="M18 36c24 0 24-36 0-36s-24 36 0 36z">
          <text:p/>
        </draw:path>
        <draw:path draw:style-name="gr1" draw:text-style-name="P1" draw:layer="layout" svg:width="0.035cm" svg:height="0.035cm" svg:x="12.456cm" svg:y="18.561cm" svg:viewBox="0 0 36 36" svg:d="M18 36c24 0 24-36 0-36s-24 36 0 36z">
          <text:p/>
        </draw:path>
        <draw:path draw:style-name="gr1" draw:text-style-name="P1" draw:layer="layout" svg:width="0.035cm" svg:height="0.035cm" svg:x="12.456cm" svg:y="19.063cm" svg:viewBox="0 0 36 36" svg:d="M18 36c24 0 24-36 0-36s-24 36 0 36z">
          <text:p/>
        </draw:path>
        <draw:path draw:style-name="gr1" draw:text-style-name="P1" draw:layer="layout" svg:width="0.035cm" svg:height="0.036cm" svg:x="12.456cm" svg:y="19.565cm" svg:viewBox="0 0 36 37" svg:d="M18 37c24 0 24-37 0-37s-24 37 0 37z">
          <text:p/>
        </draw:path>
        <draw:path draw:style-name="gr1" draw:text-style-name="P1" draw:layer="layout" svg:width="0.035cm" svg:height="0.036cm" svg:x="12.456cm" svg:y="20.067cm" svg:viewBox="0 0 36 37" svg:d="M18 37c24 0 24-37 0-37s-24 37 0 37z">
          <text:p/>
        </draw:path>
        <draw:path draw:style-name="gr1" draw:text-style-name="P1" draw:layer="layout" svg:width="0.035cm" svg:height="0.035cm" svg:x="12.456cm" svg:y="20.57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12.956cm" svg:y="11.028cm" svg:viewBox="0 0 35 36" svg:d="M18 36c22 0 22-36 0-36-24 0-24 36 0 36z">
          <text:p/>
        </draw:path>
        <draw:path draw:style-name="gr1" draw:text-style-name="P1" draw:layer="layout" svg:width="0.034cm" svg:height="0.035cm" svg:x="12.956cm" svg:y="11.53cm" svg:viewBox="0 0 35 36" svg:d="M18 36c22 0 22-36 0-36-24 0-24 36 0 36z">
          <text:p/>
        </draw:path>
        <draw:path draw:style-name="gr1" draw:text-style-name="P1" draw:layer="layout" svg:width="0.034cm" svg:height="0.036cm" svg:x="12.956cm" svg:y="12.032cm" svg:viewBox="0 0 35 37" svg:d="M18 37c22 0 22-37 0-37-24 0-24 37 0 37z">
          <text:p/>
        </draw:path>
        <draw:path draw:style-name="gr1" draw:text-style-name="P1" draw:layer="layout" svg:width="0.034cm" svg:height="0.035cm" svg:x="12.956cm" svg:y="12.535cm" svg:viewBox="0 0 35 36" svg:d="M18 36c22 0 22-36 0-36-24 0-24 36 0 36z">
          <text:p/>
        </draw:path>
        <draw:path draw:style-name="gr1" draw:text-style-name="P1" draw:layer="layout" svg:width="0.034cm" svg:height="0.035cm" svg:x="12.956cm" svg:y="13.037cm" svg:viewBox="0 0 35 36" svg:d="M18 36c22 0 22-36 0-36-24 0-24 36 0 36z">
          <text:p/>
        </draw:path>
        <draw:path draw:style-name="gr1" draw:text-style-name="P1" draw:layer="layout" svg:width="0.034cm" svg:height="0.035cm" svg:x="12.956cm" svg:y="13.539cm" svg:viewBox="0 0 35 36" svg:d="M18 36c22 0 22-36 0-36-24 0-24 36 0 36z">
          <text:p/>
        </draw:path>
        <draw:path draw:style-name="gr1" draw:text-style-name="P1" draw:layer="layout" svg:width="0.034cm" svg:height="0.035cm" svg:x="12.956cm" svg:y="14.041cm" svg:viewBox="0 0 35 36" svg:d="M18 36c22 0 22-36 0-36-24 0-24 36 0 36z">
          <text:p/>
        </draw:path>
        <draw:path draw:style-name="gr1" draw:text-style-name="P1" draw:layer="layout" svg:width="0.034cm" svg:height="0.036cm" svg:x="12.956cm" svg:y="14.543cm" svg:viewBox="0 0 35 37" svg:d="M18 37c22 0 22-37 0-37-24 0-24 37 0 37z">
          <text:p/>
        </draw:path>
        <draw:path draw:style-name="gr1" draw:text-style-name="P1" draw:layer="layout" svg:width="0.034cm" svg:height="0.036cm" svg:x="12.956cm" svg:y="15.045cm" svg:viewBox="0 0 35 37" svg:d="M18 37c22 0 22-37 0-37-24 0-24 37 0 37z">
          <text:p/>
        </draw:path>
        <draw:path draw:style-name="gr1" draw:text-style-name="P1" draw:layer="layout" svg:width="0.034cm" svg:height="0.035cm" svg:x="12.956cm" svg:y="15.548cm" svg:viewBox="0 0 35 36" svg:d="M18 36c22 0 22-36 0-36-24 0-24 36 0 36z">
          <text:p/>
        </draw:path>
        <draw:path draw:style-name="gr1" draw:text-style-name="P1" draw:layer="layout" svg:width="0.034cm" svg:height="0.035cm" svg:x="12.956cm" svg:y="16.05cm" svg:viewBox="0 0 35 36" svg:d="M18 36c22 0 22-36 0-36-24 0-24 36 0 36z">
          <text:p/>
        </draw:path>
        <draw:path draw:style-name="gr1" draw:text-style-name="P1" draw:layer="layout" svg:width="0.034cm" svg:height="0.035cm" svg:x="12.956cm" svg:y="16.552cm" svg:viewBox="0 0 35 36" svg:d="M18 36c22 0 22-36 0-36-24 0-24 36 0 36z">
          <text:p/>
        </draw:path>
        <draw:path draw:style-name="gr1" draw:text-style-name="P1" draw:layer="layout" svg:width="0.034cm" svg:height="0.036cm" svg:x="12.956cm" svg:y="17.054cm" svg:viewBox="0 0 35 37" svg:d="M18 37c22 0 22-37 0-37-24 0-24 37 0 37z">
          <text:p/>
        </draw:path>
        <draw:path draw:style-name="gr1" draw:text-style-name="P1" draw:layer="layout" svg:width="0.034cm" svg:height="0.035cm" svg:x="12.956cm" svg:y="17.557cm" svg:viewBox="0 0 35 36" svg:d="M18 36c22 0 22-36 0-36-24 0-24 36 0 36z">
          <text:p/>
        </draw:path>
        <draw:path draw:style-name="gr1" draw:text-style-name="P1" draw:layer="layout" svg:width="0.034cm" svg:height="0.035cm" svg:x="12.956cm" svg:y="18.059cm" svg:viewBox="0 0 35 36" svg:d="M18 36c22 0 22-36 0-36-24 0-24 36 0 36z">
          <text:p/>
        </draw:path>
        <draw:path draw:style-name="gr1" draw:text-style-name="P1" draw:layer="layout" svg:width="0.034cm" svg:height="0.035cm" svg:x="12.956cm" svg:y="18.561cm" svg:viewBox="0 0 35 36" svg:d="M18 36c22 0 22-36 0-36-24 0-24 36 0 36z">
          <text:p/>
        </draw:path>
        <draw:path draw:style-name="gr1" draw:text-style-name="P1" draw:layer="layout" svg:width="0.034cm" svg:height="0.035cm" svg:x="12.956cm" svg:y="19.063cm" svg:viewBox="0 0 35 36" svg:d="M18 36c22 0 22-36 0-36-24 0-24 36 0 36z">
          <text:p/>
        </draw:path>
        <draw:path draw:style-name="gr1" draw:text-style-name="P1" draw:layer="layout" svg:width="0.034cm" svg:height="0.036cm" svg:x="12.956cm" svg:y="19.565cm" svg:viewBox="0 0 35 37" svg:d="M18 37c22 0 22-37 0-37-24 0-24 37 0 37z">
          <text:p/>
        </draw:path>
        <draw:path draw:style-name="gr1" draw:text-style-name="P1" draw:layer="layout" svg:width="0.034cm" svg:height="0.036cm" svg:x="12.956cm" svg:y="20.067cm" svg:viewBox="0 0 35 37" svg:d="M18 37c22 0 22-37 0-37-24 0-24 37 0 37z">
          <text:p/>
        </draw:path>
        <draw:path draw:style-name="gr1" draw:text-style-name="P1" draw:layer="layout" svg:width="0.034cm" svg:height="0.035cm" svg:x="12.956cm" svg:y="20.57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13.454cm" svg:y="11.028cm" svg:viewBox="0 0 35 36" svg:d="M17 36c24 0 24-36 0-36-23 0-23 36 0 36z">
          <text:p/>
        </draw:path>
        <draw:path draw:style-name="gr1" draw:text-style-name="P1" draw:layer="layout" svg:width="0.034cm" svg:height="0.035cm" svg:x="13.454cm" svg:y="11.53cm" svg:viewBox="0 0 35 36" svg:d="M17 36c24 0 24-36 0-36-23 0-23 36 0 36z">
          <text:p/>
        </draw:path>
        <draw:path draw:style-name="gr1" draw:text-style-name="P1" draw:layer="layout" svg:width="0.034cm" svg:height="0.036cm" svg:x="13.454cm" svg:y="12.032cm" svg:viewBox="0 0 35 37" svg:d="M17 37c24 0 24-37 0-37-23 0-23 37 0 37z">
          <text:p/>
        </draw:path>
        <draw:path draw:style-name="gr1" draw:text-style-name="P1" draw:layer="layout" svg:width="0.034cm" svg:height="0.035cm" svg:x="13.454cm" svg:y="12.535cm" svg:viewBox="0 0 35 36" svg:d="M17 36c24 0 24-36 0-36-23 0-23 36 0 36z">
          <text:p/>
        </draw:path>
        <draw:path draw:style-name="gr1" draw:text-style-name="P1" draw:layer="layout" svg:width="0.034cm" svg:height="0.035cm" svg:x="13.454cm" svg:y="13.037cm" svg:viewBox="0 0 35 36" svg:d="M17 36c24 0 24-36 0-36-23 0-23 36 0 36z">
          <text:p/>
        </draw:path>
        <draw:path draw:style-name="gr1" draw:text-style-name="P1" draw:layer="layout" svg:width="0.034cm" svg:height="0.035cm" svg:x="13.454cm" svg:y="13.539cm" svg:viewBox="0 0 35 36" svg:d="M17 36c24 0 24-36 0-36-23 0-23 36 0 36z">
          <text:p/>
        </draw:path>
        <draw:path draw:style-name="gr1" draw:text-style-name="P1" draw:layer="layout" svg:width="0.034cm" svg:height="0.035cm" svg:x="13.454cm" svg:y="14.041cm" svg:viewBox="0 0 35 36" svg:d="M17 36c24 0 24-36 0-36-23 0-23 36 0 36z">
          <text:p/>
        </draw:path>
        <draw:path draw:style-name="gr1" draw:text-style-name="P1" draw:layer="layout" svg:width="0.034cm" svg:height="0.036cm" svg:x="13.454cm" svg:y="14.543cm" svg:viewBox="0 0 35 37" svg:d="M17 37c24 0 24-37 0-37-23 0-23 37 0 37z">
          <text:p/>
        </draw:path>
        <draw:path draw:style-name="gr1" draw:text-style-name="P1" draw:layer="layout" svg:width="0.034cm" svg:height="0.036cm" svg:x="13.454cm" svg:y="15.045cm" svg:viewBox="0 0 35 37" svg:d="M17 37c24 0 24-37 0-37-23 0-23 37 0 37z">
          <text:p/>
        </draw:path>
        <draw:path draw:style-name="gr1" draw:text-style-name="P1" draw:layer="layout" svg:width="0.034cm" svg:height="0.035cm" svg:x="13.454cm" svg:y="15.548cm" svg:viewBox="0 0 35 36" svg:d="M17 36c24 0 24-36 0-36-23 0-23 36 0 36z">
          <text:p/>
        </draw:path>
        <draw:path draw:style-name="gr1" draw:text-style-name="P1" draw:layer="layout" svg:width="0.034cm" svg:height="0.035cm" svg:x="13.454cm" svg:y="16.05cm" svg:viewBox="0 0 35 36" svg:d="M17 36c24 0 24-36 0-36-23 0-23 36 0 36z">
          <text:p/>
        </draw:path>
        <draw:path draw:style-name="gr1" draw:text-style-name="P1" draw:layer="layout" svg:width="0.034cm" svg:height="0.035cm" svg:x="13.454cm" svg:y="16.552cm" svg:viewBox="0 0 35 36" svg:d="M17 36c24 0 24-36 0-36-23 0-23 36 0 36z">
          <text:p/>
        </draw:path>
        <draw:path draw:style-name="gr1" draw:text-style-name="P1" draw:layer="layout" svg:width="0.034cm" svg:height="0.036cm" svg:x="13.454cm" svg:y="17.054cm" svg:viewBox="0 0 35 37" svg:d="M17 37c24 0 24-37 0-37-23 0-23 37 0 37z">
          <text:p/>
        </draw:path>
        <draw:path draw:style-name="gr1" draw:text-style-name="P1" draw:layer="layout" svg:width="0.034cm" svg:height="0.035cm" svg:x="13.454cm" svg:y="17.557cm" svg:viewBox="0 0 35 36" svg:d="M17 36c24 0 24-36 0-36-23 0-23 36 0 36z">
          <text:p/>
        </draw:path>
        <draw:path draw:style-name="gr1" draw:text-style-name="P1" draw:layer="layout" svg:width="0.034cm" svg:height="0.035cm" svg:x="13.454cm" svg:y="18.059cm" svg:viewBox="0 0 35 36" svg:d="M17 36c24 0 24-36 0-36-23 0-23 36 0 36z">
          <text:p/>
        </draw:path>
        <draw:path draw:style-name="gr1" draw:text-style-name="P1" draw:layer="layout" svg:width="0.034cm" svg:height="0.035cm" svg:x="13.454cm" svg:y="18.561cm" svg:viewBox="0 0 35 36" svg:d="M17 36c24 0 24-36 0-36-23 0-23 36 0 36z">
          <text:p/>
        </draw:path>
        <draw:path draw:style-name="gr1" draw:text-style-name="P1" draw:layer="layout" svg:width="0.034cm" svg:height="0.035cm" svg:x="13.454cm" svg:y="19.063cm" svg:viewBox="0 0 35 36" svg:d="M17 36c24 0 24-36 0-36-23 0-23 36 0 36z">
          <text:p/>
        </draw:path>
        <draw:path draw:style-name="gr1" draw:text-style-name="P1" draw:layer="layout" svg:width="0.034cm" svg:height="0.036cm" svg:x="13.454cm" svg:y="19.565cm" svg:viewBox="0 0 35 37" svg:d="M17 37c24 0 24-37 0-37-23 0-23 37 0 37z">
          <text:p/>
        </draw:path>
        <draw:path draw:style-name="gr1" draw:text-style-name="P1" draw:layer="layout" svg:width="0.034cm" svg:height="0.036cm" svg:x="13.454cm" svg:y="20.067cm" svg:viewBox="0 0 35 37" svg:d="M17 37c24 0 24-37 0-37-23 0-23 37 0 37z">
          <text:p/>
        </draw:path>
        <draw:path draw:style-name="gr1" draw:text-style-name="P1" draw:layer="layout" svg:width="0.034cm" svg:height="0.035cm" svg:x="13.454cm" svg:y="20.57cm" svg:viewBox="0 0 35 36" svg:d="M17 36c24 0 24-36 0-36-23 0-23 36 0 36z">
          <text:p/>
        </draw:path>
      </draw:page>
      <draw:page draw:name="page2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4cm" svg:height="0.035cm" svg:x="14.45cm" svg:y="11.028cm" svg:viewBox="0 0 35 36" svg:d="M17 36c24 0 24-36 0-36-23 0-23 36 0 36z">
          <text:p/>
        </draw:path>
        <draw:path draw:style-name="gr1" draw:text-style-name="P1" draw:layer="layout" svg:width="0.034cm" svg:height="0.035cm" svg:x="14.45cm" svg:y="11.53cm" svg:viewBox="0 0 35 36" svg:d="M17 36c24 0 24-36 0-36-23 0-23 36 0 36z">
          <text:p/>
        </draw:path>
        <draw:path draw:style-name="gr1" draw:text-style-name="P1" draw:layer="layout" svg:width="0.034cm" svg:height="0.036cm" svg:x="14.45cm" svg:y="12.032cm" svg:viewBox="0 0 35 37" svg:d="M17 37c24 0 24-37 0-37-23 0-23 37 0 37z">
          <text:p/>
        </draw:path>
        <draw:path draw:style-name="gr1" draw:text-style-name="P1" draw:layer="layout" svg:width="0.034cm" svg:height="0.035cm" svg:x="14.45cm" svg:y="12.535cm" svg:viewBox="0 0 35 36" svg:d="M17 36c24 0 24-36 0-36-23 0-23 36 0 36z">
          <text:p/>
        </draw:path>
        <draw:path draw:style-name="gr1" draw:text-style-name="P1" draw:layer="layout" svg:width="0.034cm" svg:height="0.035cm" svg:x="14.45cm" svg:y="13.037cm" svg:viewBox="0 0 35 36" svg:d="M17 36c24 0 24-36 0-36-23 0-23 36 0 36z">
          <text:p/>
        </draw:path>
        <draw:path draw:style-name="gr1" draw:text-style-name="P1" draw:layer="layout" svg:width="0.034cm" svg:height="0.035cm" svg:x="14.45cm" svg:y="13.539cm" svg:viewBox="0 0 35 36" svg:d="M17 36c24 0 24-36 0-36-23 0-23 36 0 36z">
          <text:p/>
        </draw:path>
        <draw:path draw:style-name="gr1" draw:text-style-name="P1" draw:layer="layout" svg:width="0.034cm" svg:height="0.035cm" svg:x="14.45cm" svg:y="14.041cm" svg:viewBox="0 0 35 36" svg:d="M17 36c24 0 24-36 0-36-23 0-23 36 0 36z">
          <text:p/>
        </draw:path>
        <draw:path draw:style-name="gr1" draw:text-style-name="P1" draw:layer="layout" svg:width="0.034cm" svg:height="0.036cm" svg:x="14.45cm" svg:y="14.543cm" svg:viewBox="0 0 35 37" svg:d="M17 37c24 0 24-37 0-37-23 0-23 37 0 37z">
          <text:p/>
        </draw:path>
        <draw:path draw:style-name="gr1" draw:text-style-name="P1" draw:layer="layout" svg:width="0.034cm" svg:height="0.036cm" svg:x="14.45cm" svg:y="15.045cm" svg:viewBox="0 0 35 37" svg:d="M17 37c24 0 24-37 0-37-23 0-23 37 0 37z">
          <text:p/>
        </draw:path>
        <draw:path draw:style-name="gr1" draw:text-style-name="P1" draw:layer="layout" svg:width="0.034cm" svg:height="0.035cm" svg:x="14.45cm" svg:y="15.548cm" svg:viewBox="0 0 35 36" svg:d="M17 36c24 0 24-36 0-36-23 0-23 36 0 36z">
          <text:p/>
        </draw:path>
        <draw:path draw:style-name="gr1" draw:text-style-name="P1" draw:layer="layout" svg:width="0.034cm" svg:height="0.035cm" svg:x="14.45cm" svg:y="16.05cm" svg:viewBox="0 0 35 36" svg:d="M17 36c24 0 24-36 0-36-23 0-23 36 0 36z">
          <text:p/>
        </draw:path>
        <draw:path draw:style-name="gr1" draw:text-style-name="P1" draw:layer="layout" svg:width="0.034cm" svg:height="0.035cm" svg:x="14.45cm" svg:y="16.552cm" svg:viewBox="0 0 35 36" svg:d="M17 36c24 0 24-36 0-36-23 0-23 36 0 36z">
          <text:p/>
        </draw:path>
        <draw:path draw:style-name="gr1" draw:text-style-name="P1" draw:layer="layout" svg:width="0.034cm" svg:height="0.036cm" svg:x="14.45cm" svg:y="17.054cm" svg:viewBox="0 0 35 37" svg:d="M17 37c24 0 24-37 0-37-23 0-23 37 0 37z">
          <text:p/>
        </draw:path>
        <draw:path draw:style-name="gr1" draw:text-style-name="P1" draw:layer="layout" svg:width="0.034cm" svg:height="0.035cm" svg:x="14.45cm" svg:y="17.557cm" svg:viewBox="0 0 35 36" svg:d="M17 36c24 0 24-36 0-36-23 0-23 36 0 36z">
          <text:p/>
        </draw:path>
        <draw:path draw:style-name="gr1" draw:text-style-name="P1" draw:layer="layout" svg:width="0.034cm" svg:height="0.035cm" svg:x="14.45cm" svg:y="18.059cm" svg:viewBox="0 0 35 36" svg:d="M17 36c24 0 24-36 0-36-23 0-23 36 0 36z">
          <text:p/>
        </draw:path>
        <draw:path draw:style-name="gr1" draw:text-style-name="P1" draw:layer="layout" svg:width="0.034cm" svg:height="0.035cm" svg:x="14.45cm" svg:y="18.561cm" svg:viewBox="0 0 35 36" svg:d="M17 36c24 0 24-36 0-36-23 0-23 36 0 36z">
          <text:p/>
        </draw:path>
        <draw:path draw:style-name="gr1" draw:text-style-name="P1" draw:layer="layout" svg:width="0.034cm" svg:height="0.035cm" svg:x="14.45cm" svg:y="19.063cm" svg:viewBox="0 0 35 36" svg:d="M17 36c24 0 24-36 0-36-23 0-23 36 0 36z">
          <text:p/>
        </draw:path>
        <draw:path draw:style-name="gr1" draw:text-style-name="P1" draw:layer="layout" svg:width="0.034cm" svg:height="0.036cm" svg:x="14.45cm" svg:y="19.565cm" svg:viewBox="0 0 35 37" svg:d="M17 37c24 0 24-37 0-37-23 0-23 37 0 37z">
          <text:p/>
        </draw:path>
        <draw:path draw:style-name="gr1" draw:text-style-name="P1" draw:layer="layout" svg:width="0.034cm" svg:height="0.036cm" svg:x="14.45cm" svg:y="20.067cm" svg:viewBox="0 0 35 37" svg:d="M17 37c24 0 24-37 0-37-23 0-23 37 0 37z">
          <text:p/>
        </draw:path>
        <draw:path draw:style-name="gr1" draw:text-style-name="P1" draw:layer="layout" svg:width="0.034cm" svg:height="0.035cm" svg:x="14.45cm" svg:y="20.57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4.949cm" svg:y="11.028cm" svg:viewBox="0 0 36 36" svg:d="M18 36c24 0 24-36 0-36s-24 36 0 36z">
          <text:p/>
        </draw:path>
        <draw:path draw:style-name="gr1" draw:text-style-name="P1" draw:layer="layout" svg:width="0.035cm" svg:height="0.035cm" svg:x="14.949cm" svg:y="11.53cm" svg:viewBox="0 0 36 36" svg:d="M18 36c24 0 24-36 0-36s-24 36 0 36z">
          <text:p/>
        </draw:path>
        <draw:path draw:style-name="gr1" draw:text-style-name="P1" draw:layer="layout" svg:width="0.035cm" svg:height="0.036cm" svg:x="14.949cm" svg:y="12.032cm" svg:viewBox="0 0 36 37" svg:d="M18 37c24 0 24-37 0-37s-24 37 0 37z">
          <text:p/>
        </draw:path>
        <draw:path draw:style-name="gr1" draw:text-style-name="P1" draw:layer="layout" svg:width="0.035cm" svg:height="0.035cm" svg:x="14.949cm" svg:y="12.535cm" svg:viewBox="0 0 36 36" svg:d="M18 36c24 0 24-36 0-36s-24 36 0 36z">
          <text:p/>
        </draw:path>
        <draw:path draw:style-name="gr1" draw:text-style-name="P1" draw:layer="layout" svg:width="0.035cm" svg:height="0.035cm" svg:x="14.949cm" svg:y="13.037cm" svg:viewBox="0 0 36 36" svg:d="M18 36c24 0 24-36 0-36s-24 36 0 36z">
          <text:p/>
        </draw:path>
        <draw:path draw:style-name="gr1" draw:text-style-name="P1" draw:layer="layout" svg:width="0.035cm" svg:height="0.035cm" svg:x="14.949cm" svg:y="13.539cm" svg:viewBox="0 0 36 36" svg:d="M18 36c24 0 24-36 0-36s-24 36 0 36z">
          <text:p/>
        </draw:path>
        <draw:path draw:style-name="gr1" draw:text-style-name="P1" draw:layer="layout" svg:width="0.035cm" svg:height="0.035cm" svg:x="14.949cm" svg:y="14.041cm" svg:viewBox="0 0 36 36" svg:d="M18 36c24 0 24-36 0-36s-24 36 0 36z">
          <text:p/>
        </draw:path>
        <draw:path draw:style-name="gr1" draw:text-style-name="P1" draw:layer="layout" svg:width="0.035cm" svg:height="0.036cm" svg:x="14.949cm" svg:y="14.543cm" svg:viewBox="0 0 36 37" svg:d="M18 37c24 0 24-37 0-37s-24 37 0 37z">
          <text:p/>
        </draw:path>
        <draw:path draw:style-name="gr1" draw:text-style-name="P1" draw:layer="layout" svg:width="0.035cm" svg:height="0.036cm" svg:x="14.949cm" svg:y="15.045cm" svg:viewBox="0 0 36 37" svg:d="M18 37c24 0 24-37 0-37s-24 37 0 37z">
          <text:p/>
        </draw:path>
        <draw:path draw:style-name="gr1" draw:text-style-name="P1" draw:layer="layout" svg:width="0.035cm" svg:height="0.035cm" svg:x="14.949cm" svg:y="15.548cm" svg:viewBox="0 0 36 36" svg:d="M18 36c24 0 24-36 0-36s-24 36 0 36z">
          <text:p/>
        </draw:path>
        <draw:path draw:style-name="gr1" draw:text-style-name="P1" draw:layer="layout" svg:width="0.035cm" svg:height="0.035cm" svg:x="14.949cm" svg:y="16.05cm" svg:viewBox="0 0 36 36" svg:d="M18 36c24 0 24-36 0-36s-24 36 0 36z">
          <text:p/>
        </draw:path>
        <draw:path draw:style-name="gr1" draw:text-style-name="P1" draw:layer="layout" svg:width="0.035cm" svg:height="0.035cm" svg:x="14.949cm" svg:y="16.552cm" svg:viewBox="0 0 36 36" svg:d="M18 36c24 0 24-36 0-36s-24 36 0 36z">
          <text:p/>
        </draw:path>
        <draw:path draw:style-name="gr1" draw:text-style-name="P1" draw:layer="layout" svg:width="0.035cm" svg:height="0.036cm" svg:x="14.949cm" svg:y="17.054cm" svg:viewBox="0 0 36 37" svg:d="M18 37c24 0 24-37 0-37s-24 37 0 37z">
          <text:p/>
        </draw:path>
        <draw:path draw:style-name="gr1" draw:text-style-name="P1" draw:layer="layout" svg:width="0.035cm" svg:height="0.035cm" svg:x="14.949cm" svg:y="17.557cm" svg:viewBox="0 0 36 36" svg:d="M18 36c24 0 24-36 0-36s-24 36 0 36z">
          <text:p/>
        </draw:path>
        <draw:path draw:style-name="gr1" draw:text-style-name="P1" draw:layer="layout" svg:width="0.035cm" svg:height="0.035cm" svg:x="14.949cm" svg:y="18.059cm" svg:viewBox="0 0 36 36" svg:d="M18 36c24 0 24-36 0-36s-24 36 0 36z">
          <text:p/>
        </draw:path>
        <draw:path draw:style-name="gr1" draw:text-style-name="P1" draw:layer="layout" svg:width="0.035cm" svg:height="0.035cm" svg:x="14.949cm" svg:y="18.561cm" svg:viewBox="0 0 36 36" svg:d="M18 36c24 0 24-36 0-36s-24 36 0 36z">
          <text:p/>
        </draw:path>
        <draw:path draw:style-name="gr1" draw:text-style-name="P1" draw:layer="layout" svg:width="0.035cm" svg:height="0.035cm" svg:x="14.949cm" svg:y="19.063cm" svg:viewBox="0 0 36 36" svg:d="M18 36c24 0 24-36 0-36s-24 36 0 36z">
          <text:p/>
        </draw:path>
        <draw:path draw:style-name="gr1" draw:text-style-name="P1" draw:layer="layout" svg:width="0.035cm" svg:height="0.036cm" svg:x="14.949cm" svg:y="19.565cm" svg:viewBox="0 0 36 37" svg:d="M18 37c24 0 24-37 0-37s-24 37 0 37z">
          <text:p/>
        </draw:path>
        <draw:path draw:style-name="gr1" draw:text-style-name="P1" draw:layer="layout" svg:width="0.035cm" svg:height="0.036cm" svg:x="14.949cm" svg:y="20.067cm" svg:viewBox="0 0 36 37" svg:d="M18 37c24 0 24-37 0-37s-24 37 0 37z">
          <text:p/>
        </draw:path>
        <draw:path draw:style-name="gr1" draw:text-style-name="P1" draw:layer="layout" svg:width="0.035cm" svg:height="0.035cm" svg:x="14.949cm" svg:y="20.57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5cm" svg:height="0.035cm" svg:x="15.449cm" svg:y="11.028cm" svg:viewBox="0 0 36 36" svg:d="M18 36c24 0 24-36 0-36-23 0-24 36 0 36z">
          <text:p/>
        </draw:path>
        <draw:path draw:style-name="gr1" draw:text-style-name="P1" draw:layer="layout" svg:width="0.035cm" svg:height="0.035cm" svg:x="15.449cm" svg:y="11.53cm" svg:viewBox="0 0 36 36" svg:d="M18 36c24 0 24-36 0-36-23 0-24 36 0 36z">
          <text:p/>
        </draw:path>
        <draw:path draw:style-name="gr1" draw:text-style-name="P1" draw:layer="layout" svg:width="0.035cm" svg:height="0.036cm" svg:x="15.449cm" svg:y="12.032cm" svg:viewBox="0 0 36 37" svg:d="M18 37c24 0 24-37 0-37-23 0-24 37 0 37z">
          <text:p/>
        </draw:path>
        <draw:path draw:style-name="gr1" draw:text-style-name="P1" draw:layer="layout" svg:width="0.035cm" svg:height="0.035cm" svg:x="15.449cm" svg:y="12.535cm" svg:viewBox="0 0 36 36" svg:d="M18 36c24 0 24-36 0-36-23 0-24 36 0 36z">
          <text:p/>
        </draw:path>
        <draw:path draw:style-name="gr1" draw:text-style-name="P1" draw:layer="layout" svg:width="0.035cm" svg:height="0.035cm" svg:x="15.449cm" svg:y="13.037cm" svg:viewBox="0 0 36 36" svg:d="M18 36c24 0 24-36 0-36-23 0-24 36 0 36z">
          <text:p/>
        </draw:path>
        <draw:path draw:style-name="gr1" draw:text-style-name="P1" draw:layer="layout" svg:width="0.035cm" svg:height="0.035cm" svg:x="15.449cm" svg:y="13.539cm" svg:viewBox="0 0 36 36" svg:d="M18 36c24 0 24-36 0-36-23 0-24 36 0 36z">
          <text:p/>
        </draw:path>
        <draw:path draw:style-name="gr1" draw:text-style-name="P1" draw:layer="layout" svg:width="0.035cm" svg:height="0.035cm" svg:x="15.449cm" svg:y="14.041cm" svg:viewBox="0 0 36 36" svg:d="M18 36c24 0 24-36 0-36-23 0-24 36 0 36z">
          <text:p/>
        </draw:path>
        <draw:path draw:style-name="gr1" draw:text-style-name="P1" draw:layer="layout" svg:width="0.035cm" svg:height="0.036cm" svg:x="15.449cm" svg:y="14.543cm" svg:viewBox="0 0 36 37" svg:d="M18 37c24 0 24-37 0-37-23 0-24 37 0 37z">
          <text:p/>
        </draw:path>
        <draw:path draw:style-name="gr1" draw:text-style-name="P1" draw:layer="layout" svg:width="0.035cm" svg:height="0.036cm" svg:x="15.449cm" svg:y="15.045cm" svg:viewBox="0 0 36 37" svg:d="M18 37c24 0 24-37 0-37-23 0-24 37 0 37z">
          <text:p/>
        </draw:path>
        <draw:path draw:style-name="gr1" draw:text-style-name="P1" draw:layer="layout" svg:width="0.035cm" svg:height="0.035cm" svg:x="15.449cm" svg:y="15.548cm" svg:viewBox="0 0 36 36" svg:d="M18 36c24 0 24-36 0-36-23 0-24 36 0 36z">
          <text:p/>
        </draw:path>
        <draw:path draw:style-name="gr1" draw:text-style-name="P1" draw:layer="layout" svg:width="0.035cm" svg:height="0.035cm" svg:x="15.449cm" svg:y="16.05cm" svg:viewBox="0 0 36 36" svg:d="M18 36c24 0 24-36 0-36-23 0-24 36 0 36z">
          <text:p/>
        </draw:path>
        <draw:path draw:style-name="gr1" draw:text-style-name="P1" draw:layer="layout" svg:width="0.035cm" svg:height="0.035cm" svg:x="15.449cm" svg:y="16.552cm" svg:viewBox="0 0 36 36" svg:d="M18 36c24 0 24-36 0-36-23 0-24 36 0 36z">
          <text:p/>
        </draw:path>
        <draw:path draw:style-name="gr1" draw:text-style-name="P1" draw:layer="layout" svg:width="0.035cm" svg:height="0.036cm" svg:x="15.449cm" svg:y="17.054cm" svg:viewBox="0 0 36 37" svg:d="M18 37c24 0 24-37 0-37-23 0-24 37 0 37z">
          <text:p/>
        </draw:path>
        <draw:path draw:style-name="gr1" draw:text-style-name="P1" draw:layer="layout" svg:width="0.035cm" svg:height="0.035cm" svg:x="15.449cm" svg:y="17.557cm" svg:viewBox="0 0 36 36" svg:d="M18 36c24 0 24-36 0-36-23 0-24 36 0 36z">
          <text:p/>
        </draw:path>
        <draw:path draw:style-name="gr1" draw:text-style-name="P1" draw:layer="layout" svg:width="0.035cm" svg:height="0.035cm" svg:x="15.449cm" svg:y="18.059cm" svg:viewBox="0 0 36 36" svg:d="M18 36c24 0 24-36 0-36-23 0-24 36 0 36z">
          <text:p/>
        </draw:path>
        <draw:path draw:style-name="gr1" draw:text-style-name="P1" draw:layer="layout" svg:width="0.035cm" svg:height="0.035cm" svg:x="15.449cm" svg:y="18.561cm" svg:viewBox="0 0 36 36" svg:d="M18 36c24 0 24-36 0-36-23 0-24 36 0 36z">
          <text:p/>
        </draw:path>
        <draw:path draw:style-name="gr1" draw:text-style-name="P1" draw:layer="layout" svg:width="0.035cm" svg:height="0.035cm" svg:x="15.449cm" svg:y="19.063cm" svg:viewBox="0 0 36 36" svg:d="M18 36c24 0 24-36 0-36-23 0-24 36 0 36z">
          <text:p/>
        </draw:path>
        <draw:path draw:style-name="gr1" draw:text-style-name="P1" draw:layer="layout" svg:width="0.035cm" svg:height="0.036cm" svg:x="15.449cm" svg:y="19.565cm" svg:viewBox="0 0 36 37" svg:d="M18 37c24 0 24-37 0-37-23 0-24 37 0 37z">
          <text:p/>
        </draw:path>
        <draw:path draw:style-name="gr1" draw:text-style-name="P1" draw:layer="layout" svg:width="0.035cm" svg:height="0.036cm" svg:x="15.449cm" svg:y="20.067cm" svg:viewBox="0 0 36 37" svg:d="M18 37c24 0 24-37 0-37-23 0-24 37 0 37z">
          <text:p/>
        </draw:path>
        <draw:path draw:style-name="gr1" draw:text-style-name="P1" draw:layer="layout" svg:width="0.035cm" svg:height="0.035cm" svg:x="15.449cm" svg:y="20.57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5.948cm" svg:y="11.028cm" svg:viewBox="0 0 35 36" svg:d="M18 36c23 0 23-36 0-36s-24 36 0 36z">
          <text:p/>
        </draw:path>
        <draw:path draw:style-name="gr1" draw:text-style-name="P1" draw:layer="layout" svg:width="0.034cm" svg:height="0.035cm" svg:x="15.948cm" svg:y="11.53cm" svg:viewBox="0 0 35 36" svg:d="M18 36c23 0 23-36 0-36s-24 36 0 36z">
          <text:p/>
        </draw:path>
        <draw:path draw:style-name="gr1" draw:text-style-name="P1" draw:layer="layout" svg:width="0.034cm" svg:height="0.036cm" svg:x="15.948cm" svg:y="12.032cm" svg:viewBox="0 0 35 37" svg:d="M18 37c23 0 23-37 0-37s-24 37 0 37z">
          <text:p/>
        </draw:path>
        <draw:path draw:style-name="gr1" draw:text-style-name="P1" draw:layer="layout" svg:width="0.034cm" svg:height="0.035cm" svg:x="15.948cm" svg:y="12.535cm" svg:viewBox="0 0 35 36" svg:d="M18 36c23 0 23-36 0-36s-24 36 0 36z">
          <text:p/>
        </draw:path>
        <draw:path draw:style-name="gr1" draw:text-style-name="P1" draw:layer="layout" svg:width="0.034cm" svg:height="0.035cm" svg:x="15.948cm" svg:y="13.037cm" svg:viewBox="0 0 35 36" svg:d="M18 36c23 0 23-36 0-36s-24 36 0 36z">
          <text:p/>
        </draw:path>
        <draw:path draw:style-name="gr1" draw:text-style-name="P1" draw:layer="layout" svg:width="0.034cm" svg:height="0.035cm" svg:x="15.948cm" svg:y="13.539cm" svg:viewBox="0 0 35 36" svg:d="M18 36c23 0 23-36 0-36s-24 36 0 36z">
          <text:p/>
        </draw:path>
        <draw:path draw:style-name="gr1" draw:text-style-name="P1" draw:layer="layout" svg:width="0.034cm" svg:height="0.035cm" svg:x="15.948cm" svg:y="14.041cm" svg:viewBox="0 0 35 36" svg:d="M18 36c23 0 23-36 0-36s-24 36 0 36z">
          <text:p/>
        </draw:path>
        <draw:path draw:style-name="gr1" draw:text-style-name="P1" draw:layer="layout" svg:width="0.034cm" svg:height="0.036cm" svg:x="15.948cm" svg:y="14.543cm" svg:viewBox="0 0 35 37" svg:d="M18 37c23 0 23-37 0-37s-24 37 0 37z">
          <text:p/>
        </draw:path>
        <draw:path draw:style-name="gr1" draw:text-style-name="P1" draw:layer="layout" svg:width="0.034cm" svg:height="0.036cm" svg:x="15.948cm" svg:y="15.045cm" svg:viewBox="0 0 35 37" svg:d="M18 37c23 0 23-37 0-37s-24 37 0 37z">
          <text:p/>
        </draw:path>
        <draw:path draw:style-name="gr1" draw:text-style-name="P1" draw:layer="layout" svg:width="0.034cm" svg:height="0.035cm" svg:x="15.948cm" svg:y="15.548cm" svg:viewBox="0 0 35 36" svg:d="M18 36c23 0 23-36 0-36s-24 36 0 36z">
          <text:p/>
        </draw:path>
        <draw:path draw:style-name="gr1" draw:text-style-name="P1" draw:layer="layout" svg:width="0.034cm" svg:height="0.035cm" svg:x="15.948cm" svg:y="16.05cm" svg:viewBox="0 0 35 36" svg:d="M18 36c23 0 23-36 0-36s-24 36 0 36z">
          <text:p/>
        </draw:path>
        <draw:path draw:style-name="gr1" draw:text-style-name="P1" draw:layer="layout" svg:width="0.034cm" svg:height="0.035cm" svg:x="15.948cm" svg:y="16.552cm" svg:viewBox="0 0 35 36" svg:d="M18 36c23 0 23-36 0-36s-24 36 0 36z">
          <text:p/>
        </draw:path>
        <draw:path draw:style-name="gr1" draw:text-style-name="P1" draw:layer="layout" svg:width="0.034cm" svg:height="0.036cm" svg:x="15.948cm" svg:y="17.054cm" svg:viewBox="0 0 35 37" svg:d="M18 37c23 0 23-37 0-37s-24 37 0 37z">
          <text:p/>
        </draw:path>
        <draw:path draw:style-name="gr1" draw:text-style-name="P1" draw:layer="layout" svg:width="0.034cm" svg:height="0.035cm" svg:x="15.948cm" svg:y="17.557cm" svg:viewBox="0 0 35 36" svg:d="M18 36c23 0 23-36 0-36s-24 36 0 36z">
          <text:p/>
        </draw:path>
        <draw:path draw:style-name="gr1" draw:text-style-name="P1" draw:layer="layout" svg:width="0.034cm" svg:height="0.035cm" svg:x="15.948cm" svg:y="18.059cm" svg:viewBox="0 0 35 36" svg:d="M18 36c23 0 23-36 0-36s-24 36 0 36z">
          <text:p/>
        </draw:path>
        <draw:path draw:style-name="gr1" draw:text-style-name="P1" draw:layer="layout" svg:width="0.034cm" svg:height="0.035cm" svg:x="15.948cm" svg:y="18.561cm" svg:viewBox="0 0 35 36" svg:d="M18 36c23 0 23-36 0-36s-24 36 0 36z">
          <text:p/>
        </draw:path>
        <draw:path draw:style-name="gr1" draw:text-style-name="P1" draw:layer="layout" svg:width="0.034cm" svg:height="0.035cm" svg:x="15.948cm" svg:y="19.063cm" svg:viewBox="0 0 35 36" svg:d="M18 36c23 0 23-36 0-36s-24 36 0 36z">
          <text:p/>
        </draw:path>
        <draw:path draw:style-name="gr1" draw:text-style-name="P1" draw:layer="layout" svg:width="0.034cm" svg:height="0.036cm" svg:x="15.948cm" svg:y="19.565cm" svg:viewBox="0 0 35 37" svg:d="M18 37c23 0 23-37 0-37s-24 37 0 37z">
          <text:p/>
        </draw:path>
        <draw:path draw:style-name="gr1" draw:text-style-name="P1" draw:layer="layout" svg:width="0.034cm" svg:height="0.036cm" svg:x="15.948cm" svg:y="20.067cm" svg:viewBox="0 0 35 37" svg:d="M18 37c23 0 23-37 0-37s-24 37 0 37z">
          <text:p/>
        </draw:path>
        <draw:path draw:style-name="gr1" draw:text-style-name="P1" draw:layer="layout" svg:width="0.034cm" svg:height="0.035cm" svg:x="15.948cm" svg:y="20.57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4cm" svg:height="0.035cm" svg:x="16.447cm" svg:y="11.028cm" svg:viewBox="0 0 35 36" svg:d="M17 36c24 0 24-36 0-36-23 0-23 36 0 36z">
          <text:p/>
        </draw:path>
        <draw:path draw:style-name="gr1" draw:text-style-name="P1" draw:layer="layout" svg:width="0.034cm" svg:height="0.035cm" svg:x="16.447cm" svg:y="11.53cm" svg:viewBox="0 0 35 36" svg:d="M17 36c24 0 24-36 0-36-23 0-23 36 0 36z">
          <text:p/>
        </draw:path>
        <draw:path draw:style-name="gr1" draw:text-style-name="P1" draw:layer="layout" svg:width="0.034cm" svg:height="0.036cm" svg:x="16.447cm" svg:y="12.032cm" svg:viewBox="0 0 35 37" svg:d="M17 37c24 0 24-37 0-37-23 0-23 37 0 37z">
          <text:p/>
        </draw:path>
        <draw:path draw:style-name="gr1" draw:text-style-name="P1" draw:layer="layout" svg:width="0.034cm" svg:height="0.035cm" svg:x="16.447cm" svg:y="12.535cm" svg:viewBox="0 0 35 36" svg:d="M17 36c24 0 24-36 0-36-23 0-23 36 0 36z">
          <text:p/>
        </draw:path>
        <draw:path draw:style-name="gr1" draw:text-style-name="P1" draw:layer="layout" svg:width="0.034cm" svg:height="0.035cm" svg:x="16.447cm" svg:y="13.037cm" svg:viewBox="0 0 35 36" svg:d="M17 36c24 0 24-36 0-36-23 0-23 36 0 36z">
          <text:p/>
        </draw:path>
        <draw:path draw:style-name="gr1" draw:text-style-name="P1" draw:layer="layout" svg:width="0.034cm" svg:height="0.035cm" svg:x="16.447cm" svg:y="13.539cm" svg:viewBox="0 0 35 36" svg:d="M17 36c24 0 24-36 0-36-23 0-23 36 0 36z">
          <text:p/>
        </draw:path>
        <draw:path draw:style-name="gr1" draw:text-style-name="P1" draw:layer="layout" svg:width="0.034cm" svg:height="0.035cm" svg:x="16.447cm" svg:y="14.041cm" svg:viewBox="0 0 35 36" svg:d="M17 36c24 0 24-36 0-36-23 0-23 36 0 36z">
          <text:p/>
        </draw:path>
        <draw:path draw:style-name="gr1" draw:text-style-name="P1" draw:layer="layout" svg:width="0.034cm" svg:height="0.036cm" svg:x="16.447cm" svg:y="14.543cm" svg:viewBox="0 0 35 37" svg:d="M17 37c24 0 24-37 0-37-23 0-23 37 0 37z">
          <text:p/>
        </draw:path>
        <draw:path draw:style-name="gr1" draw:text-style-name="P1" draw:layer="layout" svg:width="0.034cm" svg:height="0.036cm" svg:x="16.447cm" svg:y="15.045cm" svg:viewBox="0 0 35 37" svg:d="M17 37c24 0 24-37 0-37-23 0-23 37 0 37z">
          <text:p/>
        </draw:path>
        <draw:path draw:style-name="gr1" draw:text-style-name="P1" draw:layer="layout" svg:width="0.034cm" svg:height="0.035cm" svg:x="16.447cm" svg:y="15.548cm" svg:viewBox="0 0 35 36" svg:d="M17 36c24 0 24-36 0-36-23 0-23 36 0 36z">
          <text:p/>
        </draw:path>
        <draw:path draw:style-name="gr1" draw:text-style-name="P1" draw:layer="layout" svg:width="0.034cm" svg:height="0.035cm" svg:x="16.447cm" svg:y="16.05cm" svg:viewBox="0 0 35 36" svg:d="M17 36c24 0 24-36 0-36-23 0-23 36 0 36z">
          <text:p/>
        </draw:path>
        <draw:path draw:style-name="gr1" draw:text-style-name="P1" draw:layer="layout" svg:width="0.034cm" svg:height="0.035cm" svg:x="16.447cm" svg:y="16.552cm" svg:viewBox="0 0 35 36" svg:d="M17 36c24 0 24-36 0-36-23 0-23 36 0 36z">
          <text:p/>
        </draw:path>
        <draw:path draw:style-name="gr1" draw:text-style-name="P1" draw:layer="layout" svg:width="0.034cm" svg:height="0.036cm" svg:x="16.447cm" svg:y="17.054cm" svg:viewBox="0 0 35 37" svg:d="M17 37c24 0 24-37 0-37-23 0-23 37 0 37z">
          <text:p/>
        </draw:path>
        <draw:path draw:style-name="gr1" draw:text-style-name="P1" draw:layer="layout" svg:width="0.034cm" svg:height="0.035cm" svg:x="16.447cm" svg:y="17.557cm" svg:viewBox="0 0 35 36" svg:d="M17 36c24 0 24-36 0-36-23 0-23 36 0 36z">
          <text:p/>
        </draw:path>
        <draw:path draw:style-name="gr1" draw:text-style-name="P1" draw:layer="layout" svg:width="0.034cm" svg:height="0.035cm" svg:x="16.447cm" svg:y="18.059cm" svg:viewBox="0 0 35 36" svg:d="M17 36c24 0 24-36 0-36-23 0-23 36 0 36z">
          <text:p/>
        </draw:path>
        <draw:path draw:style-name="gr1" draw:text-style-name="P1" draw:layer="layout" svg:width="0.034cm" svg:height="0.035cm" svg:x="16.447cm" svg:y="18.561cm" svg:viewBox="0 0 35 36" svg:d="M17 36c24 0 24-36 0-36-23 0-23 36 0 36z">
          <text:p/>
        </draw:path>
        <draw:path draw:style-name="gr1" draw:text-style-name="P1" draw:layer="layout" svg:width="0.034cm" svg:height="0.035cm" svg:x="16.447cm" svg:y="19.063cm" svg:viewBox="0 0 35 36" svg:d="M17 36c24 0 24-36 0-36-23 0-23 36 0 36z">
          <text:p/>
        </draw:path>
        <draw:path draw:style-name="gr1" draw:text-style-name="P1" draw:layer="layout" svg:width="0.034cm" svg:height="0.036cm" svg:x="16.447cm" svg:y="19.565cm" svg:viewBox="0 0 35 37" svg:d="M17 37c24 0 24-37 0-37-23 0-23 37 0 37z">
          <text:p/>
        </draw:path>
        <draw:path draw:style-name="gr1" draw:text-style-name="P1" draw:layer="layout" svg:width="0.034cm" svg:height="0.036cm" svg:x="16.447cm" svg:y="20.067cm" svg:viewBox="0 0 35 37" svg:d="M17 37c24 0 24-37 0-37-23 0-23 37 0 37z">
          <text:p/>
        </draw:path>
        <draw:path draw:style-name="gr1" draw:text-style-name="P1" draw:layer="layout" svg:width="0.034cm" svg:height="0.035cm" svg:x="16.447cm" svg:y="20.57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5cm" svg:height="0.035cm" svg:x="16.946cm" svg:y="11.028cm" svg:viewBox="0 0 36 36" svg:d="M18 36c24 0 24-36 0-36-23 0-24 36 0 36z">
          <text:p/>
        </draw:path>
        <draw:path draw:style-name="gr1" draw:text-style-name="P1" draw:layer="layout" svg:width="0.035cm" svg:height="0.035cm" svg:x="16.946cm" svg:y="11.53cm" svg:viewBox="0 0 36 36" svg:d="M18 36c24 0 24-36 0-36-23 0-24 36 0 36z">
          <text:p/>
        </draw:path>
        <draw:path draw:style-name="gr1" draw:text-style-name="P1" draw:layer="layout" svg:width="0.035cm" svg:height="0.036cm" svg:x="16.946cm" svg:y="12.032cm" svg:viewBox="0 0 36 37" svg:d="M18 37c24 0 24-37 0-37-23 0-24 37 0 37z">
          <text:p/>
        </draw:path>
        <draw:path draw:style-name="gr1" draw:text-style-name="P1" draw:layer="layout" svg:width="0.035cm" svg:height="0.035cm" svg:x="16.946cm" svg:y="12.535cm" svg:viewBox="0 0 36 36" svg:d="M18 36c24 0 24-36 0-36-23 0-24 36 0 36z">
          <text:p/>
        </draw:path>
        <draw:path draw:style-name="gr1" draw:text-style-name="P1" draw:layer="layout" svg:width="0.035cm" svg:height="0.035cm" svg:x="16.946cm" svg:y="13.037cm" svg:viewBox="0 0 36 36" svg:d="M18 36c24 0 24-36 0-36-23 0-24 36 0 36z">
          <text:p/>
        </draw:path>
        <draw:path draw:style-name="gr1" draw:text-style-name="P1" draw:layer="layout" svg:width="0.035cm" svg:height="0.035cm" svg:x="16.946cm" svg:y="13.539cm" svg:viewBox="0 0 36 36" svg:d="M18 36c24 0 24-36 0-36-23 0-24 36 0 36z">
          <text:p/>
        </draw:path>
        <draw:path draw:style-name="gr1" draw:text-style-name="P1" draw:layer="layout" svg:width="0.035cm" svg:height="0.035cm" svg:x="16.946cm" svg:y="14.041cm" svg:viewBox="0 0 36 36" svg:d="M18 36c24 0 24-36 0-36-23 0-24 36 0 36z">
          <text:p/>
        </draw:path>
        <draw:path draw:style-name="gr1" draw:text-style-name="P1" draw:layer="layout" svg:width="0.035cm" svg:height="0.036cm" svg:x="16.946cm" svg:y="14.543cm" svg:viewBox="0 0 36 37" svg:d="M18 37c24 0 24-37 0-37-23 0-24 37 0 37z">
          <text:p/>
        </draw:path>
        <draw:path draw:style-name="gr1" draw:text-style-name="P1" draw:layer="layout" svg:width="0.035cm" svg:height="0.036cm" svg:x="16.946cm" svg:y="15.045cm" svg:viewBox="0 0 36 37" svg:d="M18 37c24 0 24-37 0-37-23 0-24 37 0 37z">
          <text:p/>
        </draw:path>
        <draw:path draw:style-name="gr1" draw:text-style-name="P1" draw:layer="layout" svg:width="0.035cm" svg:height="0.035cm" svg:x="16.946cm" svg:y="15.548cm" svg:viewBox="0 0 36 36" svg:d="M18 36c24 0 24-36 0-36-23 0-24 36 0 36z">
          <text:p/>
        </draw:path>
        <draw:path draw:style-name="gr1" draw:text-style-name="P1" draw:layer="layout" svg:width="0.035cm" svg:height="0.035cm" svg:x="16.946cm" svg:y="16.05cm" svg:viewBox="0 0 36 36" svg:d="M18 36c24 0 24-36 0-36-23 0-24 36 0 36z">
          <text:p/>
        </draw:path>
        <draw:path draw:style-name="gr1" draw:text-style-name="P1" draw:layer="layout" svg:width="0.035cm" svg:height="0.035cm" svg:x="16.946cm" svg:y="16.552cm" svg:viewBox="0 0 36 36" svg:d="M18 36c24 0 24-36 0-36-23 0-24 36 0 36z">
          <text:p/>
        </draw:path>
        <draw:path draw:style-name="gr1" draw:text-style-name="P1" draw:layer="layout" svg:width="0.035cm" svg:height="0.036cm" svg:x="16.946cm" svg:y="17.054cm" svg:viewBox="0 0 36 37" svg:d="M18 37c24 0 24-37 0-37-23 0-24 37 0 37z">
          <text:p/>
        </draw:path>
        <draw:path draw:style-name="gr1" draw:text-style-name="P1" draw:layer="layout" svg:width="0.035cm" svg:height="0.035cm" svg:x="16.946cm" svg:y="17.557cm" svg:viewBox="0 0 36 36" svg:d="M18 36c24 0 24-36 0-36-23 0-24 36 0 36z">
          <text:p/>
        </draw:path>
        <draw:path draw:style-name="gr1" draw:text-style-name="P1" draw:layer="layout" svg:width="0.035cm" svg:height="0.035cm" svg:x="16.946cm" svg:y="18.059cm" svg:viewBox="0 0 36 36" svg:d="M18 36c24 0 24-36 0-36-23 0-24 36 0 36z">
          <text:p/>
        </draw:path>
        <draw:path draw:style-name="gr1" draw:text-style-name="P1" draw:layer="layout" svg:width="0.035cm" svg:height="0.035cm" svg:x="16.946cm" svg:y="18.561cm" svg:viewBox="0 0 36 36" svg:d="M18 36c24 0 24-36 0-36-23 0-24 36 0 36z">
          <text:p/>
        </draw:path>
        <draw:path draw:style-name="gr1" draw:text-style-name="P1" draw:layer="layout" svg:width="0.035cm" svg:height="0.035cm" svg:x="16.946cm" svg:y="19.063cm" svg:viewBox="0 0 36 36" svg:d="M18 36c24 0 24-36 0-36-23 0-24 36 0 36z">
          <text:p/>
        </draw:path>
        <draw:path draw:style-name="gr1" draw:text-style-name="P1" draw:layer="layout" svg:width="0.035cm" svg:height="0.036cm" svg:x="16.946cm" svg:y="19.565cm" svg:viewBox="0 0 36 37" svg:d="M18 37c24 0 24-37 0-37-23 0-24 37 0 37z">
          <text:p/>
        </draw:path>
        <draw:path draw:style-name="gr1" draw:text-style-name="P1" draw:layer="layout" svg:width="0.035cm" svg:height="0.036cm" svg:x="16.946cm" svg:y="20.067cm" svg:viewBox="0 0 36 37" svg:d="M18 37c24 0 24-37 0-37-23 0-24 37 0 37z">
          <text:p/>
        </draw:path>
        <draw:path draw:style-name="gr1" draw:text-style-name="P1" draw:layer="layout" svg:width="0.035cm" svg:height="0.035cm" svg:x="16.946cm" svg:y="20.57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445cm" svg:y="11.028cm" svg:viewBox="0 0 35 36" svg:d="M18 36c22 0 22-36 0-36-24 0-24 36 0 36z">
          <text:p/>
        </draw:path>
        <draw:path draw:style-name="gr1" draw:text-style-name="P1" draw:layer="layout" svg:width="0.034cm" svg:height="0.035cm" svg:x="17.445cm" svg:y="11.53cm" svg:viewBox="0 0 35 36" svg:d="M18 36c22 0 22-36 0-36-24 0-24 36 0 36z">
          <text:p/>
        </draw:path>
        <draw:path draw:style-name="gr1" draw:text-style-name="P1" draw:layer="layout" svg:width="0.034cm" svg:height="0.036cm" svg:x="17.445cm" svg:y="12.032cm" svg:viewBox="0 0 35 37" svg:d="M18 37c22 0 22-37 0-37-24 0-24 37 0 37z">
          <text:p/>
        </draw:path>
        <draw:path draw:style-name="gr1" draw:text-style-name="P1" draw:layer="layout" svg:width="0.034cm" svg:height="0.035cm" svg:x="17.445cm" svg:y="12.535cm" svg:viewBox="0 0 35 36" svg:d="M18 36c22 0 22-36 0-36-24 0-24 36 0 36z">
          <text:p/>
        </draw:path>
        <draw:path draw:style-name="gr1" draw:text-style-name="P1" draw:layer="layout" svg:width="0.034cm" svg:height="0.035cm" svg:x="17.445cm" svg:y="13.037cm" svg:viewBox="0 0 35 36" svg:d="M18 36c22 0 22-36 0-36-24 0-24 36 0 36z">
          <text:p/>
        </draw:path>
        <draw:path draw:style-name="gr1" draw:text-style-name="P1" draw:layer="layout" svg:width="0.034cm" svg:height="0.035cm" svg:x="17.445cm" svg:y="13.539cm" svg:viewBox="0 0 35 36" svg:d="M18 36c22 0 22-36 0-36-24 0-24 36 0 36z">
          <text:p/>
        </draw:path>
        <draw:path draw:style-name="gr1" draw:text-style-name="P1" draw:layer="layout" svg:width="0.034cm" svg:height="0.035cm" svg:x="17.445cm" svg:y="14.041cm" svg:viewBox="0 0 35 36" svg:d="M18 36c22 0 22-36 0-36-24 0-24 36 0 36z">
          <text:p/>
        </draw:path>
        <draw:path draw:style-name="gr1" draw:text-style-name="P1" draw:layer="layout" svg:width="0.034cm" svg:height="0.036cm" svg:x="17.445cm" svg:y="14.543cm" svg:viewBox="0 0 35 37" svg:d="M18 37c22 0 22-37 0-37-24 0-24 37 0 37z">
          <text:p/>
        </draw:path>
        <draw:path draw:style-name="gr1" draw:text-style-name="P1" draw:layer="layout" svg:width="0.034cm" svg:height="0.036cm" svg:x="17.445cm" svg:y="15.045cm" svg:viewBox="0 0 35 37" svg:d="M18 37c22 0 22-37 0-37-24 0-24 37 0 37z">
          <text:p/>
        </draw:path>
        <draw:path draw:style-name="gr1" draw:text-style-name="P1" draw:layer="layout" svg:width="0.034cm" svg:height="0.035cm" svg:x="17.445cm" svg:y="15.548cm" svg:viewBox="0 0 35 36" svg:d="M18 36c22 0 22-36 0-36-24 0-24 36 0 36z">
          <text:p/>
        </draw:path>
        <draw:path draw:style-name="gr1" draw:text-style-name="P1" draw:layer="layout" svg:width="0.034cm" svg:height="0.035cm" svg:x="17.445cm" svg:y="16.05cm" svg:viewBox="0 0 35 36" svg:d="M18 36c22 0 22-36 0-36-24 0-24 36 0 36z">
          <text:p/>
        </draw:path>
        <draw:path draw:style-name="gr1" draw:text-style-name="P1" draw:layer="layout" svg:width="0.034cm" svg:height="0.035cm" svg:x="17.445cm" svg:y="16.552cm" svg:viewBox="0 0 35 36" svg:d="M18 36c22 0 22-36 0-36-24 0-24 36 0 36z">
          <text:p/>
        </draw:path>
        <draw:path draw:style-name="gr1" draw:text-style-name="P1" draw:layer="layout" svg:width="0.034cm" svg:height="0.036cm" svg:x="17.445cm" svg:y="17.054cm" svg:viewBox="0 0 35 37" svg:d="M18 37c22 0 22-37 0-37-24 0-24 37 0 37z">
          <text:p/>
        </draw:path>
        <draw:path draw:style-name="gr1" draw:text-style-name="P1" draw:layer="layout" svg:width="0.034cm" svg:height="0.035cm" svg:x="17.445cm" svg:y="17.557cm" svg:viewBox="0 0 35 36" svg:d="M18 36c22 0 22-36 0-36-24 0-24 36 0 36z">
          <text:p/>
        </draw:path>
        <draw:path draw:style-name="gr1" draw:text-style-name="P1" draw:layer="layout" svg:width="0.034cm" svg:height="0.035cm" svg:x="17.445cm" svg:y="18.059cm" svg:viewBox="0 0 35 36" svg:d="M18 36c22 0 22-36 0-36-24 0-24 36 0 36z">
          <text:p/>
        </draw:path>
        <draw:path draw:style-name="gr1" draw:text-style-name="P1" draw:layer="layout" svg:width="0.034cm" svg:height="0.035cm" svg:x="17.445cm" svg:y="18.561cm" svg:viewBox="0 0 35 36" svg:d="M18 36c22 0 22-36 0-36-24 0-24 36 0 36z">
          <text:p/>
        </draw:path>
        <draw:path draw:style-name="gr1" draw:text-style-name="P1" draw:layer="layout" svg:width="0.034cm" svg:height="0.035cm" svg:x="17.445cm" svg:y="19.063cm" svg:viewBox="0 0 35 36" svg:d="M18 36c22 0 22-36 0-36-24 0-24 36 0 36z">
          <text:p/>
        </draw:path>
        <draw:path draw:style-name="gr1" draw:text-style-name="P1" draw:layer="layout" svg:width="0.034cm" svg:height="0.036cm" svg:x="17.445cm" svg:y="19.565cm" svg:viewBox="0 0 35 37" svg:d="M18 37c22 0 22-37 0-37-24 0-24 37 0 37z">
          <text:p/>
        </draw:path>
        <draw:path draw:style-name="gr1" draw:text-style-name="P1" draw:layer="layout" svg:width="0.034cm" svg:height="0.036cm" svg:x="17.445cm" svg:y="20.067cm" svg:viewBox="0 0 35 37" svg:d="M18 37c22 0 22-37 0-37-24 0-24 37 0 37z">
          <text:p/>
        </draw:path>
        <draw:path draw:style-name="gr1" draw:text-style-name="P1" draw:layer="layout" svg:width="0.034cm" svg:height="0.035cm" svg:x="17.445cm" svg:y="20.57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7.943cm" svg:y="11.028cm" svg:viewBox="0 0 35 36" svg:d="M17 36c24 0 24-36 0-36-23 0-23 36 0 36z">
          <text:p/>
        </draw:path>
        <draw:path draw:style-name="gr1" draw:text-style-name="P1" draw:layer="layout" svg:width="0.034cm" svg:height="0.035cm" svg:x="17.943cm" svg:y="11.53cm" svg:viewBox="0 0 35 36" svg:d="M17 36c24 0 24-36 0-36-23 0-23 36 0 36z">
          <text:p/>
        </draw:path>
        <draw:path draw:style-name="gr1" draw:text-style-name="P1" draw:layer="layout" svg:width="0.034cm" svg:height="0.036cm" svg:x="17.943cm" svg:y="12.032cm" svg:viewBox="0 0 35 37" svg:d="M17 37c24 0 24-37 0-37-23 0-23 37 0 37z">
          <text:p/>
        </draw:path>
        <draw:path draw:style-name="gr1" draw:text-style-name="P1" draw:layer="layout" svg:width="0.034cm" svg:height="0.035cm" svg:x="17.943cm" svg:y="12.535cm" svg:viewBox="0 0 35 36" svg:d="M17 36c24 0 24-36 0-36-23 0-23 36 0 36z">
          <text:p/>
        </draw:path>
        <draw:path draw:style-name="gr1" draw:text-style-name="P1" draw:layer="layout" svg:width="0.034cm" svg:height="0.035cm" svg:x="17.943cm" svg:y="13.037cm" svg:viewBox="0 0 35 36" svg:d="M17 36c24 0 24-36 0-36-23 0-23 36 0 36z">
          <text:p/>
        </draw:path>
        <draw:path draw:style-name="gr1" draw:text-style-name="P1" draw:layer="layout" svg:width="0.034cm" svg:height="0.035cm" svg:x="17.943cm" svg:y="13.539cm" svg:viewBox="0 0 35 36" svg:d="M17 36c24 0 24-36 0-36-23 0-23 36 0 36z">
          <text:p/>
        </draw:path>
        <draw:path draw:style-name="gr1" draw:text-style-name="P1" draw:layer="layout" svg:width="0.034cm" svg:height="0.035cm" svg:x="17.943cm" svg:y="14.041cm" svg:viewBox="0 0 35 36" svg:d="M17 36c24 0 24-36 0-36-23 0-23 36 0 36z">
          <text:p/>
        </draw:path>
        <draw:path draw:style-name="gr1" draw:text-style-name="P1" draw:layer="layout" svg:width="0.034cm" svg:height="0.036cm" svg:x="17.943cm" svg:y="14.543cm" svg:viewBox="0 0 35 37" svg:d="M17 37c24 0 24-37 0-37-23 0-23 37 0 37z">
          <text:p/>
        </draw:path>
        <draw:path draw:style-name="gr1" draw:text-style-name="P1" draw:layer="layout" svg:width="0.034cm" svg:height="0.036cm" svg:x="17.943cm" svg:y="15.045cm" svg:viewBox="0 0 35 37" svg:d="M17 37c24 0 24-37 0-37-23 0-23 37 0 37z">
          <text:p/>
        </draw:path>
        <draw:path draw:style-name="gr1" draw:text-style-name="P1" draw:layer="layout" svg:width="0.034cm" svg:height="0.035cm" svg:x="17.943cm" svg:y="15.548cm" svg:viewBox="0 0 35 36" svg:d="M17 36c24 0 24-36 0-36-23 0-23 36 0 36z">
          <text:p/>
        </draw:path>
        <draw:path draw:style-name="gr1" draw:text-style-name="P1" draw:layer="layout" svg:width="0.034cm" svg:height="0.035cm" svg:x="17.943cm" svg:y="16.05cm" svg:viewBox="0 0 35 36" svg:d="M17 36c24 0 24-36 0-36-23 0-23 36 0 36z">
          <text:p/>
        </draw:path>
        <draw:path draw:style-name="gr1" draw:text-style-name="P1" draw:layer="layout" svg:width="0.034cm" svg:height="0.035cm" svg:x="17.943cm" svg:y="16.552cm" svg:viewBox="0 0 35 36" svg:d="M17 36c24 0 24-36 0-36-23 0-23 36 0 36z">
          <text:p/>
        </draw:path>
        <draw:path draw:style-name="gr1" draw:text-style-name="P1" draw:layer="layout" svg:width="0.034cm" svg:height="0.036cm" svg:x="17.943cm" svg:y="17.054cm" svg:viewBox="0 0 35 37" svg:d="M17 37c24 0 24-37 0-37-23 0-23 37 0 37z">
          <text:p/>
        </draw:path>
        <draw:path draw:style-name="gr1" draw:text-style-name="P1" draw:layer="layout" svg:width="0.034cm" svg:height="0.035cm" svg:x="17.943cm" svg:y="17.557cm" svg:viewBox="0 0 35 36" svg:d="M17 36c24 0 24-36 0-36-23 0-23 36 0 36z">
          <text:p/>
        </draw:path>
        <draw:path draw:style-name="gr1" draw:text-style-name="P1" draw:layer="layout" svg:width="0.034cm" svg:height="0.035cm" svg:x="17.943cm" svg:y="18.059cm" svg:viewBox="0 0 35 36" svg:d="M17 36c24 0 24-36 0-36-23 0-23 36 0 36z">
          <text:p/>
        </draw:path>
        <draw:path draw:style-name="gr1" draw:text-style-name="P1" draw:layer="layout" svg:width="0.034cm" svg:height="0.035cm" svg:x="17.943cm" svg:y="18.561cm" svg:viewBox="0 0 35 36" svg:d="M17 36c24 0 24-36 0-36-23 0-23 36 0 36z">
          <text:p/>
        </draw:path>
        <draw:path draw:style-name="gr1" draw:text-style-name="P1" draw:layer="layout" svg:width="0.034cm" svg:height="0.035cm" svg:x="17.943cm" svg:y="19.063cm" svg:viewBox="0 0 35 36" svg:d="M17 36c24 0 24-36 0-36-23 0-23 36 0 36z">
          <text:p/>
        </draw:path>
        <draw:path draw:style-name="gr1" draw:text-style-name="P1" draw:layer="layout" svg:width="0.034cm" svg:height="0.036cm" svg:x="17.943cm" svg:y="19.565cm" svg:viewBox="0 0 35 37" svg:d="M17 37c24 0 24-37 0-37-23 0-23 37 0 37z">
          <text:p/>
        </draw:path>
        <draw:path draw:style-name="gr1" draw:text-style-name="P1" draw:layer="layout" svg:width="0.034cm" svg:height="0.036cm" svg:x="17.943cm" svg:y="20.067cm" svg:viewBox="0 0 35 37" svg:d="M17 37c24 0 24-37 0-37-23 0-23 37 0 37z">
          <text:p/>
        </draw:path>
        <draw:path draw:style-name="gr1" draw:text-style-name="P1" draw:layer="layout" svg:width="0.034cm" svg:height="0.035cm" svg:x="17.943cm" svg:y="20.57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11.028cm" svg:viewBox="0 0 35 36" svg:d="M17 36c24 0 24-36 0-36-23 0-23 36 0 36z">
          <text:p/>
        </draw:path>
        <draw:path draw:style-name="gr1" draw:text-style-name="P1" draw:layer="layout" svg:width="0.034cm" svg:height="0.035cm" svg:x="18.443cm" svg:y="11.53cm" svg:viewBox="0 0 35 36" svg:d="M17 36c24 0 24-36 0-36-23 0-23 36 0 36z">
          <text:p/>
        </draw:path>
        <draw:path draw:style-name="gr1" draw:text-style-name="P1" draw:layer="layout" svg:width="0.034cm" svg:height="0.036cm" svg:x="18.443cm" svg:y="12.032cm" svg:viewBox="0 0 35 37" svg:d="M17 37c24 0 24-37 0-37-23 0-23 37 0 37z">
          <text:p/>
        </draw:path>
        <draw:path draw:style-name="gr1" draw:text-style-name="P1" draw:layer="layout" svg:width="0.034cm" svg:height="0.035cm" svg:x="18.443cm" svg:y="12.535cm" svg:viewBox="0 0 35 36" svg:d="M17 36c24 0 24-36 0-36-23 0-23 36 0 36z">
          <text:p/>
        </draw:path>
        <draw:path draw:style-name="gr1" draw:text-style-name="P1" draw:layer="layout" svg:width="0.034cm" svg:height="0.035cm" svg:x="18.443cm" svg:y="13.037cm" svg:viewBox="0 0 35 36" svg:d="M17 36c24 0 24-36 0-36-23 0-23 36 0 36z">
          <text:p/>
        </draw:path>
        <draw:path draw:style-name="gr1" draw:text-style-name="P1" draw:layer="layout" svg:width="0.034cm" svg:height="0.035cm" svg:x="18.443cm" svg:y="13.539cm" svg:viewBox="0 0 35 36" svg:d="M17 36c24 0 24-36 0-36-23 0-23 36 0 36z">
          <text:p/>
        </draw:path>
        <draw:path draw:style-name="gr1" draw:text-style-name="P1" draw:layer="layout" svg:width="0.034cm" svg:height="0.035cm" svg:x="18.443cm" svg:y="14.041cm" svg:viewBox="0 0 35 36" svg:d="M17 36c24 0 24-36 0-36-23 0-23 36 0 36z">
          <text:p/>
        </draw:path>
        <draw:path draw:style-name="gr1" draw:text-style-name="P1" draw:layer="layout" svg:width="0.034cm" svg:height="0.036cm" svg:x="18.443cm" svg:y="14.543cm" svg:viewBox="0 0 35 37" svg:d="M17 37c24 0 24-37 0-37-23 0-23 37 0 37z">
          <text:p/>
        </draw:path>
        <draw:path draw:style-name="gr1" draw:text-style-name="P1" draw:layer="layout" svg:width="0.034cm" svg:height="0.036cm" svg:x="18.443cm" svg:y="15.045cm" svg:viewBox="0 0 35 37" svg:d="M17 37c24 0 24-37 0-37-23 0-23 37 0 37z">
          <text:p/>
        </draw:path>
        <draw:path draw:style-name="gr1" draw:text-style-name="P1" draw:layer="layout" svg:width="0.034cm" svg:height="0.035cm" svg:x="18.443cm" svg:y="15.548cm" svg:viewBox="0 0 35 36" svg:d="M17 36c24 0 24-36 0-36-23 0-23 36 0 36z">
          <text:p/>
        </draw:path>
        <draw:path draw:style-name="gr1" draw:text-style-name="P1" draw:layer="layout" svg:width="0.034cm" svg:height="0.035cm" svg:x="18.443cm" svg:y="16.05cm" svg:viewBox="0 0 35 36" svg:d="M17 36c24 0 24-36 0-36-23 0-23 36 0 36z">
          <text:p/>
        </draw:path>
        <draw:path draw:style-name="gr1" draw:text-style-name="P1" draw:layer="layout" svg:width="0.034cm" svg:height="0.035cm" svg:x="18.443cm" svg:y="16.552cm" svg:viewBox="0 0 35 36" svg:d="M17 36c24 0 24-36 0-36-23 0-23 36 0 36z">
          <text:p/>
        </draw:path>
        <draw:path draw:style-name="gr1" draw:text-style-name="P1" draw:layer="layout" svg:width="0.034cm" svg:height="0.036cm" svg:x="18.443cm" svg:y="17.054cm" svg:viewBox="0 0 35 37" svg:d="M17 37c24 0 24-37 0-37-23 0-23 37 0 37z">
          <text:p/>
        </draw:path>
        <draw:path draw:style-name="gr1" draw:text-style-name="P1" draw:layer="layout" svg:width="0.034cm" svg:height="0.035cm" svg:x="18.443cm" svg:y="17.557cm" svg:viewBox="0 0 35 36" svg:d="M17 36c24 0 24-36 0-36-23 0-23 36 0 36z">
          <text:p/>
        </draw:path>
        <draw:path draw:style-name="gr1" draw:text-style-name="P1" draw:layer="layout" svg:width="0.034cm" svg:height="0.035cm" svg:x="18.443cm" svg:y="18.059cm" svg:viewBox="0 0 35 36" svg:d="M17 36c24 0 24-36 0-36-23 0-23 36 0 36z">
          <text:p/>
        </draw:path>
        <draw:path draw:style-name="gr1" draw:text-style-name="P1" draw:layer="layout" svg:width="0.034cm" svg:height="0.035cm" svg:x="18.443cm" svg:y="18.561cm" svg:viewBox="0 0 35 36" svg:d="M17 36c24 0 24-36 0-36-23 0-23 36 0 36z">
          <text:p/>
        </draw:path>
        <draw:path draw:style-name="gr1" draw:text-style-name="P1" draw:layer="layout" svg:width="0.034cm" svg:height="0.035cm" svg:x="18.443cm" svg:y="19.063cm" svg:viewBox="0 0 35 36" svg:d="M17 36c24 0 24-36 0-36-23 0-23 36 0 36z">
          <text:p/>
        </draw:path>
        <draw:path draw:style-name="gr1" draw:text-style-name="P1" draw:layer="layout" svg:width="0.034cm" svg:height="0.036cm" svg:x="18.443cm" svg:y="19.565cm" svg:viewBox="0 0 35 37" svg:d="M17 37c24 0 24-37 0-37-23 0-23 37 0 37z">
          <text:p/>
        </draw:path>
        <draw:path draw:style-name="gr1" draw:text-style-name="P1" draw:layer="layout" svg:width="0.034cm" svg:height="0.036cm" svg:x="18.443cm" svg:y="20.067cm" svg:viewBox="0 0 35 37" svg:d="M17 37c24 0 24-37 0-37-23 0-23 37 0 37z">
          <text:p/>
        </draw:path>
        <draw:path draw:style-name="gr1" draw:text-style-name="P1" draw:layer="layout" svg:width="0.034cm" svg:height="0.035cm" svg:x="18.443cm" svg:y="20.57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8.942cm" svg:y="11.028cm" svg:viewBox="0 0 35 36" svg:d="M18 36c22 0 22-36 0-36-24 0-24 36 0 36z">
          <text:p/>
        </draw:path>
        <draw:path draw:style-name="gr1" draw:text-style-name="P1" draw:layer="layout" svg:width="0.034cm" svg:height="0.035cm" svg:x="18.942cm" svg:y="11.53cm" svg:viewBox="0 0 35 36" svg:d="M18 36c22 0 22-36 0-36-24 0-24 36 0 36z">
          <text:p/>
        </draw:path>
        <draw:path draw:style-name="gr1" draw:text-style-name="P1" draw:layer="layout" svg:width="0.034cm" svg:height="0.036cm" svg:x="18.942cm" svg:y="12.032cm" svg:viewBox="0 0 35 37" svg:d="M18 37c22 0 22-37 0-37-24 0-24 37 0 37z">
          <text:p/>
        </draw:path>
        <draw:path draw:style-name="gr1" draw:text-style-name="P1" draw:layer="layout" svg:width="0.034cm" svg:height="0.035cm" svg:x="18.942cm" svg:y="12.535cm" svg:viewBox="0 0 35 36" svg:d="M18 36c22 0 22-36 0-36-24 0-24 36 0 36z">
          <text:p/>
        </draw:path>
        <draw:path draw:style-name="gr1" draw:text-style-name="P1" draw:layer="layout" svg:width="0.034cm" svg:height="0.035cm" svg:x="18.942cm" svg:y="13.037cm" svg:viewBox="0 0 35 36" svg:d="M18 36c22 0 22-36 0-36-24 0-24 36 0 36z">
          <text:p/>
        </draw:path>
        <draw:path draw:style-name="gr1" draw:text-style-name="P1" draw:layer="layout" svg:width="0.034cm" svg:height="0.035cm" svg:x="18.942cm" svg:y="13.539cm" svg:viewBox="0 0 35 36" svg:d="M18 36c22 0 22-36 0-36-24 0-24 36 0 36z">
          <text:p/>
        </draw:path>
        <draw:path draw:style-name="gr1" draw:text-style-name="P1" draw:layer="layout" svg:width="0.034cm" svg:height="0.035cm" svg:x="18.942cm" svg:y="14.041cm" svg:viewBox="0 0 35 36" svg:d="M18 36c22 0 22-36 0-36-24 0-24 36 0 36z">
          <text:p/>
        </draw:path>
        <draw:path draw:style-name="gr1" draw:text-style-name="P1" draw:layer="layout" svg:width="0.034cm" svg:height="0.036cm" svg:x="18.942cm" svg:y="14.543cm" svg:viewBox="0 0 35 37" svg:d="M18 37c22 0 22-37 0-37-24 0-24 37 0 37z">
          <text:p/>
        </draw:path>
        <draw:path draw:style-name="gr1" draw:text-style-name="P1" draw:layer="layout" svg:width="0.034cm" svg:height="0.036cm" svg:x="18.942cm" svg:y="15.045cm" svg:viewBox="0 0 35 37" svg:d="M18 37c22 0 22-37 0-37-24 0-24 37 0 37z">
          <text:p/>
        </draw:path>
        <draw:path draw:style-name="gr1" draw:text-style-name="P1" draw:layer="layout" svg:width="0.034cm" svg:height="0.035cm" svg:x="18.942cm" svg:y="15.548cm" svg:viewBox="0 0 35 36" svg:d="M18 36c22 0 22-36 0-36-24 0-24 36 0 36z">
          <text:p/>
        </draw:path>
        <draw:path draw:style-name="gr1" draw:text-style-name="P1" draw:layer="layout" svg:width="0.034cm" svg:height="0.035cm" svg:x="18.942cm" svg:y="16.05cm" svg:viewBox="0 0 35 36" svg:d="M18 36c22 0 22-36 0-36-24 0-24 36 0 36z">
          <text:p/>
        </draw:path>
        <draw:path draw:style-name="gr1" draw:text-style-name="P1" draw:layer="layout" svg:width="0.034cm" svg:height="0.035cm" svg:x="18.942cm" svg:y="16.552cm" svg:viewBox="0 0 35 36" svg:d="M18 36c22 0 22-36 0-36-24 0-24 36 0 36z">
          <text:p/>
        </draw:path>
        <draw:path draw:style-name="gr1" draw:text-style-name="P1" draw:layer="layout" svg:width="0.034cm" svg:height="0.036cm" svg:x="18.942cm" svg:y="17.054cm" svg:viewBox="0 0 35 37" svg:d="M18 37c22 0 22-37 0-37-24 0-24 37 0 37z">
          <text:p/>
        </draw:path>
        <draw:path draw:style-name="gr1" draw:text-style-name="P1" draw:layer="layout" svg:width="0.034cm" svg:height="0.035cm" svg:x="18.942cm" svg:y="17.557cm" svg:viewBox="0 0 35 36" svg:d="M18 36c22 0 22-36 0-36-24 0-24 36 0 36z">
          <text:p/>
        </draw:path>
        <draw:path draw:style-name="gr1" draw:text-style-name="P1" draw:layer="layout" svg:width="0.034cm" svg:height="0.035cm" svg:x="18.942cm" svg:y="18.059cm" svg:viewBox="0 0 35 36" svg:d="M18 36c22 0 22-36 0-36-24 0-24 36 0 36z">
          <text:p/>
        </draw:path>
        <draw:path draw:style-name="gr1" draw:text-style-name="P1" draw:layer="layout" svg:width="0.034cm" svg:height="0.035cm" svg:x="18.942cm" svg:y="18.561cm" svg:viewBox="0 0 35 36" svg:d="M18 36c22 0 22-36 0-36-24 0-24 36 0 36z">
          <text:p/>
        </draw:path>
        <draw:path draw:style-name="gr1" draw:text-style-name="P1" draw:layer="layout" svg:width="0.034cm" svg:height="0.035cm" svg:x="18.942cm" svg:y="19.063cm" svg:viewBox="0 0 35 36" svg:d="M18 36c22 0 22-36 0-36-24 0-24 36 0 36z">
          <text:p/>
        </draw:path>
        <draw:path draw:style-name="gr1" draw:text-style-name="P1" draw:layer="layout" svg:width="0.034cm" svg:height="0.036cm" svg:x="18.942cm" svg:y="19.565cm" svg:viewBox="0 0 35 37" svg:d="M18 37c22 0 22-37 0-37-24 0-24 37 0 37z">
          <text:p/>
        </draw:path>
        <draw:path draw:style-name="gr1" draw:text-style-name="P1" draw:layer="layout" svg:width="0.034cm" svg:height="0.036cm" svg:x="18.942cm" svg:y="20.067cm" svg:viewBox="0 0 35 37" svg:d="M18 37c22 0 22-37 0-37-24 0-24 37 0 37z">
          <text:p/>
        </draw:path>
        <draw:path draw:style-name="gr1" draw:text-style-name="P1" draw:layer="layout" svg:width="0.034cm" svg:height="0.035cm" svg:x="18.942cm" svg:y="20.57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4cm" svg:height="0.035cm" svg:x="19.44cm" svg:y="11.028cm" svg:viewBox="0 0 35 36" svg:d="M17 36c23 0 24-36 0-36-23 0-23 36 0 36z">
          <text:p/>
        </draw:path>
        <draw:path draw:style-name="gr1" draw:text-style-name="P1" draw:layer="layout" svg:width="0.034cm" svg:height="0.035cm" svg:x="19.44cm" svg:y="11.53cm" svg:viewBox="0 0 35 36" svg:d="M17 36c23 0 24-36 0-36-23 0-23 36 0 36z">
          <text:p/>
        </draw:path>
        <draw:path draw:style-name="gr1" draw:text-style-name="P1" draw:layer="layout" svg:width="0.034cm" svg:height="0.036cm" svg:x="19.44cm" svg:y="12.032cm" svg:viewBox="0 0 35 37" svg:d="M17 37c23 0 24-37 0-37-23 0-23 37 0 37z">
          <text:p/>
        </draw:path>
        <draw:path draw:style-name="gr1" draw:text-style-name="P1" draw:layer="layout" svg:width="0.034cm" svg:height="0.035cm" svg:x="19.44cm" svg:y="12.535cm" svg:viewBox="0 0 35 36" svg:d="M17 36c23 0 24-36 0-36-23 0-23 36 0 36z">
          <text:p/>
        </draw:path>
        <draw:path draw:style-name="gr1" draw:text-style-name="P1" draw:layer="layout" svg:width="0.034cm" svg:height="0.035cm" svg:x="19.44cm" svg:y="13.037cm" svg:viewBox="0 0 35 36" svg:d="M17 36c23 0 24-36 0-36-23 0-23 36 0 36z">
          <text:p/>
        </draw:path>
        <draw:path draw:style-name="gr1" draw:text-style-name="P1" draw:layer="layout" svg:width="0.034cm" svg:height="0.035cm" svg:x="19.44cm" svg:y="13.539cm" svg:viewBox="0 0 35 36" svg:d="M17 36c23 0 24-36 0-36-23 0-23 36 0 36z">
          <text:p/>
        </draw:path>
        <draw:path draw:style-name="gr1" draw:text-style-name="P1" draw:layer="layout" svg:width="0.034cm" svg:height="0.035cm" svg:x="19.44cm" svg:y="14.041cm" svg:viewBox="0 0 35 36" svg:d="M17 36c23 0 24-36 0-36-23 0-23 36 0 36z">
          <text:p/>
        </draw:path>
        <draw:path draw:style-name="gr1" draw:text-style-name="P1" draw:layer="layout" svg:width="0.034cm" svg:height="0.036cm" svg:x="19.44cm" svg:y="14.543cm" svg:viewBox="0 0 35 37" svg:d="M17 37c23 0 24-37 0-37-23 0-23 37 0 37z">
          <text:p/>
        </draw:path>
        <draw:path draw:style-name="gr1" draw:text-style-name="P1" draw:layer="layout" svg:width="0.034cm" svg:height="0.036cm" svg:x="19.44cm" svg:y="15.045cm" svg:viewBox="0 0 35 37" svg:d="M17 37c23 0 24-37 0-37-23 0-23 37 0 37z">
          <text:p/>
        </draw:path>
        <draw:path draw:style-name="gr1" draw:text-style-name="P1" draw:layer="layout" svg:width="0.034cm" svg:height="0.035cm" svg:x="19.44cm" svg:y="15.548cm" svg:viewBox="0 0 35 36" svg:d="M17 36c23 0 24-36 0-36-23 0-23 36 0 36z">
          <text:p/>
        </draw:path>
        <draw:path draw:style-name="gr1" draw:text-style-name="P1" draw:layer="layout" svg:width="0.034cm" svg:height="0.035cm" svg:x="19.44cm" svg:y="16.05cm" svg:viewBox="0 0 35 36" svg:d="M17 36c23 0 24-36 0-36-23 0-23 36 0 36z">
          <text:p/>
        </draw:path>
        <draw:path draw:style-name="gr1" draw:text-style-name="P1" draw:layer="layout" svg:width="0.034cm" svg:height="0.035cm" svg:x="19.44cm" svg:y="16.552cm" svg:viewBox="0 0 35 36" svg:d="M17 36c23 0 24-36 0-36-23 0-23 36 0 36z">
          <text:p/>
        </draw:path>
        <draw:path draw:style-name="gr1" draw:text-style-name="P1" draw:layer="layout" svg:width="0.034cm" svg:height="0.036cm" svg:x="19.44cm" svg:y="17.054cm" svg:viewBox="0 0 35 37" svg:d="M17 37c23 0 24-37 0-37-23 0-23 37 0 37z">
          <text:p/>
        </draw:path>
        <draw:path draw:style-name="gr1" draw:text-style-name="P1" draw:layer="layout" svg:width="0.034cm" svg:height="0.035cm" svg:x="19.44cm" svg:y="17.557cm" svg:viewBox="0 0 35 36" svg:d="M17 36c23 0 24-36 0-36-23 0-23 36 0 36z">
          <text:p/>
        </draw:path>
        <draw:path draw:style-name="gr1" draw:text-style-name="P1" draw:layer="layout" svg:width="0.034cm" svg:height="0.035cm" svg:x="19.44cm" svg:y="18.059cm" svg:viewBox="0 0 35 36" svg:d="M17 36c23 0 24-36 0-36-23 0-23 36 0 36z">
          <text:p/>
        </draw:path>
        <draw:path draw:style-name="gr1" draw:text-style-name="P1" draw:layer="layout" svg:width="0.034cm" svg:height="0.035cm" svg:x="19.44cm" svg:y="18.561cm" svg:viewBox="0 0 35 36" svg:d="M17 36c23 0 24-36 0-36-23 0-23 36 0 36z">
          <text:p/>
        </draw:path>
        <draw:path draw:style-name="gr1" draw:text-style-name="P1" draw:layer="layout" svg:width="0.034cm" svg:height="0.035cm" svg:x="19.44cm" svg:y="19.063cm" svg:viewBox="0 0 35 36" svg:d="M17 36c23 0 24-36 0-36-23 0-23 36 0 36z">
          <text:p/>
        </draw:path>
        <draw:path draw:style-name="gr1" draw:text-style-name="P1" draw:layer="layout" svg:width="0.034cm" svg:height="0.036cm" svg:x="19.44cm" svg:y="19.565cm" svg:viewBox="0 0 35 37" svg:d="M17 37c23 0 24-37 0-37-23 0-23 37 0 37z">
          <text:p/>
        </draw:path>
        <draw:path draw:style-name="gr1" draw:text-style-name="P1" draw:layer="layout" svg:width="0.034cm" svg:height="0.036cm" svg:x="19.44cm" svg:y="20.067cm" svg:viewBox="0 0 35 37" svg:d="M17 37c23 0 24-37 0-37-23 0-23 37 0 37z">
          <text:p/>
        </draw:path>
        <draw:path draw:style-name="gr1" draw:text-style-name="P1" draw:layer="layout" svg:width="0.034cm" svg:height="0.035cm" svg:x="19.44cm" svg:y="20.57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5cm" svg:height="0.035cm" svg:x="19.939cm" svg:y="11.028cm" svg:viewBox="0 0 36 36" svg:d="M18 36c24 0 24-36 0-36s-24 36 0 36z">
          <text:p/>
        </draw:path>
        <draw:path draw:style-name="gr1" draw:text-style-name="P1" draw:layer="layout" svg:width="0.035cm" svg:height="0.035cm" svg:x="19.939cm" svg:y="11.53cm" svg:viewBox="0 0 36 36" svg:d="M18 36c24 0 24-36 0-36s-24 36 0 36z">
          <text:p/>
        </draw:path>
        <draw:path draw:style-name="gr1" draw:text-style-name="P1" draw:layer="layout" svg:width="0.035cm" svg:height="0.036cm" svg:x="19.939cm" svg:y="12.032cm" svg:viewBox="0 0 36 37" svg:d="M18 37c24 0 24-37 0-37s-24 37 0 37z">
          <text:p/>
        </draw:path>
        <draw:path draw:style-name="gr1" draw:text-style-name="P1" draw:layer="layout" svg:width="0.035cm" svg:height="0.035cm" svg:x="19.939cm" svg:y="12.535cm" svg:viewBox="0 0 36 36" svg:d="M18 36c24 0 24-36 0-36s-24 36 0 36z">
          <text:p/>
        </draw:path>
        <draw:path draw:style-name="gr1" draw:text-style-name="P1" draw:layer="layout" svg:width="0.035cm" svg:height="0.035cm" svg:x="19.939cm" svg:y="13.037cm" svg:viewBox="0 0 36 36" svg:d="M18 36c24 0 24-36 0-36s-24 36 0 36z">
          <text:p/>
        </draw:path>
        <draw:path draw:style-name="gr1" draw:text-style-name="P1" draw:layer="layout" svg:width="0.035cm" svg:height="0.035cm" svg:x="19.939cm" svg:y="13.539cm" svg:viewBox="0 0 36 36" svg:d="M18 36c24 0 24-36 0-36s-24 36 0 36z">
          <text:p/>
        </draw:path>
        <draw:path draw:style-name="gr1" draw:text-style-name="P1" draw:layer="layout" svg:width="0.035cm" svg:height="0.035cm" svg:x="19.939cm" svg:y="14.041cm" svg:viewBox="0 0 36 36" svg:d="M18 36c24 0 24-36 0-36s-24 36 0 36z">
          <text:p/>
        </draw:path>
        <draw:path draw:style-name="gr1" draw:text-style-name="P1" draw:layer="layout" svg:width="0.035cm" svg:height="0.036cm" svg:x="19.939cm" svg:y="14.543cm" svg:viewBox="0 0 36 37" svg:d="M18 37c24 0 24-37 0-37s-24 37 0 37z">
          <text:p/>
        </draw:path>
        <draw:path draw:style-name="gr1" draw:text-style-name="P1" draw:layer="layout" svg:width="0.035cm" svg:height="0.036cm" svg:x="19.939cm" svg:y="15.045cm" svg:viewBox="0 0 36 37" svg:d="M18 37c24 0 24-37 0-37s-24 37 0 37z">
          <text:p/>
        </draw:path>
        <draw:path draw:style-name="gr1" draw:text-style-name="P1" draw:layer="layout" svg:width="0.035cm" svg:height="0.035cm" svg:x="19.939cm" svg:y="15.548cm" svg:viewBox="0 0 36 36" svg:d="M18 36c24 0 24-36 0-36s-24 36 0 36z">
          <text:p/>
        </draw:path>
        <draw:path draw:style-name="gr1" draw:text-style-name="P1" draw:layer="layout" svg:width="0.035cm" svg:height="0.035cm" svg:x="19.939cm" svg:y="16.05cm" svg:viewBox="0 0 36 36" svg:d="M18 36c24 0 24-36 0-36s-24 36 0 36z">
          <text:p/>
        </draw:path>
        <draw:path draw:style-name="gr1" draw:text-style-name="P1" draw:layer="layout" svg:width="0.035cm" svg:height="0.035cm" svg:x="19.939cm" svg:y="16.552cm" svg:viewBox="0 0 36 36" svg:d="M18 36c24 0 24-36 0-36s-24 36 0 36z">
          <text:p/>
        </draw:path>
        <draw:path draw:style-name="gr1" draw:text-style-name="P1" draw:layer="layout" svg:width="0.035cm" svg:height="0.036cm" svg:x="19.939cm" svg:y="17.054cm" svg:viewBox="0 0 36 37" svg:d="M18 37c24 0 24-37 0-37s-24 37 0 37z">
          <text:p/>
        </draw:path>
        <draw:path draw:style-name="gr1" draw:text-style-name="P1" draw:layer="layout" svg:width="0.035cm" svg:height="0.035cm" svg:x="19.939cm" svg:y="17.557cm" svg:viewBox="0 0 36 36" svg:d="M18 36c24 0 24-36 0-36s-24 36 0 36z">
          <text:p/>
        </draw:path>
        <draw:path draw:style-name="gr1" draw:text-style-name="P1" draw:layer="layout" svg:width="0.035cm" svg:height="0.035cm" svg:x="19.939cm" svg:y="18.059cm" svg:viewBox="0 0 36 36" svg:d="M18 36c24 0 24-36 0-36s-24 36 0 36z">
          <text:p/>
        </draw:path>
        <draw:path draw:style-name="gr1" draw:text-style-name="P1" draw:layer="layout" svg:width="0.035cm" svg:height="0.035cm" svg:x="19.939cm" svg:y="18.561cm" svg:viewBox="0 0 36 36" svg:d="M18 36c24 0 24-36 0-36s-24 36 0 36z">
          <text:p/>
        </draw:path>
        <draw:path draw:style-name="gr1" draw:text-style-name="P1" draw:layer="layout" svg:width="0.035cm" svg:height="0.035cm" svg:x="19.939cm" svg:y="19.063cm" svg:viewBox="0 0 36 36" svg:d="M18 36c24 0 24-36 0-36s-24 36 0 36z">
          <text:p/>
        </draw:path>
        <draw:path draw:style-name="gr1" draw:text-style-name="P1" draw:layer="layout" svg:width="0.035cm" svg:height="0.036cm" svg:x="19.939cm" svg:y="19.565cm" svg:viewBox="0 0 36 37" svg:d="M18 37c24 0 24-37 0-37s-24 37 0 37z">
          <text:p/>
        </draw:path>
        <draw:path draw:style-name="gr1" draw:text-style-name="P1" draw:layer="layout" svg:width="0.035cm" svg:height="0.036cm" svg:x="19.939cm" svg:y="20.067cm" svg:viewBox="0 0 36 37" svg:d="M18 37c24 0 24-37 0-37s-24 37 0 37z">
          <text:p/>
        </draw:path>
        <draw:path draw:style-name="gr1" draw:text-style-name="P1" draw:layer="layout" svg:width="0.035cm" svg:height="0.035cm" svg:x="19.939cm" svg:y="20.57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439cm" svg:y="11.028cm" svg:viewBox="0 0 35 36" svg:d="M18 36c22 0 23-36 0-36-24 0-24 36 0 36z">
          <text:p/>
        </draw:path>
        <draw:path draw:style-name="gr1" draw:text-style-name="P1" draw:layer="layout" svg:width="0.034cm" svg:height="0.035cm" svg:x="20.439cm" svg:y="11.53cm" svg:viewBox="0 0 35 36" svg:d="M18 36c22 0 23-36 0-36-24 0-24 36 0 36z">
          <text:p/>
        </draw:path>
        <draw:path draw:style-name="gr1" draw:text-style-name="P1" draw:layer="layout" svg:width="0.034cm" svg:height="0.036cm" svg:x="20.439cm" svg:y="12.032cm" svg:viewBox="0 0 35 37" svg:d="M18 37c22 0 23-37 0-37-24 0-24 37 0 37z">
          <text:p/>
        </draw:path>
        <draw:path draw:style-name="gr1" draw:text-style-name="P1" draw:layer="layout" svg:width="0.034cm" svg:height="0.035cm" svg:x="20.439cm" svg:y="12.535cm" svg:viewBox="0 0 35 36" svg:d="M18 36c22 0 23-36 0-36-24 0-24 36 0 36z">
          <text:p/>
        </draw:path>
        <draw:path draw:style-name="gr1" draw:text-style-name="P1" draw:layer="layout" svg:width="0.034cm" svg:height="0.035cm" svg:x="20.439cm" svg:y="13.037cm" svg:viewBox="0 0 35 36" svg:d="M18 36c22 0 23-36 0-36-24 0-24 36 0 36z">
          <text:p/>
        </draw:path>
        <draw:path draw:style-name="gr1" draw:text-style-name="P1" draw:layer="layout" svg:width="0.034cm" svg:height="0.035cm" svg:x="20.439cm" svg:y="13.539cm" svg:viewBox="0 0 35 36" svg:d="M18 36c22 0 23-36 0-36-24 0-24 36 0 36z">
          <text:p/>
        </draw:path>
        <draw:path draw:style-name="gr1" draw:text-style-name="P1" draw:layer="layout" svg:width="0.034cm" svg:height="0.035cm" svg:x="20.439cm" svg:y="14.041cm" svg:viewBox="0 0 35 36" svg:d="M18 36c22 0 23-36 0-36-24 0-24 36 0 36z">
          <text:p/>
        </draw:path>
        <draw:path draw:style-name="gr1" draw:text-style-name="P1" draw:layer="layout" svg:width="0.034cm" svg:height="0.036cm" svg:x="20.439cm" svg:y="14.543cm" svg:viewBox="0 0 35 37" svg:d="M18 37c22 0 23-37 0-37-24 0-24 37 0 37z">
          <text:p/>
        </draw:path>
        <draw:path draw:style-name="gr1" draw:text-style-name="P1" draw:layer="layout" svg:width="0.034cm" svg:height="0.036cm" svg:x="20.439cm" svg:y="15.045cm" svg:viewBox="0 0 35 37" svg:d="M18 37c22 0 23-37 0-37-24 0-24 37 0 37z">
          <text:p/>
        </draw:path>
        <draw:path draw:style-name="gr1" draw:text-style-name="P1" draw:layer="layout" svg:width="0.034cm" svg:height="0.035cm" svg:x="20.439cm" svg:y="15.548cm" svg:viewBox="0 0 35 36" svg:d="M18 36c22 0 23-36 0-36-24 0-24 36 0 36z">
          <text:p/>
        </draw:path>
        <draw:path draw:style-name="gr1" draw:text-style-name="P1" draw:layer="layout" svg:width="0.034cm" svg:height="0.035cm" svg:x="20.439cm" svg:y="16.05cm" svg:viewBox="0 0 35 36" svg:d="M18 36c22 0 23-36 0-36-24 0-24 36 0 36z">
          <text:p/>
        </draw:path>
        <draw:path draw:style-name="gr1" draw:text-style-name="P1" draw:layer="layout" svg:width="0.034cm" svg:height="0.035cm" svg:x="20.439cm" svg:y="16.552cm" svg:viewBox="0 0 35 36" svg:d="M18 36c22 0 23-36 0-36-24 0-24 36 0 36z">
          <text:p/>
        </draw:path>
        <draw:path draw:style-name="gr1" draw:text-style-name="P1" draw:layer="layout" svg:width="0.034cm" svg:height="0.036cm" svg:x="20.439cm" svg:y="17.054cm" svg:viewBox="0 0 35 37" svg:d="M18 37c22 0 23-37 0-37-24 0-24 37 0 37z">
          <text:p/>
        </draw:path>
        <draw:path draw:style-name="gr1" draw:text-style-name="P1" draw:layer="layout" svg:width="0.034cm" svg:height="0.035cm" svg:x="20.439cm" svg:y="17.557cm" svg:viewBox="0 0 35 36" svg:d="M18 36c22 0 23-36 0-36-24 0-24 36 0 36z">
          <text:p/>
        </draw:path>
        <draw:path draw:style-name="gr1" draw:text-style-name="P1" draw:layer="layout" svg:width="0.034cm" svg:height="0.035cm" svg:x="20.439cm" svg:y="18.059cm" svg:viewBox="0 0 35 36" svg:d="M18 36c22 0 23-36 0-36-24 0-24 36 0 36z">
          <text:p/>
        </draw:path>
        <draw:path draw:style-name="gr1" draw:text-style-name="P1" draw:layer="layout" svg:width="0.034cm" svg:height="0.035cm" svg:x="20.439cm" svg:y="18.561cm" svg:viewBox="0 0 35 36" svg:d="M18 36c22 0 23-36 0-36-24 0-24 36 0 36z">
          <text:p/>
        </draw:path>
        <draw:path draw:style-name="gr1" draw:text-style-name="P1" draw:layer="layout" svg:width="0.034cm" svg:height="0.035cm" svg:x="20.439cm" svg:y="19.063cm" svg:viewBox="0 0 35 36" svg:d="M18 36c22 0 23-36 0-36-24 0-24 36 0 36z">
          <text:p/>
        </draw:path>
        <draw:path draw:style-name="gr1" draw:text-style-name="P1" draw:layer="layout" svg:width="0.034cm" svg:height="0.036cm" svg:x="20.439cm" svg:y="19.565cm" svg:viewBox="0 0 35 37" svg:d="M18 37c22 0 23-37 0-37-24 0-24 37 0 37z">
          <text:p/>
        </draw:path>
        <draw:path draw:style-name="gr1" draw:text-style-name="P1" draw:layer="layout" svg:width="0.034cm" svg:height="0.036cm" svg:x="20.439cm" svg:y="20.067cm" svg:viewBox="0 0 35 37" svg:d="M18 37c22 0 23-37 0-37-24 0-24 37 0 37z">
          <text:p/>
        </draw:path>
        <draw:path draw:style-name="gr1" draw:text-style-name="P1" draw:layer="layout" svg:width="0.034cm" svg:height="0.035cm" svg:x="20.439cm" svg:y="20.57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4cm" svg:height="0.035cm" svg:x="20.937cm" svg:y="11.028cm" svg:viewBox="0 0 35 36" svg:d="M17 36c24 0 24-36 0-36-22 0-23 36 0 36z">
          <text:p/>
        </draw:path>
        <draw:path draw:style-name="gr1" draw:text-style-name="P1" draw:layer="layout" svg:width="0.034cm" svg:height="0.035cm" svg:x="20.937cm" svg:y="11.53cm" svg:viewBox="0 0 35 36" svg:d="M17 36c24 0 24-36 0-36-22 0-23 36 0 36z">
          <text:p/>
        </draw:path>
        <draw:path draw:style-name="gr1" draw:text-style-name="P1" draw:layer="layout" svg:width="0.034cm" svg:height="0.036cm" svg:x="20.937cm" svg:y="12.032cm" svg:viewBox="0 0 35 37" svg:d="M17 37c24 0 24-37 0-37-22 0-23 37 0 37z">
          <text:p/>
        </draw:path>
        <draw:path draw:style-name="gr1" draw:text-style-name="P1" draw:layer="layout" svg:width="0.034cm" svg:height="0.035cm" svg:x="20.937cm" svg:y="12.535cm" svg:viewBox="0 0 35 36" svg:d="M17 36c24 0 24-36 0-36-22 0-23 36 0 36z">
          <text:p/>
        </draw:path>
        <draw:path draw:style-name="gr1" draw:text-style-name="P1" draw:layer="layout" svg:width="0.034cm" svg:height="0.035cm" svg:x="20.937cm" svg:y="13.037cm" svg:viewBox="0 0 35 36" svg:d="M17 36c24 0 24-36 0-36-22 0-23 36 0 36z">
          <text:p/>
        </draw:path>
        <draw:path draw:style-name="gr1" draw:text-style-name="P1" draw:layer="layout" svg:width="0.034cm" svg:height="0.035cm" svg:x="20.937cm" svg:y="13.539cm" svg:viewBox="0 0 35 36" svg:d="M17 36c24 0 24-36 0-36-22 0-23 36 0 36z">
          <text:p/>
        </draw:path>
        <draw:path draw:style-name="gr1" draw:text-style-name="P1" draw:layer="layout" svg:width="0.034cm" svg:height="0.035cm" svg:x="20.937cm" svg:y="14.041cm" svg:viewBox="0 0 35 36" svg:d="M17 36c24 0 24-36 0-36-22 0-23 36 0 36z">
          <text:p/>
        </draw:path>
        <draw:path draw:style-name="gr1" draw:text-style-name="P1" draw:layer="layout" svg:width="0.034cm" svg:height="0.036cm" svg:x="20.937cm" svg:y="14.543cm" svg:viewBox="0 0 35 37" svg:d="M17 37c24 0 24-37 0-37-22 0-23 37 0 37z">
          <text:p/>
        </draw:path>
        <draw:path draw:style-name="gr1" draw:text-style-name="P1" draw:layer="layout" svg:width="0.034cm" svg:height="0.036cm" svg:x="20.937cm" svg:y="15.045cm" svg:viewBox="0 0 35 37" svg:d="M17 37c24 0 24-37 0-37-22 0-23 37 0 37z">
          <text:p/>
        </draw:path>
        <draw:path draw:style-name="gr1" draw:text-style-name="P1" draw:layer="layout" svg:width="0.034cm" svg:height="0.035cm" svg:x="20.937cm" svg:y="15.548cm" svg:viewBox="0 0 35 36" svg:d="M17 36c24 0 24-36 0-36-22 0-23 36 0 36z">
          <text:p/>
        </draw:path>
        <draw:path draw:style-name="gr1" draw:text-style-name="P1" draw:layer="layout" svg:width="0.034cm" svg:height="0.035cm" svg:x="20.937cm" svg:y="16.05cm" svg:viewBox="0 0 35 36" svg:d="M17 36c24 0 24-36 0-36-22 0-23 36 0 36z">
          <text:p/>
        </draw:path>
        <draw:path draw:style-name="gr1" draw:text-style-name="P1" draw:layer="layout" svg:width="0.034cm" svg:height="0.035cm" svg:x="20.937cm" svg:y="16.552cm" svg:viewBox="0 0 35 36" svg:d="M17 36c24 0 24-36 0-36-22 0-23 36 0 36z">
          <text:p/>
        </draw:path>
        <draw:path draw:style-name="gr1" draw:text-style-name="P1" draw:layer="layout" svg:width="0.034cm" svg:height="0.036cm" svg:x="20.937cm" svg:y="17.054cm" svg:viewBox="0 0 35 37" svg:d="M17 37c24 0 24-37 0-37-22 0-23 37 0 37z">
          <text:p/>
        </draw:path>
        <draw:path draw:style-name="gr1" draw:text-style-name="P1" draw:layer="layout" svg:width="0.034cm" svg:height="0.035cm" svg:x="20.937cm" svg:y="17.557cm" svg:viewBox="0 0 35 36" svg:d="M17 36c24 0 24-36 0-36-22 0-23 36 0 36z">
          <text:p/>
        </draw:path>
        <draw:path draw:style-name="gr1" draw:text-style-name="P1" draw:layer="layout" svg:width="0.034cm" svg:height="0.035cm" svg:x="20.937cm" svg:y="18.059cm" svg:viewBox="0 0 35 36" svg:d="M17 36c24 0 24-36 0-36-22 0-23 36 0 36z">
          <text:p/>
        </draw:path>
        <draw:path draw:style-name="gr1" draw:text-style-name="P1" draw:layer="layout" svg:width="0.034cm" svg:height="0.035cm" svg:x="20.937cm" svg:y="18.561cm" svg:viewBox="0 0 35 36" svg:d="M17 36c24 0 24-36 0-36-22 0-23 36 0 36z">
          <text:p/>
        </draw:path>
        <draw:path draw:style-name="gr1" draw:text-style-name="P1" draw:layer="layout" svg:width="0.034cm" svg:height="0.035cm" svg:x="20.937cm" svg:y="19.063cm" svg:viewBox="0 0 35 36" svg:d="M17 36c24 0 24-36 0-36-22 0-23 36 0 36z">
          <text:p/>
        </draw:path>
        <draw:path draw:style-name="gr1" draw:text-style-name="P1" draw:layer="layout" svg:width="0.034cm" svg:height="0.036cm" svg:x="20.937cm" svg:y="19.565cm" svg:viewBox="0 0 35 37" svg:d="M17 37c24 0 24-37 0-37-22 0-23 37 0 37z">
          <text:p/>
        </draw:path>
        <draw:path draw:style-name="gr1" draw:text-style-name="P1" draw:layer="layout" svg:width="0.034cm" svg:height="0.036cm" svg:x="20.937cm" svg:y="20.067cm" svg:viewBox="0 0 35 37" svg:d="M17 37c24 0 24-37 0-37-22 0-23 37 0 37z">
          <text:p/>
        </draw:path>
        <draw:path draw:style-name="gr1" draw:text-style-name="P1" draw:layer="layout" svg:width="0.034cm" svg:height="0.035cm" svg:x="20.937cm" svg:y="20.57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5cm" svg:height="0.035cm" svg:x="21.436cm" svg:y="11.028cm" svg:viewBox="0 0 36 36" svg:d="M18 36c24 0 24-36 0-36s-24 36 0 36z">
          <text:p/>
        </draw:path>
        <draw:path draw:style-name="gr1" draw:text-style-name="P1" draw:layer="layout" svg:width="0.035cm" svg:height="0.035cm" svg:x="21.436cm" svg:y="11.53cm" svg:viewBox="0 0 36 36" svg:d="M18 36c24 0 24-36 0-36s-24 36 0 36z">
          <text:p/>
        </draw:path>
        <draw:path draw:style-name="gr1" draw:text-style-name="P1" draw:layer="layout" svg:width="0.035cm" svg:height="0.036cm" svg:x="21.436cm" svg:y="12.032cm" svg:viewBox="0 0 36 37" svg:d="M18 37c24 0 24-37 0-37s-24 37 0 37z">
          <text:p/>
        </draw:path>
        <draw:path draw:style-name="gr1" draw:text-style-name="P1" draw:layer="layout" svg:width="0.035cm" svg:height="0.035cm" svg:x="21.436cm" svg:y="12.535cm" svg:viewBox="0 0 36 36" svg:d="M18 36c24 0 24-36 0-36s-24 36 0 36z">
          <text:p/>
        </draw:path>
        <draw:path draw:style-name="gr1" draw:text-style-name="P1" draw:layer="layout" svg:width="0.035cm" svg:height="0.035cm" svg:x="21.436cm" svg:y="13.037cm" svg:viewBox="0 0 36 36" svg:d="M18 36c24 0 24-36 0-36s-24 36 0 36z">
          <text:p/>
        </draw:path>
        <draw:path draw:style-name="gr1" draw:text-style-name="P1" draw:layer="layout" svg:width="0.035cm" svg:height="0.035cm" svg:x="21.436cm" svg:y="13.539cm" svg:viewBox="0 0 36 36" svg:d="M18 36c24 0 24-36 0-36s-24 36 0 36z">
          <text:p/>
        </draw:path>
        <draw:path draw:style-name="gr1" draw:text-style-name="P1" draw:layer="layout" svg:width="0.035cm" svg:height="0.035cm" svg:x="21.436cm" svg:y="14.041cm" svg:viewBox="0 0 36 36" svg:d="M18 36c24 0 24-36 0-36s-24 36 0 36z">
          <text:p/>
        </draw:path>
        <draw:path draw:style-name="gr1" draw:text-style-name="P1" draw:layer="layout" svg:width="0.035cm" svg:height="0.036cm" svg:x="21.436cm" svg:y="14.543cm" svg:viewBox="0 0 36 37" svg:d="M18 37c24 0 24-37 0-37s-24 37 0 37z">
          <text:p/>
        </draw:path>
        <draw:path draw:style-name="gr1" draw:text-style-name="P1" draw:layer="layout" svg:width="0.035cm" svg:height="0.036cm" svg:x="21.436cm" svg:y="15.045cm" svg:viewBox="0 0 36 37" svg:d="M18 37c24 0 24-37 0-37s-24 37 0 37z">
          <text:p/>
        </draw:path>
        <draw:path draw:style-name="gr1" draw:text-style-name="P1" draw:layer="layout" svg:width="0.035cm" svg:height="0.035cm" svg:x="21.436cm" svg:y="15.548cm" svg:viewBox="0 0 36 36" svg:d="M18 36c24 0 24-36 0-36s-24 36 0 36z">
          <text:p/>
        </draw:path>
        <draw:path draw:style-name="gr1" draw:text-style-name="P1" draw:layer="layout" svg:width="0.035cm" svg:height="0.035cm" svg:x="21.436cm" svg:y="16.05cm" svg:viewBox="0 0 36 36" svg:d="M18 36c24 0 24-36 0-36s-24 36 0 36z">
          <text:p/>
        </draw:path>
        <draw:path draw:style-name="gr1" draw:text-style-name="P1" draw:layer="layout" svg:width="0.035cm" svg:height="0.035cm" svg:x="21.436cm" svg:y="16.552cm" svg:viewBox="0 0 36 36" svg:d="M18 36c24 0 24-36 0-36s-24 36 0 36z">
          <text:p/>
        </draw:path>
        <draw:path draw:style-name="gr1" draw:text-style-name="P1" draw:layer="layout" svg:width="0.035cm" svg:height="0.036cm" svg:x="21.436cm" svg:y="17.054cm" svg:viewBox="0 0 36 37" svg:d="M18 37c24 0 24-37 0-37s-24 37 0 37z">
          <text:p/>
        </draw:path>
        <draw:path draw:style-name="gr1" draw:text-style-name="P1" draw:layer="layout" svg:width="0.035cm" svg:height="0.035cm" svg:x="21.436cm" svg:y="17.557cm" svg:viewBox="0 0 36 36" svg:d="M18 36c24 0 24-36 0-36s-24 36 0 36z">
          <text:p/>
        </draw:path>
        <draw:path draw:style-name="gr1" draw:text-style-name="P1" draw:layer="layout" svg:width="0.035cm" svg:height="0.035cm" svg:x="21.436cm" svg:y="18.059cm" svg:viewBox="0 0 36 36" svg:d="M18 36c24 0 24-36 0-36s-24 36 0 36z">
          <text:p/>
        </draw:path>
        <draw:path draw:style-name="gr1" draw:text-style-name="P1" draw:layer="layout" svg:width="0.035cm" svg:height="0.035cm" svg:x="21.436cm" svg:y="18.561cm" svg:viewBox="0 0 36 36" svg:d="M18 36c24 0 24-36 0-36s-24 36 0 36z">
          <text:p/>
        </draw:path>
        <draw:path draw:style-name="gr1" draw:text-style-name="P1" draw:layer="layout" svg:width="0.035cm" svg:height="0.035cm" svg:x="21.436cm" svg:y="19.063cm" svg:viewBox="0 0 36 36" svg:d="M18 36c24 0 24-36 0-36s-24 36 0 36z">
          <text:p/>
        </draw:path>
        <draw:path draw:style-name="gr1" draw:text-style-name="P1" draw:layer="layout" svg:width="0.035cm" svg:height="0.036cm" svg:x="21.436cm" svg:y="19.565cm" svg:viewBox="0 0 36 37" svg:d="M18 37c24 0 24-37 0-37s-24 37 0 37z">
          <text:p/>
        </draw:path>
        <draw:path draw:style-name="gr1" draw:text-style-name="P1" draw:layer="layout" svg:width="0.035cm" svg:height="0.036cm" svg:x="21.436cm" svg:y="20.067cm" svg:viewBox="0 0 36 37" svg:d="M18 37c24 0 24-37 0-37s-24 37 0 37z">
          <text:p/>
        </draw:path>
        <draw:path draw:style-name="gr1" draw:text-style-name="P1" draw:layer="layout" svg:width="0.035cm" svg:height="0.035cm" svg:x="21.436cm" svg:y="20.57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1.935cm" svg:y="11.028cm" svg:viewBox="0 0 35 36" svg:d="M18 36c23 0 23-36 0-36-24 0-24 36 0 36z">
          <text:p/>
        </draw:path>
        <draw:path draw:style-name="gr1" draw:text-style-name="P1" draw:layer="layout" svg:width="0.034cm" svg:height="0.035cm" svg:x="21.935cm" svg:y="11.53cm" svg:viewBox="0 0 35 36" svg:d="M18 36c23 0 23-36 0-36-24 0-24 36 0 36z">
          <text:p/>
        </draw:path>
        <draw:path draw:style-name="gr1" draw:text-style-name="P1" draw:layer="layout" svg:width="0.034cm" svg:height="0.036cm" svg:x="21.935cm" svg:y="12.032cm" svg:viewBox="0 0 35 37" svg:d="M18 37c23 0 23-37 0-37-24 0-24 37 0 37z">
          <text:p/>
        </draw:path>
        <draw:path draw:style-name="gr1" draw:text-style-name="P1" draw:layer="layout" svg:width="0.034cm" svg:height="0.035cm" svg:x="21.935cm" svg:y="12.535cm" svg:viewBox="0 0 35 36" svg:d="M18 36c23 0 23-36 0-36-24 0-24 36 0 36z">
          <text:p/>
        </draw:path>
        <draw:path draw:style-name="gr1" draw:text-style-name="P1" draw:layer="layout" svg:width="0.034cm" svg:height="0.035cm" svg:x="21.935cm" svg:y="13.037cm" svg:viewBox="0 0 35 36" svg:d="M18 36c23 0 23-36 0-36-24 0-24 36 0 36z">
          <text:p/>
        </draw:path>
        <draw:path draw:style-name="gr1" draw:text-style-name="P1" draw:layer="layout" svg:width="0.034cm" svg:height="0.035cm" svg:x="21.935cm" svg:y="13.539cm" svg:viewBox="0 0 35 36" svg:d="M18 36c23 0 23-36 0-36-24 0-24 36 0 36z">
          <text:p/>
        </draw:path>
        <draw:path draw:style-name="gr1" draw:text-style-name="P1" draw:layer="layout" svg:width="0.034cm" svg:height="0.035cm" svg:x="21.935cm" svg:y="14.041cm" svg:viewBox="0 0 35 36" svg:d="M18 36c23 0 23-36 0-36-24 0-24 36 0 36z">
          <text:p/>
        </draw:path>
        <draw:path draw:style-name="gr1" draw:text-style-name="P1" draw:layer="layout" svg:width="0.034cm" svg:height="0.036cm" svg:x="21.935cm" svg:y="14.543cm" svg:viewBox="0 0 35 37" svg:d="M18 37c23 0 23-37 0-37-24 0-24 37 0 37z">
          <text:p/>
        </draw:path>
        <draw:path draw:style-name="gr1" draw:text-style-name="P1" draw:layer="layout" svg:width="0.034cm" svg:height="0.036cm" svg:x="21.935cm" svg:y="15.045cm" svg:viewBox="0 0 35 37" svg:d="M18 37c23 0 23-37 0-37-24 0-24 37 0 37z">
          <text:p/>
        </draw:path>
        <draw:path draw:style-name="gr1" draw:text-style-name="P1" draw:layer="layout" svg:width="0.034cm" svg:height="0.035cm" svg:x="21.935cm" svg:y="15.548cm" svg:viewBox="0 0 35 36" svg:d="M18 36c23 0 23-36 0-36-24 0-24 36 0 36z">
          <text:p/>
        </draw:path>
        <draw:path draw:style-name="gr1" draw:text-style-name="P1" draw:layer="layout" svg:width="0.034cm" svg:height="0.035cm" svg:x="21.935cm" svg:y="16.05cm" svg:viewBox="0 0 35 36" svg:d="M18 36c23 0 23-36 0-36-24 0-24 36 0 36z">
          <text:p/>
        </draw:path>
        <draw:path draw:style-name="gr1" draw:text-style-name="P1" draw:layer="layout" svg:width="0.034cm" svg:height="0.035cm" svg:x="21.935cm" svg:y="16.552cm" svg:viewBox="0 0 35 36" svg:d="M18 36c23 0 23-36 0-36-24 0-24 36 0 36z">
          <text:p/>
        </draw:path>
        <draw:path draw:style-name="gr1" draw:text-style-name="P1" draw:layer="layout" svg:width="0.034cm" svg:height="0.036cm" svg:x="21.935cm" svg:y="17.054cm" svg:viewBox="0 0 35 37" svg:d="M18 37c23 0 23-37 0-37-24 0-24 37 0 37z">
          <text:p/>
        </draw:path>
        <draw:path draw:style-name="gr1" draw:text-style-name="P1" draw:layer="layout" svg:width="0.034cm" svg:height="0.035cm" svg:x="21.935cm" svg:y="17.557cm" svg:viewBox="0 0 35 36" svg:d="M18 36c23 0 23-36 0-36-24 0-24 36 0 36z">
          <text:p/>
        </draw:path>
        <draw:path draw:style-name="gr1" draw:text-style-name="P1" draw:layer="layout" svg:width="0.034cm" svg:height="0.035cm" svg:x="21.935cm" svg:y="18.059cm" svg:viewBox="0 0 35 36" svg:d="M18 36c23 0 23-36 0-36-24 0-24 36 0 36z">
          <text:p/>
        </draw:path>
        <draw:path draw:style-name="gr1" draw:text-style-name="P1" draw:layer="layout" svg:width="0.034cm" svg:height="0.035cm" svg:x="21.935cm" svg:y="18.561cm" svg:viewBox="0 0 35 36" svg:d="M18 36c23 0 23-36 0-36-24 0-24 36 0 36z">
          <text:p/>
        </draw:path>
        <draw:path draw:style-name="gr1" draw:text-style-name="P1" draw:layer="layout" svg:width="0.034cm" svg:height="0.035cm" svg:x="21.935cm" svg:y="19.063cm" svg:viewBox="0 0 35 36" svg:d="M18 36c23 0 23-36 0-36-24 0-24 36 0 36z">
          <text:p/>
        </draw:path>
        <draw:path draw:style-name="gr1" draw:text-style-name="P1" draw:layer="layout" svg:width="0.034cm" svg:height="0.036cm" svg:x="21.935cm" svg:y="19.565cm" svg:viewBox="0 0 35 37" svg:d="M18 37c23 0 23-37 0-37-24 0-24 37 0 37z">
          <text:p/>
        </draw:path>
        <draw:path draw:style-name="gr1" draw:text-style-name="P1" draw:layer="layout" svg:width="0.034cm" svg:height="0.036cm" svg:x="21.935cm" svg:y="20.067cm" svg:viewBox="0 0 35 37" svg:d="M18 37c23 0 23-37 0-37-24 0-24 37 0 37z">
          <text:p/>
        </draw:path>
        <draw:path draw:style-name="gr1" draw:text-style-name="P1" draw:layer="layout" svg:width="0.034cm" svg:height="0.035cm" svg:x="21.935cm" svg:y="20.57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4cm" svg:height="0.035cm" svg:x="22.434cm" svg:y="11.028cm" svg:viewBox="0 0 35 36" svg:d="M17 36c24 0 24-36 0-36-23 0-23 36 0 36z">
          <text:p/>
        </draw:path>
        <draw:path draw:style-name="gr1" draw:text-style-name="P1" draw:layer="layout" svg:width="0.034cm" svg:height="0.035cm" svg:x="22.434cm" svg:y="11.53cm" svg:viewBox="0 0 35 36" svg:d="M17 36c24 0 24-36 0-36-23 0-23 36 0 36z">
          <text:p/>
        </draw:path>
        <draw:path draw:style-name="gr1" draw:text-style-name="P1" draw:layer="layout" svg:width="0.034cm" svg:height="0.036cm" svg:x="22.434cm" svg:y="12.032cm" svg:viewBox="0 0 35 37" svg:d="M17 37c24 0 24-37 0-37-23 0-23 37 0 37z">
          <text:p/>
        </draw:path>
        <draw:path draw:style-name="gr1" draw:text-style-name="P1" draw:layer="layout" svg:width="0.034cm" svg:height="0.035cm" svg:x="22.434cm" svg:y="12.535cm" svg:viewBox="0 0 35 36" svg:d="M17 36c24 0 24-36 0-36-23 0-23 36 0 36z">
          <text:p/>
        </draw:path>
        <draw:path draw:style-name="gr1" draw:text-style-name="P1" draw:layer="layout" svg:width="0.034cm" svg:height="0.035cm" svg:x="22.434cm" svg:y="13.037cm" svg:viewBox="0 0 35 36" svg:d="M17 36c24 0 24-36 0-36-23 0-23 36 0 36z">
          <text:p/>
        </draw:path>
        <draw:path draw:style-name="gr1" draw:text-style-name="P1" draw:layer="layout" svg:width="0.034cm" svg:height="0.035cm" svg:x="22.434cm" svg:y="13.539cm" svg:viewBox="0 0 35 36" svg:d="M17 36c24 0 24-36 0-36-23 0-23 36 0 36z">
          <text:p/>
        </draw:path>
        <draw:path draw:style-name="gr1" draw:text-style-name="P1" draw:layer="layout" svg:width="0.034cm" svg:height="0.035cm" svg:x="22.434cm" svg:y="14.041cm" svg:viewBox="0 0 35 36" svg:d="M17 36c24 0 24-36 0-36-23 0-23 36 0 36z">
          <text:p/>
        </draw:path>
        <draw:path draw:style-name="gr1" draw:text-style-name="P1" draw:layer="layout" svg:width="0.034cm" svg:height="0.036cm" svg:x="22.434cm" svg:y="14.543cm" svg:viewBox="0 0 35 37" svg:d="M17 37c24 0 24-37 0-37-23 0-23 37 0 37z">
          <text:p/>
        </draw:path>
        <draw:path draw:style-name="gr1" draw:text-style-name="P1" draw:layer="layout" svg:width="0.034cm" svg:height="0.036cm" svg:x="22.434cm" svg:y="15.045cm" svg:viewBox="0 0 35 37" svg:d="M17 37c24 0 24-37 0-37-23 0-23 37 0 37z">
          <text:p/>
        </draw:path>
        <draw:path draw:style-name="gr1" draw:text-style-name="P1" draw:layer="layout" svg:width="0.034cm" svg:height="0.035cm" svg:x="22.434cm" svg:y="15.548cm" svg:viewBox="0 0 35 36" svg:d="M17 36c24 0 24-36 0-36-23 0-23 36 0 36z">
          <text:p/>
        </draw:path>
        <draw:path draw:style-name="gr1" draw:text-style-name="P1" draw:layer="layout" svg:width="0.034cm" svg:height="0.035cm" svg:x="22.434cm" svg:y="16.05cm" svg:viewBox="0 0 35 36" svg:d="M17 36c24 0 24-36 0-36-23 0-23 36 0 36z">
          <text:p/>
        </draw:path>
        <draw:path draw:style-name="gr1" draw:text-style-name="P1" draw:layer="layout" svg:width="0.034cm" svg:height="0.035cm" svg:x="22.434cm" svg:y="16.552cm" svg:viewBox="0 0 35 36" svg:d="M17 36c24 0 24-36 0-36-23 0-23 36 0 36z">
          <text:p/>
        </draw:path>
        <draw:path draw:style-name="gr1" draw:text-style-name="P1" draw:layer="layout" svg:width="0.034cm" svg:height="0.036cm" svg:x="22.434cm" svg:y="17.054cm" svg:viewBox="0 0 35 37" svg:d="M17 37c24 0 24-37 0-37-23 0-23 37 0 37z">
          <text:p/>
        </draw:path>
        <draw:path draw:style-name="gr1" draw:text-style-name="P1" draw:layer="layout" svg:width="0.034cm" svg:height="0.035cm" svg:x="22.434cm" svg:y="17.557cm" svg:viewBox="0 0 35 36" svg:d="M17 36c24 0 24-36 0-36-23 0-23 36 0 36z">
          <text:p/>
        </draw:path>
        <draw:path draw:style-name="gr1" draw:text-style-name="P1" draw:layer="layout" svg:width="0.034cm" svg:height="0.035cm" svg:x="22.434cm" svg:y="18.059cm" svg:viewBox="0 0 35 36" svg:d="M17 36c24 0 24-36 0-36-23 0-23 36 0 36z">
          <text:p/>
        </draw:path>
        <draw:path draw:style-name="gr1" draw:text-style-name="P1" draw:layer="layout" svg:width="0.034cm" svg:height="0.035cm" svg:x="22.434cm" svg:y="18.561cm" svg:viewBox="0 0 35 36" svg:d="M17 36c24 0 24-36 0-36-23 0-23 36 0 36z">
          <text:p/>
        </draw:path>
        <draw:path draw:style-name="gr1" draw:text-style-name="P1" draw:layer="layout" svg:width="0.034cm" svg:height="0.035cm" svg:x="22.434cm" svg:y="19.063cm" svg:viewBox="0 0 35 36" svg:d="M17 36c24 0 24-36 0-36-23 0-23 36 0 36z">
          <text:p/>
        </draw:path>
        <draw:path draw:style-name="gr1" draw:text-style-name="P1" draw:layer="layout" svg:width="0.034cm" svg:height="0.036cm" svg:x="22.434cm" svg:y="19.565cm" svg:viewBox="0 0 35 37" svg:d="M17 37c24 0 24-37 0-37-23 0-23 37 0 37z">
          <text:p/>
        </draw:path>
        <draw:path draw:style-name="gr1" draw:text-style-name="P1" draw:layer="layout" svg:width="0.034cm" svg:height="0.036cm" svg:x="22.434cm" svg:y="20.067cm" svg:viewBox="0 0 35 37" svg:d="M17 37c24 0 24-37 0-37-23 0-23 37 0 37z">
          <text:p/>
        </draw:path>
        <draw:path draw:style-name="gr1" draw:text-style-name="P1" draw:layer="layout" svg:width="0.034cm" svg:height="0.035cm" svg:x="22.434cm" svg:y="20.57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5cm" svg:height="0.035cm" svg:x="22.933cm" svg:y="11.028cm" svg:viewBox="0 0 36 36" svg:d="M18 36c24 0 24-36 0-36s-24 36 0 36z">
          <text:p/>
        </draw:path>
        <draw:path draw:style-name="gr1" draw:text-style-name="P1" draw:layer="layout" svg:width="0.035cm" svg:height="0.035cm" svg:x="22.933cm" svg:y="11.53cm" svg:viewBox="0 0 36 36" svg:d="M18 36c24 0 24-36 0-36s-24 36 0 36z">
          <text:p/>
        </draw:path>
        <draw:path draw:style-name="gr1" draw:text-style-name="P1" draw:layer="layout" svg:width="0.035cm" svg:height="0.036cm" svg:x="22.933cm" svg:y="12.032cm" svg:viewBox="0 0 36 37" svg:d="M18 37c24 0 24-37 0-37s-24 37 0 37z">
          <text:p/>
        </draw:path>
        <draw:path draw:style-name="gr1" draw:text-style-name="P1" draw:layer="layout" svg:width="0.035cm" svg:height="0.035cm" svg:x="22.933cm" svg:y="12.535cm" svg:viewBox="0 0 36 36" svg:d="M18 36c24 0 24-36 0-36s-24 36 0 36z">
          <text:p/>
        </draw:path>
        <draw:path draw:style-name="gr1" draw:text-style-name="P1" draw:layer="layout" svg:width="0.035cm" svg:height="0.035cm" svg:x="22.933cm" svg:y="13.037cm" svg:viewBox="0 0 36 36" svg:d="M18 36c24 0 24-36 0-36s-24 36 0 36z">
          <text:p/>
        </draw:path>
        <draw:path draw:style-name="gr1" draw:text-style-name="P1" draw:layer="layout" svg:width="0.035cm" svg:height="0.035cm" svg:x="22.933cm" svg:y="13.539cm" svg:viewBox="0 0 36 36" svg:d="M18 36c24 0 24-36 0-36s-24 36 0 36z">
          <text:p/>
        </draw:path>
        <draw:path draw:style-name="gr1" draw:text-style-name="P1" draw:layer="layout" svg:width="0.035cm" svg:height="0.035cm" svg:x="22.933cm" svg:y="14.041cm" svg:viewBox="0 0 36 36" svg:d="M18 36c24 0 24-36 0-36s-24 36 0 36z">
          <text:p/>
        </draw:path>
        <draw:path draw:style-name="gr1" draw:text-style-name="P1" draw:layer="layout" svg:width="0.035cm" svg:height="0.036cm" svg:x="22.933cm" svg:y="14.543cm" svg:viewBox="0 0 36 37" svg:d="M18 37c24 0 24-37 0-37s-24 37 0 37z">
          <text:p/>
        </draw:path>
        <draw:path draw:style-name="gr1" draw:text-style-name="P1" draw:layer="layout" svg:width="0.035cm" svg:height="0.036cm" svg:x="22.933cm" svg:y="15.045cm" svg:viewBox="0 0 36 37" svg:d="M18 37c24 0 24-37 0-37s-24 37 0 37z">
          <text:p/>
        </draw:path>
        <draw:path draw:style-name="gr1" draw:text-style-name="P1" draw:layer="layout" svg:width="0.035cm" svg:height="0.035cm" svg:x="22.933cm" svg:y="15.548cm" svg:viewBox="0 0 36 36" svg:d="M18 36c24 0 24-36 0-36s-24 36 0 36z">
          <text:p/>
        </draw:path>
        <draw:path draw:style-name="gr1" draw:text-style-name="P1" draw:layer="layout" svg:width="0.035cm" svg:height="0.035cm" svg:x="22.933cm" svg:y="16.05cm" svg:viewBox="0 0 36 36" svg:d="M18 36c24 0 24-36 0-36s-24 36 0 36z">
          <text:p/>
        </draw:path>
        <draw:path draw:style-name="gr1" draw:text-style-name="P1" draw:layer="layout" svg:width="0.035cm" svg:height="0.035cm" svg:x="22.933cm" svg:y="16.552cm" svg:viewBox="0 0 36 36" svg:d="M18 36c24 0 24-36 0-36s-24 36 0 36z">
          <text:p/>
        </draw:path>
        <draw:path draw:style-name="gr1" draw:text-style-name="P1" draw:layer="layout" svg:width="0.035cm" svg:height="0.036cm" svg:x="22.933cm" svg:y="17.054cm" svg:viewBox="0 0 36 37" svg:d="M18 37c24 0 24-37 0-37s-24 37 0 37z">
          <text:p/>
        </draw:path>
        <draw:path draw:style-name="gr1" draw:text-style-name="P1" draw:layer="layout" svg:width="0.035cm" svg:height="0.035cm" svg:x="22.933cm" svg:y="17.557cm" svg:viewBox="0 0 36 36" svg:d="M18 36c24 0 24-36 0-36s-24 36 0 36z">
          <text:p/>
        </draw:path>
        <draw:path draw:style-name="gr1" draw:text-style-name="P1" draw:layer="layout" svg:width="0.035cm" svg:height="0.035cm" svg:x="22.933cm" svg:y="18.059cm" svg:viewBox="0 0 36 36" svg:d="M18 36c24 0 24-36 0-36s-24 36 0 36z">
          <text:p/>
        </draw:path>
        <draw:path draw:style-name="gr1" draw:text-style-name="P1" draw:layer="layout" svg:width="0.035cm" svg:height="0.035cm" svg:x="22.933cm" svg:y="18.561cm" svg:viewBox="0 0 36 36" svg:d="M18 36c24 0 24-36 0-36s-24 36 0 36z">
          <text:p/>
        </draw:path>
        <draw:path draw:style-name="gr1" draw:text-style-name="P1" draw:layer="layout" svg:width="0.035cm" svg:height="0.035cm" svg:x="22.933cm" svg:y="19.063cm" svg:viewBox="0 0 36 36" svg:d="M18 36c24 0 24-36 0-36s-24 36 0 36z">
          <text:p/>
        </draw:path>
        <draw:path draw:style-name="gr1" draw:text-style-name="P1" draw:layer="layout" svg:width="0.035cm" svg:height="0.036cm" svg:x="22.933cm" svg:y="19.565cm" svg:viewBox="0 0 36 37" svg:d="M18 37c24 0 24-37 0-37s-24 37 0 37z">
          <text:p/>
        </draw:path>
        <draw:path draw:style-name="gr1" draw:text-style-name="P1" draw:layer="layout" svg:width="0.035cm" svg:height="0.036cm" svg:x="22.933cm" svg:y="20.067cm" svg:viewBox="0 0 36 37" svg:d="M18 37c24 0 24-37 0-37s-24 37 0 37z">
          <text:p/>
        </draw:path>
        <draw:path draw:style-name="gr1" draw:text-style-name="P1" draw:layer="layout" svg:width="0.035cm" svg:height="0.035cm" svg:x="22.933cm" svg:y="20.57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431cm" svg:y="11.028cm" svg:viewBox="0 0 35 36" svg:d="M17 36c23 0 23-36 0-36s-23 36 0 36z">
          <text:p/>
        </draw:path>
        <draw:path draw:style-name="gr1" draw:text-style-name="P1" draw:layer="layout" svg:width="0.034cm" svg:height="0.035cm" svg:x="23.431cm" svg:y="11.53cm" svg:viewBox="0 0 35 36" svg:d="M17 36c23 0 23-36 0-36s-23 36 0 36z">
          <text:p/>
        </draw:path>
        <draw:path draw:style-name="gr1" draw:text-style-name="P1" draw:layer="layout" svg:width="0.034cm" svg:height="0.036cm" svg:x="23.431cm" svg:y="12.032cm" svg:viewBox="0 0 35 37" svg:d="M17 37c23 0 23-37 0-37s-23 37 0 37z">
          <text:p/>
        </draw:path>
        <draw:path draw:style-name="gr1" draw:text-style-name="P1" draw:layer="layout" svg:width="0.034cm" svg:height="0.035cm" svg:x="23.431cm" svg:y="12.535cm" svg:viewBox="0 0 35 36" svg:d="M17 36c23 0 23-36 0-36s-23 36 0 36z">
          <text:p/>
        </draw:path>
        <draw:path draw:style-name="gr1" draw:text-style-name="P1" draw:layer="layout" svg:width="0.034cm" svg:height="0.035cm" svg:x="23.431cm" svg:y="13.037cm" svg:viewBox="0 0 35 36" svg:d="M17 36c23 0 23-36 0-36s-23 36 0 36z">
          <text:p/>
        </draw:path>
        <draw:path draw:style-name="gr1" draw:text-style-name="P1" draw:layer="layout" svg:width="0.034cm" svg:height="0.035cm" svg:x="23.431cm" svg:y="13.539cm" svg:viewBox="0 0 35 36" svg:d="M17 36c23 0 23-36 0-36s-23 36 0 36z">
          <text:p/>
        </draw:path>
        <draw:path draw:style-name="gr1" draw:text-style-name="P1" draw:layer="layout" svg:width="0.034cm" svg:height="0.035cm" svg:x="23.431cm" svg:y="14.041cm" svg:viewBox="0 0 35 36" svg:d="M17 36c23 0 23-36 0-36s-23 36 0 36z">
          <text:p/>
        </draw:path>
        <draw:path draw:style-name="gr1" draw:text-style-name="P1" draw:layer="layout" svg:width="0.034cm" svg:height="0.036cm" svg:x="23.431cm" svg:y="14.543cm" svg:viewBox="0 0 35 37" svg:d="M17 37c23 0 23-37 0-37s-23 37 0 37z">
          <text:p/>
        </draw:path>
        <draw:path draw:style-name="gr1" draw:text-style-name="P1" draw:layer="layout" svg:width="0.034cm" svg:height="0.036cm" svg:x="23.431cm" svg:y="15.045cm" svg:viewBox="0 0 35 37" svg:d="M17 37c23 0 23-37 0-37s-23 37 0 37z">
          <text:p/>
        </draw:path>
        <draw:path draw:style-name="gr1" draw:text-style-name="P1" draw:layer="layout" svg:width="0.034cm" svg:height="0.035cm" svg:x="23.431cm" svg:y="15.548cm" svg:viewBox="0 0 35 36" svg:d="M17 36c23 0 23-36 0-36s-23 36 0 36z">
          <text:p/>
        </draw:path>
        <draw:path draw:style-name="gr1" draw:text-style-name="P1" draw:layer="layout" svg:width="0.034cm" svg:height="0.035cm" svg:x="23.431cm" svg:y="16.05cm" svg:viewBox="0 0 35 36" svg:d="M17 36c23 0 23-36 0-36s-23 36 0 36z">
          <text:p/>
        </draw:path>
        <draw:path draw:style-name="gr1" draw:text-style-name="P1" draw:layer="layout" svg:width="0.034cm" svg:height="0.035cm" svg:x="23.431cm" svg:y="16.552cm" svg:viewBox="0 0 35 36" svg:d="M17 36c23 0 23-36 0-36s-23 36 0 36z">
          <text:p/>
        </draw:path>
        <draw:path draw:style-name="gr1" draw:text-style-name="P1" draw:layer="layout" svg:width="0.034cm" svg:height="0.036cm" svg:x="23.431cm" svg:y="17.054cm" svg:viewBox="0 0 35 37" svg:d="M17 37c23 0 23-37 0-37s-23 37 0 37z">
          <text:p/>
        </draw:path>
        <draw:path draw:style-name="gr1" draw:text-style-name="P1" draw:layer="layout" svg:width="0.034cm" svg:height="0.035cm" svg:x="23.431cm" svg:y="17.557cm" svg:viewBox="0 0 35 36" svg:d="M17 36c23 0 23-36 0-36s-23 36 0 36z">
          <text:p/>
        </draw:path>
        <draw:path draw:style-name="gr1" draw:text-style-name="P1" draw:layer="layout" svg:width="0.034cm" svg:height="0.035cm" svg:x="23.431cm" svg:y="18.059cm" svg:viewBox="0 0 35 36" svg:d="M17 36c23 0 23-36 0-36s-23 36 0 36z">
          <text:p/>
        </draw:path>
        <draw:path draw:style-name="gr1" draw:text-style-name="P1" draw:layer="layout" svg:width="0.034cm" svg:height="0.035cm" svg:x="23.431cm" svg:y="18.561cm" svg:viewBox="0 0 35 36" svg:d="M17 36c23 0 23-36 0-36s-23 36 0 36z">
          <text:p/>
        </draw:path>
        <draw:path draw:style-name="gr1" draw:text-style-name="P1" draw:layer="layout" svg:width="0.034cm" svg:height="0.035cm" svg:x="23.431cm" svg:y="19.063cm" svg:viewBox="0 0 35 36" svg:d="M17 36c23 0 23-36 0-36s-23 36 0 36z">
          <text:p/>
        </draw:path>
        <draw:path draw:style-name="gr1" draw:text-style-name="P1" draw:layer="layout" svg:width="0.034cm" svg:height="0.036cm" svg:x="23.431cm" svg:y="19.565cm" svg:viewBox="0 0 35 37" svg:d="M17 37c23 0 23-37 0-37s-23 37 0 37z">
          <text:p/>
        </draw:path>
        <draw:path draw:style-name="gr1" draw:text-style-name="P1" draw:layer="layout" svg:width="0.034cm" svg:height="0.036cm" svg:x="23.431cm" svg:y="20.067cm" svg:viewBox="0 0 35 37" svg:d="M17 37c23 0 23-37 0-37s-23 37 0 37z">
          <text:p/>
        </draw:path>
        <draw:path draw:style-name="gr1" draw:text-style-name="P1" draw:layer="layout" svg:width="0.034cm" svg:height="0.035cm" svg:x="23.431cm" svg:y="20.57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4cm" svg:height="0.035cm" svg:x="23.931cm" svg:y="11.028cm" svg:viewBox="0 0 35 36" svg:d="M17 36c24 0 24-36 0-36-23 0-23 36 0 36z">
          <text:p/>
        </draw:path>
        <draw:path draw:style-name="gr1" draw:text-style-name="P1" draw:layer="layout" svg:width="0.034cm" svg:height="0.035cm" svg:x="23.931cm" svg:y="11.53cm" svg:viewBox="0 0 35 36" svg:d="M17 36c24 0 24-36 0-36-23 0-23 36 0 36z">
          <text:p/>
        </draw:path>
        <draw:path draw:style-name="gr1" draw:text-style-name="P1" draw:layer="layout" svg:width="0.034cm" svg:height="0.036cm" svg:x="23.931cm" svg:y="12.032cm" svg:viewBox="0 0 35 37" svg:d="M17 37c24 0 24-37 0-37-23 0-23 37 0 37z">
          <text:p/>
        </draw:path>
        <draw:path draw:style-name="gr1" draw:text-style-name="P1" draw:layer="layout" svg:width="0.034cm" svg:height="0.035cm" svg:x="23.931cm" svg:y="12.535cm" svg:viewBox="0 0 35 36" svg:d="M17 36c24 0 24-36 0-36-23 0-23 36 0 36z">
          <text:p/>
        </draw:path>
        <draw:path draw:style-name="gr1" draw:text-style-name="P1" draw:layer="layout" svg:width="0.034cm" svg:height="0.035cm" svg:x="23.931cm" svg:y="13.037cm" svg:viewBox="0 0 35 36" svg:d="M17 36c24 0 24-36 0-36-23 0-23 36 0 36z">
          <text:p/>
        </draw:path>
        <draw:path draw:style-name="gr1" draw:text-style-name="P1" draw:layer="layout" svg:width="0.034cm" svg:height="0.035cm" svg:x="23.931cm" svg:y="13.539cm" svg:viewBox="0 0 35 36" svg:d="M17 36c24 0 24-36 0-36-23 0-23 36 0 36z">
          <text:p/>
        </draw:path>
        <draw:path draw:style-name="gr1" draw:text-style-name="P1" draw:layer="layout" svg:width="0.034cm" svg:height="0.035cm" svg:x="23.931cm" svg:y="14.041cm" svg:viewBox="0 0 35 36" svg:d="M17 36c24 0 24-36 0-36-23 0-23 36 0 36z">
          <text:p/>
        </draw:path>
        <draw:path draw:style-name="gr1" draw:text-style-name="P1" draw:layer="layout" svg:width="0.034cm" svg:height="0.036cm" svg:x="23.931cm" svg:y="14.543cm" svg:viewBox="0 0 35 37" svg:d="M17 37c24 0 24-37 0-37-23 0-23 37 0 37z">
          <text:p/>
        </draw:path>
        <draw:path draw:style-name="gr1" draw:text-style-name="P1" draw:layer="layout" svg:width="0.034cm" svg:height="0.036cm" svg:x="23.931cm" svg:y="15.045cm" svg:viewBox="0 0 35 37" svg:d="M17 37c24 0 24-37 0-37-23 0-23 37 0 37z">
          <text:p/>
        </draw:path>
        <draw:path draw:style-name="gr1" draw:text-style-name="P1" draw:layer="layout" svg:width="0.034cm" svg:height="0.035cm" svg:x="23.931cm" svg:y="15.548cm" svg:viewBox="0 0 35 36" svg:d="M17 36c24 0 24-36 0-36-23 0-23 36 0 36z">
          <text:p/>
        </draw:path>
        <draw:path draw:style-name="gr1" draw:text-style-name="P1" draw:layer="layout" svg:width="0.034cm" svg:height="0.035cm" svg:x="23.931cm" svg:y="16.05cm" svg:viewBox="0 0 35 36" svg:d="M17 36c24 0 24-36 0-36-23 0-23 36 0 36z">
          <text:p/>
        </draw:path>
        <draw:path draw:style-name="gr1" draw:text-style-name="P1" draw:layer="layout" svg:width="0.034cm" svg:height="0.035cm" svg:x="23.931cm" svg:y="16.552cm" svg:viewBox="0 0 35 36" svg:d="M17 36c24 0 24-36 0-36-23 0-23 36 0 36z">
          <text:p/>
        </draw:path>
        <draw:path draw:style-name="gr1" draw:text-style-name="P1" draw:layer="layout" svg:width="0.034cm" svg:height="0.036cm" svg:x="23.931cm" svg:y="17.054cm" svg:viewBox="0 0 35 37" svg:d="M17 37c24 0 24-37 0-37-23 0-23 37 0 37z">
          <text:p/>
        </draw:path>
        <draw:path draw:style-name="gr1" draw:text-style-name="P1" draw:layer="layout" svg:width="0.034cm" svg:height="0.035cm" svg:x="23.931cm" svg:y="17.557cm" svg:viewBox="0 0 35 36" svg:d="M17 36c24 0 24-36 0-36-23 0-23 36 0 36z">
          <text:p/>
        </draw:path>
        <draw:path draw:style-name="gr1" draw:text-style-name="P1" draw:layer="layout" svg:width="0.034cm" svg:height="0.035cm" svg:x="23.931cm" svg:y="18.059cm" svg:viewBox="0 0 35 36" svg:d="M17 36c24 0 24-36 0-36-23 0-23 36 0 36z">
          <text:p/>
        </draw:path>
        <draw:path draw:style-name="gr1" draw:text-style-name="P1" draw:layer="layout" svg:width="0.034cm" svg:height="0.035cm" svg:x="23.931cm" svg:y="18.561cm" svg:viewBox="0 0 35 36" svg:d="M17 36c24 0 24-36 0-36-23 0-23 36 0 36z">
          <text:p/>
        </draw:path>
        <draw:path draw:style-name="gr1" draw:text-style-name="P1" draw:layer="layout" svg:width="0.034cm" svg:height="0.035cm" svg:x="23.931cm" svg:y="19.063cm" svg:viewBox="0 0 35 36" svg:d="M17 36c24 0 24-36 0-36-23 0-23 36 0 36z">
          <text:p/>
        </draw:path>
        <draw:path draw:style-name="gr1" draw:text-style-name="P1" draw:layer="layout" svg:width="0.034cm" svg:height="0.036cm" svg:x="23.931cm" svg:y="19.565cm" svg:viewBox="0 0 35 37" svg:d="M17 37c24 0 24-37 0-37-23 0-23 37 0 37z">
          <text:p/>
        </draw:path>
        <draw:path draw:style-name="gr1" draw:text-style-name="P1" draw:layer="layout" svg:width="0.034cm" svg:height="0.036cm" svg:x="23.931cm" svg:y="20.067cm" svg:viewBox="0 0 35 37" svg:d="M17 37c24 0 24-37 0-37-23 0-23 37 0 37z">
          <text:p/>
        </draw:path>
        <draw:path draw:style-name="gr1" draw:text-style-name="P1" draw:layer="layout" svg:width="0.034cm" svg:height="0.035cm" svg:x="23.931cm" svg:y="20.57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5cm" svg:height="0.035cm" svg:x="24.43cm" svg:y="11.028cm" svg:viewBox="0 0 36 36" svg:d="M18 36c24 0 24-36 0-36s-24 36 0 36z">
          <text:p/>
        </draw:path>
        <draw:path draw:style-name="gr1" draw:text-style-name="P1" draw:layer="layout" svg:width="0.035cm" svg:height="0.035cm" svg:x="24.43cm" svg:y="11.53cm" svg:viewBox="0 0 36 36" svg:d="M18 36c24 0 24-36 0-36s-24 36 0 36z">
          <text:p/>
        </draw:path>
        <draw:path draw:style-name="gr1" draw:text-style-name="P1" draw:layer="layout" svg:width="0.035cm" svg:height="0.036cm" svg:x="24.43cm" svg:y="12.032cm" svg:viewBox="0 0 36 37" svg:d="M18 37c24 0 24-37 0-37s-24 37 0 37z">
          <text:p/>
        </draw:path>
        <draw:path draw:style-name="gr1" draw:text-style-name="P1" draw:layer="layout" svg:width="0.035cm" svg:height="0.035cm" svg:x="24.43cm" svg:y="12.535cm" svg:viewBox="0 0 36 36" svg:d="M18 36c24 0 24-36 0-36s-24 36 0 36z">
          <text:p/>
        </draw:path>
        <draw:path draw:style-name="gr1" draw:text-style-name="P1" draw:layer="layout" svg:width="0.035cm" svg:height="0.035cm" svg:x="24.43cm" svg:y="13.037cm" svg:viewBox="0 0 36 36" svg:d="M18 36c24 0 24-36 0-36s-24 36 0 36z">
          <text:p/>
        </draw:path>
        <draw:path draw:style-name="gr1" draw:text-style-name="P1" draw:layer="layout" svg:width="0.035cm" svg:height="0.035cm" svg:x="24.43cm" svg:y="13.539cm" svg:viewBox="0 0 36 36" svg:d="M18 36c24 0 24-36 0-36s-24 36 0 36z">
          <text:p/>
        </draw:path>
        <draw:path draw:style-name="gr1" draw:text-style-name="P1" draw:layer="layout" svg:width="0.035cm" svg:height="0.035cm" svg:x="24.43cm" svg:y="14.041cm" svg:viewBox="0 0 36 36" svg:d="M18 36c24 0 24-36 0-36s-24 36 0 36z">
          <text:p/>
        </draw:path>
        <draw:path draw:style-name="gr1" draw:text-style-name="P1" draw:layer="layout" svg:width="0.035cm" svg:height="0.036cm" svg:x="24.43cm" svg:y="14.543cm" svg:viewBox="0 0 36 37" svg:d="M18 37c24 0 24-37 0-37s-24 37 0 37z">
          <text:p/>
        </draw:path>
        <draw:path draw:style-name="gr1" draw:text-style-name="P1" draw:layer="layout" svg:width="0.035cm" svg:height="0.036cm" svg:x="24.43cm" svg:y="15.045cm" svg:viewBox="0 0 36 37" svg:d="M18 37c24 0 24-37 0-37s-24 37 0 37z">
          <text:p/>
        </draw:path>
        <draw:path draw:style-name="gr1" draw:text-style-name="P1" draw:layer="layout" svg:width="0.035cm" svg:height="0.035cm" svg:x="24.43cm" svg:y="15.548cm" svg:viewBox="0 0 36 36" svg:d="M18 36c24 0 24-36 0-36s-24 36 0 36z">
          <text:p/>
        </draw:path>
        <draw:path draw:style-name="gr1" draw:text-style-name="P1" draw:layer="layout" svg:width="0.035cm" svg:height="0.035cm" svg:x="24.43cm" svg:y="16.05cm" svg:viewBox="0 0 36 36" svg:d="M18 36c24 0 24-36 0-36s-24 36 0 36z">
          <text:p/>
        </draw:path>
        <draw:path draw:style-name="gr1" draw:text-style-name="P1" draw:layer="layout" svg:width="0.035cm" svg:height="0.035cm" svg:x="24.43cm" svg:y="16.552cm" svg:viewBox="0 0 36 36" svg:d="M18 36c24 0 24-36 0-36s-24 36 0 36z">
          <text:p/>
        </draw:path>
        <draw:path draw:style-name="gr1" draw:text-style-name="P1" draw:layer="layout" svg:width="0.035cm" svg:height="0.036cm" svg:x="24.43cm" svg:y="17.054cm" svg:viewBox="0 0 36 37" svg:d="M18 37c24 0 24-37 0-37s-24 37 0 37z">
          <text:p/>
        </draw:path>
        <draw:path draw:style-name="gr1" draw:text-style-name="P1" draw:layer="layout" svg:width="0.035cm" svg:height="0.035cm" svg:x="24.43cm" svg:y="17.557cm" svg:viewBox="0 0 36 36" svg:d="M18 36c24 0 24-36 0-36s-24 36 0 36z">
          <text:p/>
        </draw:path>
        <draw:path draw:style-name="gr1" draw:text-style-name="P1" draw:layer="layout" svg:width="0.035cm" svg:height="0.035cm" svg:x="24.43cm" svg:y="18.059cm" svg:viewBox="0 0 36 36" svg:d="M18 36c24 0 24-36 0-36s-24 36 0 36z">
          <text:p/>
        </draw:path>
        <draw:path draw:style-name="gr1" draw:text-style-name="P1" draw:layer="layout" svg:width="0.035cm" svg:height="0.035cm" svg:x="24.43cm" svg:y="18.561cm" svg:viewBox="0 0 36 36" svg:d="M18 36c24 0 24-36 0-36s-24 36 0 36z">
          <text:p/>
        </draw:path>
        <draw:path draw:style-name="gr1" draw:text-style-name="P1" draw:layer="layout" svg:width="0.035cm" svg:height="0.035cm" svg:x="24.43cm" svg:y="19.063cm" svg:viewBox="0 0 36 36" svg:d="M18 36c24 0 24-36 0-36s-24 36 0 36z">
          <text:p/>
        </draw:path>
        <draw:path draw:style-name="gr1" draw:text-style-name="P1" draw:layer="layout" svg:width="0.035cm" svg:height="0.036cm" svg:x="24.43cm" svg:y="19.565cm" svg:viewBox="0 0 36 37" svg:d="M18 37c24 0 24-37 0-37s-24 37 0 37z">
          <text:p/>
        </draw:path>
        <draw:path draw:style-name="gr1" draw:text-style-name="P1" draw:layer="layout" svg:width="0.035cm" svg:height="0.036cm" svg:x="24.43cm" svg:y="20.067cm" svg:viewBox="0 0 36 37" svg:d="M18 37c24 0 24-37 0-37s-24 37 0 37z">
          <text:p/>
        </draw:path>
        <draw:path draw:style-name="gr1" draw:text-style-name="P1" draw:layer="layout" svg:width="0.035cm" svg:height="0.035cm" svg:x="24.43cm" svg:y="20.57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4.928cm" svg:y="11.028cm" svg:viewBox="0 0 35 36" svg:d="M17 36c23 0 23-36 0-36s-23 36 0 36z">
          <text:p/>
        </draw:path>
        <draw:path draw:style-name="gr1" draw:text-style-name="P1" draw:layer="layout" svg:width="0.034cm" svg:height="0.035cm" svg:x="24.928cm" svg:y="11.53cm" svg:viewBox="0 0 35 36" svg:d="M17 36c23 0 23-36 0-36s-23 36 0 36z">
          <text:p/>
        </draw:path>
        <draw:path draw:style-name="gr1" draw:text-style-name="P1" draw:layer="layout" svg:width="0.034cm" svg:height="0.036cm" svg:x="24.928cm" svg:y="12.032cm" svg:viewBox="0 0 35 37" svg:d="M17 37c23 0 23-37 0-37s-23 37 0 37z">
          <text:p/>
        </draw:path>
        <draw:path draw:style-name="gr1" draw:text-style-name="P1" draw:layer="layout" svg:width="0.034cm" svg:height="0.035cm" svg:x="24.928cm" svg:y="12.535cm" svg:viewBox="0 0 35 36" svg:d="M17 36c23 0 23-36 0-36s-23 36 0 36z">
          <text:p/>
        </draw:path>
        <draw:path draw:style-name="gr1" draw:text-style-name="P1" draw:layer="layout" svg:width="0.034cm" svg:height="0.035cm" svg:x="24.928cm" svg:y="13.037cm" svg:viewBox="0 0 35 36" svg:d="M17 36c23 0 23-36 0-36s-23 36 0 36z">
          <text:p/>
        </draw:path>
        <draw:path draw:style-name="gr1" draw:text-style-name="P1" draw:layer="layout" svg:width="0.034cm" svg:height="0.035cm" svg:x="24.928cm" svg:y="13.539cm" svg:viewBox="0 0 35 36" svg:d="M17 36c23 0 23-36 0-36s-23 36 0 36z">
          <text:p/>
        </draw:path>
        <draw:path draw:style-name="gr1" draw:text-style-name="P1" draw:layer="layout" svg:width="0.034cm" svg:height="0.035cm" svg:x="24.928cm" svg:y="14.041cm" svg:viewBox="0 0 35 36" svg:d="M17 36c23 0 23-36 0-36s-23 36 0 36z">
          <text:p/>
        </draw:path>
        <draw:path draw:style-name="gr1" draw:text-style-name="P1" draw:layer="layout" svg:width="0.034cm" svg:height="0.036cm" svg:x="24.928cm" svg:y="14.543cm" svg:viewBox="0 0 35 37" svg:d="M17 37c23 0 23-37 0-37s-23 37 0 37z">
          <text:p/>
        </draw:path>
        <draw:path draw:style-name="gr1" draw:text-style-name="P1" draw:layer="layout" svg:width="0.034cm" svg:height="0.036cm" svg:x="24.928cm" svg:y="15.045cm" svg:viewBox="0 0 35 37" svg:d="M17 37c23 0 23-37 0-37s-23 37 0 37z">
          <text:p/>
        </draw:path>
        <draw:path draw:style-name="gr1" draw:text-style-name="P1" draw:layer="layout" svg:width="0.034cm" svg:height="0.035cm" svg:x="24.928cm" svg:y="15.548cm" svg:viewBox="0 0 35 36" svg:d="M17 36c23 0 23-36 0-36s-23 36 0 36z">
          <text:p/>
        </draw:path>
        <draw:path draw:style-name="gr1" draw:text-style-name="P1" draw:layer="layout" svg:width="0.034cm" svg:height="0.035cm" svg:x="24.928cm" svg:y="16.05cm" svg:viewBox="0 0 35 36" svg:d="M17 36c23 0 23-36 0-36s-23 36 0 36z">
          <text:p/>
        </draw:path>
        <draw:path draw:style-name="gr1" draw:text-style-name="P1" draw:layer="layout" svg:width="0.034cm" svg:height="0.035cm" svg:x="24.928cm" svg:y="16.552cm" svg:viewBox="0 0 35 36" svg:d="M17 36c23 0 23-36 0-36s-23 36 0 36z">
          <text:p/>
        </draw:path>
        <draw:path draw:style-name="gr1" draw:text-style-name="P1" draw:layer="layout" svg:width="0.034cm" svg:height="0.036cm" svg:x="24.928cm" svg:y="17.054cm" svg:viewBox="0 0 35 37" svg:d="M17 37c23 0 23-37 0-37s-23 37 0 37z">
          <text:p/>
        </draw:path>
        <draw:path draw:style-name="gr1" draw:text-style-name="P1" draw:layer="layout" svg:width="0.034cm" svg:height="0.035cm" svg:x="24.928cm" svg:y="17.557cm" svg:viewBox="0 0 35 36" svg:d="M17 36c23 0 23-36 0-36s-23 36 0 36z">
          <text:p/>
        </draw:path>
        <draw:path draw:style-name="gr1" draw:text-style-name="P1" draw:layer="layout" svg:width="0.034cm" svg:height="0.035cm" svg:x="24.928cm" svg:y="18.059cm" svg:viewBox="0 0 35 36" svg:d="M17 36c23 0 23-36 0-36s-23 36 0 36z">
          <text:p/>
        </draw:path>
        <draw:path draw:style-name="gr1" draw:text-style-name="P1" draw:layer="layout" svg:width="0.034cm" svg:height="0.035cm" svg:x="24.928cm" svg:y="18.561cm" svg:viewBox="0 0 35 36" svg:d="M17 36c23 0 23-36 0-36s-23 36 0 36z">
          <text:p/>
        </draw:path>
        <draw:path draw:style-name="gr1" draw:text-style-name="P1" draw:layer="layout" svg:width="0.034cm" svg:height="0.035cm" svg:x="24.928cm" svg:y="19.063cm" svg:viewBox="0 0 35 36" svg:d="M17 36c23 0 23-36 0-36s-23 36 0 36z">
          <text:p/>
        </draw:path>
        <draw:path draw:style-name="gr1" draw:text-style-name="P1" draw:layer="layout" svg:width="0.034cm" svg:height="0.036cm" svg:x="24.928cm" svg:y="19.565cm" svg:viewBox="0 0 35 37" svg:d="M17 37c23 0 23-37 0-37s-23 37 0 37z">
          <text:p/>
        </draw:path>
        <draw:path draw:style-name="gr1" draw:text-style-name="P1" draw:layer="layout" svg:width="0.034cm" svg:height="0.036cm" svg:x="24.928cm" svg:y="20.067cm" svg:viewBox="0 0 35 37" svg:d="M17 37c23 0 23-37 0-37s-23 37 0 37z">
          <text:p/>
        </draw:path>
        <draw:path draw:style-name="gr1" draw:text-style-name="P1" draw:layer="layout" svg:width="0.034cm" svg:height="0.035cm" svg:x="24.928cm" svg:y="20.57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11.028cm" svg:viewBox="0 0 35 36" svg:d="M17 36c23 0 23-36 0-36s-23 36 0 36z">
          <text:p/>
        </draw:path>
        <draw:path draw:style-name="gr1" draw:text-style-name="P1" draw:layer="layout" svg:width="0.034cm" svg:height="0.035cm" svg:x="25.428cm" svg:y="11.53cm" svg:viewBox="0 0 35 36" svg:d="M17 36c23 0 23-36 0-36s-23 36 0 36z">
          <text:p/>
        </draw:path>
        <draw:path draw:style-name="gr1" draw:text-style-name="P1" draw:layer="layout" svg:width="0.034cm" svg:height="0.036cm" svg:x="25.428cm" svg:y="12.032cm" svg:viewBox="0 0 35 37" svg:d="M17 37c23 0 23-37 0-37s-23 37 0 37z">
          <text:p/>
        </draw:path>
        <draw:path draw:style-name="gr1" draw:text-style-name="P1" draw:layer="layout" svg:width="0.034cm" svg:height="0.035cm" svg:x="25.428cm" svg:y="12.535cm" svg:viewBox="0 0 35 36" svg:d="M17 36c23 0 23-36 0-36s-23 36 0 36z">
          <text:p/>
        </draw:path>
        <draw:path draw:style-name="gr1" draw:text-style-name="P1" draw:layer="layout" svg:width="0.034cm" svg:height="0.035cm" svg:x="25.428cm" svg:y="13.037cm" svg:viewBox="0 0 35 36" svg:d="M17 36c23 0 23-36 0-36s-23 36 0 36z">
          <text:p/>
        </draw:path>
        <draw:path draw:style-name="gr1" draw:text-style-name="P1" draw:layer="layout" svg:width="0.034cm" svg:height="0.035cm" svg:x="25.428cm" svg:y="13.539cm" svg:viewBox="0 0 35 36" svg:d="M17 36c23 0 23-36 0-36s-23 36 0 36z">
          <text:p/>
        </draw:path>
        <draw:path draw:style-name="gr1" draw:text-style-name="P1" draw:layer="layout" svg:width="0.034cm" svg:height="0.035cm" svg:x="25.428cm" svg:y="14.041cm" svg:viewBox="0 0 35 36" svg:d="M17 36c23 0 23-36 0-36s-23 36 0 36z">
          <text:p/>
        </draw:path>
        <draw:path draw:style-name="gr1" draw:text-style-name="P1" draw:layer="layout" svg:width="0.034cm" svg:height="0.036cm" svg:x="25.428cm" svg:y="14.543cm" svg:viewBox="0 0 35 37" svg:d="M17 37c23 0 23-37 0-37s-23 37 0 37z">
          <text:p/>
        </draw:path>
        <draw:path draw:style-name="gr1" draw:text-style-name="P1" draw:layer="layout" svg:width="0.034cm" svg:height="0.036cm" svg:x="25.428cm" svg:y="15.045cm" svg:viewBox="0 0 35 37" svg:d="M17 37c23 0 23-37 0-37s-23 37 0 37z">
          <text:p/>
        </draw:path>
        <draw:path draw:style-name="gr1" draw:text-style-name="P1" draw:layer="layout" svg:width="0.034cm" svg:height="0.035cm" svg:x="25.428cm" svg:y="15.548cm" svg:viewBox="0 0 35 36" svg:d="M17 36c23 0 23-36 0-36s-23 36 0 36z">
          <text:p/>
        </draw:path>
        <draw:path draw:style-name="gr1" draw:text-style-name="P1" draw:layer="layout" svg:width="0.034cm" svg:height="0.035cm" svg:x="25.428cm" svg:y="16.05cm" svg:viewBox="0 0 35 36" svg:d="M17 36c23 0 23-36 0-36s-23 36 0 36z">
          <text:p/>
        </draw:path>
        <draw:path draw:style-name="gr1" draw:text-style-name="P1" draw:layer="layout" svg:width="0.034cm" svg:height="0.035cm" svg:x="25.428cm" svg:y="16.552cm" svg:viewBox="0 0 35 36" svg:d="M17 36c23 0 23-36 0-36s-23 36 0 36z">
          <text:p/>
        </draw:path>
        <draw:path draw:style-name="gr1" draw:text-style-name="P1" draw:layer="layout" svg:width="0.034cm" svg:height="0.036cm" svg:x="25.428cm" svg:y="17.054cm" svg:viewBox="0 0 35 37" svg:d="M17 37c23 0 23-37 0-37s-23 37 0 37z">
          <text:p/>
        </draw:path>
        <draw:path draw:style-name="gr1" draw:text-style-name="P1" draw:layer="layout" svg:width="0.034cm" svg:height="0.035cm" svg:x="25.428cm" svg:y="17.557cm" svg:viewBox="0 0 35 36" svg:d="M17 36c23 0 23-36 0-36s-23 36 0 36z">
          <text:p/>
        </draw:path>
        <draw:path draw:style-name="gr1" draw:text-style-name="P1" draw:layer="layout" svg:width="0.034cm" svg:height="0.035cm" svg:x="25.428cm" svg:y="18.059cm" svg:viewBox="0 0 35 36" svg:d="M17 36c23 0 23-36 0-36s-23 36 0 36z">
          <text:p/>
        </draw:path>
        <draw:path draw:style-name="gr1" draw:text-style-name="P1" draw:layer="layout" svg:width="0.034cm" svg:height="0.035cm" svg:x="25.428cm" svg:y="18.561cm" svg:viewBox="0 0 35 36" svg:d="M17 36c23 0 23-36 0-36s-23 36 0 36z">
          <text:p/>
        </draw:path>
        <draw:path draw:style-name="gr1" draw:text-style-name="P1" draw:layer="layout" svg:width="0.034cm" svg:height="0.035cm" svg:x="25.428cm" svg:y="19.063cm" svg:viewBox="0 0 35 36" svg:d="M17 36c23 0 23-36 0-36s-23 36 0 36z">
          <text:p/>
        </draw:path>
        <draw:path draw:style-name="gr1" draw:text-style-name="P1" draw:layer="layout" svg:width="0.034cm" svg:height="0.036cm" svg:x="25.428cm" svg:y="19.565cm" svg:viewBox="0 0 35 37" svg:d="M17 37c23 0 23-37 0-37s-23 37 0 37z">
          <text:p/>
        </draw:path>
        <draw:path draw:style-name="gr1" draw:text-style-name="P1" draw:layer="layout" svg:width="0.034cm" svg:height="0.036cm" svg:x="25.428cm" svg:y="20.067cm" svg:viewBox="0 0 35 37" svg:d="M17 37c23 0 23-37 0-37s-23 37 0 37z">
          <text:p/>
        </draw:path>
        <draw:path draw:style-name="gr1" draw:text-style-name="P1" draw:layer="layout" svg:width="0.034cm" svg:height="0.035cm" svg:x="25.428cm" svg:y="20.57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5.926cm" svg:y="11.028cm" svg:viewBox="0 0 35 36" svg:d="M18 36c23 0 23-36 0-36-24 0-24 36 0 36z">
          <text:p/>
        </draw:path>
        <draw:path draw:style-name="gr1" draw:text-style-name="P1" draw:layer="layout" svg:width="0.034cm" svg:height="0.035cm" svg:x="25.926cm" svg:y="11.53cm" svg:viewBox="0 0 35 36" svg:d="M18 36c23 0 23-36 0-36-24 0-24 36 0 36z">
          <text:p/>
        </draw:path>
        <draw:path draw:style-name="gr1" draw:text-style-name="P1" draw:layer="layout" svg:width="0.034cm" svg:height="0.036cm" svg:x="25.926cm" svg:y="12.032cm" svg:viewBox="0 0 35 37" svg:d="M18 37c23 0 23-37 0-37-24 0-24 37 0 37z">
          <text:p/>
        </draw:path>
        <draw:path draw:style-name="gr1" draw:text-style-name="P1" draw:layer="layout" svg:width="0.034cm" svg:height="0.035cm" svg:x="25.926cm" svg:y="12.535cm" svg:viewBox="0 0 35 36" svg:d="M18 36c23 0 23-36 0-36-24 0-24 36 0 36z">
          <text:p/>
        </draw:path>
        <draw:path draw:style-name="gr1" draw:text-style-name="P1" draw:layer="layout" svg:width="0.034cm" svg:height="0.035cm" svg:x="25.926cm" svg:y="13.037cm" svg:viewBox="0 0 35 36" svg:d="M18 36c23 0 23-36 0-36-24 0-24 36 0 36z">
          <text:p/>
        </draw:path>
        <draw:path draw:style-name="gr1" draw:text-style-name="P1" draw:layer="layout" svg:width="0.034cm" svg:height="0.035cm" svg:x="25.926cm" svg:y="13.539cm" svg:viewBox="0 0 35 36" svg:d="M18 36c23 0 23-36 0-36-24 0-24 36 0 36z">
          <text:p/>
        </draw:path>
        <draw:path draw:style-name="gr1" draw:text-style-name="P1" draw:layer="layout" svg:width="0.034cm" svg:height="0.035cm" svg:x="25.926cm" svg:y="14.041cm" svg:viewBox="0 0 35 36" svg:d="M18 36c23 0 23-36 0-36-24 0-24 36 0 36z">
          <text:p/>
        </draw:path>
        <draw:path draw:style-name="gr1" draw:text-style-name="P1" draw:layer="layout" svg:width="0.034cm" svg:height="0.036cm" svg:x="25.926cm" svg:y="14.543cm" svg:viewBox="0 0 35 37" svg:d="M18 37c23 0 23-37 0-37-24 0-24 37 0 37z">
          <text:p/>
        </draw:path>
        <draw:path draw:style-name="gr1" draw:text-style-name="P1" draw:layer="layout" svg:width="0.034cm" svg:height="0.036cm" svg:x="25.926cm" svg:y="15.045cm" svg:viewBox="0 0 35 37" svg:d="M18 37c23 0 23-37 0-37-24 0-24 37 0 37z">
          <text:p/>
        </draw:path>
        <draw:path draw:style-name="gr1" draw:text-style-name="P1" draw:layer="layout" svg:width="0.034cm" svg:height="0.035cm" svg:x="25.926cm" svg:y="15.548cm" svg:viewBox="0 0 35 36" svg:d="M18 36c23 0 23-36 0-36-24 0-24 36 0 36z">
          <text:p/>
        </draw:path>
        <draw:path draw:style-name="gr1" draw:text-style-name="P1" draw:layer="layout" svg:width="0.034cm" svg:height="0.035cm" svg:x="25.926cm" svg:y="16.05cm" svg:viewBox="0 0 35 36" svg:d="M18 36c23 0 23-36 0-36-24 0-24 36 0 36z">
          <text:p/>
        </draw:path>
        <draw:path draw:style-name="gr1" draw:text-style-name="P1" draw:layer="layout" svg:width="0.034cm" svg:height="0.035cm" svg:x="25.926cm" svg:y="16.552cm" svg:viewBox="0 0 35 36" svg:d="M18 36c23 0 23-36 0-36-24 0-24 36 0 36z">
          <text:p/>
        </draw:path>
        <draw:path draw:style-name="gr1" draw:text-style-name="P1" draw:layer="layout" svg:width="0.034cm" svg:height="0.036cm" svg:x="25.926cm" svg:y="17.054cm" svg:viewBox="0 0 35 37" svg:d="M18 37c23 0 23-37 0-37-24 0-24 37 0 37z">
          <text:p/>
        </draw:path>
        <draw:path draw:style-name="gr1" draw:text-style-name="P1" draw:layer="layout" svg:width="0.034cm" svg:height="0.035cm" svg:x="25.926cm" svg:y="17.557cm" svg:viewBox="0 0 35 36" svg:d="M18 36c23 0 23-36 0-36-24 0-24 36 0 36z">
          <text:p/>
        </draw:path>
        <draw:path draw:style-name="gr1" draw:text-style-name="P1" draw:layer="layout" svg:width="0.034cm" svg:height="0.035cm" svg:x="25.926cm" svg:y="18.059cm" svg:viewBox="0 0 35 36" svg:d="M18 36c23 0 23-36 0-36-24 0-24 36 0 36z">
          <text:p/>
        </draw:path>
        <draw:path draw:style-name="gr1" draw:text-style-name="P1" draw:layer="layout" svg:width="0.034cm" svg:height="0.035cm" svg:x="25.926cm" svg:y="18.561cm" svg:viewBox="0 0 35 36" svg:d="M18 36c23 0 23-36 0-36-24 0-24 36 0 36z">
          <text:p/>
        </draw:path>
        <draw:path draw:style-name="gr1" draw:text-style-name="P1" draw:layer="layout" svg:width="0.034cm" svg:height="0.035cm" svg:x="25.926cm" svg:y="19.063cm" svg:viewBox="0 0 35 36" svg:d="M18 36c23 0 23-36 0-36-24 0-24 36 0 36z">
          <text:p/>
        </draw:path>
        <draw:path draw:style-name="gr1" draw:text-style-name="P1" draw:layer="layout" svg:width="0.034cm" svg:height="0.036cm" svg:x="25.926cm" svg:y="19.565cm" svg:viewBox="0 0 35 37" svg:d="M18 37c23 0 23-37 0-37-24 0-24 37 0 37z">
          <text:p/>
        </draw:path>
        <draw:path draw:style-name="gr1" draw:text-style-name="P1" draw:layer="layout" svg:width="0.034cm" svg:height="0.036cm" svg:x="25.926cm" svg:y="20.067cm" svg:viewBox="0 0 35 37" svg:d="M18 37c23 0 23-37 0-37-24 0-24 37 0 37z">
          <text:p/>
        </draw:path>
        <draw:path draw:style-name="gr1" draw:text-style-name="P1" draw:layer="layout" svg:width="0.034cm" svg:height="0.035cm" svg:x="25.926cm" svg:y="20.57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425cm" svg:y="11.028cm" svg:viewBox="0 0 35 36" svg:d="M18 36c22 0 22-36 0-36-24 0-24 36 0 36z">
          <text:p/>
        </draw:path>
        <draw:path draw:style-name="gr1" draw:text-style-name="P1" draw:layer="layout" svg:width="0.034cm" svg:height="0.035cm" svg:x="26.425cm" svg:y="11.53cm" svg:viewBox="0 0 35 36" svg:d="M18 36c22 0 22-36 0-36-24 0-24 36 0 36z">
          <text:p/>
        </draw:path>
        <draw:path draw:style-name="gr1" draw:text-style-name="P1" draw:layer="layout" svg:width="0.034cm" svg:height="0.036cm" svg:x="26.425cm" svg:y="12.032cm" svg:viewBox="0 0 35 37" svg:d="M18 37c22 0 22-37 0-37-24 0-24 37 0 37z">
          <text:p/>
        </draw:path>
        <draw:path draw:style-name="gr1" draw:text-style-name="P1" draw:layer="layout" svg:width="0.034cm" svg:height="0.035cm" svg:x="26.425cm" svg:y="12.535cm" svg:viewBox="0 0 35 36" svg:d="M18 36c22 0 22-36 0-36-24 0-24 36 0 36z">
          <text:p/>
        </draw:path>
        <draw:path draw:style-name="gr1" draw:text-style-name="P1" draw:layer="layout" svg:width="0.034cm" svg:height="0.035cm" svg:x="26.425cm" svg:y="13.037cm" svg:viewBox="0 0 35 36" svg:d="M18 36c22 0 22-36 0-36-24 0-24 36 0 36z">
          <text:p/>
        </draw:path>
        <draw:path draw:style-name="gr1" draw:text-style-name="P1" draw:layer="layout" svg:width="0.034cm" svg:height="0.035cm" svg:x="26.425cm" svg:y="13.539cm" svg:viewBox="0 0 35 36" svg:d="M18 36c22 0 22-36 0-36-24 0-24 36 0 36z">
          <text:p/>
        </draw:path>
        <draw:path draw:style-name="gr1" draw:text-style-name="P1" draw:layer="layout" svg:width="0.034cm" svg:height="0.035cm" svg:x="26.425cm" svg:y="14.041cm" svg:viewBox="0 0 35 36" svg:d="M18 36c22 0 22-36 0-36-24 0-24 36 0 36z">
          <text:p/>
        </draw:path>
        <draw:path draw:style-name="gr1" draw:text-style-name="P1" draw:layer="layout" svg:width="0.034cm" svg:height="0.036cm" svg:x="26.425cm" svg:y="14.543cm" svg:viewBox="0 0 35 37" svg:d="M18 37c22 0 22-37 0-37-24 0-24 37 0 37z">
          <text:p/>
        </draw:path>
        <draw:path draw:style-name="gr1" draw:text-style-name="P1" draw:layer="layout" svg:width="0.034cm" svg:height="0.036cm" svg:x="26.425cm" svg:y="15.045cm" svg:viewBox="0 0 35 37" svg:d="M18 37c22 0 22-37 0-37-24 0-24 37 0 37z">
          <text:p/>
        </draw:path>
        <draw:path draw:style-name="gr1" draw:text-style-name="P1" draw:layer="layout" svg:width="0.034cm" svg:height="0.035cm" svg:x="26.425cm" svg:y="15.548cm" svg:viewBox="0 0 35 36" svg:d="M18 36c22 0 22-36 0-36-24 0-24 36 0 36z">
          <text:p/>
        </draw:path>
        <draw:path draw:style-name="gr1" draw:text-style-name="P1" draw:layer="layout" svg:width="0.034cm" svg:height="0.035cm" svg:x="26.425cm" svg:y="16.05cm" svg:viewBox="0 0 35 36" svg:d="M18 36c22 0 22-36 0-36-24 0-24 36 0 36z">
          <text:p/>
        </draw:path>
        <draw:path draw:style-name="gr1" draw:text-style-name="P1" draw:layer="layout" svg:width="0.034cm" svg:height="0.035cm" svg:x="26.425cm" svg:y="16.552cm" svg:viewBox="0 0 35 36" svg:d="M18 36c22 0 22-36 0-36-24 0-24 36 0 36z">
          <text:p/>
        </draw:path>
        <draw:path draw:style-name="gr1" draw:text-style-name="P1" draw:layer="layout" svg:width="0.034cm" svg:height="0.036cm" svg:x="26.425cm" svg:y="17.054cm" svg:viewBox="0 0 35 37" svg:d="M18 37c22 0 22-37 0-37-24 0-24 37 0 37z">
          <text:p/>
        </draw:path>
        <draw:path draw:style-name="gr1" draw:text-style-name="P1" draw:layer="layout" svg:width="0.034cm" svg:height="0.035cm" svg:x="26.425cm" svg:y="17.557cm" svg:viewBox="0 0 35 36" svg:d="M18 36c22 0 22-36 0-36-24 0-24 36 0 36z">
          <text:p/>
        </draw:path>
        <draw:path draw:style-name="gr1" draw:text-style-name="P1" draw:layer="layout" svg:width="0.034cm" svg:height="0.035cm" svg:x="26.425cm" svg:y="18.059cm" svg:viewBox="0 0 35 36" svg:d="M18 36c22 0 22-36 0-36-24 0-24 36 0 36z">
          <text:p/>
        </draw:path>
        <draw:path draw:style-name="gr1" draw:text-style-name="P1" draw:layer="layout" svg:width="0.034cm" svg:height="0.035cm" svg:x="26.425cm" svg:y="18.561cm" svg:viewBox="0 0 35 36" svg:d="M18 36c22 0 22-36 0-36-24 0-24 36 0 36z">
          <text:p/>
        </draw:path>
        <draw:path draw:style-name="gr1" draw:text-style-name="P1" draw:layer="layout" svg:width="0.034cm" svg:height="0.035cm" svg:x="26.425cm" svg:y="19.063cm" svg:viewBox="0 0 35 36" svg:d="M18 36c22 0 22-36 0-36-24 0-24 36 0 36z">
          <text:p/>
        </draw:path>
        <draw:path draw:style-name="gr1" draw:text-style-name="P1" draw:layer="layout" svg:width="0.034cm" svg:height="0.036cm" svg:x="26.425cm" svg:y="19.565cm" svg:viewBox="0 0 35 37" svg:d="M18 37c22 0 22-37 0-37-24 0-24 37 0 37z">
          <text:p/>
        </draw:path>
        <draw:path draw:style-name="gr1" draw:text-style-name="P1" draw:layer="layout" svg:width="0.034cm" svg:height="0.036cm" svg:x="26.425cm" svg:y="20.067cm" svg:viewBox="0 0 35 37" svg:d="M18 37c22 0 22-37 0-37-24 0-24 37 0 37z">
          <text:p/>
        </draw:path>
        <draw:path draw:style-name="gr1" draw:text-style-name="P1" draw:layer="layout" svg:width="0.034cm" svg:height="0.035cm" svg:x="26.425cm" svg:y="20.57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11.028cm" svg:viewBox="0 0 35 36" svg:d="M17 36c24 0 24-36 0-36-22 0-23 36 0 36z">
          <text:p/>
        </draw:path>
        <draw:path draw:style-name="gr1" draw:text-style-name="P1" draw:layer="layout" svg:width="0.034cm" svg:height="0.035cm" svg:x="0.981cm" svg:y="11.53cm" svg:viewBox="0 0 35 36" svg:d="M17 36c24 0 24-36 0-36-22 0-23 36 0 36z">
          <text:p/>
        </draw:path>
        <draw:path draw:style-name="gr1" draw:text-style-name="P1" draw:layer="layout" svg:width="0.034cm" svg:height="0.036cm" svg:x="0.981cm" svg:y="12.032cm" svg:viewBox="0 0 35 37" svg:d="M17 37c24 0 24-37 0-37-22 0-23 37 0 37z">
          <text:p/>
        </draw:path>
        <draw:path draw:style-name="gr1" draw:text-style-name="P1" draw:layer="layout" svg:width="0.034cm" svg:height="0.035cm" svg:x="0.981cm" svg:y="12.535cm" svg:viewBox="0 0 35 36" svg:d="M17 36c24 0 24-36 0-36-22 0-23 36 0 36z">
          <text:p/>
        </draw:path>
        <draw:path draw:style-name="gr1" draw:text-style-name="P1" draw:layer="layout" svg:width="0.034cm" svg:height="0.035cm" svg:x="0.981cm" svg:y="13.037cm" svg:viewBox="0 0 35 36" svg:d="M17 36c24 0 24-36 0-36-22 0-23 36 0 36z">
          <text:p/>
        </draw:path>
        <draw:path draw:style-name="gr1" draw:text-style-name="P1" draw:layer="layout" svg:width="0.034cm" svg:height="0.035cm" svg:x="0.981cm" svg:y="13.539cm" svg:viewBox="0 0 35 36" svg:d="M17 36c24 0 24-36 0-36-22 0-23 36 0 36z">
          <text:p/>
        </draw:path>
        <draw:path draw:style-name="gr1" draw:text-style-name="P1" draw:layer="layout" svg:width="0.034cm" svg:height="0.035cm" svg:x="0.981cm" svg:y="14.041cm" svg:viewBox="0 0 35 36" svg:d="M17 36c24 0 24-36 0-36-22 0-23 36 0 36z">
          <text:p/>
        </draw:path>
        <draw:path draw:style-name="gr1" draw:text-style-name="P1" draw:layer="layout" svg:width="0.034cm" svg:height="0.036cm" svg:x="0.981cm" svg:y="14.543cm" svg:viewBox="0 0 35 37" svg:d="M17 37c24 0 24-37 0-37-22 0-23 37 0 37z">
          <text:p/>
        </draw:path>
        <draw:path draw:style-name="gr1" draw:text-style-name="P1" draw:layer="layout" svg:width="0.034cm" svg:height="0.036cm" svg:x="0.981cm" svg:y="15.045cm" svg:viewBox="0 0 35 37" svg:d="M17 37c24 0 24-37 0-37-22 0-23 37 0 37z">
          <text:p/>
        </draw:path>
        <draw:path draw:style-name="gr1" draw:text-style-name="P1" draw:layer="layout" svg:width="0.034cm" svg:height="0.035cm" svg:x="0.981cm" svg:y="15.548cm" svg:viewBox="0 0 35 36" svg:d="M17 36c24 0 24-36 0-36-22 0-23 36 0 36z">
          <text:p/>
        </draw:path>
        <draw:path draw:style-name="gr1" draw:text-style-name="P1" draw:layer="layout" svg:width="0.034cm" svg:height="0.035cm" svg:x="0.981cm" svg:y="16.05cm" svg:viewBox="0 0 35 36" svg:d="M17 36c24 0 24-36 0-36-22 0-23 36 0 36z">
          <text:p/>
        </draw:path>
        <draw:path draw:style-name="gr1" draw:text-style-name="P1" draw:layer="layout" svg:width="0.034cm" svg:height="0.035cm" svg:x="0.981cm" svg:y="16.552cm" svg:viewBox="0 0 35 36" svg:d="M17 36c24 0 24-36 0-36-22 0-23 36 0 36z">
          <text:p/>
        </draw:path>
        <draw:path draw:style-name="gr1" draw:text-style-name="P1" draw:layer="layout" svg:width="0.034cm" svg:height="0.036cm" svg:x="0.981cm" svg:y="17.054cm" svg:viewBox="0 0 35 37" svg:d="M17 37c24 0 24-37 0-37-22 0-23 37 0 37z">
          <text:p/>
        </draw:path>
        <draw:path draw:style-name="gr1" draw:text-style-name="P1" draw:layer="layout" svg:width="0.034cm" svg:height="0.035cm" svg:x="0.981cm" svg:y="17.557cm" svg:viewBox="0 0 35 36" svg:d="M17 36c24 0 24-36 0-36-22 0-23 36 0 36z">
          <text:p/>
        </draw:path>
        <draw:path draw:style-name="gr1" draw:text-style-name="P1" draw:layer="layout" svg:width="0.034cm" svg:height="0.035cm" svg:x="0.981cm" svg:y="18.059cm" svg:viewBox="0 0 35 36" svg:d="M17 36c24 0 24-36 0-36-22 0-23 36 0 36z">
          <text:p/>
        </draw:path>
        <draw:path draw:style-name="gr1" draw:text-style-name="P1" draw:layer="layout" svg:width="0.034cm" svg:height="0.035cm" svg:x="0.981cm" svg:y="18.561cm" svg:viewBox="0 0 35 36" svg:d="M17 36c24 0 24-36 0-36-22 0-23 36 0 36z">
          <text:p/>
        </draw:path>
        <draw:path draw:style-name="gr1" draw:text-style-name="P1" draw:layer="layout" svg:width="0.034cm" svg:height="0.035cm" svg:x="0.981cm" svg:y="19.063cm" svg:viewBox="0 0 35 36" svg:d="M17 36c24 0 24-36 0-36-22 0-23 36 0 36z">
          <text:p/>
        </draw:path>
        <draw:path draw:style-name="gr1" draw:text-style-name="P1" draw:layer="layout" svg:width="0.034cm" svg:height="0.036cm" svg:x="0.981cm" svg:y="19.565cm" svg:viewBox="0 0 35 37" svg:d="M17 37c24 0 24-37 0-37-22 0-23 37 0 37z">
          <text:p/>
        </draw:path>
        <draw:path draw:style-name="gr1" draw:text-style-name="P1" draw:layer="layout" svg:width="0.034cm" svg:height="0.036cm" svg:x="0.981cm" svg:y="20.067cm" svg:viewBox="0 0 35 37" svg:d="M17 37c24 0 24-37 0-37-22 0-23 37 0 37z">
          <text:p/>
        </draw:path>
        <draw:path draw:style-name="gr1" draw:text-style-name="P1" draw:layer="layout" svg:width="0.034cm" svg:height="0.035cm" svg:x="0.981cm" svg:y="20.57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5cm" svg:height="0.035cm" svg:x="1.48cm" svg:y="11.028cm" svg:viewBox="0 0 36 36" svg:d="M18 36c24 0 24-36 0-36-23 0-24 36 0 36z">
          <text:p/>
        </draw:path>
        <draw:path draw:style-name="gr1" draw:text-style-name="P1" draw:layer="layout" svg:width="0.035cm" svg:height="0.035cm" svg:x="1.48cm" svg:y="11.53cm" svg:viewBox="0 0 36 36" svg:d="M18 36c24 0 24-36 0-36-23 0-24 36 0 36z">
          <text:p/>
        </draw:path>
        <draw:path draw:style-name="gr1" draw:text-style-name="P1" draw:layer="layout" svg:width="0.035cm" svg:height="0.036cm" svg:x="1.48cm" svg:y="12.032cm" svg:viewBox="0 0 36 37" svg:d="M18 37c24 0 24-37 0-37-23 0-24 37 0 37z">
          <text:p/>
        </draw:path>
        <draw:path draw:style-name="gr1" draw:text-style-name="P1" draw:layer="layout" svg:width="0.035cm" svg:height="0.035cm" svg:x="1.48cm" svg:y="12.535cm" svg:viewBox="0 0 36 36" svg:d="M18 36c24 0 24-36 0-36-23 0-24 36 0 36z">
          <text:p/>
        </draw:path>
        <draw:path draw:style-name="gr1" draw:text-style-name="P1" draw:layer="layout" svg:width="0.035cm" svg:height="0.035cm" svg:x="1.48cm" svg:y="13.037cm" svg:viewBox="0 0 36 36" svg:d="M18 36c24 0 24-36 0-36-23 0-24 36 0 36z">
          <text:p/>
        </draw:path>
        <draw:path draw:style-name="gr1" draw:text-style-name="P1" draw:layer="layout" svg:width="0.035cm" svg:height="0.035cm" svg:x="1.48cm" svg:y="13.539cm" svg:viewBox="0 0 36 36" svg:d="M18 36c24 0 24-36 0-36-23 0-24 36 0 36z">
          <text:p/>
        </draw:path>
        <draw:path draw:style-name="gr1" draw:text-style-name="P1" draw:layer="layout" svg:width="0.035cm" svg:height="0.035cm" svg:x="1.48cm" svg:y="14.041cm" svg:viewBox="0 0 36 36" svg:d="M18 36c24 0 24-36 0-36-23 0-24 36 0 36z">
          <text:p/>
        </draw:path>
        <draw:path draw:style-name="gr1" draw:text-style-name="P1" draw:layer="layout" svg:width="0.035cm" svg:height="0.036cm" svg:x="1.48cm" svg:y="14.543cm" svg:viewBox="0 0 36 37" svg:d="M18 37c24 0 24-37 0-37-23 0-24 37 0 37z">
          <text:p/>
        </draw:path>
        <draw:path draw:style-name="gr1" draw:text-style-name="P1" draw:layer="layout" svg:width="0.035cm" svg:height="0.036cm" svg:x="1.48cm" svg:y="15.045cm" svg:viewBox="0 0 36 37" svg:d="M18 37c24 0 24-37 0-37-23 0-24 37 0 37z">
          <text:p/>
        </draw:path>
        <draw:path draw:style-name="gr1" draw:text-style-name="P1" draw:layer="layout" svg:width="0.035cm" svg:height="0.035cm" svg:x="1.48cm" svg:y="15.548cm" svg:viewBox="0 0 36 36" svg:d="M18 36c24 0 24-36 0-36-23 0-24 36 0 36z">
          <text:p/>
        </draw:path>
        <draw:path draw:style-name="gr1" draw:text-style-name="P1" draw:layer="layout" svg:width="0.035cm" svg:height="0.035cm" svg:x="1.48cm" svg:y="16.05cm" svg:viewBox="0 0 36 36" svg:d="M18 36c24 0 24-36 0-36-23 0-24 36 0 36z">
          <text:p/>
        </draw:path>
        <draw:path draw:style-name="gr1" draw:text-style-name="P1" draw:layer="layout" svg:width="0.035cm" svg:height="0.035cm" svg:x="1.48cm" svg:y="16.552cm" svg:viewBox="0 0 36 36" svg:d="M18 36c24 0 24-36 0-36-23 0-24 36 0 36z">
          <text:p/>
        </draw:path>
        <draw:path draw:style-name="gr1" draw:text-style-name="P1" draw:layer="layout" svg:width="0.035cm" svg:height="0.036cm" svg:x="1.48cm" svg:y="17.054cm" svg:viewBox="0 0 36 37" svg:d="M18 37c24 0 24-37 0-37-23 0-24 37 0 37z">
          <text:p/>
        </draw:path>
        <draw:path draw:style-name="gr1" draw:text-style-name="P1" draw:layer="layout" svg:width="0.035cm" svg:height="0.035cm" svg:x="1.48cm" svg:y="17.557cm" svg:viewBox="0 0 36 36" svg:d="M18 36c24 0 24-36 0-36-23 0-24 36 0 36z">
          <text:p/>
        </draw:path>
        <draw:path draw:style-name="gr1" draw:text-style-name="P1" draw:layer="layout" svg:width="0.035cm" svg:height="0.035cm" svg:x="1.48cm" svg:y="18.059cm" svg:viewBox="0 0 36 36" svg:d="M18 36c24 0 24-36 0-36-23 0-24 36 0 36z">
          <text:p/>
        </draw:path>
        <draw:path draw:style-name="gr1" draw:text-style-name="P1" draw:layer="layout" svg:width="0.035cm" svg:height="0.035cm" svg:x="1.48cm" svg:y="18.561cm" svg:viewBox="0 0 36 36" svg:d="M18 36c24 0 24-36 0-36-23 0-24 36 0 36z">
          <text:p/>
        </draw:path>
        <draw:path draw:style-name="gr1" draw:text-style-name="P1" draw:layer="layout" svg:width="0.035cm" svg:height="0.035cm" svg:x="1.48cm" svg:y="19.063cm" svg:viewBox="0 0 36 36" svg:d="M18 36c24 0 24-36 0-36-23 0-24 36 0 36z">
          <text:p/>
        </draw:path>
        <draw:path draw:style-name="gr1" draw:text-style-name="P1" draw:layer="layout" svg:width="0.035cm" svg:height="0.036cm" svg:x="1.48cm" svg:y="19.565cm" svg:viewBox="0 0 36 37" svg:d="M18 37c24 0 24-37 0-37-23 0-24 37 0 37z">
          <text:p/>
        </draw:path>
        <draw:path draw:style-name="gr1" draw:text-style-name="P1" draw:layer="layout" svg:width="0.035cm" svg:height="0.036cm" svg:x="1.48cm" svg:y="20.067cm" svg:viewBox="0 0 36 37" svg:d="M18 37c24 0 24-37 0-37-23 0-24 37 0 37z">
          <text:p/>
        </draw:path>
        <draw:path draw:style-name="gr1" draw:text-style-name="P1" draw:layer="layout" svg:width="0.035cm" svg:height="0.035cm" svg:x="1.48cm" svg:y="20.57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1.979cm" svg:y="11.028cm" svg:viewBox="0 0 35 36" svg:d="M18 36c23 0 23-36 0-36-24 0-24 36 0 36z">
          <text:p/>
        </draw:path>
        <draw:path draw:style-name="gr1" draw:text-style-name="P1" draw:layer="layout" svg:width="0.034cm" svg:height="0.035cm" svg:x="1.979cm" svg:y="11.53cm" svg:viewBox="0 0 35 36" svg:d="M18 36c23 0 23-36 0-36-24 0-24 36 0 36z">
          <text:p/>
        </draw:path>
        <draw:path draw:style-name="gr1" draw:text-style-name="P1" draw:layer="layout" svg:width="0.034cm" svg:height="0.036cm" svg:x="1.979cm" svg:y="12.032cm" svg:viewBox="0 0 35 37" svg:d="M18 37c23 0 23-37 0-37-24 0-24 37 0 37z">
          <text:p/>
        </draw:path>
        <draw:path draw:style-name="gr1" draw:text-style-name="P1" draw:layer="layout" svg:width="0.034cm" svg:height="0.035cm" svg:x="1.979cm" svg:y="12.535cm" svg:viewBox="0 0 35 36" svg:d="M18 36c23 0 23-36 0-36-24 0-24 36 0 36z">
          <text:p/>
        </draw:path>
        <draw:path draw:style-name="gr1" draw:text-style-name="P1" draw:layer="layout" svg:width="0.034cm" svg:height="0.035cm" svg:x="1.979cm" svg:y="13.037cm" svg:viewBox="0 0 35 36" svg:d="M18 36c23 0 23-36 0-36-24 0-24 36 0 36z">
          <text:p/>
        </draw:path>
        <draw:path draw:style-name="gr1" draw:text-style-name="P1" draw:layer="layout" svg:width="0.034cm" svg:height="0.035cm" svg:x="1.979cm" svg:y="13.539cm" svg:viewBox="0 0 35 36" svg:d="M18 36c23 0 23-36 0-36-24 0-24 36 0 36z">
          <text:p/>
        </draw:path>
        <draw:path draw:style-name="gr1" draw:text-style-name="P1" draw:layer="layout" svg:width="0.034cm" svg:height="0.035cm" svg:x="1.979cm" svg:y="14.041cm" svg:viewBox="0 0 35 36" svg:d="M18 36c23 0 23-36 0-36-24 0-24 36 0 36z">
          <text:p/>
        </draw:path>
        <draw:path draw:style-name="gr1" draw:text-style-name="P1" draw:layer="layout" svg:width="0.034cm" svg:height="0.036cm" svg:x="1.979cm" svg:y="14.543cm" svg:viewBox="0 0 35 37" svg:d="M18 37c23 0 23-37 0-37-24 0-24 37 0 37z">
          <text:p/>
        </draw:path>
        <draw:path draw:style-name="gr1" draw:text-style-name="P1" draw:layer="layout" svg:width="0.034cm" svg:height="0.036cm" svg:x="1.979cm" svg:y="15.045cm" svg:viewBox="0 0 35 37" svg:d="M18 37c23 0 23-37 0-37-24 0-24 37 0 37z">
          <text:p/>
        </draw:path>
        <draw:path draw:style-name="gr1" draw:text-style-name="P1" draw:layer="layout" svg:width="0.034cm" svg:height="0.035cm" svg:x="1.979cm" svg:y="15.548cm" svg:viewBox="0 0 35 36" svg:d="M18 36c23 0 23-36 0-36-24 0-24 36 0 36z">
          <text:p/>
        </draw:path>
        <draw:path draw:style-name="gr1" draw:text-style-name="P1" draw:layer="layout" svg:width="0.034cm" svg:height="0.035cm" svg:x="1.979cm" svg:y="16.05cm" svg:viewBox="0 0 35 36" svg:d="M18 36c23 0 23-36 0-36-24 0-24 36 0 36z">
          <text:p/>
        </draw:path>
        <draw:path draw:style-name="gr1" draw:text-style-name="P1" draw:layer="layout" svg:width="0.034cm" svg:height="0.035cm" svg:x="1.979cm" svg:y="16.552cm" svg:viewBox="0 0 35 36" svg:d="M18 36c23 0 23-36 0-36-24 0-24 36 0 36z">
          <text:p/>
        </draw:path>
        <draw:path draw:style-name="gr1" draw:text-style-name="P1" draw:layer="layout" svg:width="0.034cm" svg:height="0.036cm" svg:x="1.979cm" svg:y="17.054cm" svg:viewBox="0 0 35 37" svg:d="M18 37c23 0 23-37 0-37-24 0-24 37 0 37z">
          <text:p/>
        </draw:path>
        <draw:path draw:style-name="gr1" draw:text-style-name="P1" draw:layer="layout" svg:width="0.034cm" svg:height="0.035cm" svg:x="1.979cm" svg:y="17.557cm" svg:viewBox="0 0 35 36" svg:d="M18 36c23 0 23-36 0-36-24 0-24 36 0 36z">
          <text:p/>
        </draw:path>
        <draw:path draw:style-name="gr1" draw:text-style-name="P1" draw:layer="layout" svg:width="0.034cm" svg:height="0.035cm" svg:x="1.979cm" svg:y="18.059cm" svg:viewBox="0 0 35 36" svg:d="M18 36c23 0 23-36 0-36-24 0-24 36 0 36z">
          <text:p/>
        </draw:path>
        <draw:path draw:style-name="gr1" draw:text-style-name="P1" draw:layer="layout" svg:width="0.034cm" svg:height="0.035cm" svg:x="1.979cm" svg:y="18.561cm" svg:viewBox="0 0 35 36" svg:d="M18 36c23 0 23-36 0-36-24 0-24 36 0 36z">
          <text:p/>
        </draw:path>
        <draw:path draw:style-name="gr1" draw:text-style-name="P1" draw:layer="layout" svg:width="0.034cm" svg:height="0.035cm" svg:x="1.979cm" svg:y="19.063cm" svg:viewBox="0 0 35 36" svg:d="M18 36c23 0 23-36 0-36-24 0-24 36 0 36z">
          <text:p/>
        </draw:path>
        <draw:path draw:style-name="gr1" draw:text-style-name="P1" draw:layer="layout" svg:width="0.034cm" svg:height="0.036cm" svg:x="1.979cm" svg:y="19.565cm" svg:viewBox="0 0 35 37" svg:d="M18 37c23 0 23-37 0-37-24 0-24 37 0 37z">
          <text:p/>
        </draw:path>
        <draw:path draw:style-name="gr1" draw:text-style-name="P1" draw:layer="layout" svg:width="0.034cm" svg:height="0.036cm" svg:x="1.979cm" svg:y="20.067cm" svg:viewBox="0 0 35 37" svg:d="M18 37c23 0 23-37 0-37-24 0-24 37 0 37z">
          <text:p/>
        </draw:path>
        <draw:path draw:style-name="gr1" draw:text-style-name="P1" draw:layer="layout" svg:width="0.034cm" svg:height="0.035cm" svg:x="1.979cm" svg:y="20.57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478cm" svg:y="11.028cm" svg:viewBox="0 0 35 36" svg:d="M17 36c24 0 24-36 0-36-22 0-23 36 0 36z">
          <text:p/>
        </draw:path>
        <draw:path draw:style-name="gr1" draw:text-style-name="P1" draw:layer="layout" svg:width="0.034cm" svg:height="0.035cm" svg:x="2.478cm" svg:y="11.53cm" svg:viewBox="0 0 35 36" svg:d="M17 36c24 0 24-36 0-36-22 0-23 36 0 36z">
          <text:p/>
        </draw:path>
        <draw:path draw:style-name="gr1" draw:text-style-name="P1" draw:layer="layout" svg:width="0.034cm" svg:height="0.036cm" svg:x="2.478cm" svg:y="12.032cm" svg:viewBox="0 0 35 37" svg:d="M17 37c24 0 24-37 0-37-22 0-23 37 0 37z">
          <text:p/>
        </draw:path>
        <draw:path draw:style-name="gr1" draw:text-style-name="P1" draw:layer="layout" svg:width="0.034cm" svg:height="0.035cm" svg:x="2.478cm" svg:y="12.535cm" svg:viewBox="0 0 35 36" svg:d="M17 36c24 0 24-36 0-36-22 0-23 36 0 36z">
          <text:p/>
        </draw:path>
        <draw:path draw:style-name="gr1" draw:text-style-name="P1" draw:layer="layout" svg:width="0.034cm" svg:height="0.035cm" svg:x="2.478cm" svg:y="13.037cm" svg:viewBox="0 0 35 36" svg:d="M17 36c24 0 24-36 0-36-22 0-23 36 0 36z">
          <text:p/>
        </draw:path>
        <draw:path draw:style-name="gr1" draw:text-style-name="P1" draw:layer="layout" svg:width="0.034cm" svg:height="0.035cm" svg:x="2.478cm" svg:y="13.539cm" svg:viewBox="0 0 35 36" svg:d="M17 36c24 0 24-36 0-36-22 0-23 36 0 36z">
          <text:p/>
        </draw:path>
        <draw:path draw:style-name="gr1" draw:text-style-name="P1" draw:layer="layout" svg:width="0.034cm" svg:height="0.035cm" svg:x="2.478cm" svg:y="14.041cm" svg:viewBox="0 0 35 36" svg:d="M17 36c24 0 24-36 0-36-22 0-23 36 0 36z">
          <text:p/>
        </draw:path>
        <draw:path draw:style-name="gr1" draw:text-style-name="P1" draw:layer="layout" svg:width="0.034cm" svg:height="0.036cm" svg:x="2.478cm" svg:y="14.543cm" svg:viewBox="0 0 35 37" svg:d="M17 37c24 0 24-37 0-37-22 0-23 37 0 37z">
          <text:p/>
        </draw:path>
        <draw:path draw:style-name="gr1" draw:text-style-name="P1" draw:layer="layout" svg:width="0.034cm" svg:height="0.036cm" svg:x="2.478cm" svg:y="15.045cm" svg:viewBox="0 0 35 37" svg:d="M17 37c24 0 24-37 0-37-22 0-23 37 0 37z">
          <text:p/>
        </draw:path>
        <draw:path draw:style-name="gr1" draw:text-style-name="P1" draw:layer="layout" svg:width="0.034cm" svg:height="0.035cm" svg:x="2.478cm" svg:y="15.548cm" svg:viewBox="0 0 35 36" svg:d="M17 36c24 0 24-36 0-36-22 0-23 36 0 36z">
          <text:p/>
        </draw:path>
        <draw:path draw:style-name="gr1" draw:text-style-name="P1" draw:layer="layout" svg:width="0.034cm" svg:height="0.035cm" svg:x="2.478cm" svg:y="16.05cm" svg:viewBox="0 0 35 36" svg:d="M17 36c24 0 24-36 0-36-22 0-23 36 0 36z">
          <text:p/>
        </draw:path>
        <draw:path draw:style-name="gr1" draw:text-style-name="P1" draw:layer="layout" svg:width="0.034cm" svg:height="0.035cm" svg:x="2.478cm" svg:y="16.552cm" svg:viewBox="0 0 35 36" svg:d="M17 36c24 0 24-36 0-36-22 0-23 36 0 36z">
          <text:p/>
        </draw:path>
        <draw:path draw:style-name="gr1" draw:text-style-name="P1" draw:layer="layout" svg:width="0.034cm" svg:height="0.036cm" svg:x="2.478cm" svg:y="17.054cm" svg:viewBox="0 0 35 37" svg:d="M17 37c24 0 24-37 0-37-22 0-23 37 0 37z">
          <text:p/>
        </draw:path>
        <draw:path draw:style-name="gr1" draw:text-style-name="P1" draw:layer="layout" svg:width="0.034cm" svg:height="0.035cm" svg:x="2.478cm" svg:y="17.557cm" svg:viewBox="0 0 35 36" svg:d="M17 36c24 0 24-36 0-36-22 0-23 36 0 36z">
          <text:p/>
        </draw:path>
        <draw:path draw:style-name="gr1" draw:text-style-name="P1" draw:layer="layout" svg:width="0.034cm" svg:height="0.035cm" svg:x="2.478cm" svg:y="18.059cm" svg:viewBox="0 0 35 36" svg:d="M17 36c24 0 24-36 0-36-22 0-23 36 0 36z">
          <text:p/>
        </draw:path>
        <draw:path draw:style-name="gr1" draw:text-style-name="P1" draw:layer="layout" svg:width="0.034cm" svg:height="0.035cm" svg:x="2.478cm" svg:y="18.561cm" svg:viewBox="0 0 35 36" svg:d="M17 36c24 0 24-36 0-36-22 0-23 36 0 36z">
          <text:p/>
        </draw:path>
        <draw:path draw:style-name="gr1" draw:text-style-name="P1" draw:layer="layout" svg:width="0.034cm" svg:height="0.035cm" svg:x="2.478cm" svg:y="19.063cm" svg:viewBox="0 0 35 36" svg:d="M17 36c24 0 24-36 0-36-22 0-23 36 0 36z">
          <text:p/>
        </draw:path>
        <draw:path draw:style-name="gr1" draw:text-style-name="P1" draw:layer="layout" svg:width="0.034cm" svg:height="0.036cm" svg:x="2.478cm" svg:y="19.565cm" svg:viewBox="0 0 35 37" svg:d="M17 37c24 0 24-37 0-37-22 0-23 37 0 37z">
          <text:p/>
        </draw:path>
        <draw:path draw:style-name="gr1" draw:text-style-name="P1" draw:layer="layout" svg:width="0.034cm" svg:height="0.036cm" svg:x="2.478cm" svg:y="20.067cm" svg:viewBox="0 0 35 37" svg:d="M17 37c24 0 24-37 0-37-22 0-23 37 0 37z">
          <text:p/>
        </draw:path>
        <draw:path draw:style-name="gr1" draw:text-style-name="P1" draw:layer="layout" svg:width="0.034cm" svg:height="0.035cm" svg:x="2.478cm" svg:y="20.57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2.977cm" svg:y="11.028cm" svg:viewBox="0 0 35 36" svg:d="M18 36c23 0 23-36 0-36-24 0-24 36 0 36z">
          <text:p/>
        </draw:path>
        <draw:path draw:style-name="gr1" draw:text-style-name="P1" draw:layer="layout" svg:width="0.034cm" svg:height="0.035cm" svg:x="2.977cm" svg:y="11.53cm" svg:viewBox="0 0 35 36" svg:d="M18 36c23 0 23-36 0-36-24 0-24 36 0 36z">
          <text:p/>
        </draw:path>
        <draw:path draw:style-name="gr1" draw:text-style-name="P1" draw:layer="layout" svg:width="0.034cm" svg:height="0.036cm" svg:x="2.977cm" svg:y="12.032cm" svg:viewBox="0 0 35 37" svg:d="M18 37c23 0 23-37 0-37-24 0-24 37 0 37z">
          <text:p/>
        </draw:path>
        <draw:path draw:style-name="gr1" draw:text-style-name="P1" draw:layer="layout" svg:width="0.034cm" svg:height="0.035cm" svg:x="2.977cm" svg:y="12.535cm" svg:viewBox="0 0 35 36" svg:d="M18 36c23 0 23-36 0-36-24 0-24 36 0 36z">
          <text:p/>
        </draw:path>
        <draw:path draw:style-name="gr1" draw:text-style-name="P1" draw:layer="layout" svg:width="0.034cm" svg:height="0.035cm" svg:x="2.977cm" svg:y="13.037cm" svg:viewBox="0 0 35 36" svg:d="M18 36c23 0 23-36 0-36-24 0-24 36 0 36z">
          <text:p/>
        </draw:path>
        <draw:path draw:style-name="gr1" draw:text-style-name="P1" draw:layer="layout" svg:width="0.034cm" svg:height="0.035cm" svg:x="2.977cm" svg:y="13.539cm" svg:viewBox="0 0 35 36" svg:d="M18 36c23 0 23-36 0-36-24 0-24 36 0 36z">
          <text:p/>
        </draw:path>
        <draw:path draw:style-name="gr1" draw:text-style-name="P1" draw:layer="layout" svg:width="0.034cm" svg:height="0.035cm" svg:x="2.977cm" svg:y="14.041cm" svg:viewBox="0 0 35 36" svg:d="M18 36c23 0 23-36 0-36-24 0-24 36 0 36z">
          <text:p/>
        </draw:path>
        <draw:path draw:style-name="gr1" draw:text-style-name="P1" draw:layer="layout" svg:width="0.034cm" svg:height="0.036cm" svg:x="2.977cm" svg:y="14.543cm" svg:viewBox="0 0 35 37" svg:d="M18 37c23 0 23-37 0-37-24 0-24 37 0 37z">
          <text:p/>
        </draw:path>
        <draw:path draw:style-name="gr1" draw:text-style-name="P1" draw:layer="layout" svg:width="0.034cm" svg:height="0.036cm" svg:x="2.977cm" svg:y="15.045cm" svg:viewBox="0 0 35 37" svg:d="M18 37c23 0 23-37 0-37-24 0-24 37 0 37z">
          <text:p/>
        </draw:path>
        <draw:path draw:style-name="gr1" draw:text-style-name="P1" draw:layer="layout" svg:width="0.034cm" svg:height="0.035cm" svg:x="2.977cm" svg:y="15.548cm" svg:viewBox="0 0 35 36" svg:d="M18 36c23 0 23-36 0-36-24 0-24 36 0 36z">
          <text:p/>
        </draw:path>
        <draw:path draw:style-name="gr1" draw:text-style-name="P1" draw:layer="layout" svg:width="0.034cm" svg:height="0.035cm" svg:x="2.977cm" svg:y="16.05cm" svg:viewBox="0 0 35 36" svg:d="M18 36c23 0 23-36 0-36-24 0-24 36 0 36z">
          <text:p/>
        </draw:path>
        <draw:path draw:style-name="gr1" draw:text-style-name="P1" draw:layer="layout" svg:width="0.034cm" svg:height="0.035cm" svg:x="2.977cm" svg:y="16.552cm" svg:viewBox="0 0 35 36" svg:d="M18 36c23 0 23-36 0-36-24 0-24 36 0 36z">
          <text:p/>
        </draw:path>
        <draw:path draw:style-name="gr1" draw:text-style-name="P1" draw:layer="layout" svg:width="0.034cm" svg:height="0.036cm" svg:x="2.977cm" svg:y="17.054cm" svg:viewBox="0 0 35 37" svg:d="M18 37c23 0 23-37 0-37-24 0-24 37 0 37z">
          <text:p/>
        </draw:path>
        <draw:path draw:style-name="gr1" draw:text-style-name="P1" draw:layer="layout" svg:width="0.034cm" svg:height="0.035cm" svg:x="2.977cm" svg:y="17.557cm" svg:viewBox="0 0 35 36" svg:d="M18 36c23 0 23-36 0-36-24 0-24 36 0 36z">
          <text:p/>
        </draw:path>
        <draw:path draw:style-name="gr1" draw:text-style-name="P1" draw:layer="layout" svg:width="0.034cm" svg:height="0.035cm" svg:x="2.977cm" svg:y="18.059cm" svg:viewBox="0 0 35 36" svg:d="M18 36c23 0 23-36 0-36-24 0-24 36 0 36z">
          <text:p/>
        </draw:path>
        <draw:path draw:style-name="gr1" draw:text-style-name="P1" draw:layer="layout" svg:width="0.034cm" svg:height="0.035cm" svg:x="2.977cm" svg:y="18.561cm" svg:viewBox="0 0 35 36" svg:d="M18 36c23 0 23-36 0-36-24 0-24 36 0 36z">
          <text:p/>
        </draw:path>
        <draw:path draw:style-name="gr1" draw:text-style-name="P1" draw:layer="layout" svg:width="0.034cm" svg:height="0.035cm" svg:x="2.977cm" svg:y="19.063cm" svg:viewBox="0 0 35 36" svg:d="M18 36c23 0 23-36 0-36-24 0-24 36 0 36z">
          <text:p/>
        </draw:path>
        <draw:path draw:style-name="gr1" draw:text-style-name="P1" draw:layer="layout" svg:width="0.034cm" svg:height="0.036cm" svg:x="2.977cm" svg:y="19.565cm" svg:viewBox="0 0 35 37" svg:d="M18 37c23 0 23-37 0-37-24 0-24 37 0 37z">
          <text:p/>
        </draw:path>
        <draw:path draw:style-name="gr1" draw:text-style-name="P1" draw:layer="layout" svg:width="0.034cm" svg:height="0.036cm" svg:x="2.977cm" svg:y="20.067cm" svg:viewBox="0 0 35 37" svg:d="M18 37c23 0 23-37 0-37-24 0-24 37 0 37z">
          <text:p/>
        </draw:path>
        <draw:path draw:style-name="gr1" draw:text-style-name="P1" draw:layer="layout" svg:width="0.034cm" svg:height="0.035cm" svg:x="2.977cm" svg:y="20.57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475cm" svg:y="11.028cm" svg:viewBox="0 0 35 36" svg:d="M17 36c23 0 23-36 0-36s-23 36 0 36z">
          <text:p/>
        </draw:path>
        <draw:path draw:style-name="gr1" draw:text-style-name="P1" draw:layer="layout" svg:width="0.034cm" svg:height="0.035cm" svg:x="3.475cm" svg:y="11.53cm" svg:viewBox="0 0 35 36" svg:d="M17 36c23 0 23-36 0-36s-23 36 0 36z">
          <text:p/>
        </draw:path>
        <draw:path draw:style-name="gr1" draw:text-style-name="P1" draw:layer="layout" svg:width="0.034cm" svg:height="0.036cm" svg:x="3.475cm" svg:y="12.032cm" svg:viewBox="0 0 35 37" svg:d="M17 37c23 0 23-37 0-37s-23 37 0 37z">
          <text:p/>
        </draw:path>
        <draw:path draw:style-name="gr1" draw:text-style-name="P1" draw:layer="layout" svg:width="0.034cm" svg:height="0.035cm" svg:x="3.475cm" svg:y="12.535cm" svg:viewBox="0 0 35 36" svg:d="M17 36c23 0 23-36 0-36s-23 36 0 36z">
          <text:p/>
        </draw:path>
        <draw:path draw:style-name="gr1" draw:text-style-name="P1" draw:layer="layout" svg:width="0.034cm" svg:height="0.035cm" svg:x="3.475cm" svg:y="13.037cm" svg:viewBox="0 0 35 36" svg:d="M17 36c23 0 23-36 0-36s-23 36 0 36z">
          <text:p/>
        </draw:path>
        <draw:path draw:style-name="gr1" draw:text-style-name="P1" draw:layer="layout" svg:width="0.034cm" svg:height="0.035cm" svg:x="3.475cm" svg:y="13.539cm" svg:viewBox="0 0 35 36" svg:d="M17 36c23 0 23-36 0-36s-23 36 0 36z">
          <text:p/>
        </draw:path>
        <draw:path draw:style-name="gr1" draw:text-style-name="P1" draw:layer="layout" svg:width="0.034cm" svg:height="0.035cm" svg:x="3.475cm" svg:y="14.041cm" svg:viewBox="0 0 35 36" svg:d="M17 36c23 0 23-36 0-36s-23 36 0 36z">
          <text:p/>
        </draw:path>
        <draw:path draw:style-name="gr1" draw:text-style-name="P1" draw:layer="layout" svg:width="0.034cm" svg:height="0.036cm" svg:x="3.475cm" svg:y="14.543cm" svg:viewBox="0 0 35 37" svg:d="M17 37c23 0 23-37 0-37s-23 37 0 37z">
          <text:p/>
        </draw:path>
        <draw:path draw:style-name="gr1" draw:text-style-name="P1" draw:layer="layout" svg:width="0.034cm" svg:height="0.036cm" svg:x="3.475cm" svg:y="15.045cm" svg:viewBox="0 0 35 37" svg:d="M17 37c23 0 23-37 0-37s-23 37 0 37z">
          <text:p/>
        </draw:path>
        <draw:path draw:style-name="gr1" draw:text-style-name="P1" draw:layer="layout" svg:width="0.034cm" svg:height="0.035cm" svg:x="3.475cm" svg:y="15.548cm" svg:viewBox="0 0 35 36" svg:d="M17 36c23 0 23-36 0-36s-23 36 0 36z">
          <text:p/>
        </draw:path>
        <draw:path draw:style-name="gr1" draw:text-style-name="P1" draw:layer="layout" svg:width="0.034cm" svg:height="0.035cm" svg:x="3.475cm" svg:y="16.05cm" svg:viewBox="0 0 35 36" svg:d="M17 36c23 0 23-36 0-36s-23 36 0 36z">
          <text:p/>
        </draw:path>
        <draw:path draw:style-name="gr1" draw:text-style-name="P1" draw:layer="layout" svg:width="0.034cm" svg:height="0.035cm" svg:x="3.475cm" svg:y="16.552cm" svg:viewBox="0 0 35 36" svg:d="M17 36c23 0 23-36 0-36s-23 36 0 36z">
          <text:p/>
        </draw:path>
        <draw:path draw:style-name="gr1" draw:text-style-name="P1" draw:layer="layout" svg:width="0.034cm" svg:height="0.036cm" svg:x="3.475cm" svg:y="17.054cm" svg:viewBox="0 0 35 37" svg:d="M17 37c23 0 23-37 0-37s-23 37 0 37z">
          <text:p/>
        </draw:path>
        <draw:path draw:style-name="gr1" draw:text-style-name="P1" draw:layer="layout" svg:width="0.034cm" svg:height="0.035cm" svg:x="3.475cm" svg:y="17.557cm" svg:viewBox="0 0 35 36" svg:d="M17 36c23 0 23-36 0-36s-23 36 0 36z">
          <text:p/>
        </draw:path>
        <draw:path draw:style-name="gr1" draw:text-style-name="P1" draw:layer="layout" svg:width="0.034cm" svg:height="0.035cm" svg:x="3.475cm" svg:y="18.059cm" svg:viewBox="0 0 35 36" svg:d="M17 36c23 0 23-36 0-36s-23 36 0 36z">
          <text:p/>
        </draw:path>
        <draw:path draw:style-name="gr1" draw:text-style-name="P1" draw:layer="layout" svg:width="0.034cm" svg:height="0.035cm" svg:x="3.475cm" svg:y="18.561cm" svg:viewBox="0 0 35 36" svg:d="M17 36c23 0 23-36 0-36s-23 36 0 36z">
          <text:p/>
        </draw:path>
        <draw:path draw:style-name="gr1" draw:text-style-name="P1" draw:layer="layout" svg:width="0.034cm" svg:height="0.035cm" svg:x="3.475cm" svg:y="19.063cm" svg:viewBox="0 0 35 36" svg:d="M17 36c23 0 23-36 0-36s-23 36 0 36z">
          <text:p/>
        </draw:path>
        <draw:path draw:style-name="gr1" draw:text-style-name="P1" draw:layer="layout" svg:width="0.034cm" svg:height="0.036cm" svg:x="3.475cm" svg:y="19.565cm" svg:viewBox="0 0 35 37" svg:d="M17 37c23 0 23-37 0-37s-23 37 0 37z">
          <text:p/>
        </draw:path>
        <draw:path draw:style-name="gr1" draw:text-style-name="P1" draw:layer="layout" svg:width="0.034cm" svg:height="0.036cm" svg:x="3.475cm" svg:y="20.067cm" svg:viewBox="0 0 35 37" svg:d="M17 37c23 0 23-37 0-37s-23 37 0 37z">
          <text:p/>
        </draw:path>
        <draw:path draw:style-name="gr1" draw:text-style-name="P1" draw:layer="layout" svg:width="0.034cm" svg:height="0.035cm" svg:x="3.475cm" svg:y="20.57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3.975cm" svg:y="11.028cm" svg:viewBox="0 0 35 36" svg:d="M17 36c24 0 24-36 0-36-23 0-23 36 0 36z">
          <text:p/>
        </draw:path>
        <draw:path draw:style-name="gr1" draw:text-style-name="P1" draw:layer="layout" svg:width="0.034cm" svg:height="0.035cm" svg:x="3.975cm" svg:y="11.53cm" svg:viewBox="0 0 35 36" svg:d="M17 36c24 0 24-36 0-36-23 0-23 36 0 36z">
          <text:p/>
        </draw:path>
        <draw:path draw:style-name="gr1" draw:text-style-name="P1" draw:layer="layout" svg:width="0.034cm" svg:height="0.036cm" svg:x="3.975cm" svg:y="12.032cm" svg:viewBox="0 0 35 37" svg:d="M17 37c24 0 24-37 0-37-23 0-23 37 0 37z">
          <text:p/>
        </draw:path>
        <draw:path draw:style-name="gr1" draw:text-style-name="P1" draw:layer="layout" svg:width="0.034cm" svg:height="0.035cm" svg:x="3.975cm" svg:y="12.535cm" svg:viewBox="0 0 35 36" svg:d="M17 36c24 0 24-36 0-36-23 0-23 36 0 36z">
          <text:p/>
        </draw:path>
        <draw:path draw:style-name="gr1" draw:text-style-name="P1" draw:layer="layout" svg:width="0.034cm" svg:height="0.035cm" svg:x="3.975cm" svg:y="13.037cm" svg:viewBox="0 0 35 36" svg:d="M17 36c24 0 24-36 0-36-23 0-23 36 0 36z">
          <text:p/>
        </draw:path>
        <draw:path draw:style-name="gr1" draw:text-style-name="P1" draw:layer="layout" svg:width="0.034cm" svg:height="0.035cm" svg:x="3.975cm" svg:y="13.539cm" svg:viewBox="0 0 35 36" svg:d="M17 36c24 0 24-36 0-36-23 0-23 36 0 36z">
          <text:p/>
        </draw:path>
        <draw:path draw:style-name="gr1" draw:text-style-name="P1" draw:layer="layout" svg:width="0.034cm" svg:height="0.035cm" svg:x="3.975cm" svg:y="14.041cm" svg:viewBox="0 0 35 36" svg:d="M17 36c24 0 24-36 0-36-23 0-23 36 0 36z">
          <text:p/>
        </draw:path>
        <draw:path draw:style-name="gr1" draw:text-style-name="P1" draw:layer="layout" svg:width="0.034cm" svg:height="0.036cm" svg:x="3.975cm" svg:y="14.543cm" svg:viewBox="0 0 35 37" svg:d="M17 37c24 0 24-37 0-37-23 0-23 37 0 37z">
          <text:p/>
        </draw:path>
        <draw:path draw:style-name="gr1" draw:text-style-name="P1" draw:layer="layout" svg:width="0.034cm" svg:height="0.036cm" svg:x="3.975cm" svg:y="15.045cm" svg:viewBox="0 0 35 37" svg:d="M17 37c24 0 24-37 0-37-23 0-23 37 0 37z">
          <text:p/>
        </draw:path>
        <draw:path draw:style-name="gr1" draw:text-style-name="P1" draw:layer="layout" svg:width="0.034cm" svg:height="0.035cm" svg:x="3.975cm" svg:y="15.548cm" svg:viewBox="0 0 35 36" svg:d="M17 36c24 0 24-36 0-36-23 0-23 36 0 36z">
          <text:p/>
        </draw:path>
        <draw:path draw:style-name="gr1" draw:text-style-name="P1" draw:layer="layout" svg:width="0.034cm" svg:height="0.035cm" svg:x="3.975cm" svg:y="16.05cm" svg:viewBox="0 0 35 36" svg:d="M17 36c24 0 24-36 0-36-23 0-23 36 0 36z">
          <text:p/>
        </draw:path>
        <draw:path draw:style-name="gr1" draw:text-style-name="P1" draw:layer="layout" svg:width="0.034cm" svg:height="0.035cm" svg:x="3.975cm" svg:y="16.552cm" svg:viewBox="0 0 35 36" svg:d="M17 36c24 0 24-36 0-36-23 0-23 36 0 36z">
          <text:p/>
        </draw:path>
        <draw:path draw:style-name="gr1" draw:text-style-name="P1" draw:layer="layout" svg:width="0.034cm" svg:height="0.036cm" svg:x="3.975cm" svg:y="17.054cm" svg:viewBox="0 0 35 37" svg:d="M17 37c24 0 24-37 0-37-23 0-23 37 0 37z">
          <text:p/>
        </draw:path>
        <draw:path draw:style-name="gr1" draw:text-style-name="P1" draw:layer="layout" svg:width="0.034cm" svg:height="0.035cm" svg:x="3.975cm" svg:y="17.557cm" svg:viewBox="0 0 35 36" svg:d="M17 36c24 0 24-36 0-36-23 0-23 36 0 36z">
          <text:p/>
        </draw:path>
        <draw:path draw:style-name="gr1" draw:text-style-name="P1" draw:layer="layout" svg:width="0.034cm" svg:height="0.035cm" svg:x="3.975cm" svg:y="18.059cm" svg:viewBox="0 0 35 36" svg:d="M17 36c24 0 24-36 0-36-23 0-23 36 0 36z">
          <text:p/>
        </draw:path>
        <draw:path draw:style-name="gr1" draw:text-style-name="P1" draw:layer="layout" svg:width="0.034cm" svg:height="0.035cm" svg:x="3.975cm" svg:y="18.561cm" svg:viewBox="0 0 35 36" svg:d="M17 36c24 0 24-36 0-36-23 0-23 36 0 36z">
          <text:p/>
        </draw:path>
        <draw:path draw:style-name="gr1" draw:text-style-name="P1" draw:layer="layout" svg:width="0.034cm" svg:height="0.035cm" svg:x="3.975cm" svg:y="19.063cm" svg:viewBox="0 0 35 36" svg:d="M17 36c24 0 24-36 0-36-23 0-23 36 0 36z">
          <text:p/>
        </draw:path>
        <draw:path draw:style-name="gr1" draw:text-style-name="P1" draw:layer="layout" svg:width="0.034cm" svg:height="0.036cm" svg:x="3.975cm" svg:y="19.565cm" svg:viewBox="0 0 35 37" svg:d="M17 37c24 0 24-37 0-37-23 0-23 37 0 37z">
          <text:p/>
        </draw:path>
        <draw:path draw:style-name="gr1" draw:text-style-name="P1" draw:layer="layout" svg:width="0.034cm" svg:height="0.036cm" svg:x="3.975cm" svg:y="20.067cm" svg:viewBox="0 0 35 37" svg:d="M17 37c24 0 24-37 0-37-23 0-23 37 0 37z">
          <text:p/>
        </draw:path>
        <draw:path draw:style-name="gr1" draw:text-style-name="P1" draw:layer="layout" svg:width="0.034cm" svg:height="0.035cm" svg:x="3.975cm" svg:y="20.57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473cm" svg:y="11.028cm" svg:viewBox="0 0 35 36" svg:d="M18 36c23 0 23-36 0-36-24 0-24 36 0 36z">
          <text:p/>
        </draw:path>
        <draw:path draw:style-name="gr1" draw:text-style-name="P1" draw:layer="layout" svg:width="0.034cm" svg:height="0.035cm" svg:x="4.473cm" svg:y="11.53cm" svg:viewBox="0 0 35 36" svg:d="M18 36c23 0 23-36 0-36-24 0-24 36 0 36z">
          <text:p/>
        </draw:path>
        <draw:path draw:style-name="gr1" draw:text-style-name="P1" draw:layer="layout" svg:width="0.034cm" svg:height="0.036cm" svg:x="4.473cm" svg:y="12.032cm" svg:viewBox="0 0 35 37" svg:d="M18 37c23 0 23-37 0-37-24 0-24 37 0 37z">
          <text:p/>
        </draw:path>
        <draw:path draw:style-name="gr1" draw:text-style-name="P1" draw:layer="layout" svg:width="0.034cm" svg:height="0.035cm" svg:x="4.473cm" svg:y="12.535cm" svg:viewBox="0 0 35 36" svg:d="M18 36c23 0 23-36 0-36-24 0-24 36 0 36z">
          <text:p/>
        </draw:path>
        <draw:path draw:style-name="gr1" draw:text-style-name="P1" draw:layer="layout" svg:width="0.034cm" svg:height="0.035cm" svg:x="4.473cm" svg:y="13.037cm" svg:viewBox="0 0 35 36" svg:d="M18 36c23 0 23-36 0-36-24 0-24 36 0 36z">
          <text:p/>
        </draw:path>
        <draw:path draw:style-name="gr1" draw:text-style-name="P1" draw:layer="layout" svg:width="0.034cm" svg:height="0.035cm" svg:x="4.473cm" svg:y="13.539cm" svg:viewBox="0 0 35 36" svg:d="M18 36c23 0 23-36 0-36-24 0-24 36 0 36z">
          <text:p/>
        </draw:path>
        <draw:path draw:style-name="gr1" draw:text-style-name="P1" draw:layer="layout" svg:width="0.034cm" svg:height="0.035cm" svg:x="4.473cm" svg:y="14.041cm" svg:viewBox="0 0 35 36" svg:d="M18 36c23 0 23-36 0-36-24 0-24 36 0 36z">
          <text:p/>
        </draw:path>
        <draw:path draw:style-name="gr1" draw:text-style-name="P1" draw:layer="layout" svg:width="0.034cm" svg:height="0.036cm" svg:x="4.473cm" svg:y="14.543cm" svg:viewBox="0 0 35 37" svg:d="M18 37c23 0 23-37 0-37-24 0-24 37 0 37z">
          <text:p/>
        </draw:path>
        <draw:path draw:style-name="gr1" draw:text-style-name="P1" draw:layer="layout" svg:width="0.034cm" svg:height="0.036cm" svg:x="4.473cm" svg:y="15.045cm" svg:viewBox="0 0 35 37" svg:d="M18 37c23 0 23-37 0-37-24 0-24 37 0 37z">
          <text:p/>
        </draw:path>
        <draw:path draw:style-name="gr1" draw:text-style-name="P1" draw:layer="layout" svg:width="0.034cm" svg:height="0.035cm" svg:x="4.473cm" svg:y="15.548cm" svg:viewBox="0 0 35 36" svg:d="M18 36c23 0 23-36 0-36-24 0-24 36 0 36z">
          <text:p/>
        </draw:path>
        <draw:path draw:style-name="gr1" draw:text-style-name="P1" draw:layer="layout" svg:width="0.034cm" svg:height="0.035cm" svg:x="4.473cm" svg:y="16.05cm" svg:viewBox="0 0 35 36" svg:d="M18 36c23 0 23-36 0-36-24 0-24 36 0 36z">
          <text:p/>
        </draw:path>
        <draw:path draw:style-name="gr1" draw:text-style-name="P1" draw:layer="layout" svg:width="0.034cm" svg:height="0.035cm" svg:x="4.473cm" svg:y="16.552cm" svg:viewBox="0 0 35 36" svg:d="M18 36c23 0 23-36 0-36-24 0-24 36 0 36z">
          <text:p/>
        </draw:path>
        <draw:path draw:style-name="gr1" draw:text-style-name="P1" draw:layer="layout" svg:width="0.034cm" svg:height="0.036cm" svg:x="4.473cm" svg:y="17.054cm" svg:viewBox="0 0 35 37" svg:d="M18 37c23 0 23-37 0-37-24 0-24 37 0 37z">
          <text:p/>
        </draw:path>
        <draw:path draw:style-name="gr1" draw:text-style-name="P1" draw:layer="layout" svg:width="0.034cm" svg:height="0.035cm" svg:x="4.473cm" svg:y="17.557cm" svg:viewBox="0 0 35 36" svg:d="M18 36c23 0 23-36 0-36-24 0-24 36 0 36z">
          <text:p/>
        </draw:path>
        <draw:path draw:style-name="gr1" draw:text-style-name="P1" draw:layer="layout" svg:width="0.034cm" svg:height="0.035cm" svg:x="4.473cm" svg:y="18.059cm" svg:viewBox="0 0 35 36" svg:d="M18 36c23 0 23-36 0-36-24 0-24 36 0 36z">
          <text:p/>
        </draw:path>
        <draw:path draw:style-name="gr1" draw:text-style-name="P1" draw:layer="layout" svg:width="0.034cm" svg:height="0.035cm" svg:x="4.473cm" svg:y="18.561cm" svg:viewBox="0 0 35 36" svg:d="M18 36c23 0 23-36 0-36-24 0-24 36 0 36z">
          <text:p/>
        </draw:path>
        <draw:path draw:style-name="gr1" draw:text-style-name="P1" draw:layer="layout" svg:width="0.034cm" svg:height="0.035cm" svg:x="4.473cm" svg:y="19.063cm" svg:viewBox="0 0 35 36" svg:d="M18 36c23 0 23-36 0-36-24 0-24 36 0 36z">
          <text:p/>
        </draw:path>
        <draw:path draw:style-name="gr1" draw:text-style-name="P1" draw:layer="layout" svg:width="0.034cm" svg:height="0.036cm" svg:x="4.473cm" svg:y="19.565cm" svg:viewBox="0 0 35 37" svg:d="M18 37c23 0 23-37 0-37-24 0-24 37 0 37z">
          <text:p/>
        </draw:path>
        <draw:path draw:style-name="gr1" draw:text-style-name="P1" draw:layer="layout" svg:width="0.034cm" svg:height="0.036cm" svg:x="4.473cm" svg:y="20.067cm" svg:viewBox="0 0 35 37" svg:d="M18 37c23 0 23-37 0-37-24 0-24 37 0 37z">
          <text:p/>
        </draw:path>
        <draw:path draw:style-name="gr1" draw:text-style-name="P1" draw:layer="layout" svg:width="0.034cm" svg:height="0.035cm" svg:x="4.473cm" svg:y="20.57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4.972cm" svg:y="11.028cm" svg:viewBox="0 0 35 36" svg:d="M18 36c22 0 23-36 0-36-24 0-24 36 0 36z">
          <text:p/>
        </draw:path>
        <draw:path draw:style-name="gr1" draw:text-style-name="P1" draw:layer="layout" svg:width="0.034cm" svg:height="0.035cm" svg:x="4.972cm" svg:y="11.53cm" svg:viewBox="0 0 35 36" svg:d="M18 36c22 0 23-36 0-36-24 0-24 36 0 36z">
          <text:p/>
        </draw:path>
        <draw:path draw:style-name="gr1" draw:text-style-name="P1" draw:layer="layout" svg:width="0.034cm" svg:height="0.036cm" svg:x="4.972cm" svg:y="12.032cm" svg:viewBox="0 0 35 37" svg:d="M18 37c22 0 23-37 0-37-24 0-24 37 0 37z">
          <text:p/>
        </draw:path>
        <draw:path draw:style-name="gr1" draw:text-style-name="P1" draw:layer="layout" svg:width="0.034cm" svg:height="0.035cm" svg:x="4.972cm" svg:y="12.535cm" svg:viewBox="0 0 35 36" svg:d="M18 36c22 0 23-36 0-36-24 0-24 36 0 36z">
          <text:p/>
        </draw:path>
        <draw:path draw:style-name="gr1" draw:text-style-name="P1" draw:layer="layout" svg:width="0.034cm" svg:height="0.035cm" svg:x="4.972cm" svg:y="13.037cm" svg:viewBox="0 0 35 36" svg:d="M18 36c22 0 23-36 0-36-24 0-24 36 0 36z">
          <text:p/>
        </draw:path>
        <draw:path draw:style-name="gr1" draw:text-style-name="P1" draw:layer="layout" svg:width="0.034cm" svg:height="0.035cm" svg:x="4.972cm" svg:y="13.539cm" svg:viewBox="0 0 35 36" svg:d="M18 36c22 0 23-36 0-36-24 0-24 36 0 36z">
          <text:p/>
        </draw:path>
        <draw:path draw:style-name="gr1" draw:text-style-name="P1" draw:layer="layout" svg:width="0.034cm" svg:height="0.035cm" svg:x="4.972cm" svg:y="14.041cm" svg:viewBox="0 0 35 36" svg:d="M18 36c22 0 23-36 0-36-24 0-24 36 0 36z">
          <text:p/>
        </draw:path>
        <draw:path draw:style-name="gr1" draw:text-style-name="P1" draw:layer="layout" svg:width="0.034cm" svg:height="0.036cm" svg:x="4.972cm" svg:y="14.543cm" svg:viewBox="0 0 35 37" svg:d="M18 37c22 0 23-37 0-37-24 0-24 37 0 37z">
          <text:p/>
        </draw:path>
        <draw:path draw:style-name="gr1" draw:text-style-name="P1" draw:layer="layout" svg:width="0.034cm" svg:height="0.036cm" svg:x="4.972cm" svg:y="15.045cm" svg:viewBox="0 0 35 37" svg:d="M18 37c22 0 23-37 0-37-24 0-24 37 0 37z">
          <text:p/>
        </draw:path>
        <draw:path draw:style-name="gr1" draw:text-style-name="P1" draw:layer="layout" svg:width="0.034cm" svg:height="0.035cm" svg:x="4.972cm" svg:y="15.548cm" svg:viewBox="0 0 35 36" svg:d="M18 36c22 0 23-36 0-36-24 0-24 36 0 36z">
          <text:p/>
        </draw:path>
        <draw:path draw:style-name="gr1" draw:text-style-name="P1" draw:layer="layout" svg:width="0.034cm" svg:height="0.035cm" svg:x="4.972cm" svg:y="16.05cm" svg:viewBox="0 0 35 36" svg:d="M18 36c22 0 23-36 0-36-24 0-24 36 0 36z">
          <text:p/>
        </draw:path>
        <draw:path draw:style-name="gr1" draw:text-style-name="P1" draw:layer="layout" svg:width="0.034cm" svg:height="0.035cm" svg:x="4.972cm" svg:y="16.552cm" svg:viewBox="0 0 35 36" svg:d="M18 36c22 0 23-36 0-36-24 0-24 36 0 36z">
          <text:p/>
        </draw:path>
        <draw:path draw:style-name="gr1" draw:text-style-name="P1" draw:layer="layout" svg:width="0.034cm" svg:height="0.036cm" svg:x="4.972cm" svg:y="17.054cm" svg:viewBox="0 0 35 37" svg:d="M18 37c22 0 23-37 0-37-24 0-24 37 0 37z">
          <text:p/>
        </draw:path>
        <draw:path draw:style-name="gr1" draw:text-style-name="P1" draw:layer="layout" svg:width="0.034cm" svg:height="0.035cm" svg:x="4.972cm" svg:y="17.557cm" svg:viewBox="0 0 35 36" svg:d="M18 36c22 0 23-36 0-36-24 0-24 36 0 36z">
          <text:p/>
        </draw:path>
        <draw:path draw:style-name="gr1" draw:text-style-name="P1" draw:layer="layout" svg:width="0.034cm" svg:height="0.035cm" svg:x="4.972cm" svg:y="18.059cm" svg:viewBox="0 0 35 36" svg:d="M18 36c22 0 23-36 0-36-24 0-24 36 0 36z">
          <text:p/>
        </draw:path>
        <draw:path draw:style-name="gr1" draw:text-style-name="P1" draw:layer="layout" svg:width="0.034cm" svg:height="0.035cm" svg:x="4.972cm" svg:y="18.561cm" svg:viewBox="0 0 35 36" svg:d="M18 36c22 0 23-36 0-36-24 0-24 36 0 36z">
          <text:p/>
        </draw:path>
        <draw:path draw:style-name="gr1" draw:text-style-name="P1" draw:layer="layout" svg:width="0.034cm" svg:height="0.035cm" svg:x="4.972cm" svg:y="19.063cm" svg:viewBox="0 0 35 36" svg:d="M18 36c22 0 23-36 0-36-24 0-24 36 0 36z">
          <text:p/>
        </draw:path>
        <draw:path draw:style-name="gr1" draw:text-style-name="P1" draw:layer="layout" svg:width="0.034cm" svg:height="0.036cm" svg:x="4.972cm" svg:y="19.565cm" svg:viewBox="0 0 35 37" svg:d="M18 37c22 0 23-37 0-37-24 0-24 37 0 37z">
          <text:p/>
        </draw:path>
        <draw:path draw:style-name="gr1" draw:text-style-name="P1" draw:layer="layout" svg:width="0.034cm" svg:height="0.036cm" svg:x="4.972cm" svg:y="20.067cm" svg:viewBox="0 0 35 37" svg:d="M18 37c22 0 23-37 0-37-24 0-24 37 0 37z">
          <text:p/>
        </draw:path>
        <draw:path draw:style-name="gr1" draw:text-style-name="P1" draw:layer="layout" svg:width="0.034cm" svg:height="0.035cm" svg:x="4.972cm" svg:y="20.57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4cm" svg:height="0.035cm" svg:x="5.471cm" svg:y="11.028cm" svg:viewBox="0 0 35 36" svg:d="M17 36c24 0 24-36 0-36-23 0-23 36 0 36z">
          <text:p/>
        </draw:path>
        <draw:path draw:style-name="gr1" draw:text-style-name="P1" draw:layer="layout" svg:width="0.034cm" svg:height="0.035cm" svg:x="5.471cm" svg:y="11.53cm" svg:viewBox="0 0 35 36" svg:d="M17 36c24 0 24-36 0-36-23 0-23 36 0 36z">
          <text:p/>
        </draw:path>
        <draw:path draw:style-name="gr1" draw:text-style-name="P1" draw:layer="layout" svg:width="0.034cm" svg:height="0.036cm" svg:x="5.471cm" svg:y="12.032cm" svg:viewBox="0 0 35 37" svg:d="M17 37c24 0 24-37 0-37-23 0-23 37 0 37z">
          <text:p/>
        </draw:path>
        <draw:path draw:style-name="gr1" draw:text-style-name="P1" draw:layer="layout" svg:width="0.034cm" svg:height="0.035cm" svg:x="5.471cm" svg:y="12.535cm" svg:viewBox="0 0 35 36" svg:d="M17 36c24 0 24-36 0-36-23 0-23 36 0 36z">
          <text:p/>
        </draw:path>
        <draw:path draw:style-name="gr1" draw:text-style-name="P1" draw:layer="layout" svg:width="0.034cm" svg:height="0.035cm" svg:x="5.471cm" svg:y="13.037cm" svg:viewBox="0 0 35 36" svg:d="M17 36c24 0 24-36 0-36-23 0-23 36 0 36z">
          <text:p/>
        </draw:path>
        <draw:path draw:style-name="gr1" draw:text-style-name="P1" draw:layer="layout" svg:width="0.034cm" svg:height="0.035cm" svg:x="5.471cm" svg:y="13.539cm" svg:viewBox="0 0 35 36" svg:d="M17 36c24 0 24-36 0-36-23 0-23 36 0 36z">
          <text:p/>
        </draw:path>
        <draw:path draw:style-name="gr1" draw:text-style-name="P1" draw:layer="layout" svg:width="0.034cm" svg:height="0.035cm" svg:x="5.471cm" svg:y="14.041cm" svg:viewBox="0 0 35 36" svg:d="M17 36c24 0 24-36 0-36-23 0-23 36 0 36z">
          <text:p/>
        </draw:path>
        <draw:path draw:style-name="gr1" draw:text-style-name="P1" draw:layer="layout" svg:width="0.034cm" svg:height="0.036cm" svg:x="5.471cm" svg:y="14.543cm" svg:viewBox="0 0 35 37" svg:d="M17 37c24 0 24-37 0-37-23 0-23 37 0 37z">
          <text:p/>
        </draw:path>
        <draw:path draw:style-name="gr1" draw:text-style-name="P1" draw:layer="layout" svg:width="0.034cm" svg:height="0.036cm" svg:x="5.471cm" svg:y="15.045cm" svg:viewBox="0 0 35 37" svg:d="M17 37c24 0 24-37 0-37-23 0-23 37 0 37z">
          <text:p/>
        </draw:path>
        <draw:path draw:style-name="gr1" draw:text-style-name="P1" draw:layer="layout" svg:width="0.034cm" svg:height="0.035cm" svg:x="5.471cm" svg:y="15.548cm" svg:viewBox="0 0 35 36" svg:d="M17 36c24 0 24-36 0-36-23 0-23 36 0 36z">
          <text:p/>
        </draw:path>
        <draw:path draw:style-name="gr1" draw:text-style-name="P1" draw:layer="layout" svg:width="0.034cm" svg:height="0.035cm" svg:x="5.471cm" svg:y="16.05cm" svg:viewBox="0 0 35 36" svg:d="M17 36c24 0 24-36 0-36-23 0-23 36 0 36z">
          <text:p/>
        </draw:path>
        <draw:path draw:style-name="gr1" draw:text-style-name="P1" draw:layer="layout" svg:width="0.034cm" svg:height="0.035cm" svg:x="5.471cm" svg:y="16.552cm" svg:viewBox="0 0 35 36" svg:d="M17 36c24 0 24-36 0-36-23 0-23 36 0 36z">
          <text:p/>
        </draw:path>
        <draw:path draw:style-name="gr1" draw:text-style-name="P1" draw:layer="layout" svg:width="0.034cm" svg:height="0.036cm" svg:x="5.471cm" svg:y="17.054cm" svg:viewBox="0 0 35 37" svg:d="M17 37c24 0 24-37 0-37-23 0-23 37 0 37z">
          <text:p/>
        </draw:path>
        <draw:path draw:style-name="gr1" draw:text-style-name="P1" draw:layer="layout" svg:width="0.034cm" svg:height="0.035cm" svg:x="5.471cm" svg:y="17.557cm" svg:viewBox="0 0 35 36" svg:d="M17 36c24 0 24-36 0-36-23 0-23 36 0 36z">
          <text:p/>
        </draw:path>
        <draw:path draw:style-name="gr1" draw:text-style-name="P1" draw:layer="layout" svg:width="0.034cm" svg:height="0.035cm" svg:x="5.471cm" svg:y="18.059cm" svg:viewBox="0 0 35 36" svg:d="M17 36c24 0 24-36 0-36-23 0-23 36 0 36z">
          <text:p/>
        </draw:path>
        <draw:path draw:style-name="gr1" draw:text-style-name="P1" draw:layer="layout" svg:width="0.034cm" svg:height="0.035cm" svg:x="5.471cm" svg:y="18.561cm" svg:viewBox="0 0 35 36" svg:d="M17 36c24 0 24-36 0-36-23 0-23 36 0 36z">
          <text:p/>
        </draw:path>
        <draw:path draw:style-name="gr1" draw:text-style-name="P1" draw:layer="layout" svg:width="0.034cm" svg:height="0.035cm" svg:x="5.471cm" svg:y="19.063cm" svg:viewBox="0 0 35 36" svg:d="M17 36c24 0 24-36 0-36-23 0-23 36 0 36z">
          <text:p/>
        </draw:path>
        <draw:path draw:style-name="gr1" draw:text-style-name="P1" draw:layer="layout" svg:width="0.034cm" svg:height="0.036cm" svg:x="5.471cm" svg:y="19.565cm" svg:viewBox="0 0 35 37" svg:d="M17 37c24 0 24-37 0-37-23 0-23 37 0 37z">
          <text:p/>
        </draw:path>
        <draw:path draw:style-name="gr1" draw:text-style-name="P1" draw:layer="layout" svg:width="0.034cm" svg:height="0.036cm" svg:x="5.471cm" svg:y="20.067cm" svg:viewBox="0 0 35 37" svg:d="M17 37c24 0 24-37 0-37-23 0-23 37 0 37z">
          <text:p/>
        </draw:path>
        <draw:path draw:style-name="gr1" draw:text-style-name="P1" draw:layer="layout" svg:width="0.034cm" svg:height="0.035cm" svg:x="5.471cm" svg:y="20.57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5cm" svg:height="0.035cm" svg:x="5.971cm" svg:y="11.028cm" svg:viewBox="0 0 36 36" svg:d="M18 36c23 0 24-36 0-36s-24 36 0 36z">
          <text:p/>
        </draw:path>
        <draw:path draw:style-name="gr1" draw:text-style-name="P1" draw:layer="layout" svg:width="0.035cm" svg:height="0.035cm" svg:x="5.971cm" svg:y="11.53cm" svg:viewBox="0 0 36 36" svg:d="M18 36c23 0 24-36 0-36s-24 36 0 36z">
          <text:p/>
        </draw:path>
        <draw:path draw:style-name="gr1" draw:text-style-name="P1" draw:layer="layout" svg:width="0.035cm" svg:height="0.036cm" svg:x="5.971cm" svg:y="12.032cm" svg:viewBox="0 0 36 37" svg:d="M18 37c23 0 24-37 0-37s-24 37 0 37z">
          <text:p/>
        </draw:path>
        <draw:path draw:style-name="gr1" draw:text-style-name="P1" draw:layer="layout" svg:width="0.035cm" svg:height="0.035cm" svg:x="5.971cm" svg:y="12.535cm" svg:viewBox="0 0 36 36" svg:d="M18 36c23 0 24-36 0-36s-24 36 0 36z">
          <text:p/>
        </draw:path>
        <draw:path draw:style-name="gr1" draw:text-style-name="P1" draw:layer="layout" svg:width="0.035cm" svg:height="0.035cm" svg:x="5.971cm" svg:y="13.037cm" svg:viewBox="0 0 36 36" svg:d="M18 36c23 0 24-36 0-36s-24 36 0 36z">
          <text:p/>
        </draw:path>
        <draw:path draw:style-name="gr1" draw:text-style-name="P1" draw:layer="layout" svg:width="0.035cm" svg:height="0.035cm" svg:x="5.971cm" svg:y="13.539cm" svg:viewBox="0 0 36 36" svg:d="M18 36c23 0 24-36 0-36s-24 36 0 36z">
          <text:p/>
        </draw:path>
        <draw:path draw:style-name="gr1" draw:text-style-name="P1" draw:layer="layout" svg:width="0.035cm" svg:height="0.035cm" svg:x="5.971cm" svg:y="14.041cm" svg:viewBox="0 0 36 36" svg:d="M18 36c23 0 24-36 0-36s-24 36 0 36z">
          <text:p/>
        </draw:path>
        <draw:path draw:style-name="gr1" draw:text-style-name="P1" draw:layer="layout" svg:width="0.035cm" svg:height="0.036cm" svg:x="5.971cm" svg:y="14.543cm" svg:viewBox="0 0 36 37" svg:d="M18 37c23 0 24-37 0-37s-24 37 0 37z">
          <text:p/>
        </draw:path>
        <draw:path draw:style-name="gr1" draw:text-style-name="P1" draw:layer="layout" svg:width="0.035cm" svg:height="0.036cm" svg:x="5.971cm" svg:y="15.045cm" svg:viewBox="0 0 36 37" svg:d="M18 37c23 0 24-37 0-37s-24 37 0 37z">
          <text:p/>
        </draw:path>
        <draw:path draw:style-name="gr1" draw:text-style-name="P1" draw:layer="layout" svg:width="0.035cm" svg:height="0.035cm" svg:x="5.971cm" svg:y="15.548cm" svg:viewBox="0 0 36 36" svg:d="M18 36c23 0 24-36 0-36s-24 36 0 36z">
          <text:p/>
        </draw:path>
        <draw:path draw:style-name="gr1" draw:text-style-name="P1" draw:layer="layout" svg:width="0.035cm" svg:height="0.035cm" svg:x="5.971cm" svg:y="16.05cm" svg:viewBox="0 0 36 36" svg:d="M18 36c23 0 24-36 0-36s-24 36 0 36z">
          <text:p/>
        </draw:path>
        <draw:path draw:style-name="gr1" draw:text-style-name="P1" draw:layer="layout" svg:width="0.035cm" svg:height="0.035cm" svg:x="5.971cm" svg:y="16.552cm" svg:viewBox="0 0 36 36" svg:d="M18 36c23 0 24-36 0-36s-24 36 0 36z">
          <text:p/>
        </draw:path>
        <draw:path draw:style-name="gr1" draw:text-style-name="P1" draw:layer="layout" svg:width="0.035cm" svg:height="0.036cm" svg:x="5.971cm" svg:y="17.054cm" svg:viewBox="0 0 36 37" svg:d="M18 37c23 0 24-37 0-37s-24 37 0 37z">
          <text:p/>
        </draw:path>
        <draw:path draw:style-name="gr1" draw:text-style-name="P1" draw:layer="layout" svg:width="0.035cm" svg:height="0.035cm" svg:x="5.971cm" svg:y="17.557cm" svg:viewBox="0 0 36 36" svg:d="M18 36c23 0 24-36 0-36s-24 36 0 36z">
          <text:p/>
        </draw:path>
        <draw:path draw:style-name="gr1" draw:text-style-name="P1" draw:layer="layout" svg:width="0.035cm" svg:height="0.035cm" svg:x="5.971cm" svg:y="18.059cm" svg:viewBox="0 0 36 36" svg:d="M18 36c23 0 24-36 0-36s-24 36 0 36z">
          <text:p/>
        </draw:path>
        <draw:path draw:style-name="gr1" draw:text-style-name="P1" draw:layer="layout" svg:width="0.035cm" svg:height="0.035cm" svg:x="5.971cm" svg:y="18.561cm" svg:viewBox="0 0 36 36" svg:d="M18 36c23 0 24-36 0-36s-24 36 0 36z">
          <text:p/>
        </draw:path>
        <draw:path draw:style-name="gr1" draw:text-style-name="P1" draw:layer="layout" svg:width="0.035cm" svg:height="0.035cm" svg:x="5.971cm" svg:y="19.063cm" svg:viewBox="0 0 36 36" svg:d="M18 36c23 0 24-36 0-36s-24 36 0 36z">
          <text:p/>
        </draw:path>
        <draw:path draw:style-name="gr1" draw:text-style-name="P1" draw:layer="layout" svg:width="0.035cm" svg:height="0.036cm" svg:x="5.971cm" svg:y="19.565cm" svg:viewBox="0 0 36 37" svg:d="M18 37c23 0 24-37 0-37s-24 37 0 37z">
          <text:p/>
        </draw:path>
        <draw:path draw:style-name="gr1" draw:text-style-name="P1" draw:layer="layout" svg:width="0.035cm" svg:height="0.036cm" svg:x="5.971cm" svg:y="20.067cm" svg:viewBox="0 0 36 37" svg:d="M18 37c23 0 24-37 0-37s-24 37 0 37z">
          <text:p/>
        </draw:path>
        <draw:path draw:style-name="gr1" draw:text-style-name="P1" draw:layer="layout" svg:width="0.035cm" svg:height="0.035cm" svg:x="5.971cm" svg:y="20.57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469cm" svg:y="11.028cm" svg:viewBox="0 0 35 36" svg:d="M18 36c23 0 23-36 0-36s-24 36 0 36z">
          <text:p/>
        </draw:path>
        <draw:path draw:style-name="gr1" draw:text-style-name="P1" draw:layer="layout" svg:width="0.034cm" svg:height="0.035cm" svg:x="6.469cm" svg:y="11.53cm" svg:viewBox="0 0 35 36" svg:d="M18 36c23 0 23-36 0-36s-24 36 0 36z">
          <text:p/>
        </draw:path>
        <draw:path draw:style-name="gr1" draw:text-style-name="P1" draw:layer="layout" svg:width="0.034cm" svg:height="0.036cm" svg:x="6.469cm" svg:y="12.032cm" svg:viewBox="0 0 35 37" svg:d="M18 37c23 0 23-37 0-37s-24 37 0 37z">
          <text:p/>
        </draw:path>
        <draw:path draw:style-name="gr1" draw:text-style-name="P1" draw:layer="layout" svg:width="0.034cm" svg:height="0.035cm" svg:x="6.469cm" svg:y="12.535cm" svg:viewBox="0 0 35 36" svg:d="M18 36c23 0 23-36 0-36s-24 36 0 36z">
          <text:p/>
        </draw:path>
        <draw:path draw:style-name="gr1" draw:text-style-name="P1" draw:layer="layout" svg:width="0.034cm" svg:height="0.035cm" svg:x="6.469cm" svg:y="13.037cm" svg:viewBox="0 0 35 36" svg:d="M18 36c23 0 23-36 0-36s-24 36 0 36z">
          <text:p/>
        </draw:path>
        <draw:path draw:style-name="gr1" draw:text-style-name="P1" draw:layer="layout" svg:width="0.034cm" svg:height="0.035cm" svg:x="6.469cm" svg:y="13.539cm" svg:viewBox="0 0 35 36" svg:d="M18 36c23 0 23-36 0-36s-24 36 0 36z">
          <text:p/>
        </draw:path>
        <draw:path draw:style-name="gr1" draw:text-style-name="P1" draw:layer="layout" svg:width="0.034cm" svg:height="0.035cm" svg:x="6.469cm" svg:y="14.041cm" svg:viewBox="0 0 35 36" svg:d="M18 36c23 0 23-36 0-36s-24 36 0 36z">
          <text:p/>
        </draw:path>
        <draw:path draw:style-name="gr1" draw:text-style-name="P1" draw:layer="layout" svg:width="0.034cm" svg:height="0.036cm" svg:x="6.469cm" svg:y="14.543cm" svg:viewBox="0 0 35 37" svg:d="M18 37c23 0 23-37 0-37s-24 37 0 37z">
          <text:p/>
        </draw:path>
        <draw:path draw:style-name="gr1" draw:text-style-name="P1" draw:layer="layout" svg:width="0.034cm" svg:height="0.036cm" svg:x="6.469cm" svg:y="15.045cm" svg:viewBox="0 0 35 37" svg:d="M18 37c23 0 23-37 0-37s-24 37 0 37z">
          <text:p/>
        </draw:path>
        <draw:path draw:style-name="gr1" draw:text-style-name="P1" draw:layer="layout" svg:width="0.034cm" svg:height="0.035cm" svg:x="6.469cm" svg:y="15.548cm" svg:viewBox="0 0 35 36" svg:d="M18 36c23 0 23-36 0-36s-24 36 0 36z">
          <text:p/>
        </draw:path>
        <draw:path draw:style-name="gr1" draw:text-style-name="P1" draw:layer="layout" svg:width="0.034cm" svg:height="0.035cm" svg:x="6.469cm" svg:y="16.05cm" svg:viewBox="0 0 35 36" svg:d="M18 36c23 0 23-36 0-36s-24 36 0 36z">
          <text:p/>
        </draw:path>
        <draw:path draw:style-name="gr1" draw:text-style-name="P1" draw:layer="layout" svg:width="0.034cm" svg:height="0.035cm" svg:x="6.469cm" svg:y="16.552cm" svg:viewBox="0 0 35 36" svg:d="M18 36c23 0 23-36 0-36s-24 36 0 36z">
          <text:p/>
        </draw:path>
        <draw:path draw:style-name="gr1" draw:text-style-name="P1" draw:layer="layout" svg:width="0.034cm" svg:height="0.036cm" svg:x="6.469cm" svg:y="17.054cm" svg:viewBox="0 0 35 37" svg:d="M18 37c23 0 23-37 0-37s-24 37 0 37z">
          <text:p/>
        </draw:path>
        <draw:path draw:style-name="gr1" draw:text-style-name="P1" draw:layer="layout" svg:width="0.034cm" svg:height="0.035cm" svg:x="6.469cm" svg:y="17.557cm" svg:viewBox="0 0 35 36" svg:d="M18 36c23 0 23-36 0-36s-24 36 0 36z">
          <text:p/>
        </draw:path>
        <draw:path draw:style-name="gr1" draw:text-style-name="P1" draw:layer="layout" svg:width="0.034cm" svg:height="0.035cm" svg:x="6.469cm" svg:y="18.059cm" svg:viewBox="0 0 35 36" svg:d="M18 36c23 0 23-36 0-36s-24 36 0 36z">
          <text:p/>
        </draw:path>
        <draw:path draw:style-name="gr1" draw:text-style-name="P1" draw:layer="layout" svg:width="0.034cm" svg:height="0.035cm" svg:x="6.469cm" svg:y="18.561cm" svg:viewBox="0 0 35 36" svg:d="M18 36c23 0 23-36 0-36s-24 36 0 36z">
          <text:p/>
        </draw:path>
        <draw:path draw:style-name="gr1" draw:text-style-name="P1" draw:layer="layout" svg:width="0.034cm" svg:height="0.035cm" svg:x="6.469cm" svg:y="19.063cm" svg:viewBox="0 0 35 36" svg:d="M18 36c23 0 23-36 0-36s-24 36 0 36z">
          <text:p/>
        </draw:path>
        <draw:path draw:style-name="gr1" draw:text-style-name="P1" draw:layer="layout" svg:width="0.034cm" svg:height="0.036cm" svg:x="6.469cm" svg:y="19.565cm" svg:viewBox="0 0 35 37" svg:d="M18 37c23 0 23-37 0-37s-24 37 0 37z">
          <text:p/>
        </draw:path>
        <draw:path draw:style-name="gr1" draw:text-style-name="P1" draw:layer="layout" svg:width="0.034cm" svg:height="0.036cm" svg:x="6.469cm" svg:y="20.067cm" svg:viewBox="0 0 35 37" svg:d="M18 37c23 0 23-37 0-37s-24 37 0 37z">
          <text:p/>
        </draw:path>
        <draw:path draw:style-name="gr1" draw:text-style-name="P1" draw:layer="layout" svg:width="0.034cm" svg:height="0.035cm" svg:x="6.469cm" svg:y="20.57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4cm" svg:height="0.035cm" svg:x="6.968cm" svg:y="11.028cm" svg:viewBox="0 0 35 36" svg:d="M17 36c24 0 24-36 0-36-23 0-23 36 0 36z">
          <text:p/>
        </draw:path>
        <draw:path draw:style-name="gr1" draw:text-style-name="P1" draw:layer="layout" svg:width="0.034cm" svg:height="0.035cm" svg:x="6.968cm" svg:y="11.53cm" svg:viewBox="0 0 35 36" svg:d="M17 36c24 0 24-36 0-36-23 0-23 36 0 36z">
          <text:p/>
        </draw:path>
        <draw:path draw:style-name="gr1" draw:text-style-name="P1" draw:layer="layout" svg:width="0.034cm" svg:height="0.036cm" svg:x="6.968cm" svg:y="12.032cm" svg:viewBox="0 0 35 37" svg:d="M17 37c24 0 24-37 0-37-23 0-23 37 0 37z">
          <text:p/>
        </draw:path>
        <draw:path draw:style-name="gr1" draw:text-style-name="P1" draw:layer="layout" svg:width="0.034cm" svg:height="0.035cm" svg:x="6.968cm" svg:y="12.535cm" svg:viewBox="0 0 35 36" svg:d="M17 36c24 0 24-36 0-36-23 0-23 36 0 36z">
          <text:p/>
        </draw:path>
        <draw:path draw:style-name="gr1" draw:text-style-name="P1" draw:layer="layout" svg:width="0.034cm" svg:height="0.035cm" svg:x="6.968cm" svg:y="13.037cm" svg:viewBox="0 0 35 36" svg:d="M17 36c24 0 24-36 0-36-23 0-23 36 0 36z">
          <text:p/>
        </draw:path>
        <draw:path draw:style-name="gr1" draw:text-style-name="P1" draw:layer="layout" svg:width="0.034cm" svg:height="0.035cm" svg:x="6.968cm" svg:y="13.539cm" svg:viewBox="0 0 35 36" svg:d="M17 36c24 0 24-36 0-36-23 0-23 36 0 36z">
          <text:p/>
        </draw:path>
        <draw:path draw:style-name="gr1" draw:text-style-name="P1" draw:layer="layout" svg:width="0.034cm" svg:height="0.035cm" svg:x="6.968cm" svg:y="14.041cm" svg:viewBox="0 0 35 36" svg:d="M17 36c24 0 24-36 0-36-23 0-23 36 0 36z">
          <text:p/>
        </draw:path>
        <draw:path draw:style-name="gr1" draw:text-style-name="P1" draw:layer="layout" svg:width="0.034cm" svg:height="0.036cm" svg:x="6.968cm" svg:y="14.543cm" svg:viewBox="0 0 35 37" svg:d="M17 37c24 0 24-37 0-37-23 0-23 37 0 37z">
          <text:p/>
        </draw:path>
        <draw:path draw:style-name="gr1" draw:text-style-name="P1" draw:layer="layout" svg:width="0.034cm" svg:height="0.036cm" svg:x="6.968cm" svg:y="15.045cm" svg:viewBox="0 0 35 37" svg:d="M17 37c24 0 24-37 0-37-23 0-23 37 0 37z">
          <text:p/>
        </draw:path>
        <draw:path draw:style-name="gr1" draw:text-style-name="P1" draw:layer="layout" svg:width="0.034cm" svg:height="0.035cm" svg:x="6.968cm" svg:y="15.548cm" svg:viewBox="0 0 35 36" svg:d="M17 36c24 0 24-36 0-36-23 0-23 36 0 36z">
          <text:p/>
        </draw:path>
        <draw:path draw:style-name="gr1" draw:text-style-name="P1" draw:layer="layout" svg:width="0.034cm" svg:height="0.035cm" svg:x="6.968cm" svg:y="16.05cm" svg:viewBox="0 0 35 36" svg:d="M17 36c24 0 24-36 0-36-23 0-23 36 0 36z">
          <text:p/>
        </draw:path>
        <draw:path draw:style-name="gr1" draw:text-style-name="P1" draw:layer="layout" svg:width="0.034cm" svg:height="0.035cm" svg:x="6.968cm" svg:y="16.552cm" svg:viewBox="0 0 35 36" svg:d="M17 36c24 0 24-36 0-36-23 0-23 36 0 36z">
          <text:p/>
        </draw:path>
        <draw:path draw:style-name="gr1" draw:text-style-name="P1" draw:layer="layout" svg:width="0.034cm" svg:height="0.036cm" svg:x="6.968cm" svg:y="17.054cm" svg:viewBox="0 0 35 37" svg:d="M17 37c24 0 24-37 0-37-23 0-23 37 0 37z">
          <text:p/>
        </draw:path>
        <draw:path draw:style-name="gr1" draw:text-style-name="P1" draw:layer="layout" svg:width="0.034cm" svg:height="0.035cm" svg:x="6.968cm" svg:y="17.557cm" svg:viewBox="0 0 35 36" svg:d="M17 36c24 0 24-36 0-36-23 0-23 36 0 36z">
          <text:p/>
        </draw:path>
        <draw:path draw:style-name="gr1" draw:text-style-name="P1" draw:layer="layout" svg:width="0.034cm" svg:height="0.035cm" svg:x="6.968cm" svg:y="18.059cm" svg:viewBox="0 0 35 36" svg:d="M17 36c24 0 24-36 0-36-23 0-23 36 0 36z">
          <text:p/>
        </draw:path>
        <draw:path draw:style-name="gr1" draw:text-style-name="P1" draw:layer="layout" svg:width="0.034cm" svg:height="0.035cm" svg:x="6.968cm" svg:y="18.561cm" svg:viewBox="0 0 35 36" svg:d="M17 36c24 0 24-36 0-36-23 0-23 36 0 36z">
          <text:p/>
        </draw:path>
        <draw:path draw:style-name="gr1" draw:text-style-name="P1" draw:layer="layout" svg:width="0.034cm" svg:height="0.035cm" svg:x="6.968cm" svg:y="19.063cm" svg:viewBox="0 0 35 36" svg:d="M17 36c24 0 24-36 0-36-23 0-23 36 0 36z">
          <text:p/>
        </draw:path>
        <draw:path draw:style-name="gr1" draw:text-style-name="P1" draw:layer="layout" svg:width="0.034cm" svg:height="0.036cm" svg:x="6.968cm" svg:y="19.565cm" svg:viewBox="0 0 35 37" svg:d="M17 37c24 0 24-37 0-37-23 0-23 37 0 37z">
          <text:p/>
        </draw:path>
        <draw:path draw:style-name="gr1" draw:text-style-name="P1" draw:layer="layout" svg:width="0.034cm" svg:height="0.036cm" svg:x="6.968cm" svg:y="20.067cm" svg:viewBox="0 0 35 37" svg:d="M17 37c24 0 24-37 0-37-23 0-23 37 0 37z">
          <text:p/>
        </draw:path>
        <draw:path draw:style-name="gr1" draw:text-style-name="P1" draw:layer="layout" svg:width="0.034cm" svg:height="0.035cm" svg:x="6.968cm" svg:y="20.57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5cm" svg:height="0.035cm" svg:x="7.467cm" svg:y="11.028cm" svg:viewBox="0 0 36 36" svg:d="M18 36c24 0 24-36 0-36s-24 36 0 36z">
          <text:p/>
        </draw:path>
        <draw:path draw:style-name="gr1" draw:text-style-name="P1" draw:layer="layout" svg:width="0.035cm" svg:height="0.035cm" svg:x="7.467cm" svg:y="11.53cm" svg:viewBox="0 0 36 36" svg:d="M18 36c24 0 24-36 0-36s-24 36 0 36z">
          <text:p/>
        </draw:path>
        <draw:path draw:style-name="gr1" draw:text-style-name="P1" draw:layer="layout" svg:width="0.035cm" svg:height="0.036cm" svg:x="7.467cm" svg:y="12.032cm" svg:viewBox="0 0 36 37" svg:d="M18 37c24 0 24-37 0-37s-24 37 0 37z">
          <text:p/>
        </draw:path>
        <draw:path draw:style-name="gr1" draw:text-style-name="P1" draw:layer="layout" svg:width="0.035cm" svg:height="0.035cm" svg:x="7.467cm" svg:y="12.535cm" svg:viewBox="0 0 36 36" svg:d="M18 36c24 0 24-36 0-36s-24 36 0 36z">
          <text:p/>
        </draw:path>
        <draw:path draw:style-name="gr1" draw:text-style-name="P1" draw:layer="layout" svg:width="0.035cm" svg:height="0.035cm" svg:x="7.467cm" svg:y="13.037cm" svg:viewBox="0 0 36 36" svg:d="M18 36c24 0 24-36 0-36s-24 36 0 36z">
          <text:p/>
        </draw:path>
        <draw:path draw:style-name="gr1" draw:text-style-name="P1" draw:layer="layout" svg:width="0.035cm" svg:height="0.035cm" svg:x="7.467cm" svg:y="13.539cm" svg:viewBox="0 0 36 36" svg:d="M18 36c24 0 24-36 0-36s-24 36 0 36z">
          <text:p/>
        </draw:path>
        <draw:path draw:style-name="gr1" draw:text-style-name="P1" draw:layer="layout" svg:width="0.035cm" svg:height="0.035cm" svg:x="7.467cm" svg:y="14.041cm" svg:viewBox="0 0 36 36" svg:d="M18 36c24 0 24-36 0-36s-24 36 0 36z">
          <text:p/>
        </draw:path>
        <draw:path draw:style-name="gr1" draw:text-style-name="P1" draw:layer="layout" svg:width="0.035cm" svg:height="0.036cm" svg:x="7.467cm" svg:y="14.543cm" svg:viewBox="0 0 36 37" svg:d="M18 37c24 0 24-37 0-37s-24 37 0 37z">
          <text:p/>
        </draw:path>
        <draw:path draw:style-name="gr1" draw:text-style-name="P1" draw:layer="layout" svg:width="0.035cm" svg:height="0.036cm" svg:x="7.467cm" svg:y="15.045cm" svg:viewBox="0 0 36 37" svg:d="M18 37c24 0 24-37 0-37s-24 37 0 37z">
          <text:p/>
        </draw:path>
        <draw:path draw:style-name="gr1" draw:text-style-name="P1" draw:layer="layout" svg:width="0.035cm" svg:height="0.035cm" svg:x="7.467cm" svg:y="15.548cm" svg:viewBox="0 0 36 36" svg:d="M18 36c24 0 24-36 0-36s-24 36 0 36z">
          <text:p/>
        </draw:path>
        <draw:path draw:style-name="gr1" draw:text-style-name="P1" draw:layer="layout" svg:width="0.035cm" svg:height="0.035cm" svg:x="7.467cm" svg:y="16.05cm" svg:viewBox="0 0 36 36" svg:d="M18 36c24 0 24-36 0-36s-24 36 0 36z">
          <text:p/>
        </draw:path>
        <draw:path draw:style-name="gr1" draw:text-style-name="P1" draw:layer="layout" svg:width="0.035cm" svg:height="0.035cm" svg:x="7.467cm" svg:y="16.552cm" svg:viewBox="0 0 36 36" svg:d="M18 36c24 0 24-36 0-36s-24 36 0 36z">
          <text:p/>
        </draw:path>
        <draw:path draw:style-name="gr1" draw:text-style-name="P1" draw:layer="layout" svg:width="0.035cm" svg:height="0.036cm" svg:x="7.467cm" svg:y="17.054cm" svg:viewBox="0 0 36 37" svg:d="M18 37c24 0 24-37 0-37s-24 37 0 37z">
          <text:p/>
        </draw:path>
        <draw:path draw:style-name="gr1" draw:text-style-name="P1" draw:layer="layout" svg:width="0.035cm" svg:height="0.035cm" svg:x="7.467cm" svg:y="17.557cm" svg:viewBox="0 0 36 36" svg:d="M18 36c24 0 24-36 0-36s-24 36 0 36z">
          <text:p/>
        </draw:path>
        <draw:path draw:style-name="gr1" draw:text-style-name="P1" draw:layer="layout" svg:width="0.035cm" svg:height="0.035cm" svg:x="7.467cm" svg:y="18.059cm" svg:viewBox="0 0 36 36" svg:d="M18 36c24 0 24-36 0-36s-24 36 0 36z">
          <text:p/>
        </draw:path>
        <draw:path draw:style-name="gr1" draw:text-style-name="P1" draw:layer="layout" svg:width="0.035cm" svg:height="0.035cm" svg:x="7.467cm" svg:y="18.561cm" svg:viewBox="0 0 36 36" svg:d="M18 36c24 0 24-36 0-36s-24 36 0 36z">
          <text:p/>
        </draw:path>
        <draw:path draw:style-name="gr1" draw:text-style-name="P1" draw:layer="layout" svg:width="0.035cm" svg:height="0.035cm" svg:x="7.467cm" svg:y="19.063cm" svg:viewBox="0 0 36 36" svg:d="M18 36c24 0 24-36 0-36s-24 36 0 36z">
          <text:p/>
        </draw:path>
        <draw:path draw:style-name="gr1" draw:text-style-name="P1" draw:layer="layout" svg:width="0.035cm" svg:height="0.036cm" svg:x="7.467cm" svg:y="19.565cm" svg:viewBox="0 0 36 37" svg:d="M18 37c24 0 24-37 0-37s-24 37 0 37z">
          <text:p/>
        </draw:path>
        <draw:path draw:style-name="gr1" draw:text-style-name="P1" draw:layer="layout" svg:width="0.035cm" svg:height="0.036cm" svg:x="7.467cm" svg:y="20.067cm" svg:viewBox="0 0 36 37" svg:d="M18 37c24 0 24-37 0-37s-24 37 0 37z">
          <text:p/>
        </draw:path>
        <draw:path draw:style-name="gr1" draw:text-style-name="P1" draw:layer="layout" svg:width="0.035cm" svg:height="0.035cm" svg:x="7.467cm" svg:y="20.57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7.966cm" svg:y="11.028cm" svg:viewBox="0 0 35 36" svg:d="M18 36c22 0 22-36 0-36-24 0-24 36 0 36z">
          <text:p/>
        </draw:path>
        <draw:path draw:style-name="gr1" draw:text-style-name="P1" draw:layer="layout" svg:width="0.034cm" svg:height="0.035cm" svg:x="7.966cm" svg:y="11.53cm" svg:viewBox="0 0 35 36" svg:d="M18 36c22 0 22-36 0-36-24 0-24 36 0 36z">
          <text:p/>
        </draw:path>
        <draw:path draw:style-name="gr1" draw:text-style-name="P1" draw:layer="layout" svg:width="0.034cm" svg:height="0.036cm" svg:x="7.966cm" svg:y="12.032cm" svg:viewBox="0 0 35 37" svg:d="M18 37c22 0 22-37 0-37-24 0-24 37 0 37z">
          <text:p/>
        </draw:path>
        <draw:path draw:style-name="gr1" draw:text-style-name="P1" draw:layer="layout" svg:width="0.034cm" svg:height="0.035cm" svg:x="7.966cm" svg:y="12.535cm" svg:viewBox="0 0 35 36" svg:d="M18 36c22 0 22-36 0-36-24 0-24 36 0 36z">
          <text:p/>
        </draw:path>
        <draw:path draw:style-name="gr1" draw:text-style-name="P1" draw:layer="layout" svg:width="0.034cm" svg:height="0.035cm" svg:x="7.966cm" svg:y="13.037cm" svg:viewBox="0 0 35 36" svg:d="M18 36c22 0 22-36 0-36-24 0-24 36 0 36z">
          <text:p/>
        </draw:path>
        <draw:path draw:style-name="gr1" draw:text-style-name="P1" draw:layer="layout" svg:width="0.034cm" svg:height="0.035cm" svg:x="7.966cm" svg:y="13.539cm" svg:viewBox="0 0 35 36" svg:d="M18 36c22 0 22-36 0-36-24 0-24 36 0 36z">
          <text:p/>
        </draw:path>
        <draw:path draw:style-name="gr1" draw:text-style-name="P1" draw:layer="layout" svg:width="0.034cm" svg:height="0.035cm" svg:x="7.966cm" svg:y="14.041cm" svg:viewBox="0 0 35 36" svg:d="M18 36c22 0 22-36 0-36-24 0-24 36 0 36z">
          <text:p/>
        </draw:path>
        <draw:path draw:style-name="gr1" draw:text-style-name="P1" draw:layer="layout" svg:width="0.034cm" svg:height="0.036cm" svg:x="7.966cm" svg:y="14.543cm" svg:viewBox="0 0 35 37" svg:d="M18 37c22 0 22-37 0-37-24 0-24 37 0 37z">
          <text:p/>
        </draw:path>
        <draw:path draw:style-name="gr1" draw:text-style-name="P1" draw:layer="layout" svg:width="0.034cm" svg:height="0.036cm" svg:x="7.966cm" svg:y="15.045cm" svg:viewBox="0 0 35 37" svg:d="M18 37c22 0 22-37 0-37-24 0-24 37 0 37z">
          <text:p/>
        </draw:path>
        <draw:path draw:style-name="gr1" draw:text-style-name="P1" draw:layer="layout" svg:width="0.034cm" svg:height="0.035cm" svg:x="7.966cm" svg:y="15.548cm" svg:viewBox="0 0 35 36" svg:d="M18 36c22 0 22-36 0-36-24 0-24 36 0 36z">
          <text:p/>
        </draw:path>
        <draw:path draw:style-name="gr1" draw:text-style-name="P1" draw:layer="layout" svg:width="0.034cm" svg:height="0.035cm" svg:x="7.966cm" svg:y="16.05cm" svg:viewBox="0 0 35 36" svg:d="M18 36c22 0 22-36 0-36-24 0-24 36 0 36z">
          <text:p/>
        </draw:path>
        <draw:path draw:style-name="gr1" draw:text-style-name="P1" draw:layer="layout" svg:width="0.034cm" svg:height="0.035cm" svg:x="7.966cm" svg:y="16.552cm" svg:viewBox="0 0 35 36" svg:d="M18 36c22 0 22-36 0-36-24 0-24 36 0 36z">
          <text:p/>
        </draw:path>
        <draw:path draw:style-name="gr1" draw:text-style-name="P1" draw:layer="layout" svg:width="0.034cm" svg:height="0.036cm" svg:x="7.966cm" svg:y="17.054cm" svg:viewBox="0 0 35 37" svg:d="M18 37c22 0 22-37 0-37-24 0-24 37 0 37z">
          <text:p/>
        </draw:path>
        <draw:path draw:style-name="gr1" draw:text-style-name="P1" draw:layer="layout" svg:width="0.034cm" svg:height="0.035cm" svg:x="7.966cm" svg:y="17.557cm" svg:viewBox="0 0 35 36" svg:d="M18 36c22 0 22-36 0-36-24 0-24 36 0 36z">
          <text:p/>
        </draw:path>
        <draw:path draw:style-name="gr1" draw:text-style-name="P1" draw:layer="layout" svg:width="0.034cm" svg:height="0.035cm" svg:x="7.966cm" svg:y="18.059cm" svg:viewBox="0 0 35 36" svg:d="M18 36c22 0 22-36 0-36-24 0-24 36 0 36z">
          <text:p/>
        </draw:path>
        <draw:path draw:style-name="gr1" draw:text-style-name="P1" draw:layer="layout" svg:width="0.034cm" svg:height="0.035cm" svg:x="7.966cm" svg:y="18.561cm" svg:viewBox="0 0 35 36" svg:d="M18 36c22 0 22-36 0-36-24 0-24 36 0 36z">
          <text:p/>
        </draw:path>
        <draw:path draw:style-name="gr1" draw:text-style-name="P1" draw:layer="layout" svg:width="0.034cm" svg:height="0.035cm" svg:x="7.966cm" svg:y="19.063cm" svg:viewBox="0 0 35 36" svg:d="M18 36c22 0 22-36 0-36-24 0-24 36 0 36z">
          <text:p/>
        </draw:path>
        <draw:path draw:style-name="gr1" draw:text-style-name="P1" draw:layer="layout" svg:width="0.034cm" svg:height="0.036cm" svg:x="7.966cm" svg:y="19.565cm" svg:viewBox="0 0 35 37" svg:d="M18 37c22 0 22-37 0-37-24 0-24 37 0 37z">
          <text:p/>
        </draw:path>
        <draw:path draw:style-name="gr1" draw:text-style-name="P1" draw:layer="layout" svg:width="0.034cm" svg:height="0.036cm" svg:x="7.966cm" svg:y="20.067cm" svg:viewBox="0 0 35 37" svg:d="M18 37c22 0 22-37 0-37-24 0-24 37 0 37z">
          <text:p/>
        </draw:path>
        <draw:path draw:style-name="gr1" draw:text-style-name="P1" draw:layer="layout" svg:width="0.034cm" svg:height="0.035cm" svg:x="7.966cm" svg:y="20.57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465cm" svg:y="11.028cm" svg:viewBox="0 0 35 36" svg:d="M17 36c24 0 24-36 0-36-23 0-23 36 0 36z">
          <text:p/>
        </draw:path>
        <draw:path draw:style-name="gr1" draw:text-style-name="P1" draw:layer="layout" svg:width="0.034cm" svg:height="0.035cm" svg:x="8.465cm" svg:y="11.53cm" svg:viewBox="0 0 35 36" svg:d="M17 36c24 0 24-36 0-36-23 0-23 36 0 36z">
          <text:p/>
        </draw:path>
        <draw:path draw:style-name="gr1" draw:text-style-name="P1" draw:layer="layout" svg:width="0.034cm" svg:height="0.036cm" svg:x="8.465cm" svg:y="12.032cm" svg:viewBox="0 0 35 37" svg:d="M17 37c24 0 24-37 0-37-23 0-23 37 0 37z">
          <text:p/>
        </draw:path>
        <draw:path draw:style-name="gr1" draw:text-style-name="P1" draw:layer="layout" svg:width="0.034cm" svg:height="0.035cm" svg:x="8.465cm" svg:y="12.535cm" svg:viewBox="0 0 35 36" svg:d="M17 36c24 0 24-36 0-36-23 0-23 36 0 36z">
          <text:p/>
        </draw:path>
        <draw:path draw:style-name="gr1" draw:text-style-name="P1" draw:layer="layout" svg:width="0.034cm" svg:height="0.035cm" svg:x="8.465cm" svg:y="13.037cm" svg:viewBox="0 0 35 36" svg:d="M17 36c24 0 24-36 0-36-23 0-23 36 0 36z">
          <text:p/>
        </draw:path>
        <draw:path draw:style-name="gr1" draw:text-style-name="P1" draw:layer="layout" svg:width="0.034cm" svg:height="0.035cm" svg:x="8.465cm" svg:y="13.539cm" svg:viewBox="0 0 35 36" svg:d="M17 36c24 0 24-36 0-36-23 0-23 36 0 36z">
          <text:p/>
        </draw:path>
        <draw:path draw:style-name="gr1" draw:text-style-name="P1" draw:layer="layout" svg:width="0.034cm" svg:height="0.035cm" svg:x="8.465cm" svg:y="14.041cm" svg:viewBox="0 0 35 36" svg:d="M17 36c24 0 24-36 0-36-23 0-23 36 0 36z">
          <text:p/>
        </draw:path>
        <draw:path draw:style-name="gr1" draw:text-style-name="P1" draw:layer="layout" svg:width="0.034cm" svg:height="0.036cm" svg:x="8.465cm" svg:y="14.543cm" svg:viewBox="0 0 35 37" svg:d="M17 37c24 0 24-37 0-37-23 0-23 37 0 37z">
          <text:p/>
        </draw:path>
        <draw:path draw:style-name="gr1" draw:text-style-name="P1" draw:layer="layout" svg:width="0.034cm" svg:height="0.036cm" svg:x="8.465cm" svg:y="15.045cm" svg:viewBox="0 0 35 37" svg:d="M17 37c24 0 24-37 0-37-23 0-23 37 0 37z">
          <text:p/>
        </draw:path>
        <draw:path draw:style-name="gr1" draw:text-style-name="P1" draw:layer="layout" svg:width="0.034cm" svg:height="0.035cm" svg:x="8.465cm" svg:y="15.548cm" svg:viewBox="0 0 35 36" svg:d="M17 36c24 0 24-36 0-36-23 0-23 36 0 36z">
          <text:p/>
        </draw:path>
        <draw:path draw:style-name="gr1" draw:text-style-name="P1" draw:layer="layout" svg:width="0.034cm" svg:height="0.035cm" svg:x="8.465cm" svg:y="16.05cm" svg:viewBox="0 0 35 36" svg:d="M17 36c24 0 24-36 0-36-23 0-23 36 0 36z">
          <text:p/>
        </draw:path>
        <draw:path draw:style-name="gr1" draw:text-style-name="P1" draw:layer="layout" svg:width="0.034cm" svg:height="0.035cm" svg:x="8.465cm" svg:y="16.552cm" svg:viewBox="0 0 35 36" svg:d="M17 36c24 0 24-36 0-36-23 0-23 36 0 36z">
          <text:p/>
        </draw:path>
        <draw:path draw:style-name="gr1" draw:text-style-name="P1" draw:layer="layout" svg:width="0.034cm" svg:height="0.036cm" svg:x="8.465cm" svg:y="17.054cm" svg:viewBox="0 0 35 37" svg:d="M17 37c24 0 24-37 0-37-23 0-23 37 0 37z">
          <text:p/>
        </draw:path>
        <draw:path draw:style-name="gr1" draw:text-style-name="P1" draw:layer="layout" svg:width="0.034cm" svg:height="0.035cm" svg:x="8.465cm" svg:y="17.557cm" svg:viewBox="0 0 35 36" svg:d="M17 36c24 0 24-36 0-36-23 0-23 36 0 36z">
          <text:p/>
        </draw:path>
        <draw:path draw:style-name="gr1" draw:text-style-name="P1" draw:layer="layout" svg:width="0.034cm" svg:height="0.035cm" svg:x="8.465cm" svg:y="18.059cm" svg:viewBox="0 0 35 36" svg:d="M17 36c24 0 24-36 0-36-23 0-23 36 0 36z">
          <text:p/>
        </draw:path>
        <draw:path draw:style-name="gr1" draw:text-style-name="P1" draw:layer="layout" svg:width="0.034cm" svg:height="0.035cm" svg:x="8.465cm" svg:y="18.561cm" svg:viewBox="0 0 35 36" svg:d="M17 36c24 0 24-36 0-36-23 0-23 36 0 36z">
          <text:p/>
        </draw:path>
        <draw:path draw:style-name="gr1" draw:text-style-name="P1" draw:layer="layout" svg:width="0.034cm" svg:height="0.035cm" svg:x="8.465cm" svg:y="19.063cm" svg:viewBox="0 0 35 36" svg:d="M17 36c24 0 24-36 0-36-23 0-23 36 0 36z">
          <text:p/>
        </draw:path>
        <draw:path draw:style-name="gr1" draw:text-style-name="P1" draw:layer="layout" svg:width="0.034cm" svg:height="0.036cm" svg:x="8.465cm" svg:y="19.565cm" svg:viewBox="0 0 35 37" svg:d="M17 37c24 0 24-37 0-37-23 0-23 37 0 37z">
          <text:p/>
        </draw:path>
        <draw:path draw:style-name="gr1" draw:text-style-name="P1" draw:layer="layout" svg:width="0.034cm" svg:height="0.036cm" svg:x="8.465cm" svg:y="20.067cm" svg:viewBox="0 0 35 37" svg:d="M17 37c24 0 24-37 0-37-23 0-23 37 0 37z">
          <text:p/>
        </draw:path>
        <draw:path draw:style-name="gr1" draw:text-style-name="P1" draw:layer="layout" svg:width="0.034cm" svg:height="0.035cm" svg:x="8.465cm" svg:y="20.57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11.028cm" svg:viewBox="0 0 35 36" svg:d="M17 36c24 0 24-36 0-36-23 0-23 36 0 36z">
          <text:p/>
        </draw:path>
        <draw:path draw:style-name="gr1" draw:text-style-name="P1" draw:layer="layout" svg:width="0.034cm" svg:height="0.035cm" svg:x="8.963cm" svg:y="11.53cm" svg:viewBox="0 0 35 36" svg:d="M17 36c24 0 24-36 0-36-23 0-23 36 0 36z">
          <text:p/>
        </draw:path>
        <draw:path draw:style-name="gr1" draw:text-style-name="P1" draw:layer="layout" svg:width="0.034cm" svg:height="0.036cm" svg:x="8.963cm" svg:y="12.032cm" svg:viewBox="0 0 35 37" svg:d="M17 37c24 0 24-37 0-37-23 0-23 37 0 37z">
          <text:p/>
        </draw:path>
        <draw:path draw:style-name="gr1" draw:text-style-name="P1" draw:layer="layout" svg:width="0.034cm" svg:height="0.035cm" svg:x="8.963cm" svg:y="12.535cm" svg:viewBox="0 0 35 36" svg:d="M17 36c24 0 24-36 0-36-23 0-23 36 0 36z">
          <text:p/>
        </draw:path>
        <draw:path draw:style-name="gr1" draw:text-style-name="P1" draw:layer="layout" svg:width="0.034cm" svg:height="0.035cm" svg:x="8.963cm" svg:y="13.037cm" svg:viewBox="0 0 35 36" svg:d="M17 36c24 0 24-36 0-36-23 0-23 36 0 36z">
          <text:p/>
        </draw:path>
        <draw:path draw:style-name="gr1" draw:text-style-name="P1" draw:layer="layout" svg:width="0.034cm" svg:height="0.035cm" svg:x="8.963cm" svg:y="13.539cm" svg:viewBox="0 0 35 36" svg:d="M17 36c24 0 24-36 0-36-23 0-23 36 0 36z">
          <text:p/>
        </draw:path>
        <draw:path draw:style-name="gr1" draw:text-style-name="P1" draw:layer="layout" svg:width="0.034cm" svg:height="0.035cm" svg:x="8.963cm" svg:y="14.041cm" svg:viewBox="0 0 35 36" svg:d="M17 36c24 0 24-36 0-36-23 0-23 36 0 36z">
          <text:p/>
        </draw:path>
        <draw:path draw:style-name="gr1" draw:text-style-name="P1" draw:layer="layout" svg:width="0.034cm" svg:height="0.036cm" svg:x="8.963cm" svg:y="14.543cm" svg:viewBox="0 0 35 37" svg:d="M17 37c24 0 24-37 0-37-23 0-23 37 0 37z">
          <text:p/>
        </draw:path>
        <draw:path draw:style-name="gr1" draw:text-style-name="P1" draw:layer="layout" svg:width="0.034cm" svg:height="0.036cm" svg:x="8.963cm" svg:y="15.045cm" svg:viewBox="0 0 35 37" svg:d="M17 37c24 0 24-37 0-37-23 0-23 37 0 37z">
          <text:p/>
        </draw:path>
        <draw:path draw:style-name="gr1" draw:text-style-name="P1" draw:layer="layout" svg:width="0.034cm" svg:height="0.035cm" svg:x="8.963cm" svg:y="15.548cm" svg:viewBox="0 0 35 36" svg:d="M17 36c24 0 24-36 0-36-23 0-23 36 0 36z">
          <text:p/>
        </draw:path>
        <draw:path draw:style-name="gr1" draw:text-style-name="P1" draw:layer="layout" svg:width="0.034cm" svg:height="0.035cm" svg:x="8.963cm" svg:y="16.05cm" svg:viewBox="0 0 35 36" svg:d="M17 36c24 0 24-36 0-36-23 0-23 36 0 36z">
          <text:p/>
        </draw:path>
        <draw:path draw:style-name="gr1" draw:text-style-name="P1" draw:layer="layout" svg:width="0.034cm" svg:height="0.035cm" svg:x="8.963cm" svg:y="16.552cm" svg:viewBox="0 0 35 36" svg:d="M17 36c24 0 24-36 0-36-23 0-23 36 0 36z">
          <text:p/>
        </draw:path>
        <draw:path draw:style-name="gr1" draw:text-style-name="P1" draw:layer="layout" svg:width="0.034cm" svg:height="0.036cm" svg:x="8.963cm" svg:y="17.054cm" svg:viewBox="0 0 35 37" svg:d="M17 37c24 0 24-37 0-37-23 0-23 37 0 37z">
          <text:p/>
        </draw:path>
        <draw:path draw:style-name="gr1" draw:text-style-name="P1" draw:layer="layout" svg:width="0.034cm" svg:height="0.035cm" svg:x="8.963cm" svg:y="17.557cm" svg:viewBox="0 0 35 36" svg:d="M17 36c24 0 24-36 0-36-23 0-23 36 0 36z">
          <text:p/>
        </draw:path>
        <draw:path draw:style-name="gr1" draw:text-style-name="P1" draw:layer="layout" svg:width="0.034cm" svg:height="0.035cm" svg:x="8.963cm" svg:y="18.059cm" svg:viewBox="0 0 35 36" svg:d="M17 36c24 0 24-36 0-36-23 0-23 36 0 36z">
          <text:p/>
        </draw:path>
        <draw:path draw:style-name="gr1" draw:text-style-name="P1" draw:layer="layout" svg:width="0.034cm" svg:height="0.035cm" svg:x="8.963cm" svg:y="18.561cm" svg:viewBox="0 0 35 36" svg:d="M17 36c24 0 24-36 0-36-23 0-23 36 0 36z">
          <text:p/>
        </draw:path>
        <draw:path draw:style-name="gr1" draw:text-style-name="P1" draw:layer="layout" svg:width="0.034cm" svg:height="0.035cm" svg:x="8.963cm" svg:y="19.063cm" svg:viewBox="0 0 35 36" svg:d="M17 36c24 0 24-36 0-36-23 0-23 36 0 36z">
          <text:p/>
        </draw:path>
        <draw:path draw:style-name="gr1" draw:text-style-name="P1" draw:layer="layout" svg:width="0.034cm" svg:height="0.036cm" svg:x="8.963cm" svg:y="19.565cm" svg:viewBox="0 0 35 37" svg:d="M17 37c24 0 24-37 0-37-23 0-23 37 0 37z">
          <text:p/>
        </draw:path>
        <draw:path draw:style-name="gr1" draw:text-style-name="P1" draw:layer="layout" svg:width="0.034cm" svg:height="0.036cm" svg:x="8.963cm" svg:y="20.067cm" svg:viewBox="0 0 35 37" svg:d="M17 37c24 0 24-37 0-37-23 0-23 37 0 37z">
          <text:p/>
        </draw:path>
        <draw:path draw:style-name="gr1" draw:text-style-name="P1" draw:layer="layout" svg:width="0.034cm" svg:height="0.035cm" svg:x="8.963cm" svg:y="20.57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463cm" svg:y="11.028cm" svg:viewBox="0 0 35 36" svg:d="M18 36c22 0 24-36 0-36s-24 36 0 36z">
          <text:p/>
        </draw:path>
        <draw:path draw:style-name="gr1" draw:text-style-name="P1" draw:layer="layout" svg:width="0.034cm" svg:height="0.035cm" svg:x="9.463cm" svg:y="11.53cm" svg:viewBox="0 0 35 36" svg:d="M18 36c22 0 24-36 0-36s-24 36 0 36z">
          <text:p/>
        </draw:path>
        <draw:path draw:style-name="gr1" draw:text-style-name="P1" draw:layer="layout" svg:width="0.034cm" svg:height="0.036cm" svg:x="9.463cm" svg:y="12.032cm" svg:viewBox="0 0 35 37" svg:d="M18 37c22 0 24-37 0-37s-24 37 0 37z">
          <text:p/>
        </draw:path>
        <draw:path draw:style-name="gr1" draw:text-style-name="P1" draw:layer="layout" svg:width="0.034cm" svg:height="0.035cm" svg:x="9.463cm" svg:y="12.535cm" svg:viewBox="0 0 35 36" svg:d="M18 36c22 0 24-36 0-36s-24 36 0 36z">
          <text:p/>
        </draw:path>
        <draw:path draw:style-name="gr1" draw:text-style-name="P1" draw:layer="layout" svg:width="0.034cm" svg:height="0.035cm" svg:x="9.463cm" svg:y="13.037cm" svg:viewBox="0 0 35 36" svg:d="M18 36c22 0 24-36 0-36s-24 36 0 36z">
          <text:p/>
        </draw:path>
        <draw:path draw:style-name="gr1" draw:text-style-name="P1" draw:layer="layout" svg:width="0.034cm" svg:height="0.035cm" svg:x="9.463cm" svg:y="13.539cm" svg:viewBox="0 0 35 36" svg:d="M18 36c22 0 24-36 0-36s-24 36 0 36z">
          <text:p/>
        </draw:path>
        <draw:path draw:style-name="gr1" draw:text-style-name="P1" draw:layer="layout" svg:width="0.034cm" svg:height="0.035cm" svg:x="9.463cm" svg:y="14.041cm" svg:viewBox="0 0 35 36" svg:d="M18 36c22 0 24-36 0-36s-24 36 0 36z">
          <text:p/>
        </draw:path>
        <draw:path draw:style-name="gr1" draw:text-style-name="P1" draw:layer="layout" svg:width="0.034cm" svg:height="0.036cm" svg:x="9.463cm" svg:y="14.543cm" svg:viewBox="0 0 35 37" svg:d="M18 37c22 0 24-37 0-37s-24 37 0 37z">
          <text:p/>
        </draw:path>
        <draw:path draw:style-name="gr1" draw:text-style-name="P1" draw:layer="layout" svg:width="0.034cm" svg:height="0.036cm" svg:x="9.463cm" svg:y="15.045cm" svg:viewBox="0 0 35 37" svg:d="M18 37c22 0 24-37 0-37s-24 37 0 37z">
          <text:p/>
        </draw:path>
        <draw:path draw:style-name="gr1" draw:text-style-name="P1" draw:layer="layout" svg:width="0.034cm" svg:height="0.035cm" svg:x="9.463cm" svg:y="15.548cm" svg:viewBox="0 0 35 36" svg:d="M18 36c22 0 24-36 0-36s-24 36 0 36z">
          <text:p/>
        </draw:path>
        <draw:path draw:style-name="gr1" draw:text-style-name="P1" draw:layer="layout" svg:width="0.034cm" svg:height="0.035cm" svg:x="9.463cm" svg:y="16.05cm" svg:viewBox="0 0 35 36" svg:d="M18 36c22 0 24-36 0-36s-24 36 0 36z">
          <text:p/>
        </draw:path>
        <draw:path draw:style-name="gr1" draw:text-style-name="P1" draw:layer="layout" svg:width="0.034cm" svg:height="0.035cm" svg:x="9.463cm" svg:y="16.552cm" svg:viewBox="0 0 35 36" svg:d="M18 36c22 0 24-36 0-36s-24 36 0 36z">
          <text:p/>
        </draw:path>
        <draw:path draw:style-name="gr1" draw:text-style-name="P1" draw:layer="layout" svg:width="0.034cm" svg:height="0.036cm" svg:x="9.463cm" svg:y="17.054cm" svg:viewBox="0 0 35 37" svg:d="M18 37c22 0 24-37 0-37s-24 37 0 37z">
          <text:p/>
        </draw:path>
        <draw:path draw:style-name="gr1" draw:text-style-name="P1" draw:layer="layout" svg:width="0.034cm" svg:height="0.035cm" svg:x="9.463cm" svg:y="17.557cm" svg:viewBox="0 0 35 36" svg:d="M18 36c22 0 24-36 0-36s-24 36 0 36z">
          <text:p/>
        </draw:path>
        <draw:path draw:style-name="gr1" draw:text-style-name="P1" draw:layer="layout" svg:width="0.034cm" svg:height="0.035cm" svg:x="9.463cm" svg:y="18.059cm" svg:viewBox="0 0 35 36" svg:d="M18 36c22 0 24-36 0-36s-24 36 0 36z">
          <text:p/>
        </draw:path>
        <draw:path draw:style-name="gr1" draw:text-style-name="P1" draw:layer="layout" svg:width="0.034cm" svg:height="0.035cm" svg:x="9.463cm" svg:y="18.561cm" svg:viewBox="0 0 35 36" svg:d="M18 36c22 0 24-36 0-36s-24 36 0 36z">
          <text:p/>
        </draw:path>
        <draw:path draw:style-name="gr1" draw:text-style-name="P1" draw:layer="layout" svg:width="0.034cm" svg:height="0.035cm" svg:x="9.463cm" svg:y="19.063cm" svg:viewBox="0 0 35 36" svg:d="M18 36c22 0 24-36 0-36s-24 36 0 36z">
          <text:p/>
        </draw:path>
        <draw:path draw:style-name="gr1" draw:text-style-name="P1" draw:layer="layout" svg:width="0.034cm" svg:height="0.036cm" svg:x="9.463cm" svg:y="19.565cm" svg:viewBox="0 0 35 37" svg:d="M18 37c22 0 24-37 0-37s-24 37 0 37z">
          <text:p/>
        </draw:path>
        <draw:path draw:style-name="gr1" draw:text-style-name="P1" draw:layer="layout" svg:width="0.034cm" svg:height="0.036cm" svg:x="9.463cm" svg:y="20.067cm" svg:viewBox="0 0 35 37" svg:d="M18 37c22 0 24-37 0-37s-24 37 0 37z">
          <text:p/>
        </draw:path>
        <draw:path draw:style-name="gr1" draw:text-style-name="P1" draw:layer="layout" svg:width="0.034cm" svg:height="0.035cm" svg:x="9.463cm" svg:y="20.57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9.962cm" svg:y="11.028cm" svg:viewBox="0 0 35 36" svg:d="M17 36c24 0 24-36 0-36-23 0-23 36 0 36z">
          <text:p/>
        </draw:path>
        <draw:path draw:style-name="gr1" draw:text-style-name="P1" draw:layer="layout" svg:width="0.034cm" svg:height="0.035cm" svg:x="9.962cm" svg:y="11.53cm" svg:viewBox="0 0 35 36" svg:d="M17 36c24 0 24-36 0-36-23 0-23 36 0 36z">
          <text:p/>
        </draw:path>
        <draw:path draw:style-name="gr1" draw:text-style-name="P1" draw:layer="layout" svg:width="0.034cm" svg:height="0.036cm" svg:x="9.962cm" svg:y="12.032cm" svg:viewBox="0 0 35 37" svg:d="M17 37c24 0 24-37 0-37-23 0-23 37 0 37z">
          <text:p/>
        </draw:path>
        <draw:path draw:style-name="gr1" draw:text-style-name="P1" draw:layer="layout" svg:width="0.034cm" svg:height="0.035cm" svg:x="9.962cm" svg:y="12.535cm" svg:viewBox="0 0 35 36" svg:d="M17 36c24 0 24-36 0-36-23 0-23 36 0 36z">
          <text:p/>
        </draw:path>
        <draw:path draw:style-name="gr1" draw:text-style-name="P1" draw:layer="layout" svg:width="0.034cm" svg:height="0.035cm" svg:x="9.962cm" svg:y="13.037cm" svg:viewBox="0 0 35 36" svg:d="M17 36c24 0 24-36 0-36-23 0-23 36 0 36z">
          <text:p/>
        </draw:path>
        <draw:path draw:style-name="gr1" draw:text-style-name="P1" draw:layer="layout" svg:width="0.034cm" svg:height="0.035cm" svg:x="9.962cm" svg:y="13.539cm" svg:viewBox="0 0 35 36" svg:d="M17 36c24 0 24-36 0-36-23 0-23 36 0 36z">
          <text:p/>
        </draw:path>
        <draw:path draw:style-name="gr1" draw:text-style-name="P1" draw:layer="layout" svg:width="0.034cm" svg:height="0.035cm" svg:x="9.962cm" svg:y="14.041cm" svg:viewBox="0 0 35 36" svg:d="M17 36c24 0 24-36 0-36-23 0-23 36 0 36z">
          <text:p/>
        </draw:path>
        <draw:path draw:style-name="gr1" draw:text-style-name="P1" draw:layer="layout" svg:width="0.034cm" svg:height="0.036cm" svg:x="9.962cm" svg:y="14.543cm" svg:viewBox="0 0 35 37" svg:d="M17 37c24 0 24-37 0-37-23 0-23 37 0 37z">
          <text:p/>
        </draw:path>
        <draw:path draw:style-name="gr1" draw:text-style-name="P1" draw:layer="layout" svg:width="0.034cm" svg:height="0.036cm" svg:x="9.962cm" svg:y="15.045cm" svg:viewBox="0 0 35 37" svg:d="M17 37c24 0 24-37 0-37-23 0-23 37 0 37z">
          <text:p/>
        </draw:path>
        <draw:path draw:style-name="gr1" draw:text-style-name="P1" draw:layer="layout" svg:width="0.034cm" svg:height="0.035cm" svg:x="9.962cm" svg:y="15.548cm" svg:viewBox="0 0 35 36" svg:d="M17 36c24 0 24-36 0-36-23 0-23 36 0 36z">
          <text:p/>
        </draw:path>
        <draw:path draw:style-name="gr1" draw:text-style-name="P1" draw:layer="layout" svg:width="0.034cm" svg:height="0.035cm" svg:x="9.962cm" svg:y="16.05cm" svg:viewBox="0 0 35 36" svg:d="M17 36c24 0 24-36 0-36-23 0-23 36 0 36z">
          <text:p/>
        </draw:path>
        <draw:path draw:style-name="gr1" draw:text-style-name="P1" draw:layer="layout" svg:width="0.034cm" svg:height="0.035cm" svg:x="9.962cm" svg:y="16.552cm" svg:viewBox="0 0 35 36" svg:d="M17 36c24 0 24-36 0-36-23 0-23 36 0 36z">
          <text:p/>
        </draw:path>
        <draw:path draw:style-name="gr1" draw:text-style-name="P1" draw:layer="layout" svg:width="0.034cm" svg:height="0.036cm" svg:x="9.962cm" svg:y="17.054cm" svg:viewBox="0 0 35 37" svg:d="M17 37c24 0 24-37 0-37-23 0-23 37 0 37z">
          <text:p/>
        </draw:path>
        <draw:path draw:style-name="gr1" draw:text-style-name="P1" draw:layer="layout" svg:width="0.034cm" svg:height="0.035cm" svg:x="9.962cm" svg:y="17.557cm" svg:viewBox="0 0 35 36" svg:d="M17 36c24 0 24-36 0-36-23 0-23 36 0 36z">
          <text:p/>
        </draw:path>
        <draw:path draw:style-name="gr1" draw:text-style-name="P1" draw:layer="layout" svg:width="0.034cm" svg:height="0.035cm" svg:x="9.962cm" svg:y="18.059cm" svg:viewBox="0 0 35 36" svg:d="M17 36c24 0 24-36 0-36-23 0-23 36 0 36z">
          <text:p/>
        </draw:path>
        <draw:path draw:style-name="gr1" draw:text-style-name="P1" draw:layer="layout" svg:width="0.034cm" svg:height="0.035cm" svg:x="9.962cm" svg:y="18.561cm" svg:viewBox="0 0 35 36" svg:d="M17 36c24 0 24-36 0-36-23 0-23 36 0 36z">
          <text:p/>
        </draw:path>
        <draw:path draw:style-name="gr1" draw:text-style-name="P1" draw:layer="layout" svg:width="0.034cm" svg:height="0.035cm" svg:x="9.962cm" svg:y="19.063cm" svg:viewBox="0 0 35 36" svg:d="M17 36c24 0 24-36 0-36-23 0-23 36 0 36z">
          <text:p/>
        </draw:path>
        <draw:path draw:style-name="gr1" draw:text-style-name="P1" draw:layer="layout" svg:width="0.034cm" svg:height="0.036cm" svg:x="9.962cm" svg:y="19.565cm" svg:viewBox="0 0 35 37" svg:d="M17 37c24 0 24-37 0-37-23 0-23 37 0 37z">
          <text:p/>
        </draw:path>
        <draw:path draw:style-name="gr1" draw:text-style-name="P1" draw:layer="layout" svg:width="0.034cm" svg:height="0.036cm" svg:x="9.962cm" svg:y="20.067cm" svg:viewBox="0 0 35 37" svg:d="M17 37c24 0 24-37 0-37-23 0-23 37 0 37z">
          <text:p/>
        </draw:path>
        <draw:path draw:style-name="gr1" draw:text-style-name="P1" draw:layer="layout" svg:width="0.034cm" svg:height="0.035cm" svg:x="9.962cm" svg:y="20.57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11.028cm" svg:viewBox="0 0 35 36" svg:d="M17 36c24 0 24-36 0-36-23 0-23 36 0 36z">
          <text:p/>
        </draw:path>
        <draw:path draw:style-name="gr1" draw:text-style-name="P1" draw:layer="layout" svg:width="0.034cm" svg:height="0.035cm" svg:x="10.46cm" svg:y="11.53cm" svg:viewBox="0 0 35 36" svg:d="M17 36c24 0 24-36 0-36-23 0-23 36 0 36z">
          <text:p/>
        </draw:path>
        <draw:path draw:style-name="gr1" draw:text-style-name="P1" draw:layer="layout" svg:width="0.034cm" svg:height="0.036cm" svg:x="10.46cm" svg:y="12.032cm" svg:viewBox="0 0 35 37" svg:d="M17 37c24 0 24-37 0-37-23 0-23 37 0 37z">
          <text:p/>
        </draw:path>
        <draw:path draw:style-name="gr1" draw:text-style-name="P1" draw:layer="layout" svg:width="0.034cm" svg:height="0.035cm" svg:x="10.46cm" svg:y="12.535cm" svg:viewBox="0 0 35 36" svg:d="M17 36c24 0 24-36 0-36-23 0-23 36 0 36z">
          <text:p/>
        </draw:path>
        <draw:path draw:style-name="gr1" draw:text-style-name="P1" draw:layer="layout" svg:width="0.034cm" svg:height="0.035cm" svg:x="10.46cm" svg:y="13.037cm" svg:viewBox="0 0 35 36" svg:d="M17 36c24 0 24-36 0-36-23 0-23 36 0 36z">
          <text:p/>
        </draw:path>
        <draw:path draw:style-name="gr1" draw:text-style-name="P1" draw:layer="layout" svg:width="0.034cm" svg:height="0.035cm" svg:x="10.46cm" svg:y="13.539cm" svg:viewBox="0 0 35 36" svg:d="M17 36c24 0 24-36 0-36-23 0-23 36 0 36z">
          <text:p/>
        </draw:path>
        <draw:path draw:style-name="gr1" draw:text-style-name="P1" draw:layer="layout" svg:width="0.034cm" svg:height="0.035cm" svg:x="10.46cm" svg:y="14.041cm" svg:viewBox="0 0 35 36" svg:d="M17 36c24 0 24-36 0-36-23 0-23 36 0 36z">
          <text:p/>
        </draw:path>
        <draw:path draw:style-name="gr1" draw:text-style-name="P1" draw:layer="layout" svg:width="0.034cm" svg:height="0.036cm" svg:x="10.46cm" svg:y="14.543cm" svg:viewBox="0 0 35 37" svg:d="M17 37c24 0 24-37 0-37-23 0-23 37 0 37z">
          <text:p/>
        </draw:path>
        <draw:path draw:style-name="gr1" draw:text-style-name="P1" draw:layer="layout" svg:width="0.034cm" svg:height="0.036cm" svg:x="10.46cm" svg:y="15.045cm" svg:viewBox="0 0 35 37" svg:d="M17 37c24 0 24-37 0-37-23 0-23 37 0 37z">
          <text:p/>
        </draw:path>
        <draw:path draw:style-name="gr1" draw:text-style-name="P1" draw:layer="layout" svg:width="0.034cm" svg:height="0.035cm" svg:x="10.46cm" svg:y="15.548cm" svg:viewBox="0 0 35 36" svg:d="M17 36c24 0 24-36 0-36-23 0-23 36 0 36z">
          <text:p/>
        </draw:path>
        <draw:path draw:style-name="gr1" draw:text-style-name="P1" draw:layer="layout" svg:width="0.034cm" svg:height="0.035cm" svg:x="10.46cm" svg:y="16.05cm" svg:viewBox="0 0 35 36" svg:d="M17 36c24 0 24-36 0-36-23 0-23 36 0 36z">
          <text:p/>
        </draw:path>
        <draw:path draw:style-name="gr1" draw:text-style-name="P1" draw:layer="layout" svg:width="0.034cm" svg:height="0.035cm" svg:x="10.46cm" svg:y="16.552cm" svg:viewBox="0 0 35 36" svg:d="M17 36c24 0 24-36 0-36-23 0-23 36 0 36z">
          <text:p/>
        </draw:path>
        <draw:path draw:style-name="gr1" draw:text-style-name="P1" draw:layer="layout" svg:width="0.034cm" svg:height="0.036cm" svg:x="10.46cm" svg:y="17.054cm" svg:viewBox="0 0 35 37" svg:d="M17 37c24 0 24-37 0-37-23 0-23 37 0 37z">
          <text:p/>
        </draw:path>
        <draw:path draw:style-name="gr1" draw:text-style-name="P1" draw:layer="layout" svg:width="0.034cm" svg:height="0.035cm" svg:x="10.46cm" svg:y="17.557cm" svg:viewBox="0 0 35 36" svg:d="M17 36c24 0 24-36 0-36-23 0-23 36 0 36z">
          <text:p/>
        </draw:path>
        <draw:path draw:style-name="gr1" draw:text-style-name="P1" draw:layer="layout" svg:width="0.034cm" svg:height="0.035cm" svg:x="10.46cm" svg:y="18.059cm" svg:viewBox="0 0 35 36" svg:d="M17 36c24 0 24-36 0-36-23 0-23 36 0 36z">
          <text:p/>
        </draw:path>
        <draw:path draw:style-name="gr1" draw:text-style-name="P1" draw:layer="layout" svg:width="0.034cm" svg:height="0.035cm" svg:x="10.46cm" svg:y="18.561cm" svg:viewBox="0 0 35 36" svg:d="M17 36c24 0 24-36 0-36-23 0-23 36 0 36z">
          <text:p/>
        </draw:path>
        <draw:path draw:style-name="gr1" draw:text-style-name="P1" draw:layer="layout" svg:width="0.034cm" svg:height="0.035cm" svg:x="10.46cm" svg:y="19.063cm" svg:viewBox="0 0 35 36" svg:d="M17 36c24 0 24-36 0-36-23 0-23 36 0 36z">
          <text:p/>
        </draw:path>
        <draw:path draw:style-name="gr1" draw:text-style-name="P1" draw:layer="layout" svg:width="0.034cm" svg:height="0.036cm" svg:x="10.46cm" svg:y="19.565cm" svg:viewBox="0 0 35 37" svg:d="M17 37c24 0 24-37 0-37-23 0-23 37 0 37z">
          <text:p/>
        </draw:path>
        <draw:path draw:style-name="gr1" draw:text-style-name="P1" draw:layer="layout" svg:width="0.034cm" svg:height="0.036cm" svg:x="10.46cm" svg:y="20.067cm" svg:viewBox="0 0 35 37" svg:d="M17 37c24 0 24-37 0-37-23 0-23 37 0 37z">
          <text:p/>
        </draw:path>
        <draw:path draw:style-name="gr1" draw:text-style-name="P1" draw:layer="layout" svg:width="0.034cm" svg:height="0.035cm" svg:x="10.46cm" svg:y="20.57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0.96cm" svg:y="11.028cm" svg:viewBox="0 0 35 36" svg:d="M18 36c23 0 23-36 0-36-24 0-24 36 0 36z">
          <text:p/>
        </draw:path>
        <draw:path draw:style-name="gr1" draw:text-style-name="P1" draw:layer="layout" svg:width="0.034cm" svg:height="0.035cm" svg:x="10.96cm" svg:y="11.53cm" svg:viewBox="0 0 35 36" svg:d="M18 36c23 0 23-36 0-36-24 0-24 36 0 36z">
          <text:p/>
        </draw:path>
        <draw:path draw:style-name="gr1" draw:text-style-name="P1" draw:layer="layout" svg:width="0.034cm" svg:height="0.036cm" svg:x="10.96cm" svg:y="12.032cm" svg:viewBox="0 0 35 37" svg:d="M18 37c23 0 23-37 0-37-24 0-24 37 0 37z">
          <text:p/>
        </draw:path>
        <draw:path draw:style-name="gr1" draw:text-style-name="P1" draw:layer="layout" svg:width="0.034cm" svg:height="0.035cm" svg:x="10.96cm" svg:y="12.535cm" svg:viewBox="0 0 35 36" svg:d="M18 36c23 0 23-36 0-36-24 0-24 36 0 36z">
          <text:p/>
        </draw:path>
        <draw:path draw:style-name="gr1" draw:text-style-name="P1" draw:layer="layout" svg:width="0.034cm" svg:height="0.035cm" svg:x="10.96cm" svg:y="13.037cm" svg:viewBox="0 0 35 36" svg:d="M18 36c23 0 23-36 0-36-24 0-24 36 0 36z">
          <text:p/>
        </draw:path>
        <draw:path draw:style-name="gr1" draw:text-style-name="P1" draw:layer="layout" svg:width="0.034cm" svg:height="0.035cm" svg:x="10.96cm" svg:y="13.539cm" svg:viewBox="0 0 35 36" svg:d="M18 36c23 0 23-36 0-36-24 0-24 36 0 36z">
          <text:p/>
        </draw:path>
        <draw:path draw:style-name="gr1" draw:text-style-name="P1" draw:layer="layout" svg:width="0.034cm" svg:height="0.035cm" svg:x="10.96cm" svg:y="14.041cm" svg:viewBox="0 0 35 36" svg:d="M18 36c23 0 23-36 0-36-24 0-24 36 0 36z">
          <text:p/>
        </draw:path>
        <draw:path draw:style-name="gr1" draw:text-style-name="P1" draw:layer="layout" svg:width="0.034cm" svg:height="0.036cm" svg:x="10.96cm" svg:y="14.543cm" svg:viewBox="0 0 35 37" svg:d="M18 37c23 0 23-37 0-37-24 0-24 37 0 37z">
          <text:p/>
        </draw:path>
        <draw:path draw:style-name="gr1" draw:text-style-name="P1" draw:layer="layout" svg:width="0.034cm" svg:height="0.036cm" svg:x="10.96cm" svg:y="15.045cm" svg:viewBox="0 0 35 37" svg:d="M18 37c23 0 23-37 0-37-24 0-24 37 0 37z">
          <text:p/>
        </draw:path>
        <draw:path draw:style-name="gr1" draw:text-style-name="P1" draw:layer="layout" svg:width="0.034cm" svg:height="0.035cm" svg:x="10.96cm" svg:y="15.548cm" svg:viewBox="0 0 35 36" svg:d="M18 36c23 0 23-36 0-36-24 0-24 36 0 36z">
          <text:p/>
        </draw:path>
        <draw:path draw:style-name="gr1" draw:text-style-name="P1" draw:layer="layout" svg:width="0.034cm" svg:height="0.035cm" svg:x="10.96cm" svg:y="16.05cm" svg:viewBox="0 0 35 36" svg:d="M18 36c23 0 23-36 0-36-24 0-24 36 0 36z">
          <text:p/>
        </draw:path>
        <draw:path draw:style-name="gr1" draw:text-style-name="P1" draw:layer="layout" svg:width="0.034cm" svg:height="0.035cm" svg:x="10.96cm" svg:y="16.552cm" svg:viewBox="0 0 35 36" svg:d="M18 36c23 0 23-36 0-36-24 0-24 36 0 36z">
          <text:p/>
        </draw:path>
        <draw:path draw:style-name="gr1" draw:text-style-name="P1" draw:layer="layout" svg:width="0.034cm" svg:height="0.036cm" svg:x="10.96cm" svg:y="17.054cm" svg:viewBox="0 0 35 37" svg:d="M18 37c23 0 23-37 0-37-24 0-24 37 0 37z">
          <text:p/>
        </draw:path>
        <draw:path draw:style-name="gr1" draw:text-style-name="P1" draw:layer="layout" svg:width="0.034cm" svg:height="0.035cm" svg:x="10.96cm" svg:y="17.557cm" svg:viewBox="0 0 35 36" svg:d="M18 36c23 0 23-36 0-36-24 0-24 36 0 36z">
          <text:p/>
        </draw:path>
        <draw:path draw:style-name="gr1" draw:text-style-name="P1" draw:layer="layout" svg:width="0.034cm" svg:height="0.035cm" svg:x="10.96cm" svg:y="18.059cm" svg:viewBox="0 0 35 36" svg:d="M18 36c23 0 23-36 0-36-24 0-24 36 0 36z">
          <text:p/>
        </draw:path>
        <draw:path draw:style-name="gr1" draw:text-style-name="P1" draw:layer="layout" svg:width="0.034cm" svg:height="0.035cm" svg:x="10.96cm" svg:y="18.561cm" svg:viewBox="0 0 35 36" svg:d="M18 36c23 0 23-36 0-36-24 0-24 36 0 36z">
          <text:p/>
        </draw:path>
        <draw:path draw:style-name="gr1" draw:text-style-name="P1" draw:layer="layout" svg:width="0.034cm" svg:height="0.035cm" svg:x="10.96cm" svg:y="19.063cm" svg:viewBox="0 0 35 36" svg:d="M18 36c23 0 23-36 0-36-24 0-24 36 0 36z">
          <text:p/>
        </draw:path>
        <draw:path draw:style-name="gr1" draw:text-style-name="P1" draw:layer="layout" svg:width="0.034cm" svg:height="0.036cm" svg:x="10.96cm" svg:y="19.565cm" svg:viewBox="0 0 35 37" svg:d="M18 37c23 0 23-37 0-37-24 0-24 37 0 37z">
          <text:p/>
        </draw:path>
        <draw:path draw:style-name="gr1" draw:text-style-name="P1" draw:layer="layout" svg:width="0.034cm" svg:height="0.036cm" svg:x="10.96cm" svg:y="20.067cm" svg:viewBox="0 0 35 37" svg:d="M18 37c23 0 23-37 0-37-24 0-24 37 0 37z">
          <text:p/>
        </draw:path>
        <draw:path draw:style-name="gr1" draw:text-style-name="P1" draw:layer="layout" svg:width="0.034cm" svg:height="0.035cm" svg:x="10.96cm" svg:y="20.57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458cm" svg:y="11.028cm" svg:viewBox="0 0 35 36" svg:d="M18 36c22 0 22-36 0-36-24 0-24 36 0 36z">
          <text:p/>
        </draw:path>
        <draw:path draw:style-name="gr1" draw:text-style-name="P1" draw:layer="layout" svg:width="0.034cm" svg:height="0.035cm" svg:x="11.458cm" svg:y="11.53cm" svg:viewBox="0 0 35 36" svg:d="M18 36c22 0 22-36 0-36-24 0-24 36 0 36z">
          <text:p/>
        </draw:path>
        <draw:path draw:style-name="gr1" draw:text-style-name="P1" draw:layer="layout" svg:width="0.034cm" svg:height="0.036cm" svg:x="11.458cm" svg:y="12.032cm" svg:viewBox="0 0 35 37" svg:d="M18 37c22 0 22-37 0-37-24 0-24 37 0 37z">
          <text:p/>
        </draw:path>
        <draw:path draw:style-name="gr1" draw:text-style-name="P1" draw:layer="layout" svg:width="0.034cm" svg:height="0.035cm" svg:x="11.458cm" svg:y="12.535cm" svg:viewBox="0 0 35 36" svg:d="M18 36c22 0 22-36 0-36-24 0-24 36 0 36z">
          <text:p/>
        </draw:path>
        <draw:path draw:style-name="gr1" draw:text-style-name="P1" draw:layer="layout" svg:width="0.034cm" svg:height="0.035cm" svg:x="11.458cm" svg:y="13.037cm" svg:viewBox="0 0 35 36" svg:d="M18 36c22 0 22-36 0-36-24 0-24 36 0 36z">
          <text:p/>
        </draw:path>
        <draw:path draw:style-name="gr1" draw:text-style-name="P1" draw:layer="layout" svg:width="0.034cm" svg:height="0.035cm" svg:x="11.458cm" svg:y="13.539cm" svg:viewBox="0 0 35 36" svg:d="M18 36c22 0 22-36 0-36-24 0-24 36 0 36z">
          <text:p/>
        </draw:path>
        <draw:path draw:style-name="gr1" draw:text-style-name="P1" draw:layer="layout" svg:width="0.034cm" svg:height="0.035cm" svg:x="11.458cm" svg:y="14.041cm" svg:viewBox="0 0 35 36" svg:d="M18 36c22 0 22-36 0-36-24 0-24 36 0 36z">
          <text:p/>
        </draw:path>
        <draw:path draw:style-name="gr1" draw:text-style-name="P1" draw:layer="layout" svg:width="0.034cm" svg:height="0.036cm" svg:x="11.458cm" svg:y="14.543cm" svg:viewBox="0 0 35 37" svg:d="M18 37c22 0 22-37 0-37-24 0-24 37 0 37z">
          <text:p/>
        </draw:path>
        <draw:path draw:style-name="gr1" draw:text-style-name="P1" draw:layer="layout" svg:width="0.034cm" svg:height="0.036cm" svg:x="11.458cm" svg:y="15.045cm" svg:viewBox="0 0 35 37" svg:d="M18 37c22 0 22-37 0-37-24 0-24 37 0 37z">
          <text:p/>
        </draw:path>
        <draw:path draw:style-name="gr1" draw:text-style-name="P1" draw:layer="layout" svg:width="0.034cm" svg:height="0.035cm" svg:x="11.458cm" svg:y="15.548cm" svg:viewBox="0 0 35 36" svg:d="M18 36c22 0 22-36 0-36-24 0-24 36 0 36z">
          <text:p/>
        </draw:path>
        <draw:path draw:style-name="gr1" draw:text-style-name="P1" draw:layer="layout" svg:width="0.034cm" svg:height="0.035cm" svg:x="11.458cm" svg:y="16.05cm" svg:viewBox="0 0 35 36" svg:d="M18 36c22 0 22-36 0-36-24 0-24 36 0 36z">
          <text:p/>
        </draw:path>
        <draw:path draw:style-name="gr1" draw:text-style-name="P1" draw:layer="layout" svg:width="0.034cm" svg:height="0.035cm" svg:x="11.458cm" svg:y="16.552cm" svg:viewBox="0 0 35 36" svg:d="M18 36c22 0 22-36 0-36-24 0-24 36 0 36z">
          <text:p/>
        </draw:path>
        <draw:path draw:style-name="gr1" draw:text-style-name="P1" draw:layer="layout" svg:width="0.034cm" svg:height="0.036cm" svg:x="11.458cm" svg:y="17.054cm" svg:viewBox="0 0 35 37" svg:d="M18 37c22 0 22-37 0-37-24 0-24 37 0 37z">
          <text:p/>
        </draw:path>
        <draw:path draw:style-name="gr1" draw:text-style-name="P1" draw:layer="layout" svg:width="0.034cm" svg:height="0.035cm" svg:x="11.458cm" svg:y="17.557cm" svg:viewBox="0 0 35 36" svg:d="M18 36c22 0 22-36 0-36-24 0-24 36 0 36z">
          <text:p/>
        </draw:path>
        <draw:path draw:style-name="gr1" draw:text-style-name="P1" draw:layer="layout" svg:width="0.034cm" svg:height="0.035cm" svg:x="11.458cm" svg:y="18.059cm" svg:viewBox="0 0 35 36" svg:d="M18 36c22 0 22-36 0-36-24 0-24 36 0 36z">
          <text:p/>
        </draw:path>
        <draw:path draw:style-name="gr1" draw:text-style-name="P1" draw:layer="layout" svg:width="0.034cm" svg:height="0.035cm" svg:x="11.458cm" svg:y="18.561cm" svg:viewBox="0 0 35 36" svg:d="M18 36c22 0 22-36 0-36-24 0-24 36 0 36z">
          <text:p/>
        </draw:path>
        <draw:path draw:style-name="gr1" draw:text-style-name="P1" draw:layer="layout" svg:width="0.034cm" svg:height="0.035cm" svg:x="11.458cm" svg:y="19.063cm" svg:viewBox="0 0 35 36" svg:d="M18 36c22 0 22-36 0-36-24 0-24 36 0 36z">
          <text:p/>
        </draw:path>
        <draw:path draw:style-name="gr1" draw:text-style-name="P1" draw:layer="layout" svg:width="0.034cm" svg:height="0.036cm" svg:x="11.458cm" svg:y="19.565cm" svg:viewBox="0 0 35 37" svg:d="M18 37c22 0 22-37 0-37-24 0-24 37 0 37z">
          <text:p/>
        </draw:path>
        <draw:path draw:style-name="gr1" draw:text-style-name="P1" draw:layer="layout" svg:width="0.034cm" svg:height="0.036cm" svg:x="11.458cm" svg:y="20.067cm" svg:viewBox="0 0 35 37" svg:d="M18 37c22 0 22-37 0-37-24 0-24 37 0 37z">
          <text:p/>
        </draw:path>
        <draw:path draw:style-name="gr1" draw:text-style-name="P1" draw:layer="layout" svg:width="0.034cm" svg:height="0.035cm" svg:x="11.458cm" svg:y="20.57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4cm" svg:height="0.035cm" svg:x="11.957cm" svg:y="11.028cm" svg:viewBox="0 0 35 36" svg:d="M17 36c24 0 24-36 0-36-23 0-23 36 0 36z">
          <text:p/>
        </draw:path>
        <draw:path draw:style-name="gr1" draw:text-style-name="P1" draw:layer="layout" svg:width="0.034cm" svg:height="0.035cm" svg:x="11.957cm" svg:y="11.53cm" svg:viewBox="0 0 35 36" svg:d="M17 36c24 0 24-36 0-36-23 0-23 36 0 36z">
          <text:p/>
        </draw:path>
        <draw:path draw:style-name="gr1" draw:text-style-name="P1" draw:layer="layout" svg:width="0.034cm" svg:height="0.036cm" svg:x="11.957cm" svg:y="12.032cm" svg:viewBox="0 0 35 37" svg:d="M17 37c24 0 24-37 0-37-23 0-23 37 0 37z">
          <text:p/>
        </draw:path>
        <draw:path draw:style-name="gr1" draw:text-style-name="P1" draw:layer="layout" svg:width="0.034cm" svg:height="0.035cm" svg:x="11.957cm" svg:y="12.535cm" svg:viewBox="0 0 35 36" svg:d="M17 36c24 0 24-36 0-36-23 0-23 36 0 36z">
          <text:p/>
        </draw:path>
        <draw:path draw:style-name="gr1" draw:text-style-name="P1" draw:layer="layout" svg:width="0.034cm" svg:height="0.035cm" svg:x="11.957cm" svg:y="13.037cm" svg:viewBox="0 0 35 36" svg:d="M17 36c24 0 24-36 0-36-23 0-23 36 0 36z">
          <text:p/>
        </draw:path>
        <draw:path draw:style-name="gr1" draw:text-style-name="P1" draw:layer="layout" svg:width="0.034cm" svg:height="0.035cm" svg:x="11.957cm" svg:y="13.539cm" svg:viewBox="0 0 35 36" svg:d="M17 36c24 0 24-36 0-36-23 0-23 36 0 36z">
          <text:p/>
        </draw:path>
        <draw:path draw:style-name="gr1" draw:text-style-name="P1" draw:layer="layout" svg:width="0.034cm" svg:height="0.035cm" svg:x="11.957cm" svg:y="14.041cm" svg:viewBox="0 0 35 36" svg:d="M17 36c24 0 24-36 0-36-23 0-23 36 0 36z">
          <text:p/>
        </draw:path>
        <draw:path draw:style-name="gr1" draw:text-style-name="P1" draw:layer="layout" svg:width="0.034cm" svg:height="0.036cm" svg:x="11.957cm" svg:y="14.543cm" svg:viewBox="0 0 35 37" svg:d="M17 37c24 0 24-37 0-37-23 0-23 37 0 37z">
          <text:p/>
        </draw:path>
        <draw:path draw:style-name="gr1" draw:text-style-name="P1" draw:layer="layout" svg:width="0.034cm" svg:height="0.036cm" svg:x="11.957cm" svg:y="15.045cm" svg:viewBox="0 0 35 37" svg:d="M17 37c24 0 24-37 0-37-23 0-23 37 0 37z">
          <text:p/>
        </draw:path>
        <draw:path draw:style-name="gr1" draw:text-style-name="P1" draw:layer="layout" svg:width="0.034cm" svg:height="0.035cm" svg:x="11.957cm" svg:y="15.548cm" svg:viewBox="0 0 35 36" svg:d="M17 36c24 0 24-36 0-36-23 0-23 36 0 36z">
          <text:p/>
        </draw:path>
        <draw:path draw:style-name="gr1" draw:text-style-name="P1" draw:layer="layout" svg:width="0.034cm" svg:height="0.035cm" svg:x="11.957cm" svg:y="16.05cm" svg:viewBox="0 0 35 36" svg:d="M17 36c24 0 24-36 0-36-23 0-23 36 0 36z">
          <text:p/>
        </draw:path>
        <draw:path draw:style-name="gr1" draw:text-style-name="P1" draw:layer="layout" svg:width="0.034cm" svg:height="0.035cm" svg:x="11.957cm" svg:y="16.552cm" svg:viewBox="0 0 35 36" svg:d="M17 36c24 0 24-36 0-36-23 0-23 36 0 36z">
          <text:p/>
        </draw:path>
        <draw:path draw:style-name="gr1" draw:text-style-name="P1" draw:layer="layout" svg:width="0.034cm" svg:height="0.036cm" svg:x="11.957cm" svg:y="17.054cm" svg:viewBox="0 0 35 37" svg:d="M17 37c24 0 24-37 0-37-23 0-23 37 0 37z">
          <text:p/>
        </draw:path>
        <draw:path draw:style-name="gr1" draw:text-style-name="P1" draw:layer="layout" svg:width="0.034cm" svg:height="0.035cm" svg:x="11.957cm" svg:y="17.557cm" svg:viewBox="0 0 35 36" svg:d="M17 36c24 0 24-36 0-36-23 0-23 36 0 36z">
          <text:p/>
        </draw:path>
        <draw:path draw:style-name="gr1" draw:text-style-name="P1" draw:layer="layout" svg:width="0.034cm" svg:height="0.035cm" svg:x="11.957cm" svg:y="18.059cm" svg:viewBox="0 0 35 36" svg:d="M17 36c24 0 24-36 0-36-23 0-23 36 0 36z">
          <text:p/>
        </draw:path>
        <draw:path draw:style-name="gr1" draw:text-style-name="P1" draw:layer="layout" svg:width="0.034cm" svg:height="0.035cm" svg:x="11.957cm" svg:y="18.561cm" svg:viewBox="0 0 35 36" svg:d="M17 36c24 0 24-36 0-36-23 0-23 36 0 36z">
          <text:p/>
        </draw:path>
        <draw:path draw:style-name="gr1" draw:text-style-name="P1" draw:layer="layout" svg:width="0.034cm" svg:height="0.035cm" svg:x="11.957cm" svg:y="19.063cm" svg:viewBox="0 0 35 36" svg:d="M17 36c24 0 24-36 0-36-23 0-23 36 0 36z">
          <text:p/>
        </draw:path>
        <draw:path draw:style-name="gr1" draw:text-style-name="P1" draw:layer="layout" svg:width="0.034cm" svg:height="0.036cm" svg:x="11.957cm" svg:y="19.565cm" svg:viewBox="0 0 35 37" svg:d="M17 37c24 0 24-37 0-37-23 0-23 37 0 37z">
          <text:p/>
        </draw:path>
        <draw:path draw:style-name="gr1" draw:text-style-name="P1" draw:layer="layout" svg:width="0.034cm" svg:height="0.036cm" svg:x="11.957cm" svg:y="20.067cm" svg:viewBox="0 0 35 37" svg:d="M17 37c24 0 24-37 0-37-23 0-23 37 0 37z">
          <text:p/>
        </draw:path>
        <draw:path draw:style-name="gr1" draw:text-style-name="P1" draw:layer="layout" svg:width="0.034cm" svg:height="0.035cm" svg:x="11.957cm" svg:y="20.57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5cm" svg:height="0.035cm" svg:x="12.456cm" svg:y="11.028cm" svg:viewBox="0 0 36 36" svg:d="M18 36c24 0 24-36 0-36s-24 36 0 36z">
          <text:p/>
        </draw:path>
        <draw:path draw:style-name="gr1" draw:text-style-name="P1" draw:layer="layout" svg:width="0.035cm" svg:height="0.035cm" svg:x="12.456cm" svg:y="11.53cm" svg:viewBox="0 0 36 36" svg:d="M18 36c24 0 24-36 0-36s-24 36 0 36z">
          <text:p/>
        </draw:path>
        <draw:path draw:style-name="gr1" draw:text-style-name="P1" draw:layer="layout" svg:width="0.035cm" svg:height="0.036cm" svg:x="12.456cm" svg:y="12.032cm" svg:viewBox="0 0 36 37" svg:d="M18 37c24 0 24-37 0-37s-24 37 0 37z">
          <text:p/>
        </draw:path>
        <draw:path draw:style-name="gr1" draw:text-style-name="P1" draw:layer="layout" svg:width="0.035cm" svg:height="0.035cm" svg:x="12.456cm" svg:y="12.535cm" svg:viewBox="0 0 36 36" svg:d="M18 36c24 0 24-36 0-36s-24 36 0 36z">
          <text:p/>
        </draw:path>
        <draw:path draw:style-name="gr1" draw:text-style-name="P1" draw:layer="layout" svg:width="0.035cm" svg:height="0.035cm" svg:x="12.456cm" svg:y="13.037cm" svg:viewBox="0 0 36 36" svg:d="M18 36c24 0 24-36 0-36s-24 36 0 36z">
          <text:p/>
        </draw:path>
        <draw:path draw:style-name="gr1" draw:text-style-name="P1" draw:layer="layout" svg:width="0.035cm" svg:height="0.035cm" svg:x="12.456cm" svg:y="13.539cm" svg:viewBox="0 0 36 36" svg:d="M18 36c24 0 24-36 0-36s-24 36 0 36z">
          <text:p/>
        </draw:path>
        <draw:path draw:style-name="gr1" draw:text-style-name="P1" draw:layer="layout" svg:width="0.035cm" svg:height="0.035cm" svg:x="12.456cm" svg:y="14.041cm" svg:viewBox="0 0 36 36" svg:d="M18 36c24 0 24-36 0-36s-24 36 0 36z">
          <text:p/>
        </draw:path>
        <draw:path draw:style-name="gr1" draw:text-style-name="P1" draw:layer="layout" svg:width="0.035cm" svg:height="0.036cm" svg:x="12.456cm" svg:y="14.543cm" svg:viewBox="0 0 36 37" svg:d="M18 37c24 0 24-37 0-37s-24 37 0 37z">
          <text:p/>
        </draw:path>
        <draw:path draw:style-name="gr1" draw:text-style-name="P1" draw:layer="layout" svg:width="0.035cm" svg:height="0.036cm" svg:x="12.456cm" svg:y="15.045cm" svg:viewBox="0 0 36 37" svg:d="M18 37c24 0 24-37 0-37s-24 37 0 37z">
          <text:p/>
        </draw:path>
        <draw:path draw:style-name="gr1" draw:text-style-name="P1" draw:layer="layout" svg:width="0.035cm" svg:height="0.035cm" svg:x="12.456cm" svg:y="15.548cm" svg:viewBox="0 0 36 36" svg:d="M18 36c24 0 24-36 0-36s-24 36 0 36z">
          <text:p/>
        </draw:path>
        <draw:path draw:style-name="gr1" draw:text-style-name="P1" draw:layer="layout" svg:width="0.035cm" svg:height="0.035cm" svg:x="12.456cm" svg:y="16.05cm" svg:viewBox="0 0 36 36" svg:d="M18 36c24 0 24-36 0-36s-24 36 0 36z">
          <text:p/>
        </draw:path>
        <draw:path draw:style-name="gr1" draw:text-style-name="P1" draw:layer="layout" svg:width="0.035cm" svg:height="0.035cm" svg:x="12.456cm" svg:y="16.552cm" svg:viewBox="0 0 36 36" svg:d="M18 36c24 0 24-36 0-36s-24 36 0 36z">
          <text:p/>
        </draw:path>
        <draw:path draw:style-name="gr1" draw:text-style-name="P1" draw:layer="layout" svg:width="0.035cm" svg:height="0.036cm" svg:x="12.456cm" svg:y="17.054cm" svg:viewBox="0 0 36 37" svg:d="M18 37c24 0 24-37 0-37s-24 37 0 37z">
          <text:p/>
        </draw:path>
        <draw:path draw:style-name="gr1" draw:text-style-name="P1" draw:layer="layout" svg:width="0.035cm" svg:height="0.035cm" svg:x="12.456cm" svg:y="17.557cm" svg:viewBox="0 0 36 36" svg:d="M18 36c24 0 24-36 0-36s-24 36 0 36z">
          <text:p/>
        </draw:path>
        <draw:path draw:style-name="gr1" draw:text-style-name="P1" draw:layer="layout" svg:width="0.035cm" svg:height="0.035cm" svg:x="12.456cm" svg:y="18.059cm" svg:viewBox="0 0 36 36" svg:d="M18 36c24 0 24-36 0-36s-24 36 0 36z">
          <text:p/>
        </draw:path>
        <draw:path draw:style-name="gr1" draw:text-style-name="P1" draw:layer="layout" svg:width="0.035cm" svg:height="0.035cm" svg:x="12.456cm" svg:y="18.561cm" svg:viewBox="0 0 36 36" svg:d="M18 36c24 0 24-36 0-36s-24 36 0 36z">
          <text:p/>
        </draw:path>
        <draw:path draw:style-name="gr1" draw:text-style-name="P1" draw:layer="layout" svg:width="0.035cm" svg:height="0.035cm" svg:x="12.456cm" svg:y="19.063cm" svg:viewBox="0 0 36 36" svg:d="M18 36c24 0 24-36 0-36s-24 36 0 36z">
          <text:p/>
        </draw:path>
        <draw:path draw:style-name="gr1" draw:text-style-name="P1" draw:layer="layout" svg:width="0.035cm" svg:height="0.036cm" svg:x="12.456cm" svg:y="19.565cm" svg:viewBox="0 0 36 37" svg:d="M18 37c24 0 24-37 0-37s-24 37 0 37z">
          <text:p/>
        </draw:path>
        <draw:path draw:style-name="gr1" draw:text-style-name="P1" draw:layer="layout" svg:width="0.035cm" svg:height="0.036cm" svg:x="12.456cm" svg:y="20.067cm" svg:viewBox="0 0 36 37" svg:d="M18 37c24 0 24-37 0-37s-24 37 0 37z">
          <text:p/>
        </draw:path>
        <draw:path draw:style-name="gr1" draw:text-style-name="P1" draw:layer="layout" svg:width="0.035cm" svg:height="0.035cm" svg:x="12.456cm" svg:y="20.57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12.956cm" svg:y="11.028cm" svg:viewBox="0 0 35 36" svg:d="M18 36c22 0 22-36 0-36-24 0-24 36 0 36z">
          <text:p/>
        </draw:path>
        <draw:path draw:style-name="gr1" draw:text-style-name="P1" draw:layer="layout" svg:width="0.034cm" svg:height="0.035cm" svg:x="12.956cm" svg:y="11.53cm" svg:viewBox="0 0 35 36" svg:d="M18 36c22 0 22-36 0-36-24 0-24 36 0 36z">
          <text:p/>
        </draw:path>
        <draw:path draw:style-name="gr1" draw:text-style-name="P1" draw:layer="layout" svg:width="0.034cm" svg:height="0.036cm" svg:x="12.956cm" svg:y="12.032cm" svg:viewBox="0 0 35 37" svg:d="M18 37c22 0 22-37 0-37-24 0-24 37 0 37z">
          <text:p/>
        </draw:path>
        <draw:path draw:style-name="gr1" draw:text-style-name="P1" draw:layer="layout" svg:width="0.034cm" svg:height="0.035cm" svg:x="12.956cm" svg:y="12.535cm" svg:viewBox="0 0 35 36" svg:d="M18 36c22 0 22-36 0-36-24 0-24 36 0 36z">
          <text:p/>
        </draw:path>
        <draw:path draw:style-name="gr1" draw:text-style-name="P1" draw:layer="layout" svg:width="0.034cm" svg:height="0.035cm" svg:x="12.956cm" svg:y="13.037cm" svg:viewBox="0 0 35 36" svg:d="M18 36c22 0 22-36 0-36-24 0-24 36 0 36z">
          <text:p/>
        </draw:path>
        <draw:path draw:style-name="gr1" draw:text-style-name="P1" draw:layer="layout" svg:width="0.034cm" svg:height="0.035cm" svg:x="12.956cm" svg:y="13.539cm" svg:viewBox="0 0 35 36" svg:d="M18 36c22 0 22-36 0-36-24 0-24 36 0 36z">
          <text:p/>
        </draw:path>
        <draw:path draw:style-name="gr1" draw:text-style-name="P1" draw:layer="layout" svg:width="0.034cm" svg:height="0.035cm" svg:x="12.956cm" svg:y="14.041cm" svg:viewBox="0 0 35 36" svg:d="M18 36c22 0 22-36 0-36-24 0-24 36 0 36z">
          <text:p/>
        </draw:path>
        <draw:path draw:style-name="gr1" draw:text-style-name="P1" draw:layer="layout" svg:width="0.034cm" svg:height="0.036cm" svg:x="12.956cm" svg:y="14.543cm" svg:viewBox="0 0 35 37" svg:d="M18 37c22 0 22-37 0-37-24 0-24 37 0 37z">
          <text:p/>
        </draw:path>
        <draw:path draw:style-name="gr1" draw:text-style-name="P1" draw:layer="layout" svg:width="0.034cm" svg:height="0.036cm" svg:x="12.956cm" svg:y="15.045cm" svg:viewBox="0 0 35 37" svg:d="M18 37c22 0 22-37 0-37-24 0-24 37 0 37z">
          <text:p/>
        </draw:path>
        <draw:path draw:style-name="gr1" draw:text-style-name="P1" draw:layer="layout" svg:width="0.034cm" svg:height="0.035cm" svg:x="12.956cm" svg:y="15.548cm" svg:viewBox="0 0 35 36" svg:d="M18 36c22 0 22-36 0-36-24 0-24 36 0 36z">
          <text:p/>
        </draw:path>
        <draw:path draw:style-name="gr1" draw:text-style-name="P1" draw:layer="layout" svg:width="0.034cm" svg:height="0.035cm" svg:x="12.956cm" svg:y="16.05cm" svg:viewBox="0 0 35 36" svg:d="M18 36c22 0 22-36 0-36-24 0-24 36 0 36z">
          <text:p/>
        </draw:path>
        <draw:path draw:style-name="gr1" draw:text-style-name="P1" draw:layer="layout" svg:width="0.034cm" svg:height="0.035cm" svg:x="12.956cm" svg:y="16.552cm" svg:viewBox="0 0 35 36" svg:d="M18 36c22 0 22-36 0-36-24 0-24 36 0 36z">
          <text:p/>
        </draw:path>
        <draw:path draw:style-name="gr1" draw:text-style-name="P1" draw:layer="layout" svg:width="0.034cm" svg:height="0.036cm" svg:x="12.956cm" svg:y="17.054cm" svg:viewBox="0 0 35 37" svg:d="M18 37c22 0 22-37 0-37-24 0-24 37 0 37z">
          <text:p/>
        </draw:path>
        <draw:path draw:style-name="gr1" draw:text-style-name="P1" draw:layer="layout" svg:width="0.034cm" svg:height="0.035cm" svg:x="12.956cm" svg:y="17.557cm" svg:viewBox="0 0 35 36" svg:d="M18 36c22 0 22-36 0-36-24 0-24 36 0 36z">
          <text:p/>
        </draw:path>
        <draw:path draw:style-name="gr1" draw:text-style-name="P1" draw:layer="layout" svg:width="0.034cm" svg:height="0.035cm" svg:x="12.956cm" svg:y="18.059cm" svg:viewBox="0 0 35 36" svg:d="M18 36c22 0 22-36 0-36-24 0-24 36 0 36z">
          <text:p/>
        </draw:path>
        <draw:path draw:style-name="gr1" draw:text-style-name="P1" draw:layer="layout" svg:width="0.034cm" svg:height="0.035cm" svg:x="12.956cm" svg:y="18.561cm" svg:viewBox="0 0 35 36" svg:d="M18 36c22 0 22-36 0-36-24 0-24 36 0 36z">
          <text:p/>
        </draw:path>
        <draw:path draw:style-name="gr1" draw:text-style-name="P1" draw:layer="layout" svg:width="0.034cm" svg:height="0.035cm" svg:x="12.956cm" svg:y="19.063cm" svg:viewBox="0 0 35 36" svg:d="M18 36c22 0 22-36 0-36-24 0-24 36 0 36z">
          <text:p/>
        </draw:path>
        <draw:path draw:style-name="gr1" draw:text-style-name="P1" draw:layer="layout" svg:width="0.034cm" svg:height="0.036cm" svg:x="12.956cm" svg:y="19.565cm" svg:viewBox="0 0 35 37" svg:d="M18 37c22 0 22-37 0-37-24 0-24 37 0 37z">
          <text:p/>
        </draw:path>
        <draw:path draw:style-name="gr1" draw:text-style-name="P1" draw:layer="layout" svg:width="0.034cm" svg:height="0.036cm" svg:x="12.956cm" svg:y="20.067cm" svg:viewBox="0 0 35 37" svg:d="M18 37c22 0 22-37 0-37-24 0-24 37 0 37z">
          <text:p/>
        </draw:path>
        <draw:path draw:style-name="gr1" draw:text-style-name="P1" draw:layer="layout" svg:width="0.034cm" svg:height="0.035cm" svg:x="12.956cm" svg:y="20.57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13.454cm" svg:y="11.028cm" svg:viewBox="0 0 35 36" svg:d="M17 36c24 0 24-36 0-36-23 0-23 36 0 36z">
          <text:p/>
        </draw:path>
        <draw:path draw:style-name="gr1" draw:text-style-name="P1" draw:layer="layout" svg:width="0.034cm" svg:height="0.035cm" svg:x="13.454cm" svg:y="11.53cm" svg:viewBox="0 0 35 36" svg:d="M17 36c24 0 24-36 0-36-23 0-23 36 0 36z">
          <text:p/>
        </draw:path>
        <draw:path draw:style-name="gr1" draw:text-style-name="P1" draw:layer="layout" svg:width="0.034cm" svg:height="0.036cm" svg:x="13.454cm" svg:y="12.032cm" svg:viewBox="0 0 35 37" svg:d="M17 37c24 0 24-37 0-37-23 0-23 37 0 37z">
          <text:p/>
        </draw:path>
        <draw:path draw:style-name="gr1" draw:text-style-name="P1" draw:layer="layout" svg:width="0.034cm" svg:height="0.035cm" svg:x="13.454cm" svg:y="12.535cm" svg:viewBox="0 0 35 36" svg:d="M17 36c24 0 24-36 0-36-23 0-23 36 0 36z">
          <text:p/>
        </draw:path>
        <draw:path draw:style-name="gr1" draw:text-style-name="P1" draw:layer="layout" svg:width="0.034cm" svg:height="0.035cm" svg:x="13.454cm" svg:y="13.037cm" svg:viewBox="0 0 35 36" svg:d="M17 36c24 0 24-36 0-36-23 0-23 36 0 36z">
          <text:p/>
        </draw:path>
        <draw:path draw:style-name="gr1" draw:text-style-name="P1" draw:layer="layout" svg:width="0.034cm" svg:height="0.035cm" svg:x="13.454cm" svg:y="13.539cm" svg:viewBox="0 0 35 36" svg:d="M17 36c24 0 24-36 0-36-23 0-23 36 0 36z">
          <text:p/>
        </draw:path>
        <draw:path draw:style-name="gr1" draw:text-style-name="P1" draw:layer="layout" svg:width="0.034cm" svg:height="0.035cm" svg:x="13.454cm" svg:y="14.041cm" svg:viewBox="0 0 35 36" svg:d="M17 36c24 0 24-36 0-36-23 0-23 36 0 36z">
          <text:p/>
        </draw:path>
        <draw:path draw:style-name="gr1" draw:text-style-name="P1" draw:layer="layout" svg:width="0.034cm" svg:height="0.036cm" svg:x="13.454cm" svg:y="14.543cm" svg:viewBox="0 0 35 37" svg:d="M17 37c24 0 24-37 0-37-23 0-23 37 0 37z">
          <text:p/>
        </draw:path>
        <draw:path draw:style-name="gr1" draw:text-style-name="P1" draw:layer="layout" svg:width="0.034cm" svg:height="0.036cm" svg:x="13.454cm" svg:y="15.045cm" svg:viewBox="0 0 35 37" svg:d="M17 37c24 0 24-37 0-37-23 0-23 37 0 37z">
          <text:p/>
        </draw:path>
        <draw:path draw:style-name="gr1" draw:text-style-name="P1" draw:layer="layout" svg:width="0.034cm" svg:height="0.035cm" svg:x="13.454cm" svg:y="15.548cm" svg:viewBox="0 0 35 36" svg:d="M17 36c24 0 24-36 0-36-23 0-23 36 0 36z">
          <text:p/>
        </draw:path>
        <draw:path draw:style-name="gr1" draw:text-style-name="P1" draw:layer="layout" svg:width="0.034cm" svg:height="0.035cm" svg:x="13.454cm" svg:y="16.05cm" svg:viewBox="0 0 35 36" svg:d="M17 36c24 0 24-36 0-36-23 0-23 36 0 36z">
          <text:p/>
        </draw:path>
        <draw:path draw:style-name="gr1" draw:text-style-name="P1" draw:layer="layout" svg:width="0.034cm" svg:height="0.035cm" svg:x="13.454cm" svg:y="16.552cm" svg:viewBox="0 0 35 36" svg:d="M17 36c24 0 24-36 0-36-23 0-23 36 0 36z">
          <text:p/>
        </draw:path>
        <draw:path draw:style-name="gr1" draw:text-style-name="P1" draw:layer="layout" svg:width="0.034cm" svg:height="0.036cm" svg:x="13.454cm" svg:y="17.054cm" svg:viewBox="0 0 35 37" svg:d="M17 37c24 0 24-37 0-37-23 0-23 37 0 37z">
          <text:p/>
        </draw:path>
        <draw:path draw:style-name="gr1" draw:text-style-name="P1" draw:layer="layout" svg:width="0.034cm" svg:height="0.035cm" svg:x="13.454cm" svg:y="17.557cm" svg:viewBox="0 0 35 36" svg:d="M17 36c24 0 24-36 0-36-23 0-23 36 0 36z">
          <text:p/>
        </draw:path>
        <draw:path draw:style-name="gr1" draw:text-style-name="P1" draw:layer="layout" svg:width="0.034cm" svg:height="0.035cm" svg:x="13.454cm" svg:y="18.059cm" svg:viewBox="0 0 35 36" svg:d="M17 36c24 0 24-36 0-36-23 0-23 36 0 36z">
          <text:p/>
        </draw:path>
        <draw:path draw:style-name="gr1" draw:text-style-name="P1" draw:layer="layout" svg:width="0.034cm" svg:height="0.035cm" svg:x="13.454cm" svg:y="18.561cm" svg:viewBox="0 0 35 36" svg:d="M17 36c24 0 24-36 0-36-23 0-23 36 0 36z">
          <text:p/>
        </draw:path>
        <draw:path draw:style-name="gr1" draw:text-style-name="P1" draw:layer="layout" svg:width="0.034cm" svg:height="0.035cm" svg:x="13.454cm" svg:y="19.063cm" svg:viewBox="0 0 35 36" svg:d="M17 36c24 0 24-36 0-36-23 0-23 36 0 36z">
          <text:p/>
        </draw:path>
        <draw:path draw:style-name="gr1" draw:text-style-name="P1" draw:layer="layout" svg:width="0.034cm" svg:height="0.036cm" svg:x="13.454cm" svg:y="19.565cm" svg:viewBox="0 0 35 37" svg:d="M17 37c24 0 24-37 0-37-23 0-23 37 0 37z">
          <text:p/>
        </draw:path>
        <draw:path draw:style-name="gr1" draw:text-style-name="P1" draw:layer="layout" svg:width="0.034cm" svg:height="0.036cm" svg:x="13.454cm" svg:y="20.067cm" svg:viewBox="0 0 35 37" svg:d="M17 37c24 0 24-37 0-37-23 0-23 37 0 37z">
          <text:p/>
        </draw:path>
        <draw:path draw:style-name="gr1" draw:text-style-name="P1" draw:layer="layout" svg:width="0.034cm" svg:height="0.035cm" svg:x="13.454cm" svg:y="20.57cm" svg:viewBox="0 0 35 36" svg:d="M17 36c24 0 24-36 0-36-23 0-23 36 0 3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28T01:23:51.665986071</dc:date>
    <meta:editing-duration>PT25S</meta:editing-duration>
    <meta:editing-cycles>1</meta:editing-cycles>
    <meta:document-statistic meta:object-count="4240"/>
  </office:meta>
</office:document-meta>
</file>